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American bomber landing Sweden for the exercise</text:span>
</text:h>
      <text:p text:style-name="P4">
Publisher: 法新社</text:p>
      <text:p text:style-name="P4">
Published Time: 2023-06-21T-13:32:08+00:00</text:p>
      <text:p text:style-name="P4">
Modified Time: 2023-06-21T14:05:02+00:00</text:p>
      <text:p text:style-name="P4">
Description: (AFP, Stockholm, 21st) The Swedish military said today that the US bomber landed for the first time in modern times to conduct training exercises with Sweden invited by the North Atlantic Convention (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21T-13-32-08-00-00/000000.png" xlink:type="simple" xlink:show="embed" xlink:actuate="onLoad" draw:mime-type="image/png"/>
</draw:frame>
Sweden, which has ended for more than two centuries of military alliances, applied to join NATO last year, and announced earlier this month that before becoming a member of NATO, it was ready to open the territory to the NATO army and military reserve.</text:p>
      <text:p text:style-name="P4">
The Swedish military said the two American B-1B Guns (Lancer) bomber landed on the 19th Lulea-Kallax Airport in northern Sweden.</text:p>
      <text:p text:style-name="P4">
Swedish Air Force spokesman Louise Levin told AFP: "We will jointly exercise with this" Bomber Taskforce ", and both the Air Force and the Army will participate." for how long.</text:p>
      <text:p text:style-name="P4">
In a statement, the military stated: "This is the first time that American bombers have landed in Sweden for the first time in modern times. It is important to have a strong partner at the moment when it is full of uncertainty and at the same time waiting to join NATO."</text:p>
      <text:p text:style-name="P4">
Sweden was invited by the NATO in June last year, but it was necessary to get the consent of all 31 member states to join, and it is still blocked by Turkey and Hungary.</text:p>
      <text:p text:style-name="P4">
Only formal member states can be guaranteed by Article 5 of NATO (Article 5). According to this clause, when a member of the NATO is attacked, it is equivalent to attacking all member states.</text:p>
      <text:p text:style-name="P4">
Swedish Prime Minister ULFKRISTESSSON announced that before joining NATO, he took the lead in opening the Nordic troops and arms to settle in, and said that they would be the power of prestige to prevent Russia from any actions across the Balticsea.</text:p>
      <text:p text:style-name="P4">
Kriston pointed out: "This decision conveys a clear signal to Russia and will strengthen the defense capabilities of Sweden."</text:p>
      <text:p text:style-name="P4">
News Source: <text:a xlink:type="simple" xlink:href="https://www.rfi.fr/cn/%E5%9B%BD%E9%99%85%E6%8A%A5%E9%81%93/20230621-%E7%BE%8E%E5%9B%BD%E8%BD%B0%E7%82%B8%E6%9C%BA%E4%B8%BA%E6%BC%94%E4%B9%A0%E9%99%8D%E8%90%BD%E7%91%9E%E5%85%B8" text:style-name="Internet_20_link" text:visited-style-name="Visited_20_Internet_20_Link">
https://www.rfi.fr/cn/%E5%9B%BD%E9%99%85%E6%8A%A5%E9%81%93/20230621-%E7%BE%8E%E5%9B%BD%E8%BD%B0%E7%82%B8%E6%9C%BA%E4%B8%BA%E6%BC%94%E4%B9%A0%E9%99%8D%E8%90%BD%E7%91%9E%E5%85%B8</text:a>
</text:p>
      <!--NEWS-->
      <text:h text:style-name="P10" text:outline-level="1">
<text:span text:style-name="T4">
Ukraine can start the EU negotiation 7 reform conditions have reached 2 items</text:span>
</text:h>
      <text:p text:style-name="P4">
Publisher: 法新社</text:p>
      <text:p text:style-name="P4">
Published Time: 2023-06-21T-16:02:08+00:00</text:p>
      <text:p text:style-name="P4">
Modified Time: 2023-06-21T13:35:02+00:00</text:p>
      <text:p text:style-name="P4">
Description: (Agence France -Presse, Brussels, 21st) The European Union Executive Committee said today that the European Union has reached two of the 7 reform standards for the official negotiations of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21T-16-02-08-00-00/000000.png" xlink:type="simple" xlink:show="embed" xlink:actuate="onLoad" draw:mime-type="image/png"/>
</draw:frame>
The European Union awarded the status of the EU candidate for the Ukrainian EU last June. At that time, after Ukraine was fully invaded by Russia, the EU took great symbolic action. When the European Executive Committee held a meeting with all 27 member states in the EU, the latest news was released.</text:p>
      <text:p text:style-name="P4">
The European Union's 7 conditions for Ukraine, including strengthening the common corruption and judicial reforms. EU diplomats said that the two requirements that Kiev has reached today is about cutting off politics' influence on the media and judicial reform.</text:p>
      <text:p text:style-name="P4">
EU diplomats also said that in the remaining five conditions, Ukraine was also considered "progressive."</text:p>
      <text:p text:style-name="P4">
The European Executive Committee is scheduled to release a relatively complete assessment of the progress of Ukraine's reform in October this year, and put forward an opinion on whether it is officially negotiated with Kiev.</text:p>
      <text:p text:style-name="P4">
Ukraine has continued to promote negotiations within this year, and emphasizes that it has continued to make great progress in reform while fighting the Russian army.</text:p>
      <text:p text:style-name="P4">
News Source: <text:a xlink:type="simple" xlink:href="https://www.rfi.fr/cn/%E5%9B%BD%E9%99%85%E6%8A%A5%E9%81%93/20230621-%E4%B9%8C%E5%85%8B%E5%85%B0%E5%8F%AF%E5%90%AF%E5%8A%A8%E5%85%A5%E6%AC%A7%E7%9B%9F%E8%B0%88%E5%88%A47%E6%94%B9%E9%9D%A9%E6%9D%A1%E4%BB%B6-%E5%B7%B2%E8%BE%BE%E6%88%902%E9%A1%B9" text:style-name="Internet_20_link" text:visited-style-name="Visited_20_Internet_20_Link">
https://www.rfi.fr/cn/%E5%9B%BD%E9%99%85%E6%8A%A5%E9%81%93/20230621-%E4%B9%8C%E5%85%8B%E5%85%B0%E5%8F%AF%E5%90%AF%E5%8A%A8%E5%85%A5%E6%AC%A7%E7%9B%9F%E8%B0%88%E5%88%A47%E6%94%B9%E9%9D%A9%E6%9D%A1%E4%BB%B6-%E5%B7%B2%E8%BE%BE%E6%88%902%E9%A1%B9</text:a>
</text:p>
      <!--NEWS-->
      <text:h text:style-name="P10" text:outline-level="1">
<text:span text:style-name="T4">
Wimbledon starts the 5th championship next month, Da Williams won the women's singles card</text:span>
</text:h>
      <text:p text:style-name="P4">
Publisher: 法新社</text:p>
      <text:p text:style-name="P4">
Published Time: 2023-06-21T-18:02:08+00:00</text:p>
      <text:p text:style-name="P4">
Modified Time: 2023-06-21T13:35:03+00:00</text:p>
      <text:p text:style-name="P4">
Description: (Agence France -Presse, London, 21st) The Wimbledon Tennis Championship will appear next month, and Venus Williams, the 5th Wimbledon Women's Singles Champion, won the foreign car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 text:anchor-type="as-char" svg:width="6.9236in" svg:height="3.617581in" draw:z-index="0">
<draw:image xlink:href="../Images/rficn/2023-06-21T-18-02-08-00-00/000000.png" xlink:type="simple" xlink:show="embed" xlink:actuate="onLoad" draw:mime-type="image/png"/>
</draw:frame>
Da Williams participated in the Wimbled Double Project last year. She has not participated in a singles competition since 2021, but on the 19th, she defeated Camilagiorgi in the WTA Birmingham. This is her first opponent who defeated the world's top 50 since 2019.</text:p>
      <text:p text:style-name="P4">
Da William is 43 years old on the 17th of this month.</text:p>
      <text:p text:style-name="P4">
News Source: <text:a xlink:type="simple" xlink:href="https://www.rfi.fr/cn/%E8%BF%90%E5%8A%A8%E5%A4%A9%E5%9C%B0/20230621-%E6%B8%A9%E7%BD%91%E4%B8%8B%E6%9C%88%E5%BC%80%E6%88%98-5%E5%86%A0%E5%BE%97%E4%B8%BB%E5%A4%A7%E5%A8%81%E5%BB%89%E4%B8%9D%E8%8E%B7%E5%A5%B3%E5%8D%95%E5%A4%96%E5%8D%A1" text:style-name="Internet_20_link" text:visited-style-name="Visited_20_Internet_20_Link">
https://www.rfi.fr/cn/%E8%BF%90%E5%8A%A8%E5%A4%A9%E5%9C%B0/20230621-%E6%B8%A9%E7%BD%91%E4%B8%8B%E6%9C%88%E5%BC%80%E6%88%98-5%E5%86%A0%E5%BE%97%E4%B8%BB%E5%A4%A7%E5%A8%81%E5%BB%89%E4%B8%9D%E8%8E%B7%E5%A5%B3%E5%8D%95%E5%A4%96%E5%8D%A1</text:a>
</text:p>
      <!--NEWS-->
      <text:h text:style-name="P10" text:outline-level="1">
<text:span text:style-name="T4">
Korean government: After the nuclear accident, the concentration of South Korean East China Nuoxin has not risen</text:span>
</text:h>
      <text:p text:style-name="P4">
Author: 联合早报 (Person)</text:p>
      <text:p text:style-name="P4">
Publisher: 联合早报 (Organization)</text:p>
      <text:p text:style-name="P4">
Published Time: 2023-06-21T-31:01</text:p>
      <text:p text:style-name="P4">
Modified Time: 2023-06-21T16:06</text:p>
      <text:p text:style-name="P4">
Description: The South Korean government issued a report saying that after a leakage accident occurred in the Fukushima nuclear power plant in Japan in 2011, the concentration of the east seas of the eastern part of the Korean Peninsula did not significantly increase, saying that "our sea water is safe." Yonhap reported that Song Xianggen, deputy minister of the Ministry of Marine Aquatic Products, Song Xianggen on Wednesday (June 21) on Wednesday (June 21)</text:p>
      <text:p text:style-name="P4">
Videos: []</text:p>
      <text:p text:style-name="P4">
Audios: []</text:p>
      <text:p text:style-name="P4">
Images: []</text:p>
      <text:p text:style-name="P4">
Type: NewsArticle</text:p>
      <text:p text:style-name="P4">
Breadcrumbs: ['即时', '国际']</text:p>
      <text:p text:style-name="P4">
Keywords: ['日本', '福岛', '福岛第一核电站', '辐射', '韩国']</text:p>
      <!--METADATA-->
      <text:p text:style-name="P4">
The South Korean government issued a report saying that after a leakage accident occurred in the Fukushima nuclear power plant in Japan in 2011, the concentration of the east seas of the eastern part of the Korean Peninsula did not significantly increase, saying that "our sea water is safe."</text:p>
      <text:p text:style-name="P4">
The Yonhap News Agency reported that Song Xianggen, deputy minister of the Ministry of Marine Aquatic Department of Marine, on Wednesday (June 21) at a press conference, explained the statement of the concentration of the Eastern Sea in the Eastern Sea on the seas of the Eastern Sea to two times after the nuclear accident.</text:p>
      <text:p text:style-name="P4">
Song Xianggen said that according to the "Ocean Nuclear Radiation Survey Report" issued by the Atomic Energy Safety Committee each year, 10 years after the Fukushima nuclear power plant accident occurred, the 铯 -137 concentration of the eastern waters in South Korea was 0.001 to 0.002 Berchler. Five years ago, the 铯 -137 concentration in this sea area was 0.001 to 0.004 Berclerle per kilogram. It is difficult to say that the concentration of the 137 rose significantly after the incident.</text:p>
      <text:p text:style-name="P4">
Song Xianggen added that this value is not as good as the drinking water standard set by the WHO (WHO), which is a level of 3,600 in 3,600 Barkler per kilogram. He reiterated that our seawater is safe.</text:p>
      <text:p text:style-name="P4">
On the same day, Park Shopen, deputy ministerial level of the South Korean State Adjustment Room, responded to Japan's no longer to make a response to the WTO (WTO) that the Japanese government changed its attitude. position.</text:p>
      <text:p text:style-name="P4">
Park Shiran said that the Japanese government discharged nuclear waste (or treatment water) filtered by the "multi -nuclear elimination equipment" (ALPS) into the sea. It is related to the health and safety of Korean citizens, and the government will never make it. concession.</text:p>
      <text:p text:style-name="P4">
"Seoul News" quoted government sources on Tuesday (20th) that the Japanese authorities have decided not to dismiss South Korea to prohibit import Fukushima aquatic products and no longer appeal to the WTO.</text:p>
      <text:p text:style-name="P4">
In May 2015, Japan filed a complaint with the WTO due to the ban on the import of Fukushima aquatic products in South Korea, saying that this move was treated differently for Japanese aquatic products, and South Korea lost the lawsuit in 2018. However, in April 2019, Appelled by the World Trade Organization overthrew the "first instance judgment" and ruled that South Korea's approach did not belong to trade discrimination or unfair trade restrictions.</text:p>
      <text:p text:style-name="P4">
News Source: <text:a xlink:type="simple" xlink:href="https://www.zaobao.com.sg/realtime/world/story20230621-1406492" text:style-name="Internet_20_link" text:visited-style-name="Visited_20_Internet_20_Link">
https://www.zaobao.com.sg/realtime/world/story20230621-1406492</text:a>
</text:p>
      <!--NEWS-->
      <text:h text:style-name="P10" text:outline-level="1">
<text:span text:style-name="T4">
BBC survey: Monkey community across Indonesia and the United States</text:span>
</text:h>
      <text:p text:style-name="P4">
Author: https://www.facebook.com/bbcworldservice/</text:p>
      <text:p text:style-name="P4">
Publisher: BBC News 中文</text:p>
      <text:p text:style-name="P4">
Published Time: 2023-06-21T02:06:48.000Z</text:p>
      <text:p text:style-name="P4">
Modified Time: 2023-06-21T02:06:48.000Z</text:p>
      <text:p text:style-name="P4">
Description: A one -year BBC survey revealed the monkey -abuse community across Indonesia and the United States.</text:p>
      <text:p text:style-name="P4">
Images: []</text:p>
      <text:p text:style-name="P4">
Videos: ["<text:a xlink:type="simple" xlink:href="https://www.bbc.com/ws/av-embeds/cps/zhongwen/simp/world-65969986/p0fwbm81/zh-hans" text:style-name="Internet_20_link" text:visited-style-name="Visited_20_Internet_20_Link">
zh-hans</text:a>
"]</text:p>
      <text:p text:style-name="P4">
Tags: ['动物', '英国', '印度尼西亚', '美国', '动物权利']</text:p>
      <text:p text:style-name="P4">
Type: Article</text:p>
      <!--METADATA-->
      <text:h text:style-name="P12" text:outline-level="3">
<text:span text:style-name="T4">
BBC Investigation: Monkey Tromatography across Indonesia and the United States</text:span>
</text:h>
      <text:p text:style-name="P4">
[Video-1-Link:/WS/AV-EMBEDS/CPS/ZHONGWEN/SIMP/World-65969986/P0FWBM81/ZH-HansS]](https://www.bbc.com/ws/av-embeds/cps/zhongwen/simp/world-65969986/p0fwbm81/zh-hans)<text:span text:style-name="T4">
 Your equipment does not support the playback multimedia materials </text:span>
<text:span text:style-name="T4">
* BBC survey: the abuse monkey community across Indonesia and the United States </text:span>
 2023 June 21, 2023</text:p>
      <text:p text:style-name="P4">
A one -year survey of BBC revealed the monkey -abuse community across Indonesia and the United States. These groups of abuse and hate monkeys started to Youtube, and then transferred to Telegram encryption group.</text:p>
      <text:p text:style-name="P4">
The BBC found that hundreds of "customers" from the United States, the United Kingdom, and other countries paid for Indonesians to abuse and kill long -tailed macaque babies.</text:p>
      <text:p text:style-name="P4">
Through an undercover way, the BBC tracks the abusers of Indonesia, as well as buyers and dealers in the United States.</text:p>
      <text:p text:style-name="P4">
News Source: <text:a xlink:type="simple" xlink:href="https://www.bbc.com/zhongwen/simp/world-65969986" text:style-name="Internet_20_link" text:visited-style-name="Visited_20_Internet_20_Link">
https://www.bbc.com/zhongwen/simp/world-65969986</text:a>
</text:p>
      <!--NEWS-->
      <text:h text:style-name="P10" text:outline-level="1">
<text:span text:style-name="T4">
Interview with PwC Zhou Weiran -from virtual to reality, 2023 Yuan Cosmic Outlook and TMT industry insights (Free Version)</text:span>
</text:h>
      <text:p text:style-name="P4">
Authors: ['杜若萱']</text:p>
      <text:p text:style-name="P4">
Publisher: 英国《金融时报》</text:p>
      <text:p text:style-name="P4">
Time: 2023-06-21T03:14:52+00:00</text:p>
      <text:p text:style-name="P4">
Published Time: 2023-06-20T12:00:99+08:00</text:p>
      <text:p text:style-name="P4">
Modified Time: 2023-06-20T23:14:99+08:00</text:p>
      <text:p text:style-name="P4">
Description: What is the logic behind Chat GPT? How far is web3 from us? Where is the realistic significance of the Yuan universe, and how can companies use the Yuan universe to shape their own business value?</text:p>
      <text:p text:style-name="P4">
Images: ["<text:a xlink:type="simple" xlink:href="https://thumbor.ftacademy.cn/unsafe/picture/0/000147150_piclink.jpg" text:style-name="Internet_20_link" text:visited-style-name="Visited_20_Internet_20_Link">
000147150_pic...</text:a>
"]</text:p>
      <text:p text:style-name="P4">
Themes: ['Web3与加密金融', '关注']</text:p>
      <text:p text:style-name="P4">
Keywords: ['人工智能', 'AI', 'ChatGPT', '元宇宙', '虚拟资产']</text:p>
      <text:p text:style-name="P4">
Type: Article</text:p>
      <!--METADATA-->
      <text:p text:style-name="P4">
<draw:frame draw:style-name="fr1" draw:name="Image6" text:anchor-type="as-char" svg:width="6.9236in" svg:height="3.901286in" draw:z-index="0">
<draw:image xlink:href="../Images/FT Chinese Free Version/2023-06-21T03-14-52-00-00/000147150_piclink.jpg" xlink:type="simple" xlink:show="embed" xlink:actuate="onLoad" draw:mime-type="image/jpeg"/>
</draw:frame>
In 2023, at the Barcelona World Mobile Communications Conference, the world's most influential mobile communications field, the elite from the global mobile communications industry around 5G new kinetic energy (5GAcceleration), transcendence of reality (Reality ﹢), and open network ( OpenNet, Fintech, and Digitaleverything share their industry insights. What is the logic behind ChatGPT? How far is web3 from us? Where is the realistic significance of the Yuan universe, and how can companies use the Yuan universe to shape their own business value? As a deep observer of the TMT industry and the invited guests of the Barcelona World Mobile Communications Conference, PricewaterhouseCoopers Global Technology, Media and Communication(TMT)Zhou Weiran, the industry in charge of the industry, shared his view.</text:p>
      <text:p text:style-name="P4">
The following is an interview record,</text:p>
      <text:p text:style-name="P4">
News Source: <text:a xlink:type="simple" xlink:href="http://www.ftchinese.com/story/001100040" text:style-name="Internet_20_link" text:visited-style-name="Visited_20_Internet_20_Link">
http://www.ftchinese.com/story/001100040</text:a>
</text:p>
      <!--NEWS-->
      <text:h text:style-name="P10" text:outline-level="1">
<text:span text:style-name="T4">
Is it really active? (Free version)</text:span>
</text:h>
      <text:p text:style-name="P4">
Authors: ['贾铭']</text:p>
      <text:p text:style-name="P4">
Publisher: 英国《金融时报》</text:p>
      <text:p text:style-name="P4">
Time: 2023-06-21T03:15:02+00:00</text:p>
      <text:p text:style-name="P4">
Published Time: 2023-06-20T12:00:99+08:00</text:p>
      <text:p text:style-name="P4">
Modified Time: 2023-06-20T23:10:99+08:00</text:p>
      <text:p text:style-name="P4">
Description: Jia Ming: Considering the current financial status of local governments and the gradual inefficiency of traditional economic driving methods, instead of continuing to improve the deficit, it is more important to accelerate institutional reform and improve policy efficiency.</text:p>
      <text:p text:style-name="P4">
Images: ["<text:a xlink:type="simple" xlink:href="https://thumbor.ftacademy.cn/unsafe/picture/4/000088494_piclink.jpg" text:style-name="Internet_20_link" text:visited-style-name="Visited_20_Internet_20_Link">
000088494_pic...</text:a>
"]</text:p>
      <text:p text:style-name="P4">
Themes: ['中国经济', '关注']</text:p>
      <text:p text:style-name="P4">
Keywords: ['财政政策', '中国经济', '宏观经济', '财政']</text:p>
      <text:p text:style-name="P4">
Type: Article</text:p>
      <!--METADATA-->
      <text:p text:style-name="P4">
<draw:frame draw:style-name="fr1" draw:name="Image7" text:anchor-type="as-char" svg:width="6.9236in" svg:height="4.617987in" draw:z-index="0">
<draw:image xlink:href="../Images/FT Chinese Free Version/2023-06-21T03-15-02-00-00/000088494_piclink.jpg" xlink:type="simple" xlink:show="embed" xlink:actuate="onLoad" draw:mime-type="image/jpeg"/>
</draw:frame>
China's economic growth has been less than 5%for six consecutive quarters, and the long -awaited recovery is less than expected.</text:p>
      <text:p text:style-name="P4">
In the background of lack of effective demand and low interest rates, monetary policy is constrained by the effective lower limit, and the market expects fiscal policy to increase stimulus. However, some opinions believe that the current growth rate of fiscal expenditure is not as good as expected, and the fiscal policy is not positive enough. In fact, there is no counter -cyclical adjustment.</text:p>
      <text:p text:style-name="P4">
News Source: <text:a xlink:type="simple" xlink:href="http://www.ftchinese.com/story/001100039" text:style-name="Internet_20_link" text:visited-style-name="Visited_20_Internet_20_Link">
http://www.ftchinese.com/story/001100039</text:a>
</text:p>
      <!--NEWS-->
      <text:h text:style-name="P10" text:outline-level="1">
<text:span text:style-name="T4">
The "Belt and Road" hundred visitors: Deng Yingbing talks about Cambodia's business and opportunities (Free Version)</text:span>
</text:h>
      <text:p text:style-name="P4">
Authors: ['王英良，孙英龙']</text:p>
      <text:p text:style-name="P4">
Publisher: 英国《金融时报》</text:p>
      <text:p text:style-name="P4">
Time: 2023-06-21T03:15:09+00:00</text:p>
      <text:p text:style-name="P4">
Published Time: 2023-06-20T12:00:99+08:00</text:p>
      <text:p text:style-name="P4">
Modified Time: 2023-06-20T22:59:99+08:00</text:p>
      <text:p text:style-name="P4">
Description: Wang Yingliang and Sun Yinglong: Deng Yingbing, the Chinese Lord of Cambodia and Chairman of Cambodia Zhengheng Group, interviewed that Cambodia is promoting China's investment in Southeast Asia with a positive attitude and action.</text:p>
      <text:p text:style-name="P4">
Images: ["<text:a xlink:type="simple" xlink:href="https://thumbor.ftacademy.cn/unsafe/picture/4/000184994_piclink.jpg" text:style-name="Internet_20_link" text:visited-style-name="Visited_20_Internet_20_Link">
000184994_pic...</text:a>
"]</text:p>
      <text:p text:style-name="P4">
Themes: ['柬埔寨', '关注']</text:p>
      <text:p text:style-name="P4">
Keywords: ['柬埔寨', '一带一路', '东南亚', '资本与国家']</text:p>
      <text:p text:style-name="P4">
Type: Article</text:p>
      <!--METADATA-->
      <text:p text:style-name="P4">
<draw:frame draw:style-name="fr1" draw:name="Image8" text:anchor-type="as-char" svg:width="6.9236in" svg:height="4.617987in" draw:z-index="0">
<draw:image xlink:href="../Images/FT Chinese Free Version/2023-06-21T03-15-09-00-00/000184994_piclink.jpg" xlink:type="simple" xlink:show="embed" xlink:actuate="onLoad" draw:mime-type="image/jpeg"/>
</draw:frame>
As one of the important neighboring countries in China, Cambodia is a mysterious country in the cognition of many people, and recently the impression of Cambodia's impression of Cambodia is mostly negatively described. What is the current situation of the business environment and society in Cambodia? What is the development opportunity of this country under the new international environment? In this issue of the "Belt and Road Hundred Top Views", the author invited the Chinese Lord of Cambodia and the chairman of ZhengngGroup, Cambodia, and Lord Oknha Deng Pibing. Environment, industrial investment and future development trends.</text:p>
      <text:p text:style-name="P4">
The following is a record of the interview with Lord Deng Yibing:</text:p>
      <text:p text:style-name="P4">
News Source: <text:a xlink:type="simple" xlink:href="http://www.ftchinese.com/story/001100038" text:style-name="Internet_20_link" text:visited-style-name="Visited_20_Internet_20_Link">
http://www.ftchinese.com/story/001100038</text:a>
</text:p>
      <!--NEWS-->
      <text:h text:style-name="P10" text:outline-level="1">
<text:span text:style-name="T4">
The Asian neighbors on the string of the Fukushima nuclear waste water in Japan responded fiercely "not only economic issues, but also life and death"</text:span>
</text:h>
      <text:p text:style-name="P4">
Author: https://www.facebook.com/bbcworldservice/</text:p>
      <text:p text:style-name="P4">
Publisher: BBC News 中文</text:p>
      <text:p text:style-name="P4">
Published Time: 2023-06-21T05:59:58.000Z</text:p>
      <text:p text:style-name="P4">
Modified Time: 2023-06-21T05:59:58.000Z</text:p>
      <text:p text:style-name="P4">
Description: After years of debate, the Japanese government plans to discharge more than 1.3 million tons of nuclear waste water into the Pacific Ocean in the summer, causing global attention.</text:p>
      <text:p text:style-name="P4">
Images: ["<text:a xlink:type="simple" xlink:href="https://ichef.bbci.co.uk/news/640/cpsprodpb/11282/production/_129147207_gettyimages-1240759567.jpg" text:style-name="Internet_20_link" text:visited-style-name="Visited_20_Internet_20_Link">
_129147207_ge...</text:a>
"]</text:p>
      <text:p text:style-name="P4">
Videos: ["<text:a xlink:type="simple" xlink:href="https://www.bbc.com/ws/av-embeds/cps/zhongwen/simp/science-65963585/p0fhz49w/zh-hans" text:style-name="Internet_20_link" text:visited-style-name="Visited_20_Internet_20_Link">
zh-hans</text:a>
", "<text:a xlink:type="simple" xlink:href="https://www.bbc.com/ws/av-embeds/cps/zhongwen/simp/science-65963585/p099clrw/zh-hans" text:style-name="Internet_20_link" text:visited-style-name="Visited_20_Internet_20_Link">
zh-hans</text:a>
", "<text:a xlink:type="simple" xlink:href="https://www.bbc.com/ws/av-embeds/cps/zhongwen/simp/science-65963585/p0f3pl70/zh-hans" text:style-name="Internet_20_link" text:visited-style-name="Visited_20_Internet_20_Link">
zh-hans</text:a>
"]</text:p>
      <text:p text:style-name="P4">
Tags: ['中日关系', '自然', '日本', '台湾', '香港', '食品安全', '核电']</text:p>
      <text:p text:style-name="P4">
Type: Article</text:p>
      <!--METADATA-->
      <text:h text:style-name="P12" text:outline-level="3">
<text:span text:style-name="T4">
Fukushima Nuclear Water Water Arrow on the Asian neighbors on the string of the Asian neighbor responded fiercely.</text:span>
</text:h>
      <text:p text:style-name="P4">
June 21, 2023<draw:frame draw:style-name="fr1" draw:name="Image9" text:anchor-type="as-char" svg:width="6.9236in" svg:height="3.894525in" draw:z-index="0">
<draw:image xlink:href="../Images/BBC Chinese/2023-06-21T05-59-58.000Z/_129147207_gettyimages-1240759567.jpg" xlink:type="simple" xlink:show="embed" xlink:actuate="onLoad" draw:mime-type="image/jpeg"/>
</draw:frame>
Image source, getty images</text:p>
      <text:p text:style-name="P4">
Image adding text,</text:p>
      <text:p text:style-name="P4">
In May 2022, Gross (second from right), director of the International Atomic Energy Agency, visited Japan and stood in front of a storage tank that stored nuclear waste water.</text:p>
      <text:p text:style-name="P4">
<text:span text:style-name="T4">
 After many years of domestic and foreign debates and several prime ministers come and go, the Japanese government plans to discharge more than 1.3 million tons of nuclear waste water in the Fukushima first nuclear power plant this summer into the Pacific Ocean, causing global attention and Asian neighbors. </text:span>
</text:p>
      <text:p text:style-name="P4">
Because this is the first large -scale nuclear waste water discharge in human history, the controversy is huge. It includes food safety, marine pollution, and radioactive substances that affect human health and other issues, which caused excitement in Asia. Japanese neighboring countries and global environmental protection people are worried that nuclear waste water containing radioactive homogenicin (Tritium) into the ocean will cause great risks to the global human health and marine ecology and seriously affect fisheries. Beijing has taken the lead in criticizing Japan to disregard the safety of neighbors, and the Hong Kong and Macao government has also threatened to expand the scope of Japanese product imports.</text:p>
      <text:p text:style-name="P4">
Analyze the dispute over Fukushima Nuclear Water, and the host of the French National Research Center in Japan, Dr. Cécileasanuma-Brice, the host of the "Fukushima Disaster" plan, accepted the BBC Chinese interview that Japan had decided to restart nuclear power on a large scale and relieve it at the same time. After the evacuation order in the Fukushima disaster area, she believes that Tokyo is wiking all the traces of the nuclear disaster accident, "making the region a model area that Japan can resist the nuclear disaster accident. To achieve this goal, the government quickly removes all traces of the accident. It is important, but the existence of huge storage tanks will be visually reminded to remind everyone that such a disaster has happened in the past. "</text:p>
      <text:p text:style-name="P4">
Dr. Asanuma-Brice questioned the decision of wastewater discharge. She told BBC that global marine scientists have expressed concern about the impact of emissions on marine life and fisheries. She believes that the more wise plan is to continue to store and waste water until the radioactivity of the cricket is naturally reduced. "There are still space around the nuclear power plant and its range, and new storage tanks can be built."</text:p>
      <text:p text:style-name="P4">
However, the Japanese government emphasized that a water channel for processing and discharge wastewater has been built at the beach neighbor of the Fukushima Nuclear Power Station. After completion, it will be discharged after being checked and confirmed by the International Atomic Energy Agency (IAEA). Even so, it is only one step away from the discharge of Fukushima nuclear waste water.</text:p>
      <text:p text:style-name="P4">
<text:a xlink:type="simple" xlink:href="https://www.bbc.com/zhongwen/simp/world-65107965" text:style-name="Internet_20_link" text:visited-style-name="Visited_20_Internet_20_Link">
Japan's million -ton Fukushima nuclear waste water is discharged when you just drink a jar of peach juice? </text:a>
<text:span text:style-name="T5">
 <text:a xlink:type="simple" xlink:href="https://www.bbc.com/zhongwen/simp/chinese-news-56970000" text:style-name="Internet_20_link" text:visited-style-name="Visited_20_Internet_20_Link">
Scientific issues in Taiwan's Dispute Japan's nuclear wastewater discharge, or diplomatic considerations</text:a>
</text:span>
 <text:a xlink:type="simple" xlink:href="https://www.bbc.com/zhongwen/simp/world-56927228" text:style-name="Internet_20_link" text:visited-style-name="Visited_20_Internet_20_Link">
China Foreign Ministry spokesman Zhao Lijian used Ukiyo -e -pictures to satirize the nuclear wastewater to discharge the sea and cause controversy</text:a>
BBC Chinese compiled various issues and debates caused by the discharge of Fukushima nuclear waste water, including laws, ecological controversy, and the fierce response of Asian neighbors in Japan.</text:p>
      <text:h text:style-name="P12" text:outline-level="3">
<text:span text:style-name="T4">
Why is the Asian reaction fierce</text:span>
</text:h>
      <text:p text:style-name="P4">
<text:span text:style-name="T4">
 China </text:span>
 <text:span text:style-name="T4">
 and Hong Kong and Macau </text:span>
</text:p>
      <text:p text:style-name="P4">
Over the years, China has been opposed to the discharge of Fukushima nuclear waste water. On June 12, a spokesman for the Chinese Ministry of Foreign Affairs, Wang Wenbin, criticized Japan to pollute the ocean and harm the common interests of human beings at a press conference, "extremely selfish and irresponsible." On May 27, the Chinese representatives criticized Tokyo's plans at the World Health Conference (WHA), asking Japan to not discharge nuclear waste water before reaching an agreement with governments of various countries.</text:p>
      <text:p text:style-name="P4">
The Hong Kong and Macau Special Administrative Region Government is consistent with Beijing's attitude. It is believed that Japan can only act after communicating an agreement with the affected countries and the government.</text:p>
      <text:p text:style-name="P4">
Hong Kong Environment and Ecological Director Xie Zhanhuan accepted an exclusive interview with Radio last week that as soon as Japan announced the discharge of nuclear waste water, Hong Kong would immediately prohibit the import of aquatic products from the "highest risk county" along the coast of Fukushima. Aquatic products in other risky counties will also implement severe import control.</text:p>
      <text:p text:style-name="P4">
In fact, Hong Kong has banned vegetables, milk beverages and fruits from imports from Hong Kong, but does not include fruit juice. According to Hong Kong's "Ming Pao", Xie Zhanhuan said that food imported from Japan to Hong Kong accounted for only 2%of the overall food supply of Hong Kong. The Hong Kong government is expected to have a small impact, but it is understood that Hong Kong people love Japanese food "emotional influence".</text:p>
      <text:p text:style-name="P4">
In addition, a spokesman for Wellcom, one of the largest chain supermarkets in Hong Kong, responded to BBC Chinese in writing, "The company has always attached great importance to food safety. We welcome the government to strengthen the pumping Japanese food to ensure the safety of citizens." Pay attention to the future policies announced by the Hong Kong government, and will cooperate with and comply with relevant import and export requirements.</text:p>
      <text:p text:style-name="P4">
(https://www.bbc.com/ws/av-embeds/cps/zhongwen/simp/science-65963585/p0fhz49w/zh-hans)<text:span text:style-name="T4">
 Your equipment does not support playing multimedia materials </text:span>
 video plus injection text,</text:p>
      <text:p text:style-name="P4">
Fukushima nuclear waste water emissions: Is it safe and what substances are?</text:p>
      <text:p text:style-name="P4">
Macau announced stricter measures. The Macau Municipal Administration said on June 13 that once Japan began to discharge Fukushima nuclear waste water, it would suspend import applications such as aquatic products, vegetables and fruits including 9 counties and cities including Tokyo, Chiba Prefecture. The Macau Municipal Administration also said that it will not be ruled out that fresh food in other places to import Macau in other parts of Japan must also begin to attach radiation test certificates.</text:p>
      <text:p text:style-name="P4">
<text:span text:style-name="T4">
South Korea</text:span>
</text:p>
      <text:p text:style-name="P4">
Image source, getty images</text:p>
      <text:p text:style-name="P4">
Image adding text,</text:p>
      <text:p text:style-name="P4">
South Korean environmental protection groups held a demonstration in Seoul in 2022 to protest the Japanese nuclear wastewater discharge plan.</text:p>
      <text:p text:style-name="P4">
South Korea, which is separated from Japan, has not opposed Japanese discharge wastewater like the government this time, but South Korea has no plans to relieve the ban on Fukushima food. However, since 2013, the South Korean government has banned the import of all aquatic products from neighboring counties such as Fukushima Prefecture, Ibaraki Prefecture, Chiba Prefecture in Japan, and the rice and mushrooms in the production of Fukushima Prefecture to South Korea.The Hong Kong media "South China Morning Post" quoted data that a thousand people's transfer in South Korea showed that more than 85%of Koreans were opposed to Japanese discharge wastewater. 70%of the respondents said that if they continue to discharge wastewater, they will reduce edible seafood.</text:p>
      <text:p text:style-name="P4">
Image source, reuters</text:p>
      <text:p text:style-name="P4">
Image adding text,</text:p>
      <text:p text:style-name="P4">
The nuclear sewage storage tank of the Fukushima nuclear power plant in Japan will be used up in 2022. How to deal with more than 1 million tons of sewage will be a major issue for Japan and abroad.</text:p>
      <text:p text:style-name="P4">
Many Korean fishermen are also deeply anxious about nuclear waste water discharge.</text:p>
      <text:p text:style-name="P4">
Kim Eun'e (transliteration) from Jeju Island told the BBC Korean group, "From a broad sense, we think we are marine creatures because we use our own body to enter the water directly. When we work In our mouths, we also enter our eyes, nose and skin. We dive for about five hours a day -this means that we are at the front line of potential danger. "</text:p>
      <text:p text:style-name="P4">
Ms. Jin said, "I am in my forties and the youngest sea girl in our village. I think I stand on the crossroads. I am seriously considering whether this should be my last year. For us This is not only an economic problem, but also a matter of life and death. "</text:p>
      <text:p text:style-name="P4">
Another fisherman who lives in Toriyama Park Xijun (transliteration) told BBC that "In fact, radioactive substances may not enter our sea area. I am also anxious. Young people who come here to work here are just waiting and watching. They are ready to return to the city. "</text:p>
      <text:p text:style-name="P4">
Image source, Cécile Asanuma-Brice</text:p>
      <text:p text:style-name="P4">
Image adding text,</text:p>
      <text:p text:style-name="P4">
Many people think that there are land next to the Fukushima nuclear power plant to continue to store nuclear waste water (May 2023).</text:p>
      <text:p text:style-name="P4">
<text:span text:style-name="T4">
Taiwan</text:span>
</text:p>
      <text:p text:style-name="P4">
It is also located in East Asia, and the Taiwan government does not discharge the wastewater in Fukushima in Japan. The Taiwan Executive Yuan Atomic Energy Committee stated that it would pay close attention and emphasize that the discharge of nuclear waste water from Fukushima will mainly move with the North Pacific Ocean to the East Pacific and the United States. Only a small part will flow to Taiwan. The sea area has been further diluted.</text:p>
      <text:p text:style-name="P4">
In February last year, Taiwan announced the loosening food control measures in Fukushima in Japan and five counties around the world, but mushrooms and wild birds and beast meat were still prohibited. Former President Ma Ying -jeou attacked the Cai government at the time to disregard public opinion. However, the Kuomintang is also asking the Taiwan government to restart the nuclear power, and Hou Youyi, a 2024 presidential candidate representing the Kuomintang, recently said that he will support the continued use of nuclear power. The wealthy Taiwanese businessman Guo Taiming also said that the nuclear power is clean and safe. A nuclear power plant has caused public opinion.</text:p>
      <text:p text:style-name="P4">
Image source, Cécile Asanuma-Brice</text:p>
      <text:p text:style-name="P4">
Image adding text,</text:p>
      <text:p text:style-name="P4">
Fukushima Daxiong Town's nuclear waste burial plant. (May 2023)</text:p>
      <text:p text:style-name="P4">
The "National Waste Nuclear Action Platform" of environmental protection groups voiced last year and actively opposed Japan to discharge nuclear waste water into the sea, saying that Japan should not consider the cost of filtering wastewater, and put the environmental ecology, marine fisheries and people's health in neighboring countries on the threat of radiation pollution. Among them. A fisherman surnamed Wang in Wanli, the North Coast of New Taipei City, told Taiwan Union News Network that "it is best not to be discharged into the seawater." Mr. Wang said that the fishermen next to him have opinions on Japanese emissions of nuclear waste water, which will inevitably affect fisheries: "In Japan, the floating stone floated to the north coast of Taiwan, and the fishermen were damaged. If you can't see it, the impact will exceed imagination. "</text:p>
      <text:h text:style-name="P12" text:outline-level="3">
<text:span text:style-name="T4">
Can the law prevent emissions?</text:span>
</text:h>
      <text:p text:style-name="P4">
In June 2020, UN human rights experts have publicly called on Tokyo's human rights obligations for the process of nuclear waste treatment. After the United Nations hopes that Japan will start an appropriate international consultation after the new crown epidemic crisis is over, and then decide whether to discharge nuclear waste water. Based on this, Greenpeace emphasized that how nuclear waste water handles the far -reaching impact on humans and the earth for several generations, and it is also related to the livelihood of local fishermen in Japan and human rights of people in other countries.</text:p>
      <text:p text:style-name="P4">
However, in addition to calling for negotiation dialogue, can outsiders prevent Japanese discharge nuclear waste water through legal channels?</text:p>
      <text:p text:style-name="P4">
<text:a xlink:type="simple" xlink:href="https://www.bbc.com/zhongwen/simp/world-64382410" text:style-name="Internet_20_link" text:visited-style-name="Visited_20_Internet_20_Link">
Japan once represented the future, but it was trapped in the past</text:a>
* <text:a xlink:type="simple" xlink:href="https://www.bbc.com/zhongwen/simp/business-62689676" text:style-name="Internet_20_link" text:visited-style-name="Visited_20_Internet_20_Link">
Can the town of "sleeping" in Japan really turn gorgeously into Silicon Valley in Asia? </text:a>
Professor Rao Ruizheng, dean of the School of Marine Law and Policy of Taiwan Ocean University, told Taiwan media that there were three successful cases of nuclear disaster claims in human history, including the 1979 US three mile island accidents, and the Soviet Union's Chenobil (Chelnobelli in 1986 ) Nuclear disasters, critical accidents in Donghai Village, Japan in 1999, etc., "If you are required to succeed and win a lawsuit, the key is to prove whether there is a causal relationship."</text:p>
      <text:p text:style-name="P4">
Regarding Japan's "whether it is really harmless to the marine environment, ecology and human health", there are major differences in different countries and groups.</text:p>
      <text:p text:style-name="P4">
[Video-link:/WS/AV-EMBEDS/CPS/ZHONGWEN/SIMP/Science-65963585/P099clRW/ZH-HansS]](https://www.bbc.com/ws/av-embeds/cps/zhongwen/simp/science-65963585/p099clrw/zh-hans)<text:span text:style-name="T4">
 Your equipment does not support playing multimedia materials </text:span>
 video plus injection text,</text:p>
      <text:p text:style-name="P4">
BBC Documentary: Ten Anniversary of Fukushima Nuclear Incident in Japan</text:p>
      <text:p text:style-name="P4">
Professor Rao Ruizheng explained to the BBC that this is a scientific factual issue that must be handled and demonstrated through scientific methods. In terms of international law, if the Convention of the International Nuclear Energy Damage, or Article 194 of the United Nations Marine Law Convention in 1982, can all require Japan's legal liability for pollution prevention obligations and damage compensation. "However, the premise must be scientifically harmful in science and cause and effect."</text:p>
      <text:p text:style-name="P4">
According to the convention, countries can apply to the International Oceanic Court for a ban to prevent the nuclear waste water discharge plan. But no country has filed a lawsuit.The Green Peace Organization stated that its position is unchanged and believes that the Japanese government should use surrounding land to build more water storage sinks, store waste water, and seek more secure solutions.</text:p>
      <text:p text:style-name="P4">
Image source, getty images</text:p>
      <text:p text:style-name="P4">
Image adding text,</text:p>
      <text:p text:style-name="P4">
East Power Corporation has breeding fishes in the nuclear waste water to test the degree of enrichment in marine organisms.</text:p>
      <text:h text:style-name="P12" text:outline-level="3">
<text:span text:style-name="T4">
"何" is the key?</text:span>
</text:h>
      <text:p text:style-name="P4">
Regarding the Fukushima nuclear waste water, many scientists focus on the controversy of "氚" residue. Simply put, 种 is a kind of radioactin of hydrogen, which generally exists after nuclear reactions. After 311, water contaminated with high concentration of radioactive substances after nuclear disaster. Although purified and diluted, the wastewater still contains crickets. The Japanese government emphasizes the treatment of nuclear waste water without residual radioactive pollutants except radioactive. In other words, only wastewater containing waste water will be excreted into the ocean. Moreover, Tokyo believes that the nuclear waste water containing crickets will only produce very weak radiation, which will not be harmful to ocean or human health.</text:p>
      <text:p text:style-name="P4">
However, green peace emphasizes that 氚 is indeed a low -energy radioactive substance, but it does not mean that its influence is weak, and once plants, animals and humans are intake, it may cause damage. The organization's nuclear energy researcher Shaunbernie wrote that 氚 is not harmless as the Japanese government's propaganda.</text:p>
      <text:p text:style-name="P4">
[Video-3-Link:/WS/AV-EMBEDS/CPS/ZHONGWEN/SIMP/Science-65963585/P0F3PL70/ZH-HansS]](https://www.bbc.com/ws/av-embeds/cps/zhongwen/simp/science-65963585/p0f3pl70/zh-hans)<text:span text:style-name="T4">
 Your equipment does not support playing multimedia materials </text:span>
 video plus injection text,</text:p>
      <text:p text:style-name="P4">
The Japanese government decided to discharge Fukushima nuclear waste water in the spring of 2023. The Japanese fishery industry was opposed, and neighboring China, South Korea and Taiwan also expressed questioning.</text:p>
      <text:p text:style-name="P4">
Regardless of its position, if Japan discharged nuclear waste water this summer, in Japan and Asian countries, it will inevitably have a great impact and controversy. Dr. Asanuma-Brice told BBC that she believed that the most seriously affected local residents of Fukushima, especially fishermen. "For them, this decision is catastrophic and causes harm to their work."</text:p>
      <text:p text:style-name="P4">
She said that although Tokyo has implemented active publicity policies to allow the public to accept nuclear waste water discharge, polls show that about half of the people in Japan still have about half of their objections.</text:p>
      <text:p text:style-name="P4">
Dr. Asanuma-Brice said that the marine ecosystem will also be affected because even if similar pollution already exists elsewhere, the discharge of nuclear waste water will still form additional pollution. She emphasized that some scientists (such as the Director of the Kavaro Marine Lab, Richmond) also said that radioactive nuclear may spread with the ocean flow and will bring marine creatures (such as floating plants) who migrate long -term migration in the ocean for a long time. And floating plants are the basis of all marine biological food chains.</text:p>
      <text:p text:style-name="P4">
"The current problem is uncertainty. It is better to take more time to consider various possible solutions." She told BBC.</text:p>
      <text:p text:style-name="P4">
News Source: <text:a xlink:type="simple" xlink:href="https://www.bbc.com/zhongwen/simp/science-65963585" text:style-name="Internet_20_link" text:visited-style-name="Visited_20_Internet_20_Link">
https://www.bbc.com/zhongwen/simp/science-65963585</text:a>
</text:p>
      <!--NEWS-->
      <text:h text:style-name="P10" text:outline-level="1">
<text:span text:style-name="T4">
Dragon Boat Festival: The choice and craft inheritance of the dumplings of Taiwanese people</text:span>
</text:h>
      <text:p text:style-name="P4">
Author: https://www.facebook.com/bbcworldservice/</text:p>
      <text:p text:style-name="P4">
Publisher: BBC News 中文</text:p>
      <text:p text:style-name="P4">
Published Time: 2023-06-21T06:21:00.000Z</text:p>
      <text:p text:style-name="P4">
Modified Time: 2023-06-21T06:21:00.000Z</text:p>
      <text:p text:style-name="P4">
Description: "When I was a kid, my mother would make rice dumplings on the Dragon Boat Festival." When he queued to buy rice dumplings, he could only buy it from the store when he left home because he didn't know how to wrap the rice dumplings.</text:p>
      <text:p text:style-name="P4">
Images: []</text:p>
      <text:p text:style-name="P4">
Videos: ["<text:a xlink:type="simple" xlink:href="https://www.bbc.com/ws/av-embeds/cps/zhongwen/simp/chinese-news-65970736/p0fwbvs2/zh-hans" text:style-name="Internet_20_link" text:visited-style-name="Visited_20_Internet_20_Link">
zh-hans</text:a>
"]</text:p>
      <text:p text:style-name="P4">
Tags: ['台湾', '华人社区']</text:p>
      <text:p text:style-name="P4">
Type: Article</text:p>
      <!--METADATA-->
      <text:h text:style-name="P12" text:outline-level="3">
<text:span text:style-name="T4">
Dragon Boat Festival: The choice and craftsmanship of the dumplings of the people in Taiwan</text:span>
</text:h>
      <text:p text:style-name="P4">
<text:a xlink:type="simple" xlink:href="https://www.bbc.com/ws/av-embeds/cps/zhongwen/simp/chinese-news-65970736/p0fwbvs2/zh-hans" text:style-name="Internet_20_link" text:visited-style-name="Visited_20_Internet_20_Link">
Video-1-Link:/WS/AV-EMBEDS/CPS/ZHONGWEN/SIMP/Chinese-News-65970736/P0FWBVS2/ZH-HansS</text:a>
<text:span text:style-name="T4">
 Your equipment does not support playing multimedia materials </text:span>
<text:span text:style-name="T4">
 Dragon Boat Festival: The choice and craft inheritance of Taiwanese people ’s rice dumplings </text:span>
 June 21, 2023</text:p>
      <text:p text:style-name="P4">
"During the Dragon Boat Festival, my mother wrapped her own dumplings from an early age."</text:p>
      <text:p text:style-name="P4">
The Chinese traditional holiday Dragon Boat Festival arrived. In front of the shops in Taipei, many people lined up to buy rice dumplings.</text:p>
      <text:p text:style-name="P4">
Rongzi is a traditional Chinese snacks that can be traced back to a century ago. It is said that it is to commemorate the politicians and poet Qu Yuan during the Warring States Period. Today, different Chinese communities have different preferences for rice dumplings.</text:p>
      <text:p text:style-name="P4">
News Source: <text:a xlink:type="simple" xlink:href="https://www.bbc.com/zhongwen/simp/chinese-news-65970736" text:style-name="Internet_20_link" text:visited-style-name="Visited_20_Internet_20_Link">
https://www.bbc.com/zhongwen/simp/chinese-news-65970736</text:a>
</text:p>
      <!--NEWS-->
      <text:h text:style-name="P10" text:outline-level="1">
<text:span text:style-name="T4">
FREE Version (Free Version)</text:span>
</text:h>
      <text:p text:style-name="P4">
Authors: ['翁一']</text:p>
      <text:p text:style-name="P4">
Publisher: 英国《金融时报》</text:p>
      <text:p text:style-name="P4">
Time: 2023-06-21T08:11:52+00:00</text:p>
      <text:p text:style-name="P4">
Published Time: 2023-06-20T12:00:99+08:00</text:p>
      <text:p text:style-name="P4">
Modified Time: 2023-06-21T04:05:99+08:00</text:p>
      <text:p text:style-name="P4">
Description: Weng Yi: Serving consumers, retaining consumers, steady basic disk and making long -term plans is the core strategy of various platforms of "618" this year, and it is also a specific portrayal of consumption that needs to be recovered.</text:p>
      <text:p text:style-name="P4">
Images: ["<text:a xlink:type="simple" xlink:href="https://thumbor.ftacademy.cn/unsafe/picture/6/000155006_piclink.jpg" text:style-name="Internet_20_link" text:visited-style-name="Visited_20_Internet_20_Link">
000155006_pic...</text:a>
"]</text:p>
      <text:p text:style-name="P4">
Themes: ['中国经济', '关注']</text:p>
      <text:p text:style-name="P4">
Keywords: ['消费', '电子商务', '中国经济']</text:p>
      <text:p text:style-name="P4">
Type: Article</text:p>
      <!--METADATA-->
      <text:p text:style-name="P4">
<draw:frame draw:style-name="fr1" draw:name="Image19" text:anchor-type="as-char" svg:width="6.9236in" svg:height="4.969576in" draw:z-index="0">
<draw:image xlink:href="../Images/FT Chinese Free Version/2023-06-21T08-11-52-00-00/000155006_piclink.jpg" xlink:type="simple" xlink:show="embed" xlink:actuate="onLoad" draw:mime-type="image/jpeg"/>
</draw:frame>
The new 618 ended, and the e -commerce platforms were not announced by the GMV without exception.</text:p>
      <text:p text:style-name="P4">
According to the latest data of the National Bureau of Statistics, in May, the total retail sales of social consumer goods was 3780.3 billion yuan, an increase of 12.7%year -on -year, a 5.7 percentage point from the previous month; and a 0.42%increase from the previous month. From January to May, the total retail sales of social consumer goods was 187.636 billion yuan, a year-on-year increase of 9.3%, which was 0.8 percentage points accelerated from January to April. The national online retail sales were 5690.6 billion yuan, a year-on-year increase of 13.8%, which was 1.5 percentage points accelerated from January to April. Among them, the online retail sales of physical goods were 4805.5 billion yuan, an increase of 11.8%, accounting for 25.6%of the total retail sales of consumer goods. The above data shows that the trend of national consumption recovery is not clear. To some extent, the platform does not announce the 618GMV reasons for each platform. Furthermore, the era of e -commerce GMV theory has ended.</text:p>
      <text:p text:style-name="P4">
News Source: <text:a xlink:type="simple" xlink:href="http://www.ftchinese.com/story/001100045" text:style-name="Internet_20_link" text:visited-style-name="Visited_20_Internet_20_Link">
http://www.ftchinese.com/story/001100045</text:a>
</text:p>
      <!--NEWS-->
      <text:h text:style-name="P10" text:outline-level="1">
<text:span text:style-name="T4">
At least 4 people in New Zealand's Chinese restaurants were injured and a Chinese man was arrested</text:span>
</text:h>
      <text:p text:style-name="P4">
Author: https://www.facebook.com/bbcworldservice/</text:p>
      <text:p text:style-name="P4">
Publisher: BBC News 中文</text:p>
      <text:p text:style-name="P4">
Published Time: 2023-06-21T08:16:38.000Z</text:p>
      <text:p text:style-name="P4">
Modified Time: 2023-06-21T08:16:38.000Z</text:p>
      <text:p text:style-name="P4">
Description: According to the New Zealand police, a man randomly attacked 3 Chinese restaurants in Auckland on the evening of June 19, and at least 4 people were injured and sent to the hospital.</text:p>
      <text:p text:style-name="P4">
Images: []</text:p>
      <text:p text:style-name="P4">
Videos: ["<text:a xlink:type="simple" xlink:href="https://www.bbc.com/ws/av-embeds/cps/zhongwen/simp/world-65972126/p0fwcfk9/zh-hans" text:style-name="Internet_20_link" text:visited-style-name="Visited_20_Internet_20_Link">
zh-hans</text:a>
"]</text:p>
      <text:p text:style-name="P4">
Tags: ['华人社区', '犯罪']</text:p>
      <text:p text:style-name="P4">
Type: Article</text:p>
      <!--METADATA-->
      <text:h text:style-name="P12" text:outline-level="3">
<text:span text:style-name="T4">
New Zealand Chinese Restaurant Human Case Case was at least 4 people injured and a Chinese man was arrested</text:span>
</text:h>
      <text:p text:style-name="P4">
[Video-1-Link:/WS/AV-EMBEDS/CPS/ZHONGWEN/SIMP/World-65972126/P0FWCFK9/ZH-HansS]](https://www.bbc.com/ws/av-embeds/cps/zhongwen/simp/world-65972126/p0fwcfk9/zh-hans)<text:span text:style-name="T4">
 Your equipment does not support playing multimedia materials </text:span>
<text:span text:style-name="T4">
* New Zealand Chinese restaurants cutting people at least 4 people injured one Chinese man being arrested </text:span>
 June 21, 2023</text:p>
      <text:p text:style-name="P4">
According to the New Zealand police, a man randomly attacked 3 Chinese restaurants in Auckland on the evening of June 19, and at least 4 people were injured and sent to the hospital.</text:p>
      <text:p text:style-name="P4">
A 24 -year -old Chinese man was arrested at the scene, and the police had not announced the motivation of the suspect.</text:p>
      <text:p text:style-name="P4">
News Source: <text:a xlink:type="simple" xlink:href="https://www.bbc.com/zhongwen/simp/world-65972126" text:style-name="Internet_20_link" text:visited-style-name="Visited_20_Internet_20_Link">
https://www.bbc.com/zhongwen/simp/world-65972126</text:a>
</text:p>
      <!--NEWS-->
      <text:h text:style-name="P10" text:outline-level="1">
<text:span text:style-name="T4">
Tourism submersible goes to visit the Titanic shipwreck wreckage on the way to the wreckage of the shipwreck</text:span>
</text:h>
      <text:p text:style-name="P4">
Author: https://www.facebook.com/bbcworldservice/</text:p>
      <text:p text:style-name="P4">
Publisher: BBC News 中文</text:p>
      <text:p text:style-name="P4">
Published Time: 2023-06-21T09:07:00.000Z</text:p>
      <text:p text:style-name="P4">
Modified Time: 2023-06-21T09:07:00.000Z</text:p>
      <text:p text:style-name="P4">
Description: The tourist submersible "Titan" disappeared on June 18th on the way to visit the "Titanic" shipwreck. There are five people in the ship, and it is believed that these passengers are enough to use 96 hours of oxygen. The search and rescue team has not found its trace.</text:p>
      <text:p text:style-name="P4">
Images: []</text:p>
      <text:p text:style-name="P4">
Videos: ["<text:a xlink:type="simple" xlink:href="https://www.bbc.com/ws/av-embeds/cps/zhongwen/simp/world-65972800/p0fwcwbv/zh-hans" text:style-name="Internet_20_link" text:visited-style-name="Visited_20_Internet_20_Link">
zh-hans</text:a>
"]</text:p>
      <text:p text:style-name="P4">
Tags: ['旅游休闲行业', '技术新知', '加拿大', '美国']</text:p>
      <text:p text:style-name="P4">
Type: Article</text:p>
      <!--METADATA-->
      <text:h text:style-name="P12" text:outline-level="3">
<text:span text:style-name="T4">
Tourist submersible to visit the Titanic shipwreck, missing on the way</text:span>
</text:h>
      <text:p text:style-name="P4">
[Video-1-Link:/WS/AV-EMBEDS/CPS/ZHONGWEN/SIMP/World-65972800/P0FWCWBV/ZH-HansS]](https://www.bbc.com/ws/av-embeds/cps/zhongwen/simp/world-65972800/p0fwcwbv/zh-hans)<text:span text:style-name="T4">
 Your equipment does not support playing multimedia materials </text:span>
** tourist submersible to visit the Titanic shipwreck wreckage.</text:p>
      <text:p text:style-name="P4">
Titan (TITAN), a tourist submersible, disappeared on June 18 to visit the wreckage of the "Titanic" ("Titani"). There are five people in the ship, and it is believed that these passengers are enough to use 96 hours of oxygen.</text:p>
      <text:p text:style-name="P4">
The rescue teams in the United States and Canada are currently searching and rescue in the Atlantic, but they have not found their traces.</text:p>
      <text:p text:style-name="P4">
BBC interviewed the company "Oceangate", the company that manufactured the submersible in 2022. The "Titan" can be dived to 4,000 meters bottom; there is only one button in the ship, and most of the operations are controlled by a SonyPlayStation -style game handlebar.</text:p>
      <text:p text:style-name="P4">
News Source: <text:a xlink:type="simple" xlink:href="https://www.bbc.com/zhongwen/simp/world-65972800" text:style-name="Internet_20_link" text:visited-style-name="Visited_20_Internet_20_Link">
https://www.bbc.com/zhongwen/simp/world-65972800</text:a>
</text:p>
      <!--NEWS-->
      <text:h text:style-name="P10" text:outline-level="1">
<text:span text:style-name="T4">
How do Australians view Sino -Australian relations, Xi Jinping and the Taiwan Strait crisis?</text:span>
</text:h>
      <text:p text:style-name="P4">
Author: None (Language: zh)</text:p>
      <text:p text:style-name="P4">
Publisher: None</text:p>
      <text:p text:style-name="P4">
Time: 2023-06-21T09:51:00Z</text:p>
      <text:p text:style-name="P4">
Description: A latest poll of the Australian think tank shows that most people in the country support Sino -Australian relations, but the interviewees are still very low in trust in Chinese President Xi Jinping. The polls also show that if China attacks Taiwan, most Australians will support responses to economic sanctions and weapons supply, but less than half of the people will support directly sending troops to participate.</text:p>
      <text:p text:style-name="P4">
Videos: []</text:p>
      <text:p text:style-name="P4">
Images: []</text:p>
      <text:p text:style-name="P4">
Subject: 时政风云</text:p>
      <text:p text:style-name="P4">
Subjects: ['德中关系', '澳大利亚', '岛屿主权争端', '马英九', '专题报道：全景观看“习马会”', '专题报道：2016年台湾大选', '中国', '台湾', '中共十九大']</text:p>
      <text:p text:style-name="P4">
Keywords: ['澳大利亚', '澳洲', '台湾', '中国', '台海冲突', '攻台', '挺台', '洛伊国际政策研究所', '澳中关系', '中澳关系']</text:p>
      <text:p text:style-name="P4">
Id: 65978159</text:p>
      <!--METADATA-->
      <text:p text:style-name="P4">
<text:a xlink:type="simple" xlink:href="https://www.dw.com/zh/overlay/image/article/65978159/63763964" text:style-name="Internet_20_link" text:visited-style-name="Visited_20_Internet_20_Link">
 </text:a>
According to the polls, most Australians support the improvement of diplomatic relations with China. The picture shows the Australian Prime Minister Albanis and Chinese President Xi Jinping held a bilateral meeting in Bali (data photo) in Bali in November 2022 (data photo)</text:p>
      <text:p text:style-name="P4">
(Voice of German in Chinese) The latest polls released by the Australian Institute of Think Trek Ryture (Lowyinstitute) show that 56%of the Australian people support Sino -Australian relations to thaw, but the trust of Chinese President Xi Jinping is only 11%, which is slightly higher, which is slightly higher. 7%of Russian President Vladimirputin.</text:p>
      <text:p text:style-name="P4">
Bloomberg reported that the new survey showed that after the relationship between China and Australia's 2020 broke, Australians supported recovering dialogue with Beijing, and began to regain China as economic partners, not security threats.</text:p>
      <text:p text:style-name="P4">
This poll of the Roy Research Institute shows that about 56%of the respondents are very positive or actively supporting Australia to re -contact with China.</text:p>
      <text:p text:style-name="P4">
China as a dangerous interviewee decreased 11 percentage points to 52%compared with last year, while the respondents who regarded China as economic partners increased 11 percentage points from last year to 44%.</text:p>
      <text:p text:style-name="P4">
*#</text:p>
      <text:h text:style-name="P13" text:outline-level="4">
<text:span text:style-name="T4">
From a small partner to two disgust: What happened to China -Australia relations?</text:span>
</text:h>
      <text:h text:style-name="P12" text:outline-level="3">
<text:span text:style-name="T4">
Tightly trading partner</text:span>
</text:h>
      <text:p text:style-name="P4">
China and Australia signed the "China -Australia Free Trade Agreement" in 2015. It started in December of the same year. The two countries gave the other party the most beneficiary treatment. Australia's dairy products, beef, seafood, wine and other products, as well as mineral resources such as coal, copper, nickel, etc. Some zero tariffs are sold in China. The picture shows the then Australian Prime Minister Malcomturnbull and Chinese President Xi Jinping shook hands at the G20 summit held in Hangzhou. At that time, even if the bilateral relations were not intimate, it was at least friendly cooperation.</text:p>
      <text:p text:style-name="P4">
*#</text:p>
      <text:h text:style-name="P13" text:outline-level="4">
<text:span text:style-name="T4">
From a small partner to two disgust: What happened to China -Australia relations?</text:span>
</text:h>
      <text:h text:style-name="P12" text:outline-level="3">
<text:span text:style-name="T4">
Labor member is accused of "Tonghua"</text:span>
</text:h>
      <text:p text:style-name="P4">
The incident in 2017 formed a turning point in Sino -Australian relations towards suspicion and confrontation: Labor Senator Samdastyari resigned in pressure. He was accused of being very close to some Chinese businessmen, including Huang Xiangmo, a businessman who was said to be connected with the CCP. Since then, the Australian media has begun to expose China ’s tried to influence Canberra politics. In that year, Prime Minister Turnbull launched a law aimed at curbing foreign intervention, which was very significant for Beijing's precautions.</text:p>
      <text:p text:style-name="P4">
*#</text:p>
      <text:h text:style-name="P13" text:outline-level="4">
<text:span text:style-name="T4">
From a small partner to two disgust: What happened to China -Australia relations?</text:span>
</text:h>
      <text:h text:style-name="P12" text:outline-level="3">
<text:span text:style-name="T4">
Take the lead</text:span>
</text:h>
      <text:p text:style-name="P4">
In 2018, Australia made a decision to ban Huawei from participating in 5G network construction on the grounds of national security. In the context of US President Trump's trade war in China, Huawei, a Chinese technology giant, has already become the object of concerns of Western countries, but Australia is the first to officially announce the ban on Huawei among Western allies in the United States.</text:p>
      <text:p text:style-name="P4">
*#</text:p>
      <text:h text:style-name="P13" text:outline-level="4">
<text:span text:style-name="T4">
From a small partner to two disgust: What happened to China -Australia relations?</text:span>
</text:h>
      <text:h text:style-name="P12" text:outline-level="3">
<text:span text:style-name="T4">
Source of the new crown epidemic</text:span>
</text:h>
      <text:p text:style-name="P4">
Despite the increasingly tense atmosphere in the political field, China Australia still maintains close economic and trade relations between China and Australia for a period of time. China has a huge demand for Mineral resources and agricultural products in Australia. But a fundamental change from Wuhan, which swept the global in China. The Canberra government issued an independent investigation of the source of the new crown virus, which completely angered Beijing.</text:p>
      <text:p text:style-name="P4">
*#</text:p>
      <text:h text:style-name="P13" text:outline-level="4">
<text:span text:style-name="T4">
From a small partner to two disgust: What happened to China -Australia relations?</text:span>
</text:h>
      <text:h text:style-name="P12" text:outline-level="3">
<text:span text:style-name="T4">
"Anti -China Pioneer"?</text:span>
</text:h>
      <text:p text:style-name="P4">
The controversy in the new crown epidemic, coupled with the investigation of the "re -education camp" of the Australian political and think tank agencies, and the criticism of the restrictions on the democratic rule of law in Hong Kong, all made Canberra a "anti -China pioneer pioneer in the eyes of China in Beijing "" ". According to a Chinese official, the Chinese Embassy in Australia even has a document even listed 14 Australian government's dissatisfaction.</text:p>
      <text:p text:style-name="P4">
*#</text:p>
      <text:h text:style-name="P13" text:outline-level="4">
<text:span text:style-name="T4">
From a small partner to two disgust: What happened to China -Australia relations?</text:span>
</text:h>
      <text:h text:style-name="P12" text:outline-level="3">
<text:span text:style-name="T4">
Australian Reporter in China to discuss emergency departure from safety.</text:span>
</text:h>
      <text:p text:style-name="P4">
In September 2020, the Ministry of Foreign Affairs of China confirmed that the former CCTV host and a Chinese -American female reporter Cheng Lei had been investigated for "suspected of engaging in criminal activities that endanger China's national security". Subsequent Australian reporters in China, Australian Broadcasting Corporation, ABC, reporter in China, Bill Berz(BillBirtles)And "Australian Financial Review"(Australian Financial Review)Reporter Michael Smith(Michael Smith)——It was interviewed by Chinese national security personnel in Beijing. It is said that the content of the interview is related to the case of Chenglei. The two evacuated China on September 7.</text:p>
      <text:p text:style-name="P4">
*#</text:p>
      <text:h text:style-name="P13" text:outline-level="4">
<text:span text:style-name="T4">
From a small partner to two disgust: What happened to China -Australia relations?</text:span>
</text:h>
      <text:h text:style-name="P12" text:outline-level="3">
<text:span text:style-name="T4">
"War Wolf": Zhao Lijian pushed the text to provoke the storm</text:span>
</text:h>
      <text:p text:style-name="P4">
Chinese Foreign Ministry spokesman Zhao Lijian posted a sarcasm paintings created by Chinese artist Fu Yu (net name "Wuhe Kirin") on his Twitter account and fell into a diplomatic dispute. The painting depicts an Australian soldier with a knife against the neck of an Afghan child. Zhao Lijian satirized the incident of Australian special forces in Afghanistan to kill civilians. After the tweet was released, Australian Prime Minister Morrison immediately delivered a speech, asking Zhao Lijian to withdraw the picture and ask the Chinese government to apologize. Beijing did not apologize, but instead ironically "shame" for the Khamberra administration for his soldiers for committing war in Afghanistan.</text:p>
      <text:p text:style-name="P4">
*#</text:p>
      <text:h text:style-name="P13" text:outline-level="4">
<text:span text:style-name="T4">
From a small partner to two disgust: What happened to China -Australia relations?</text:span>
</text:h>
      <text:h text:style-name="P12" text:outline-level="3">
<text:span text:style-name="T4">
Beijing Tariff "Ruthless Hand" Australia to WTOAuthor: Yu Han (Comprehensive Report)</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Don’t believe Xi Jinping</text:span>
</text:h>
      <text:p text:style-name="P4">
Bloomberg reported that since the Australian Labor Party's new government was elected in May last year, his relationship with China has steadily heated up. Beijing has canceled some restrictions on Australian goods, and high -level meetings have been held between the two countries' diplomacy, trade and the Minister of Defense. Australian Prime Minister Anthonyalbanese is also expected to visit Beijing by the end of this year.</text:p>
      <text:p text:style-name="P4">
But the survey also shows that the Australians' trust in China and Xi Jinping is still very low. Five years ago, more than half of Australians believed that Beijing would act responsible in the world, and now this number is only 15%.</text:p>
      <text:p text:style-name="P4">
This echoed the decline in China's trust in recent years, and the interviewees' degree of trust in Xi Jinping's personal trust was only 11%. In addition, the survey also shows that the interviewees have lower trust in Putin, only 7%, and the trust of North Korean leader Kim Jong -un was 3%.</text:p>
      <text:p text:style-name="P4">
Australians' concerns about the possible outbreak of war between China and the United States have also intensified. More than half of the respondents said that Australia should maintain neutrality in this case.</text:p>
      <text:p text:style-name="P4">
Ryannelam, director of the Public Opinion and Foreign Policy Project of the Roy Research Institute, said: "Australians do not want to see a conflict in our region. If the war really broke out, they are cautious about Australia's intervention." "But they are also ready to Support threats to democratic countries. "</text:p>
      <text:p text:style-name="P4">
China has gradually reduced trade restrictions on Australia. The picture shows Australian beef (data photo) sold in the Chinese market</text:p>
      <text:h text:style-name="P12" text:outline-level="3">
<text:span text:style-name="T4">
Agree with China's strength is increasing</text:span>
</text:h>
      <text:p text:style-name="P4">
It is worth mentioning that this poll also asked the Australian people for the first time to think about the strength of the United States and China in the next ten years. Most interviewees believe that China's role will continue to be enhanced, and 61%of them believe that China will play more important and more powerful world leaders ten years later.</text:p>
      <text:p text:style-name="P4">
28%of people believe that China's position will be "roughly the same as the present" after ten years, and only 10%of people expect that China will play less important and powerful roles.</text:p>
      <text:p text:style-name="P4">
In contrast, nearly half (45%) respondents predict that the role and influence of the United States will remain the status quo after 10 years as a world leader; another 22%of the respondents predict that the United States will change in 10 years in the United States. It is more important and powerful than now, but there are also nearly one -third (32%) respondents that the role of the United States as a world leader will no longer be as important and powerful as it is now.</text:p>
      <text:p text:style-name="P4">
Most respondents believe that China will be more important in the next 10 years than it is now. The picture shows the Chinese Prime Minister Li Qiang, who is visiting Germany</text:p>
      <text:h text:style-name="P12" text:outline-level="3">
<text:span text:style-name="T4">
Support Taiwan but have a limit</text:span>
</text:h>
      <text:p text:style-name="P4">
The annual poll of the public attitude towards the world also found that 82%of the respondents supported the establishment of a security alliance with the world's attitude towards the world. Asian conflict.</text:p>
      <text:p text:style-name="P4">
Among the Australian people interviewed, 64%believe that the possible prospect of military conflicts in the United States and China on issues in Taiwan is a "serious threat", which is doubled than those who worried two years ago. 68%of the biggest threat mentioned by interviewees is network attacks from other countries.</text:p>
      <text:p text:style-name="P4">
<text:a xlink:type="simple" xlink:href="https://www.dw.com/zh/zh/军情六处负责人中国现在是我们最关注的问题/a-62563503" text:style-name="Internet_20_link" text:visited-style-name="Visited_20_Internet_20_Link">
If China attack Taiwan</text:a>
80%of the respondents expressed their support to accept Taiwan's refugees, 76%of people supported "improving economic and foreign sanctions on China", 64%supported "Australia provided weapons and military materials to the Taiwan government", 61%of people supported "Using the Australian Navy to help China prevent blockade around Taiwan."</text:p>
      <text:p text:style-name="P4">
At the same time, only 42%of people support the sending "Australian military personnel to Taiwan to assist in defending Taiwan."</text:p>
      <text:p text:style-name="P4">
In addition, 87%of respondents said they were worried that China might open a military base on the Pacific islands.</text:p>
      <text:p text:style-name="P4">
The Australian government has repeatedly stated that it opposes any unilateral attempt to change the status quo of Taiwan, and the United States has long adhered to "strategic blur" for a long time, that is, it is unclear whether it will make military responses to the behavior of attacking Taiwan. Beijing has always said that he will not give up Wu Tong. Essence</text:p>
      <text:p text:style-name="P4">
This poll is based on the investigation of 2000 people in March this year and 4,000 people in April this year.</text:p>
      <text:p text:style-name="P4">
(Reuters, Bloomberg)</text:p>
      <text:p text:style-name="P4">
News Source: <text:a xlink:type="simple" xlink:href="https://www.dw.com/zh/澳洲人如何看待中澳关系、习近平与台海危机？/a-65978159" text:style-name="Internet_20_link" text:visited-style-name="Visited_20_Internet_20_Link">
https://www.dw.com/zh/澳洲人如何看待中澳关系、习近平与台海危机？/a-65978159?maca=chi-rss-chi-all-1127-rdf</text:a>
</text:p>
      <!--NEWS-->
      <text:h text:style-name="P10" text:outline-level="1">
<text:span text:style-name="T4">
Guizhou "Village Super": What are the discussions of the rural football leagues in many parties?</text:span>
</text:h>
      <text:p text:style-name="P4">
Author: https://www.facebook.com/bbcworldservice/</text:p>
      <text:p text:style-name="P4">
Publisher: BBC News 中文</text:p>
      <text:p text:style-name="P4">
Published Time: 2023-06-21T10:22:43.000Z</text:p>
      <text:p text:style-name="P4">
Modified Time: 2023-06-21T10:22:43.000Z</text:p>
      <text:p text:style-name="P4">
Description: In June, which returned to the Normal State of the Chinese Super League and the World Cup champion Argentina triggered a fans in Beijing, a folk rural amateur football event in Southwest China accidentally became a focus of attention.</text:p>
      <text:p text:style-name="P4">
Images: []</text:p>
      <text:p text:style-name="P4">
Videos: ["<text:a xlink:type="simple" xlink:href="https://www.bbc.com/ws/av-embeds/cps/zhongwen/simp/chinese-news-65973562/p0fv2hlx/zh-hans" text:style-name="Internet_20_link" text:visited-style-name="Visited_20_Internet_20_Link">
zh-hans</text:a>
"]</text:p>
      <text:p text:style-name="P4">
Tags: ['中國', '足球']</text:p>
      <text:p text:style-name="P4">
Type: Article</text:p>
      <!--METADATA-->
      <text:h text:style-name="P12" text:outline-level="3">
<text:span text:style-name="T4">
"Village Super" in Guizhou: What discussions have been caused by the rural football leagues in many parties</text:span>
</text:h>
      <text:p text:style-name="P4">
June 21, 2023 <text:a xlink:type="simple" xlink:href="https://www.bbc.com/ws/av-embeds/cps/zhongwen/simp/chinese-news-65973562/p0fv2hlx/zh-hans" text:style-name="Internet_20_link" text:visited-style-name="Visited_20_Internet_20_Link">
Video-1-Link:/WS/AV-EMBEDS/CPS/ZHONGWEN/SIMP/Chinese-News-65973562/P0FV2HLX/ZH-HansS</text:a>
<text:span text:style-name="T4">
 Your equipment does not support playing multimedia materials </text:span>
 video plus injection text,</text:p>
      <text:p text:style-name="P4">
The "Village Super" football game of Guizhou, the popularity of the red Internet</text:p>
      <text:p text:style-name="P4">
<text:span text:style-name="T4">
 During the post -new crown epidemic period, the Chinese Super League returned to the normal state and the new World World Cup champion Argentina visited China in June in Beijing that caused a fans in Beijing. A folk rural amateur football event in Southwest China accidentally became a focus of attention. </text:span>
</text:p>
      <text:p text:style-name="P4">
According to Chinese media reports, Rongjiang County Football League, Rongjiang County, Guizhou Province, called "Village Super", was suddenly attracted a lot of attention online and offline with an incredible momentum.</text:p>
      <text:p text:style-name="P4">
This rural competition is accused of being organized by the local villagers. There are 20 rural teams participating. Participants in their 15-40s come from different backgrounds -hawkers, drivers, students, carpenters, and former butchers, etc. And from different ethnic groups.</text:p>
      <text:p text:style-name="P4">
The official media reported that the three -month competition can attract tens of thousands of audiences to watch the battle -the day when the number of "Super Saturday Football Nights" is called on the day, the number of audiences in the peak is accused of 5 Thousands of people.</text:p>
      <text:p text:style-name="P4">
Image source, CNS</text:p>
      <text:p text:style-name="P4">
Image adding text,</text:p>
      <text:p text:style-name="P4">
The scene of the "Village Super" competition</text:p>
      <text:p text:style-name="P4">
Video editing widely circulated on social media shows that thousands of viewers sing and dance around the stadiums around only one small temporary stand, and cheer for their hometown teams. Representatives wearing various traditional national clothing will play the nation. Musical instruments entered the field with the players and danced -they even had a "midfield show" that seemed to be carefully prepared. Against the fireworks, the local minorities performed large -scale songs and dances in the center of the stadium.</text:p>
      <text:h text:style-name="P12" text:outline-level="3">
<text:span text:style-name="T4">
Many praises</text:span>
</text:h>
      <text:p text:style-name="P4">
This amateur event described as a very "grounded" attracted a lot of attention, including Michaelowen, a famous England star Michaelowen, and Fan Zhiyi, former captain of the Chinese national team, all posted videos on social media as "Village Super". Aevant, retired CCTV sports host Han Qiaosheng also went to the scene to commented on the spot.</text:p>
      <text:p text:style-name="P4">
As of June 21, the topic label of "Guizhou Village Super" has read more than 220 million on Sina Weibo. On the short video platform Douyin, there are more than 3.1 billion videos with this label.</text:p>
      <text:p text:style-name="P4">
In the past few weeks, social media has been circulating short videos about this event. Among them, not only the mainstream media and social network celebrities from all over the country have reported to local reports and watching, but according to the Chinese media such as the Football Newspaper, the Chinese Football Association and the harmony of the Chinese Football Association and the harmony Guizhou Football Association, the State Sports General Administration, and the Ministry of Agriculture and Rural Ministry have also sent people to the scene to investigate.</text:p>
      <text:p text:style-name="P4">
Chinese Foreign Ministry spokesman Hua Chunying and the Chinese Embassy in China also reposted the content of video reports about "Village Super".</text:p>
      <text:p text:style-name="P4">
Some experts in the sports industry said that the popularity of "Village Super" seems to have a certain degree of professional operations, but so far, the public has little understanding of it.</text:p>
      <text:h text:style-name="P12" text:outline-level="3">
<text:span text:style-name="T4">
Real "grassroots" football?</text:span>
</text:h>
      <text:p text:style-name="P4">
Image source, CNS</text:p>
      <text:p text:style-name="P4">
Image adding text,</text:p>
      <text:p text:style-name="P4">
In the Guizhou Village Super Field, participating players from 15 to 40 come from different backgrounds -hawkers, drivers, students, carpentry and former butcher.</text:p>
      <text:p text:style-name="P4">
Image source, CNS</text:p>
      <text:p text:style-name="P4">
Image adding text,</text:p>
      <text:p text:style-name="P4">
At the competition scene, representatives wearing various traditional national clothing played the national musical instrument and entered the field with players, and performed songs and dances.</text:p>
      <text:p text:style-name="P4">
Image source, CNS</text:p>
      <text:p text:style-name="P4">
"Village Super" has become a hot spot under the propaganda of social media and webcasting. Is it a folk spontaneous phenomenon or a mature operation. It is difficult for the outside world to verify for a while -in reports of Chinese media, "Village Super" is described as a folk The spontaneous competition, and recently, has also become a hot "National and American Rural Basketball Contest (Village BA)" in Guizhou Province, has received support from official institutions including China Sports Administration.</text:p>
      <text:p text:style-name="P4">
"I actually believe that it must be operated behind it," Ding Weijie, a senior ball critic in mainland China in mainland China, told the BBC in the former ESPN commentator and the current place of work in mainland China.</text:p>
      <text:p text:style-name="P4">
But he said that even if related operations exist, they have positive significance.</text:p>
      <text:p text:style-name="P4">
"If our country can facilitate the public in terms of software and hardware, it is already a two -code thing to participate in football more."</text:p>
      <text:p text:style-name="P4">
In fact, Guizhou's "Village Super" has become a hot online. In the current Chinese football environment, there seems to be a special background.</text:p>
      <text:p text:style-name="P4">
With the explosion of the "Golden Yuan Football" bubble of the Chinese Super League, a large amount of capital withdraws from the professional league, coupled with the corruption scandal of the Football Association and the men's football national team is still far away from the World Cup. Discuss Chinese football.</text:p>
      <text:p text:style-name="P4">
In the social media dissemination of Guizhou's "Village Super", including a variety of small stories about local grassroots football culture and history -including football was introduced by college students in the 1940s, a villager took the lead in digging out with a hoe to dig out with a hoe The first football field of "Village Super", as well as a 80 -year -old local old woman donated money to the event and so on.</text:p>
      <text:p text:style-name="P4">
Image source, CNS</text:p>
      <text:p text:style-name="P4">
Image adding text,</text:p>
      <text:p text:style-name="P4">
"Village Super" is packaged into a folk spontaneous competition.</text:p>
      <text:p text:style-name="P4">
</text:p>
      <text:p text:style-name="P4">
Image adding text,</text:p>
      <text:p text:style-name="P4">
The "Village Super" league in Rongjiang County, Guizhou Province has become a hot talk.</text:p>
      <text:p text:style-name="P4">
A China Sports News Agency in China quoted a Chinese sports reporter said that this kind of folk competition is driven by ordinary people, not driven by economic interests, so it is "purity". Latin America's football culture is more similar.</text:p>
      <text:p text:style-name="P4">
The English version of "Global Times" states that the atmosphere presented in "Village Super" is "rare" in China, and it is "very precious" for urban residents across China.</text:p>
      <text:p text:style-name="P4">
"Grassroots football is very weak throughout the country," said Ding Weijie. In China, it is often heard about the development of grassroots football culture. factor.</text:p>
      <text:p text:style-name="P4">
He said that compared to whether there is official operation behind the "Village Super", he is more concerned about the operation mode behind the "Village Super" and whether it can be copied to other parts of China.</text:p>
      <text:p text:style-name="P4">
"What is the mysterious place in the" Village Chao "that can make it do so successfully? We must analyze it -we don't know, we are far from Guizhou, and no one will report this on the spot."</text:p>
      <text:p text:style-name="P4">
Image source, CNS</text:p>
      <text:p text:style-name="P4">
As a topic of online, "Village Super" also led to a populist dispute about the horizontal gap between Chinese football amateur and career -some netizens even ridiculed that "Village Chao" can "hang" the Chinese national football.</text:p>
      <text:p text:style-name="P4">
Regarding this type of online discussion, experts said that after the overtaking bubble explosion, it will find that the "pseudo fans" who have participated in the discussion in the past ten years still know nothing about the real problems behind them.</text:p>
      <text:p text:style-name="P4">
"The relationship between the national team, the national system, the professional football, and the youth training, the campus, and the grass roots. Except for a small number of professionals, I dare to say that no one knows it," Ding Weijie said.</text:p>
      <text:p text:style-name="P4">
He said that he was worried that "Village Super" would be the same. "Everyone's focus is only on 'enjoyment', but not discussing it."</text:p>
      <text:p text:style-name="P4">
News Source: <text:a xlink:type="simple" xlink:href="https://www.bbc.com/zhongwen/simp/chinese-news-65973562" text:style-name="Internet_20_link" text:visited-style-name="Visited_20_Internet_20_Link">
https://www.bbc.com/zhongwen/simp/chinese-news-65973562</text:a>
</text:p>
      <!--NEWS-->
      <text:h text:style-name="P10" text:outline-level="1">
<text:span text:style-name="T4">
Hidden "long arms": Russia and China in Germany exerted influence</text:span>
</text:h>
      <text:p text:style-name="P4">
Author: None (Language: zh)</text:p>
      <text:p text:style-name="P4">
Publisher: None</text:p>
      <text:p text:style-name="P4">
Time: 2023-06-21T11:07:00Z</text:p>
      <text:p text:style-name="P4">
Description: Intelligence officials who attack and are illegal in Germany in Germany-this is a way of influencing foreign countries in Germany. The Director of the German Constitution Protection Haldenwon said that Russian President Putin is more dangerous than other foreign countries, including China.</text:p>
      <text:p text:style-name="P4">
Videos: []</text:p>
      <text:p text:style-name="P4">
Images: []</text:p>
      <text:p text:style-name="P4">
Subject: 时政风云</text:p>
      <text:p text:style-name="P4">
Subjects: []</text:p>
      <text:p text:style-name="P4">
Keywords: ['欧债危机', '俄罗斯', '欧盟', '乌克兰', '岛屿主权争端', '专题报道：全景观看“习马会”', '德国', '中国', '留学德国', '中共十九大']</text:p>
      <text:p text:style-name="P4">
Id: 65988611</text:p>
      <!--METADATA-->
      <text:p text:style-name="P4">
<text:a xlink:type="simple" xlink:href="https://www.dw.com/zh/overlay/image/article/65988611/57953077" text:style-name="Internet_20_link" text:visited-style-name="Visited_20_Internet_20_Link">
 </text:a>
(Voice of Germany Chinese) In general, Russia's intelligence activities are more active and regardless of means, -Thomashaldenwang, director of the German Constitution Protection Agency, said. Sometimes people use the means of Russia have only seen it in the movie. "Russia's intelligence activities and even the most serious consequences, including killing."</text:p>
      <text:p text:style-name="P4">
In Berlin, the German Federal Minister of the Interior, Fedezel, and the Director of the Constitution Protection, introduced the "Constitution Protection Report 2022". "For the internal security of Germany, Russia's war against Ukraine is a turning point," Ferser said.</text:p>
      <text:p text:style-name="P4">
The Constitution Protection Department is concerned about the propaganda of the Kremlin in Germany. These include some pro -Russian groups that agree with the invasion of the Ukrainian war. The goals of them and Russian President Putin are: in the future, people living in Germany in the future have been taken to them.</text:p>
      <text:p text:style-name="P4">
Haldenwang explained: "Putin thinks these people are 'his Russians', and the person he wants to impact." However, Haldenwang also said that in Germany, Russian groups who live in Germany overall It is not easy to be controlled by Russia's propaganda.</text:p>
      <text:p text:style-name="P4">
Soon after the Russia invaded the Ukrainian war, Germany expelled 40 suspected of engaging in <text:a xlink:type="simple" xlink:href="https://www.dw.com/zh/zh/柏林永远的间谍之都/a-58906625" text:style-name="Internet_20_link" text:visited-style-name="Visited_20_Internet_20_Link">
spy</text:a>
Russian diplomat for event. However, Haldenwon estimates that the Kremlin's attempts in Germany will increase the impact on Germany in the future. "Even if such measures have a short -term effect, Russia will adjust its means, and it will be more secretive and offensive in the future."</text:p>
      <text:p text:style-name="P4">
A German television report said that since the Russia's invasion of the Ukrainian war, there are more than 500 [spy] in Europe.(https://www.dw.com/zh/zh/涉嫌为俄罗斯从事间谍活动-德国情报人员被捕/a-64196441)Delivered.</text:p>
      <text:p text:style-name="P4">
The Director of the Constitution Protection Bureau Haldenwang and the Minister of the Interior Fisher</text:p>
      <text:h text:style-name="P12" text:outline-level="3">
<text:span text:style-name="T4">
China, North Korea, Iran, Türkiye</text:span>
</text:h>
      <text:p text:style-name="P4">
Ferizer and Haldenwon said that whether it is through <text:a xlink:type="simple" xlink:href="https://www.dw.com/zh/zh/德国内政部长要求加强防范来自中国的间谍活动/a-65840153" text:style-name="Internet_20_link" text:visited-style-name="Visited_20_Internet_20_Link">
Spy</text:a>
The threat of online attacks is still distorted and wrong information promotion. Except for Russia, <text:a xlink:type="simple" xlink:href="https://www.dw.com/zh/zh/德语媒体非官方使命-中国海外警察站/a-65531193" text:style-name="Internet_20_link" text:visited-style-name="Visited_20_Internet_20_Link">
China</text:a>
, Iran, North Korea, and Türkiye are also focusing countries.</text:p>
      <text:p text:style-name="P4">
According to a German television report, the German government has not been treated seriously on foreign countries' secrets over the years, and now it has begun to strengthen attention. These behaviors may be some keywords that spread on Twitter or other social media networks. For example, claiming that the election has the problem of fraud. Or fabricate fake news for the German government to formulate certain plans. Or some hidden actions, such as the establishment of a federation or organization, secretly donate to political parties or politicians. The German security department estimates that behind these activities, the activities of foreign or their intelligence departments may be hidden. This is called illegal impact and threatens the democracy, foreign policy and economy of Germany.</text:p>
      <text:p text:style-name="P4">
It is reported that West Germany's will and North Germany will be informed that the constitutional protection department believes that China has tried to attract the current and former politicians for its interests, or pressure to criticize the Chinese government. The German intelligence department believes that China has also tried to win the German economy representatives and serve its purpose, and use its dependence on the Chinese market in the process.</text:p>
      <text:p text:style-name="P4">
A report from German TV states that the internal draft of the Chinese strategic internal draft has also been mentioned that it pays attention to the form of impact on "concealment, intimidation or compulsory means, or infringement of German interests". The Ministry of Foreign Affairs marked in the relevant draft: seeking to formulate stricter lobbying registration regulations in the federal parliament. As a foreign agent engaged in lobbying, it is necessary to be transparent. The report mentioned that <text:a xlink:type="simple" xlink:href="https://www.dw.com/zh/zh/加拿大中國試圖干涉選舉但不需公開再查/a-65714765" text:style-name="Internet_20_link" text:visited-style-name="Visited_20_Internet_20_Link">
Canada is reviewing China's intervention that may be performed in the last parliament election</text:a>
Essence</text:p>
      <text:p text:style-name="P4">
The report quoted an internal report of a constitutional protection department, saying that in the past two years, for many countries, the impact of errors and publicity has impact on people's ideological consciousness and mentality, and "play an increasingly important role". China tries to "comprehensively impact" a "goodwill politics, social and economic environment" through "comprehensive impact impact".</text:p>
      <text:p text:style-name="P4">
The area where the Berlin government agency is located</text:p>
      <text:h text:style-name="P12" text:outline-level="3">
<text:span text:style-name="T4">
How to identify?</text:span>
</text:h>
      <text:p text:style-name="P4">
It is reported that in 2016, the German government launched the so -called hybrid work group, which belongs to the Ministry of the Interior, but its purpose is to strengthen the flow of information between ministries and commissions and security departments. Since the Ukrainian war, the working group has paid close attention to the propaganda activities of distorted errors in the war. In addition, the working group also pays attention to the possible consequences of energy shortage and the protection of key infrastructure. In addition to Russia, another focus of the working group lies in China. Experts in the working group are also concerned about the possible risks of Chinese investment in Hamburg Port or Huawei to participate in 5G construction.</text:p>
      <text:p text:style-name="P4">
It is reported that the German government tries to identify false news and error information in the Internet world as soon as possible. The Ministry of Foreign Affairs has used a IT tool called "Talkwalker" for a systematic monitoring of the Radiosphere. Now that the relevant contract expires, it is looking for new tools. Relevant bidding materials wrote that new software will be used to analyze social media networks to "confirm the conduct, automatic, or manipulated" behavior ". The goal is to "identify the wrong false information promotion of foreign countries and acts close to foreign countries."</text:p>
      <text:p text:style-name="P4">
News Source: <text:a xlink:type="simple" xlink:href="https://www.dw.com/zh/隐藏的-长臂-：俄、中在德施加影响/a-65988611" text:style-name="Internet_20_link" text:visited-style-name="Visited_20_Internet_20_Link">
https://www.dw.com/zh/隐藏的-长臂-：俄、中在德施加影响/a-65988611?maca=chi-rss-chi-all-1127-rdf</text:a>
</text:p>
      <!--NEWS-->
      <text:h text:style-name="P10" text:outline-level="1">
<text:span text:style-name="T4">
EU Summit: Focus on China's security strategy for China</text:span>
</text:h>
      <text:p text:style-name="P4">
Author: None (Language: zh)</text:p>
      <text:p text:style-name="P4">
Publisher: None</text:p>
      <text:p text:style-name="P4">
Time: 2023-06-21T13:18:00Z</text:p>
      <text:p text:style-name="P4">
Description: EU senior officials said that the EU leaders will call on China to help China help the end of the Ukrainian war and participate in climate change during the summit, and regain its economic relations with the EU.</text:p>
      <text:p text:style-name="P4">
Videos: []</text:p>
      <text:p text:style-name="P4">
Images: []</text:p>
      <text:p text:style-name="P4">
Subject: 时政风云</text:p>
      <text:p text:style-name="P4">
Subjects: ['希腊债务危机', '欧债危机', '俄罗斯', '欧盟', '乌克兰', '岛屿主权争端', '专题报道：全景观看“习马会”', '诺贝尔奖', '欧洲难民危机', '欧洲']</text:p>
      <text:p text:style-name="P4">
Keywords: ['欧盟', '中国', '俄罗斯', '乌克兰战争', '安全战略', '去风险', '投资', '敏感技术']</text:p>
      <text:p text:style-name="P4">
Id: 65990363</text:p>
      <!--METADATA-->
      <text:p text:style-name="P4">
<text:a xlink:type="simple" xlink:href="https://www.dw.com/zh/overlay/image/article/65990363/61306037" text:style-name="Internet_20_link" text:visited-style-name="Visited_20_Internet_20_Link">
 </text:a>
China will be an important topic at the EU Summit next week</text:p>
      <text:p text:style-name="P4">
(Voice of Germany Chinese) will be the main topic at the EU State Leadership Summit at Brussels next week (June 29-June 30) at the European Leader Summit in Brussels. The above -mentioned appeal to China appeared in the draft of the closing statement prepared by the conference, which was not the last text that was finalized.</text:p>
      <text:p text:style-name="P4">
The European officials told Reuters that the draft of the closing statement was roughly consistent with the content of the 7th National Group Summit in May this year. Essence</text:p>
      <text:p text:style-name="P4">
He said: "The important thing is that we have determined the concept of de -risk and diversification." The official also revealed that the focus of the European leaders' discussion may include the role of China in the Russian war in Russia and the <text:a xlink:type="simple" xlink:href="https://www.dw.com/zh/zh/媒體歐盟擬制裁七間助俄中企/a-65545705" text:style-name="Internet_20_link" text:visited-style-name="Visited_20_Internet_20_Link">
Sino -Russian economic relations </text:a>
Essence Western leaders have urged China to use its influence on Russia to terminate conflicts.</text:p>
      <text:p text:style-name="P4">
Chinese official data shows that China has grown significantly since the Ukrainian war from Russia's crude oil imports and bilateral trade. According to data released by China Customs on Tuesday, China imported 9.71 million tons of Russian crude oil in May this year, reaching the highest level since Russia's invasion of Ukraine. Since the outbreak of the war in February 2022, China's imports of Russian crude oil have almost doubled. Trade data announced this month also shows that <text:a xlink:type="simple" xlink:href="https://www.dw.com/zh/zh/俄中贸易互动频繁-去年规模破万亿人民币/a-64386045" text:style-name="Internet_20_link" text:visited-style-name="Visited_20_Internet_20_Link">
Trade between China and Russia</text:a>
The amount has continued to reach a new high since February 2022.</text:p>
      <text:h text:style-name="P12" text:outline-level="3">
<text:span text:style-name="T4">
China's shot to save Russia's economy?</text:span>
</text:h>
      <text:h text:style-name="P12" text:outline-level="3">
<text:span text:style-name="T4">
economic security strategy</text:span>
</text:h>
      <text:p text:style-name="P4">
On Tuesday, the European Commission announced a new <text:a xlink:type="simple" xlink:href="https://www.dw.com/zh/zh/保卫经济安全-欧盟有哪些工具/a-65959172" text:style-name="Internet_20_link" text:visited-style-name="Visited_20_Internet_20_Link">
Economic Security</text:a>
Strategy, emphasize strengthening the supervision of export and technical output. The European Commission did not mention China in strategic documents, but it is clear that the country is a center of the document focusing.</text:p>
      <text:p text:style-name="P4">
"We must ensure that the capital, knowledge, experience, and research of EU companies will not be used for military purposes." Feng Delin, chairman of the European Commission, said.</text:p>
      <text:p text:style-name="P4">
This security strategy is also an important issue discussed at the Brussels summit next week. According to the "South Germany" report, one of the core content of the strategy is export control and foreign investment in specific areas. In addition, the European Commission also plans to launch a regulation, so that the authorities have the right to limit EU companies to invest in China in some cases in some cases in China. Essence This will involve a small amount of sensitive technologies that can be used for military purposes. The examples mentioned in the file include quantum computers, new semiconductors and artificial intelligence.</text:p>
      <text:p text:style-name="P4">
EU officials quoted by Reuters also said that some EU countries are currently very cautious about the proposal, saying that exports and security policies belong to the scope of responsibility for their members.</text:p>
      <text:p text:style-name="P4">
(Reuters, South Germany will report)</text:p>
      <text:p text:style-name="P4">
News Source: <text:a xlink:type="simple" xlink:href="https://www.dw.com/zh/欧盟峰会：聚焦针对中国的安全战略/a-65990363" text:style-name="Internet_20_link" text:visited-style-name="Visited_20_Internet_20_Link">
https://www.dw.com/zh/欧盟峰会：聚焦针对中国的安全战略/a-65990363?maca=chi-rss-chi-all-1127-rdf</text:a>
</text:p>
      <!--NEWS-->
      <text:h text:style-name="P10" text:outline-level="1">
<text:span text:style-name="T4">
In order to curb the clean energy of global warming emerging countries, the amount of clean energy must be greatly increased</text:span>
</text:h>
      <text:p text:style-name="P4">
Publisher: 法新社</text:p>
      <text:p text:style-name="P4">
Published Time: 2023-06-21T14:02:08+00:00</text:p>
      <text:p text:style-name="P4">
Modified Time: 2023-06-21T13:50:01+00:00</text:p>
      <text:p text:style-name="P4">
Description: (Agence France -Presse Paris, 21st) The International Energy Administration (IEA) said today that if global warming is limited to the acceptable range, developed countries and emerging economies (excluding China) investment in clean energy sources for clean energy sources The amount must be increased by 7 times within 10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6-21T14-02-08-00-00/000000.png" xlink:type="simple" xlink:show="embed" xlink:actuate="onLoad" draw:mime-type="image/png"/>
</draw:frame>
The International Energy Agency stated in the report that in order to achieve the goal of the Paris Climate Agreement, such countries' investment in non -fossil fuel energy must increase from 260 billion US dollars (about NT $ 80 billion) to nearly 2 trillion dollars.</text:p>
      <text:p text:style-name="P4">
FATIH Birol, executive director of the International Energy Administration, told reporters at a briefing at a briefing yesterday: "If you want to achieve international climate goals, the funds for clean energy in emerging and developing are the problem."</text:p>
      <text:p text:style-name="P4">
On the eve of the two -day "Summit for A New Global FinancingPact" in Paris, France, the above report was announced.</text:p>
      <text:p text:style-name="P4">
Accelerating clean energy transformation and helping developing countries in response to and preventing devastating climate impacts will be an important issue of the summit.</text:p>
      <text:p text:style-name="P4">
At present, nearly 800 million people in the world are missing power, and 2.4 billion people cannot obtain clean cooking fuels. These people almost live in poverty and emerging countries.</text:p>
      <text:p text:style-name="P4">
News Source: <text:a xlink:type="simple" xlink:href="https://www.rfi.fr/cn/%E5%9B%BD%E9%99%85%E6%8A%A5%E9%81%93/20230621-%E4%B8%BA%E9%81%8F%E5%88%B6%E5%85%A8%E7%90%83%E6%9A%96%E5%8C%96-%E6%96%B0%E5%85%B4%E5%9B%BD%E5%AE%B6%E5%B9%B2%E5%87%80%E8%83%BD%E6%BA%90%E7%94%A8%E9%87%8F%E9%A1%BB%E5%A4%A7%E5%A2%9E" text:style-name="Internet_20_link" text:visited-style-name="Visited_20_Internet_20_Link">
https://www.rfi.fr/cn/%E5%9B%BD%E9%99%85%E6%8A%A5%E9%81%93/20230621-%E4%B8%BA%E9%81%8F%E5%88%B6%E5%85%A8%E7%90%83%E6%9A%96%E5%8C%96-%E6%96%B0%E5%85%B4%E5%9B%BD%E5%AE%B6%E5%B9%B2%E5%87%80%E8%83%BD%E6%BA%90%E7%94%A8%E9%87%8F%E9%A1%BB%E5%A4%A7%E5%A2%9E</text:a>
</text:p>
      <!--NEWS-->
      <text:h text:style-name="P10" text:outline-level="1">
<text:span text:style-name="T4">
German media: Let's continue to be friends</text:span>
</text:h>
      <text:p text:style-name="P4">
Author: None (Language: zh)</text:p>
      <text:p text:style-name="P4">
Publisher: None</text:p>
      <text:p text:style-name="P4">
Time: 2023-06-21T14:45:00Z</text:p>
      <text:p text:style-name="P4">
Description: Regarding the issues of consultation on the German -China government, "Times Online" noticed that regardless of politics or economic circles, they hope to go risks, rather than decoupling with the Chinese economy; "Focus Online" believes that Xi Jinping's self -sufficient strategy has been implemented.</text:p>
      <text:p text:style-name="P4">
Videos: []</text:p>
      <text:p text:style-name="P4">
Images: []</text:p>
      <text:p text:style-name="P4">
Subject: 评论分析</text:p>
      <text:p text:style-name="P4">
Subjects: ['德中政府磋商', '肖尔茨', '李强', '部长', '自给自足']</text:p>
      <text:p text:style-name="P4">
Keywords: ['意见反馈']</text:p>
      <text:p text:style-name="P4">
Id: 65991773</text:p>
      <!--METADATA-->
      <text:p text:style-name="P4">
<text:a xlink:type="simple" xlink:href="https://www.dw.com/zh/overlay/image/article/65991773/65978455" text:style-name="Internet_20_link" text:visited-style-name="Visited_20_Internet_20_Link">
 </text:a>
Family portrait of the consultation meeting: Did you come to Qi?</text:p>
      <text:p text:style-name="P4">
(Voice of Germany) The signing ceremony is ongoing in a hall of the Federal Ministry of Economic Affairs. The BMW company signed a statement with the China National Development and Reform Commission; Mercedes -Benz also signed a document with the Development and Reform Commission; the Ministry of Education of China and Volkswagen Corporation and Volkswagen Company trained professionals to deepen cooperation and signing contracts. Prime Minister Shulz made a 4 -minute speech, and then Chinese Prime Minister Li Qiang gave a 14 -minute speech. <text:a xlink:type="simple" xlink:href="https://www.dw.com/zh/zh/难度高悬念大德中政府磋商全面开启/a-65972739" text:style-name="Internet_20_link" text:visited-style-name="Visited_20_Internet_20_Link">
At first glance, everything is as usual</text:a>
, Back to the past.</text:p>
      <text:p text:style-name="P4">
<text:a xlink:type="simple" xlink:href="https://www.zeit.de/politik/deutschland/2023-06/deutsch-chinesische-regierungskonsultationen-berlin-olaf-scholz-li-qiang/komplettansicht" text:style-name="Internet_20_link" text:visited-style-name="Visited_20_Internet_20_Link">
Published in "Time Online" entitled "Let's continue becoming a friend"</text:a>
The author wrote, "Slow!Isn't it a cold, criticism of Germany and China relations?" "Now, the new Chinese Prime Minister and the accompanying ministers have ended <text:a xlink:type="simple" xlink:href="https://www.dw.com/zh/zh/德语媒体柏林铺开红地毯/a-65979543" text:style-name="Internet_20_link" text:visited-style-name="Visited_20_Internet_20_Link">
two -day government consultation</text:a>
After that, <text:a xlink:type="simple" xlink:href="https://www.dw.com/zh/zh/德中政府磋商不能提问的总理新闻发布会/a-65978567" text:style-name="Internet_20_link" text:visited-style-name="Visited_20_Internet_20_Link">
Berlin released a very friendly signal</text:a>
The two sides agreed with the follow -up of cooperation. In addition to strengthening trade and scientific exchanges, the two countries have also agreed to host the German and Central Environment Forum this fall. In the field of electric vehicles and hydrogen energy, the two countries hope to strengthen cooperation. "The author noticed that, unlike previously, (Tuesday) the agreement signed in the Ministry of Economic Affairs was not a billion -dollar list.</text:p>
      <text:p text:style-name="P4">
"The clear goal of the German federal government is to reduce the damage that may be suffered due to dependence on China. Germany is China's most important trading partner in Europe. Out of economic benefits, it is not meaningless to maintain cooperation between the two countries. <text:a xlink:type="simple" xlink:href="https://www.dw.com/zh/zh/德国与中国压力山大的伙伴关系/a-65941273" text:style-name="Internet_20_link" text:visited-style-name="Visited_20_Internet_20_Link">
The question is: how far it should go</text:a>
Intersection "</text:p>
      <text:p text:style-name="P4">
"At present, Berlin's statement is 'to risk', that is, the risk brought by the intertwined economic bonds, not the" decoupling "that some politicians in Washington are more hopeful, that is, completely get rid of China. The Prime Minister's Palace said to Li Qiang: 'We have no interest in the decoupling with China'.</text:p>
      <text:p text:style-name="P4">
At the German -China Economic and Technological Cooperation Forum in the afternoon, Shulz emphasized that risk does not mean giving up globalization and world trade, and its significance lies in fair trade. "</text:p>
      <text:h text:style-name="P12" text:outline-level="3">
<text:span text:style-name="T4">
is how to re -position relations with China</text:span>
</text:h>
      <text:h text:style-name="P12" text:outline-level="3">
<text:span text:style-name="T4">
<text:span text:style-name="T4">
 China’s self -sufficient dream has already begun </text:span>
</text:span>
</text:h>
      <text:p text:style-name="P4">
"Focus" magazine published an article pointed out that <text:a xlink:type="simple" xlink:href="https://www.focus.de/finanzen/scholz-und-biden-traeumen-von-china-trennung-doch-xi-dreht-den-spiess-einfach-um_id_196998229.html" text:style-name="Internet_20_link" text:visited-style-name="Visited_20_Internet_20_Link">
Berlin and Washington are trying to get rid of the situation of economy dependence on China</text:a>
, But Xi Jinping's counter -control strategy has been implemented.</text:p>
      <text:p text:style-name="P4">
The author believes that Premier Shaws said that when the Ministers from China conducted government consultations, "supporting risks and opposing decoupling", this is just an echo of the White House tone. "Using this kind of words, Western politicians want people to know that they are the promoters of history. But do not know that Beijing's deeper self -sufficient dream has already begun." "We will have two scholars in front of us, involving culture and culture, Economy and military ", and the process of gradually drifting in China includes a number of steps: control the Internet, value -added chain nationalization, the establishment of a bank payment system that creates super borders, and develop the southern hemisphere country:</text:p>
      <text:p text:style-name="P4">
"China is working hard to develop the southern hemisphere country: this is particularly important for China. As early as 2012, China replaced the West to become the largest direct investment country in Africa-up to $ 4 billion in local investment every year. China’ s infrastructure in construction is there. When hardware and software products, they also consolidated their own standards, including monitoring of the Internet.</text:p>
      <text:p text:style-name="P4">
China has established 25 economic and trade cooperation centers in 16 African countries. McKinsey Consulting estimates that the output value of Chinese companies accounts for 12%of African industrial production, with a total value of up to $ 500 billion per year.</text:p>
      <text:p text:style-name="P4">
China's business in the economic field has continued to promote in the military field. At present, China plans to build a military base with Cuba. This set of facilities will become an integral part of the overseas global military network of the Chinese People's Liberation Army. It is also a answer to the United States' relations with Taiwan. As a famous saying in the Bible: It also cures its body with its own way. "</text:p>
      <text:p text:style-name="P4">
<text:span text:style-name="T5">
Inding the content of other media, does not represent the position or view of the Voice of Germany. _ </text:span>
 _ 吧 _</text:p>
      <text:p text:style-name="P4">
News Source: <text:a xlink:type="simple" xlink:href="https://www.dw.com/zh/德语媒体：让我们继续做朋友吧/a-65991773" text:style-name="Internet_20_link" text:visited-style-name="Visited_20_Internet_20_Link">
https://www.dw.com/zh/德语媒体：让我们继续做朋友吧/a-65991773?maca=chi-rss-chi-all-1127-rdf</text:a>
</text:p>
      <!--NEWS-->
      <text:h text:style-name="P10" text:outline-level="1">
<text:span text:style-name="T4">
Column | Network Game: The song "Going on the TA" commemorates Hong Kong's counterfeit Central Movement</text:span>
</text:h>
      <text:p text:style-name="P4">
Author: None</text:p>
      <text:p text:style-name="P4">
Publisher: Radio Free Asia (Organization)</text:p>
      <text:p text:style-name="P4">
Published Time: 2023-06-21T16:10:00-04:00</text:p>
      <text:p text:style-name="P4">
Modified Time: 2023-06-22T09:05:01-04:00</text:p>
      <text:p text:style-name="P4">
Description: None</text:p>
      <text:p text:style-name="P4">
Videos: []</text:p>
      <text:p text:style-name="P4">
Audios: ["<text:a xlink:type="simple" xlink:href="https://www.rfa.org/mandarin/zhuanlan/wangluoboyi/iwar-062120231537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4.489173in" draw:z-index="0">
<draw:image xlink:href="../Images/rfamandarin/2023-06-21T16-10-00-04-00/000000.png" xlink:type="simple" xlink:show="embed" xlink:actuate="onLoad" draw:mime-type="image/png"/>
</draw:frame>
Changan Xiuming's paintings with the background of the Hong Kong Return to the Movement of Hong Kong <text:a xlink:type="simple" xlink:href="https://www.rfa.org/mandarin/zhuanlan/wangluoboyi/iwar-06212023153716.html/@@images/image" text:style-name="Internet_20_link" text:visited-style-name="Visited_20_Internet_20_Link">
</text:a>
Changan Xiuming provides [Audio-Link: https://www.rfa.org/mandarin/zhuanlan/wangluboboyi/iwar-06212023153716.html/@stream]](https://www.rfa.org/mandarin/zhuanlan/wangluoboyi/iwar-06212023153716.html/@@stream)On June 9 this year, the 4th anniversary of the large -scale demonstration of Hong Kong's anti -Central Movement began to be a large -scale demonstration. Information related to Hong Kong's counterfeiting Movement was banned on the Chinese network. Today's program introduces the song "Going to TA" with the background of Hong Kong's background in Hong Kong.</text:p>
      <text:p text:style-name="P4">
The Hong Kong counterfeit Central Movement refers to the movement of Hong Kong folk against the "Draft Relief Regulations", which began in 2019. This "Draft Amendment of the Fastener Regulations" will allow Hong Kong to repatriate the suspect to the mainland. It is considered by Hong Kong folks that people may be used to suppress democratic objections, or the repatriot will be judged by unfairness in the mainland. Opposition of folk people.</text:p>
      <text:p text:style-name="P4">
The Cantonese song "Going to TA" was created by Chinese literati painters and rock singers from China who came to the United States from China to study in August 2022.</text:p>
      <text:p text:style-name="P4">
Today's show, we invite Changan Xiuming to introduce the song "Go on Donate TA".</text:p>
      <text:p text:style-name="P4">
Please click on the sound link of the "Internet Game" program on this page, listen to the content of the program in this issue, and transfer this program sound link online.</text:p>
      <text:p text:style-name="P4">
According to the Taiwan Central News Agency, during the Hong Kong -Hong Kong counterpart, the number of deaths in Hong Kong or unknown causes rose. The number of Central News Agency quoted the number released by the Hong Kong police that from June to September 2019, the suicide case received by the Hong Kong police reached 256, and the number of deaths died before or when they were sent to the hospital.</text:p>
      <text:p text:style-name="P4">
In a report from the Chinese official Xinhua News Agency, the Hong Kong counterfeit Central Movement is called "repair storm". Xinhua News Agency quoted the figures announced by the Government of the Hong Kong Special Administrative Region, saying that from June 9, 2019 to February 28, 2021, the number of Hong Kong police arrested in the "repair storm" crime.</text:p>
      <text:p text:style-name="P4">
Lyrics</text:p>
      <text:p text:style-name="P4">
(Author: Changan Xiuming)</text:p>
      <text:p text:style-name="P4">
A city is freely gone,</text:p>
      <text:p text:style-name="P4">
A piece of land was eroded by lies and violence.</text:p>
      <text:p text:style-name="P4">
Unyielding citizens have never stopped resisting the tyranny,</text:p>
      <text:p text:style-name="P4">
It's better to die in jail.</text:p>
      <text:p text:style-name="P4">
The righteous people in this city succeed,</text:p>
      <text:p text:style-name="P4">
The people are not afraid of death.</text:p>
      <text:p text:style-name="P4">
Unable to seek compassion for the general election citizen's resistance,</text:p>
      <text:p text:style-name="P4">
We continue to go on the injured person who is dead.</text:p>
      <text:p text:style-name="P4">
Go on behalf of TA to fight on behalf of the TA on behalf of the TAs,</text:p>
      <text:p text:style-name="P4">
Raise the umbrella to support the mission of resisting tyranny.</text:p>
      <text:p text:style-name="P4">
On behalf of TA, we will fight back on behalf of TA.</text:p>
      <text:p text:style-name="P4">
Do not give up for freedom, do not give up,</text:p>
      <text:p text:style-name="P4">
This land will not admit fate,</text:p>
      <text:p text:style-name="P4">
The black police eagle dog cannot escape the fate of being tried,</text:p>
      <text:p text:style-name="P4">
Citizens' resistance is not fate because of slavery.</text:p>
      <text:p text:style-name="P4">
All the blood should let the illegal regime be repaid.</text:p>
      <text:p text:style-name="P4">
Go on behalf of TA to fight on behalf of the TA on behalf of the TAs,</text:p>
      <text:p text:style-name="P4">
Raise the umbrella to support the mission of resisting tyranny.</text:p>
      <text:p text:style-name="P4">
On behalf of TA, we will fight back on behalf of TA.</text:p>
      <text:p text:style-name="P4">
Defend my freedom without cutting mats and not give up,</text:p>
      <text:p text:style-name="P4">
Democratic freedom and totalitarianism are not different,</text:p>
      <text:p text:style-name="P4">
Citizens will not shrink back and make dictators proud,</text:p>
      <text:p text:style-name="P4">
Reflect the shame of the Communist Party with freedom and justice,</text:p>
      <text:p text:style-name="P4">
Demonstrate our will to the world to let the totalitarian ritual in fear.</text:p>
      <text:p text:style-name="P4">
Go on behalf of TA to fight on behalf of TA, and on behalf of the TAs to resist,</text:p>
      <text:p text:style-name="P4">
Raise the umbrella to support the mission of resisting tyranny,</text:p>
      <text:p text:style-name="P4">
End this autocracy together.</text:p>
      <text:p text:style-name="P4">
Our generation is not allowed to continue to continue,</text:p>
      <text:p text:style-name="P4">
Our generation must end the autocracy by ourselves.</text:p>
      <text:p text:style-name="P4">
Dai Lingjie went down to Di Xinnn to fight,</text:p>
      <text:p text:style-name="P4">
Complete Xiaoxin’s wish,</text:p>
      <text:p text:style-name="P4">
For the people in the prison, they worked hard for Zile Yanlin.</text:p>
      <text:p text:style-name="P4">
Live well to fight for them,</text:p>
      <text:p text:style-name="P4">
Slavery is never fate,</text:p>
      <text:p text:style-name="P4">
Restore the Revolution in the Hong Kong Times,</text:p>
      <text:p text:style-name="P4">
Lighting this land is our mission.</text:p>
      <text:p text:style-name="P4">
(over)</text:p>
      <text:p text:style-name="P4">
The "Internet Game" program is 15 minutes. Following the freedom of China network, introducing the content of the Chinese network ban.</text:p>
      <text:p text:style-name="P4">
Moderator Xiaoan's social media:</text:p>
      <text:p text:style-name="P4">
Twitter account: https://twitter.com/xiaoan000</text:p>
      <text:p text:style-name="P4">
Facebook account: https://www.facebook.com/pei.an.58</text:p>
      <text:p text:style-name="P4">
News Source: <text:a xlink:type="simple" xlink:href="https://www.rfa.org/mandarin/zhuanlan/wangluoboyi/iwar-06212023153716.html" text:style-name="Internet_20_link" text:visited-style-name="Visited_20_Internet_20_Link">
https://www.rfa.org/mandarin/zhuanlan/wangluoboyi/iwar-06212023153716.html</text:a>
</text:p>
      <!--NEWS-->
      <text:h text:style-name="P10" text:outline-level="1">
<text:span text:style-name="T4">
Japanese Prime Minister Kishida Wenxiong announced that he would attend the NATO Summit next month</text:span>
</text:h>
      <text:p text:style-name="P4">
Author: None</text:p>
      <text:p text:style-name="P4">
Publisher: Radio Free Asia (Organization)</text:p>
      <text:p text:style-name="P4">
Published Time: 2023-06-21T17:58:00-04:00</text:p>
      <text:p text:style-name="P4">
Modified Time: 2023-06-21T18:01: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4.612011in" draw:z-index="0">
<draw:image xlink:href="../Images/rfamandarin/2023-06-21T17-58-00-04-00/000000.png" xlink:type="simple" xlink:show="embed" xlink:actuate="onLoad" draw:mime-type="image/png"/>
</draw:frame>
Japanese Prime Minister Kishita Hiroshi hosted a press conference at the Prime Minister's residence on Wednesday. <text:a xlink:type="simple" xlink:href="https://www.rfa.org/mandarin/Xinwen/8-06212023175755.html/@@images/image" text:style-name="Internet_20_link" text:visited-style-name="Visited_20_Internet_20_Link">
</text:a>
Reuters pictures</text:p>
      <text:p text:style-name="P4">
The Japanese Prime Minister Kishita Kishita announced on Wednesday that it plans to participate in the NATO Summit in Lithuania in mid -July. This is one of the efforts of Japan's efforts with the Western Union as China ’s military activities are increasingly expanded.</text:p>
      <text:p text:style-name="P4">
It was previously reported that NATO plans to set up an office in Japan.</text:p>
      <text:p text:style-name="P4">
According to the Associated Press, Kishida Evan Xiong emphasized that while forming an alliance with the United States, the key is to talk to Beijing to develop a constructive and stable bilateral relationship between China and Japan.</text:p>
      <text:p text:style-name="P4">
After the outbreak of the Ukrainian war, Japan's strengthening of relations with NATO led to the dissatisfaction of China, which expanded its military activities in the East China Sea. In this regard, Japan is becoming more and more disturbed.</text:p>
      <text:p text:style-name="P4">
Kishida Wenxiong said that close dialogue with China at all levels is critical. To this end, he will consider visiting China in person.</text:p>
      <text:p text:style-name="P4">
Responsible editor: Rao Yiming</text:p>
      <text:p text:style-name="P4">
News Source: <text:a xlink:type="simple" xlink:href="https://www.rfa.org/mandarin/Xinwen/8-06212023175755.html" text:style-name="Internet_20_link" text:visited-style-name="Visited_20_Internet_20_Link">
https://www.rfa.org/mandarin/Xinwen/8-06212023175755.html</text:a>
</text:p>
      <!--NEWS-->
      <text:h text:style-name="P10" text:outline-level="1">
<text:span text:style-name="T4">
China plans to establish a military training facility in Cuba for warnings</text:span>
</text:h>
      <text:p text:style-name="P4">
Author: None</text:p>
      <text:p text:style-name="P4">
Publisher: Radio Free Asia (Organization)</text:p>
      <text:p text:style-name="P4">
Published Time: 2023-06-21T18:00:00-04:00</text:p>
      <text:p text:style-name="P4">
Modified Time: 2023-06-21T18:02: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4.612011in" draw:z-index="0">
<draw:image xlink:href="../Images/rfamandarin/2023-06-21T18-00-00-04-00/000000.png" xlink:type="simple" xlink:show="embed" xlink:actuate="onLoad" draw:mime-type="image/png"/>
</draw:frame>
The picture shows from a distance, you can clearly see that Cuba's Behubar Barracks belong to the antenna and other structures of the unit. <text:a xlink:type="simple" xlink:href="https://www.rfa.org/mandarin/Xinwen/9-06212023175908.html/@@images/image" text:style-name="Internet_20_link" text:visited-style-name="Visited_20_Internet_20_Link">
</text:a>
Reuters pictures</text:p>
      <text:p text:style-name="P4">
According to the Wall Street Journal, China and Cuba are building a new joint military training facility in Cuba for negotiations. Because Cuba is only 100 miles away from the Florida coast of the United States, this move has triggered Washington alert.</text:p>
      <text:p text:style-name="P4">
U.S. Secretary of State Brills said on Wednesday that he had warned the Chinese leaders on this matter that the United States had a deep concern about the matter.</text:p>
      <text:p text:style-name="P4">
The Wall Street Journal has previously reported that China and Cuba have reached an agreement on the establishment of a new monitoring station in Cuba in principle. The two sides have jointly operated four eavesdropping stations in Cuba. This eavesdropping network has experienced a major upgrade around 2019.</text:p>
      <text:p text:style-name="P4">
Some US officials said that this plan is part of the 141 project in China. The 141 project is a plan for the Chinese military to expand global military bases and logistics support networks.</text:p>
      <text:p text:style-name="P4">
Responsible editor: Rao Yiming</text:p>
      <text:p text:style-name="P4">
News Source: <text:a xlink:type="simple" xlink:href="https://www.rfa.org/mandarin/Xinwen/9-06212023175908.html" text:style-name="Internet_20_link" text:visited-style-name="Visited_20_Internet_20_Link">
https://www.rfa.org/mandarin/Xinwen/9-06212023175908.html</text:a>
</text:p>
      <!--NEWS-->
      <text:h text:style-name="P10" text:outline-level="1">
<text:span text:style-name="T4">
British inflation is not lower than the European stock market to close the decline</text:span>
</text:h>
      <text:p text:style-name="P4">
Publisher: 法新社</text:p>
      <text:p text:style-name="P4">
Published Time: 2023-06-21T22:02:08+00:00</text:p>
      <text:p text:style-name="P4">
Modified Time: 2023-06-21T21:35:02+00:00</text:p>
      <text:p text:style-name="P4">
Description: (Agence France -Presse, London, 21st) Jerome Powell, chairman of the Federal Federal Council (FED), warned that the future may increase interest rates. In addition, British inflation data remained high, and the major European stock markets closed dow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6-21T22-02-08-00-00/000000.png" xlink:type="simple" xlink:show="embed" xlink:actuate="onLoad" draw:mime-type="image/png"/>
</draw:frame>
The London FTSE 100 Index fell 10.13 points or 0.13%to close 7559.18 points.</text:p>
      <text:p text:style-name="P4">
The Frankfurt DAX index fell 88.19 points or 0.55%to close 16023.13 points.</text:p>
      <text:p text:style-name="P4">
The Paris CAC 40 index fell 33.20 points or 0.46%to close 7260.97 points.</text:p>
      <text:p text:style-name="P4">
News Source: <text:a xlink:type="simple" xlink:href="https://www.rfi.fr/cn/%E8%B4%A2%E7%BB%8F%E5%BF%AB%E8%AE%AF/20230621-%E8%8B%B1%E5%9B%BD%E9%80%9A%E8%86%A8%E5%B1%85%E9%AB%98%E4%B8%8D%E4%B8%8B-%E6%AC%A7%E6%B4%B2%E8%82%A1%E5%B8%82%E6%94%B6%E8%B7%8C" text:style-name="Internet_20_link" text:visited-style-name="Visited_20_Internet_20_Link">
https://www.rfi.fr/cn/%E8%B4%A2%E7%BB%8F%E5%BF%AB%E8%AE%AF/20230621-%E8%8B%B1%E5%9B%BD%E9%80%9A%E8%86%A8%E5%B1%85%E9%AB%98%E4%B8%8D%E4%B8%8B-%E6%AC%A7%E6%B4%B2%E8%82%A1%E5%B8%82%E6%94%B6%E8%B7%8C</text:a>
</text:p>
      <!--NEWS-->
      <text:h text:style-name="P10" text:outline-level="1">
<text:span text:style-name="T4">
The United States has tracked Huawei and ZTE Version, who has tracked in and out of Cuba, who suspected Chinese spy facilities.</text:span>
</text:h>
      <text:p text:style-name="P4">
Author: Kate O'Keeffe</text:p>
      <text:p text:style-name="P4">
Publisher: 华尔街日报中文网</text:p>
      <text:p text:style-name="P4">
Published Time: 2023-06-22T-10:00:00.000Z</text:p>
      <text:p text:style-name="P4">
Modified Time: 2023-06-22T03:00:00.000Z</text:p>
      <text:p text:style-name="P4">
Created Time: 2023-06-21T06:26:00.000Z</text:p>
      <text:p text:style-name="P4">
Description: The information obtained by the Trump government personnel from the tracking survey made them doubt that the two Chinese telecommunications companies played a role in improving China's ability to monitor the United States in Cuba.</text:p>
      <text:p text:style-name="P4">
Images: []</text:p>
      <text:p text:style-name="P4">
Categories: ['国际']</text:p>
      <text:p text:style-name="P4">
Keywords: SYND,LINK:EN|WP-WSJ-0000995811</text:p>
      <text:p text:style-name="P4">
Type: Article</text:p>
      <!--METADATA-->
      <text:p text:style-name="P4">
According to people familiar with the matter, American officials have tracked Huawei Technology Co., Ltd., which is suspected of Chinese spy facilities in Cuba(Huawei Technologies Co.)He ZTE Corporation Co., Ltd.(ZTECO., 000063.SZ, 0763.HK, referred to)employee.</text:p>
      <text:p text:style-name="P4">
News Source: <text:a xlink:type="simple" xlink:href="https://cn.wsj.com/articles/%E7%BE%8E%E5%9B%BD%E6%9B%BE%E8%BF%BD%E8%B8%AA%E8%BF%9B%E5%87%BA%E5%8F%A4%E5%B7%B4%E7%96%91%E4%BC%BC%E4%B8%AD%E5%9B%BD%E9%97%B4%E8%B0%8D%E8%AE%BE%E6%96%BD%E7%9A%84%E5%8D%8E%E4%B8%BA%E5%92%8C%E4%B8%AD%E5%85%B4%E5%91%98%E5%B7%A5-415953cd" text:style-name="Internet_20_link" text:visited-style-name="Visited_20_Internet_20_Link">
https://cn.wsj.com/articles/%E7%BE%8E%E5%9B%BD%E6%9B%BE%E8%BF%BD%E8%B8%AA%E8%BF%9B%E5%87%BA%E5%8F%A4%E5%B7%B4%E7%96%91%E4%BC%BC%E4%B8%AD%E5%9B%BD%E9%97%B4%E8%B0%8D%E8%AE%BE%E6%96%BD%E7%9A%84%E5%8D%8E%E4%B8%BA%E5%92%8C%E4%B8%AD%E5%85%B4%E5%91%98%E5%B7%A5-415953cd</text:a>
</text:p>
      <!--NEWS-->
      <text:h text:style-name="P10" text:outline-level="1">
<text:span text:style-name="T4">
Twitter is full of hatred speech, Australia's request to improve</text:span>
</text:h>
      <text:p text:style-name="P4">
Publisher: 法新社</text:p>
      <text:p text:style-name="P4">
Published Time: 2023-06-22T-10:02:08+00:00</text:p>
      <text:p text:style-name="P4">
Modified Time: 2023-06-22T06:50:02+00:00</text:p>
      <text:p text:style-name="P4">
Description: (Agence France -Presse, Sydney, 22nd) Australian Internet security competent authority is required to clear the "harmful and hatred" remarks within 28 days of the Twitter Twitter (Twitter); if you do not follow, a penalty will be issu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22T-10-02-08-00-00/000000.png" xlink:type="simple" xlink:show="embed" xlink:actuate="onLoad" draw:mime-type="image/png"/>
</draw:frame>
Julie Inman Grant, an electronic security committee member who has worked in Twitter, said that one of the three of the online hatred statement that Australia is currently notified by Australia must be responsible for Twitter.</text:p>
      <text:p text:style-name="P4">
Grant said that Twitter has been seriously solving this problem for 28 days. If it does not improve over time, a fine of $ 700,000 ($ 475,000) is issued per day.</text:p>
      <text:p text:style-name="P4">
Grandte, who worked in Microsoft for 17 years before Twitter, said: "Twitter has obviously made a serious mistake in dealing with hatred."</text:p>
      <text:p text:style-name="P4">
Australia's leader promotes standardized community media platforms, and this is not the first time Grant publicly named Twitter.</text:p>
      <text:p text:style-name="P4">
She wrote to Twitter Elon Musk in November last year, and she was unable to comply with Australian law to express concerns about Twitter's significant layoffs.</text:p>
      <text:p text:style-name="P4">
News Source: <text:a xlink:type="simple" xlink:href="https://www.rfi.fr/cn/%E7%BC%A4%E7%BA%B7%E4%B8%96%E7%95%8C/20230622-%E6%8E%A8%E7%89%B9%E5%85%85%E6%96%A5%E4%BB%87%E6%81%A8%E8%A8%80%E8%AE%BA-%E6%BE%B3%E6%B4%B2%E8%A6%81%E6%B1%82%E6%94%B9%E5%96%84" text:style-name="Internet_20_link" text:visited-style-name="Visited_20_Internet_20_Link">
https://www.rfi.fr/cn/%E7%BC%A4%E7%BA%B7%E4%B8%96%E7%95%8C/20230622-%E6%8E%A8%E7%89%B9%E5%85%85%E6%96%A5%E4%BB%87%E6%81%A8%E8%A8%80%E8%AE%BA-%E6%BE%B3%E6%B4%B2%E8%A6%81%E6%B1%82%E6%94%B9%E5%96%84</text:a>
</text:p>
      <!--NEWS-->
      <text:h text:style-name="P10" text:outline-level="1">
<text:span text:style-name="T4">
Investment of US $ 2.5 billion in NETFLIX CEO: For the local opportunity</text:span>
</text:h>
      <text:p text:style-name="P4">
Publisher: 法新社</text:p>
      <text:p text:style-name="P4">
Published Time: 2023-06-22T0:02:08+00:00</text:p>
      <text:p text:style-name="P4">
Modified Time: 2023-06-22T11:50:01+00:00</text:p>
      <text:p text:style-name="P4">
Description: (Agence France -Presse, Seoul, 22nd) The co -Chief Executive CEO of the video and video streaming platform, Salando, promised to invest US $ 2.5 billion in the South Korean content industry in April. He also said today that Netflix invested $ 2.5 billion in South Korea. It is a "opportunity" for the local indust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22T0-02-08-00-00/000000.png" xlink:type="simple" xlink:show="embed" xlink:actuate="onLoad" draw:mime-type="image/png"/>
</draw:frame>
South Korea is one of Netflix's largest TV series and film suppliers, and Tedsarendos said that the company is "long -term investment" in South Korea. South Korea brings Netflix the world's popular series "Squid Game" and "Theglory".</text:p>
      <text:p text:style-name="P4">
Sagois outlines how the 2.5 billion US dollars will be used in Seoul, South Korea today, and praised "the excellent cooperative relationship between South Korea's creative industry and Netflix."</text:p>
      <text:p text:style-name="P4">
He told reporters: "For example, between 2022 and 2025, Netflix's works produced in South Korea will come from the hands of newcomers or newcomers."</text:p>
      <text:p text:style-name="P4">
Sarandus also said, "My opinion is that with the development of business, the opportunity has followed. There is a clear, direct and symbiotic relationship between creative companies like us and the network industry."</text:p>
      <text:p text:style-name="P4">
When South Korean President Yin Xiyue was visiting the country in the United States in April, he met with Salando. Salando in person promised to invest 2.5 billion US dollars in the Korean content industry in the next four years and announced it after the meeting.</text:p>
      <text:p text:style-name="P4">
News Source: <text:a xlink:type="simple" xlink:href="https://www.rfi.fr/cn/%E8%B4%A2%E7%BB%8F%E5%BF%AB%E8%AE%AF/20230622-%E6%8A%95%E8%B5%84%E9%9F%A9%E5%9B%BD25%E4%BA%BF%E7%BE%8E%E5%85%83-netflix%E6%89%A7%E8%A1%8C%E9%95%BF-%E5%AF%B9%E5%BD%93%E5%9C%B0%E6%98%AF%E5%A5%91%E6%9C%BA" text:style-name="Internet_20_link" text:visited-style-name="Visited_20_Internet_20_Link">
https://www.rfi.fr/cn/%E8%B4%A2%E7%BB%8F%E5%BF%AB%E8%AE%AF/20230622-%E6%8A%95%E8%B5%84%E9%9F%A9%E5%9B%BD25%E4%BA%BF%E7%BE%8E%E5%85%83-netflix%E6%89%A7%E8%A1%8C%E9%95%BF-%E5%AF%B9%E5%BD%93%E5%9C%B0%E6%98%AF%E5%A5%91%E6%9C%BA</text:a>
</text:p>
      <!--NEWS-->
      <text:h text:style-name="P10" text:outline-level="1">
<text:span text:style-name="T4">
American companies are inseparable from the trend led by TIKTOK (Free Version)</text:span>
</text:h>
      <text:p text:style-name="P4">
Author: Chavie Lieber</text:p>
      <text:p text:style-name="P4">
Publisher: 华尔街日报中文网</text:p>
      <text:p text:style-name="P4">
Published Time: 2023-06-22T00:35:00.000Z</text:p>
      <text:p text:style-name="P4">
Modified Time: 2023-06-22T00:35:00.000Z</text:p>
      <text:p text:style-name="P4">
Created Time: 2023-06-21T07:12:00.000Z</text:p>
      <text:p text:style-name="P4">
Description: For all American companies for consumers, the trend on social media giants Tiktok has become an unavoidable consideration factors, which breaks the business cycle and subverts the development of the enterprise.</text:p>
      <text:p text:style-name="P4">
Images: []</text:p>
      <text:p text:style-name="P4">
Categories: ['商业']</text:p>
      <text:p text:style-name="P4">
Keywords: SYND,LINK:EN|WP-WSJ-0000993741</text:p>
      <text:p text:style-name="P4">
Type: Article</text:p>
      <!--METADATA-->
      <text:p text:style-name="P4">
Chipotle Mexican Grill(CMG)"Keithadilla" wrapped in a special sauce is the company's explosive food in the first quarter. But this food also made the company a little "indigestion".</text:p>
      <text:p text:style-name="P4">
News Source: <text:a xlink:type="simple" xlink:href="https://cn.wsj.com/articles/%E7%BE%8E%E5%9B%BD%E5%85%AC%E5%8F%B8%E5%B7%B2%E7%A6%BB%E4%B8%8D%E5%BC%80tiktok%E5%BC%95%E9%A2%86%E7%9A%84%E6%BD%AE%E6%B5%81-d45ee043" text:style-name="Internet_20_link" text:visited-style-name="Visited_20_Internet_20_Link">
https://cn.wsj.com/articles/%E7%BE%8E%E5%9B%BD%E5%85%AC%E5%8F%B8%E5%B7%B2%E7%A6%BB%E4%B8%8D%E5%BC%80tiktok%E5%BC%95%E9%A2%86%E7%9A%84%E6%BD%AE%E6%B5%81-d45ee043</text:a>
</text:p>
      <!--NEWS-->
      <text:h text:style-name="P10" text:outline-level="1">
<text:span text:style-name="T4">
FTC sued Amazon to register the user as a PRIME member (Free Version) in manipulation</text:span>
</text:h>
      <text:p text:style-name="P4">
Author: Jan Wolfe / Dave Michaels</text:p>
      <text:p text:style-name="P4">
Publisher: 华尔街日报中文网</text:p>
      <text:p text:style-name="P4">
Published Time: 2023-06-22T00:50:00.000Z</text:p>
      <text:p text:style-name="P4">
Modified Time: 2023-06-22T00:50:00.000Z</text:p>
      <text:p text:style-name="P4">
Created Time: 2023-06-21T23:40:00.000Z</text:p>
      <text:p text:style-name="P4">
Description: The Federal Trade Commission sued Amazon on Wednesday and accused the retail giant registered consumers as members of Amazon Prime without consent for many years, and made it difficult for them to cancel the subscription service.</text:p>
      <text:p text:style-name="P4">
Images: []</text:p>
      <text:p text:style-name="P4">
Categories: ['商业']</text:p>
      <text:p text:style-name="P4">
Keywords: SYND</text:p>
      <text:p text:style-name="P4">
Type: Article</text:p>
      <!--METADATA-->
      <text:p text:style-name="P4">
US Federal Trade Commission(FTC)Prosecutor Amazon on Wednesday(Amazon.com, AMZN)The retail giant has been accused of registering consumers as Amazonprime members without consent for many years and making it difficult for them to cancel the subscription service.</text:p>
      <text:p text:style-name="P4">
News Source: <text:a xlink:type="simple" xlink:href="https://cn.wsj.com/articles/ftc%E8%B5%B7%E8%AF%89%E4%BA%9A%E9%A9%AC%E9%80%8A%E4%BB%A5%E6%93%8D%E7%BA%B5%E6%80%A7%E6%96%B9%E5%BC%8F%E5%B0%86%E7%94%A8%E6%88%B7%E6%B3%A8%E5%86%8C%E4%B8%BA%E4%BB%98%E8%B4%B9prime%E4%BC%9A%E5%91%98-bc9b8207" text:style-name="Internet_20_link" text:visited-style-name="Visited_20_Internet_20_Link">
https://cn.wsj.com/articles/ftc%E8%B5%B7%E8%AF%89%E4%BA%9A%E9%A9%AC%E9%80%8A%E4%BB%A5%E6%93%8D%E7%BA%B5%E6%80%A7%E6%96%B9%E5%BC%8F%E5%B0%86%E7%94%A8%E6%88%B7%E6%B3%A8%E5%86%8C%E4%B8%BA%E4%BB%98%E8%B4%B9prime%E4%BC%9A%E5%91%98-bc9b8207</text:a>
</text:p>
      <!--NEWS-->
      <text:h text:style-name="P10" text:outline-level="1">
<text:span text:style-name="T4">
When a new CEO asked everyone to go back to the office to work, the employees were overwhelming (Free Version)</text:span>
</text:h>
      <text:p text:style-name="P4">
Author: Peter Grant</text:p>
      <text:p text:style-name="P4">
Publisher: 华尔街日报中文网</text:p>
      <text:p text:style-name="P4">
Published Time: 2023-06-22T01:25:00.000Z</text:p>
      <text:p text:style-name="P4">
Modified Time: 2023-06-22T01:25:00.000Z</text:p>
      <text:p text:style-name="P4">
Created Time: 2023-06-22T00:14:00.000Z</text:p>
      <text:p text:style-name="P4">
Description: The US insurance company Farmers Group told employees that they sold their cars or moved to other cities after they were long -range office. However, this year, the new CEO announced the regulation of returning to the office.</text:p>
      <text:p text:style-name="P4">
Images: []</text:p>
      <text:p text:style-name="P4">
Categories: ['派', '生活']</text:p>
      <text:p text:style-name="P4">
Keywords: SYND,LINK:EN|WP-WSJ-0000947513</text:p>
      <text:p text:style-name="P4">
Type: Article</text:p>
      <!--METADATA-->
      <text:p text:style-name="P4">
Farmersgroup, a US insurance company headquartered in Los Angeles, told employees last year that most of them will become long -range employees. Subsequently, many people adjusted their lifestyle due to this policy. Some people sell cars at home, others have expanded their family offices, and they have moved to other cities.</text:p>
      <text:p text:style-name="P4">
News Source: <text:a xlink:type="simple" xlink:href="https://cn.wsj.com/articles/%E5%BD%93%E4%B8%80%E4%BD%8D%E6%96%B0ceo%E8%AE%A9%E5%A4%A7%E5%AE%B6%E5%9B%9E%E5%8A%9E%E5%85%AC%E5%AE%A4%E4%B8%8A%E7%8F%AD-%E5%91%98%E5%B7%A5%E9%97%B9%E7%BF%BB%E4%BA%86-74a611dd" text:style-name="Internet_20_link" text:visited-style-name="Visited_20_Internet_20_Link">
https://cn.wsj.com/articles/%E5%BD%93%E4%B8%80%E4%BD%8D%E6%96%B0ceo%E8%AE%A9%E5%A4%A7%E5%AE%B6%E5%9B%9E%E5%8A%9E%E5%85%AC%E5%AE%A4%E4%B8%8A%E7%8F%AD-%E5%91%98%E5%B7%A5%E9%97%B9%E7%BF%BB%E4%BA%86-74a611dd</text:a>
</text:p>
      <!--NEWS-->
      <text:h text:style-name="P10" text:outline-level="1">
<text:span text:style-name="T4">
Israeli residents attacked the village on the west bank of the Jordan River, and the Palestinians were killed</text:span>
</text:h>
      <text:p text:style-name="P4">
Author: 半岛电视台＋通讯社</text:p>
      <text:p text:style-name="P4">
Publisher: Al Jazeera</text:p>
      <text:p text:style-name="P4">
Published Time: 2023-06-22T01:26:46</text:p>
      <text:p text:style-name="P4">
Modified Time: 2023-06-22T01:51:38</text:p>
      <text:p text:style-name="P4">
Description: The residents of Turmus Ayya said that 400 settlers marched along the village's main roads and set fire to burning cars, houses and trees.</text:p>
      <text:p text:style-name="P4">
Images: ["<text:a xlink:type="simple" xlink:href="https://chinese.aljazeera.net/wp-content/uploads/2023/06/1-1687396883.jpg" text:style-name="Internet_20_link" text:visited-style-name="Visited_20_Internet_20_Link">
1-1687396883.jpg</text:a>
", "<text:a xlink:type="simple" xlink:href="https://chinese.aljazeera.net/wp-content/uploads/2023/06/2-1687396891.jpg" text:style-name="Internet_20_link" text:visited-style-name="Visited_20_Internet_20_Link">
2-1687396891.jpg</text:a>
", "<text:a xlink:type="simple" xlink:href="https://chinese.aljazeera.net/wp-content/uploads/2023/06/3-1687396897.jpg" text:style-name="Internet_20_link" text:visited-style-name="Visited_20_Internet_20_Link">
3-1687396897.jpg</text:a>
", "<text:a xlink:type="simple" xlink:href="https://chinese.aljazeera.net/wp-content/uploads/2023/06/4-1687396902.jpg" text:style-name="Internet_20_link" text:visited-style-name="Visited_20_Internet_20_Link">
4-1687396902.jpg</text:a>
", "<text:a xlink:type="simple" xlink:href="https://chinese.aljazeera.net/wp-content/uploads/2023/06/5-1687396909.jpg" text:style-name="Internet_20_link" text:visited-style-name="Visited_20_Internet_20_Link">
5-1687396909.jpg</text:a>
"]</text:p>
      <text:p text:style-name="P4">
Topics: ['中东', '军事', '巴勒斯坦问题', '政治', '新闻']</text:p>
      <text:p text:style-name="P4">
Keywords: ['中东', '军事', '巴勒斯坦问题', '政治', '新闻', '以色列', '巴勒斯坦']</text:p>
      <text:p text:style-name="P4">
Type: Article</text:p>
      <!--METADATA-->
      <text:p text:style-name="P4">
<draw:frame draw:style-name="fr1" draw:name="Image56" text:anchor-type="as-char" svg:width="6.9236in" svg:height="3.888597in" draw:z-index="0">
<draw:image xlink:href="../Images/Aljazeera Chinese/2023-06-22T01-26-46/1-1687396883.jpg" xlink:type="simple" xlink:show="embed" xlink:actuate="onLoad" draw:mime-type="image/jpeg"/>
</draw:frame>
Palestinian firefighters try to extinguish the fire that Jewish settlers on the west bank of the West Bank of Jordan River</text:p>
      <text:p text:style-name="P4">
With the upgrading of territorial violence, Hamas Gunners killed four Israelis. One day later, a Palestinian was shot shot by a Palestinian village on the west bank of the Jordan River who was settled.</text:p>
      <text:p text:style-name="P4">
On Wednesday, hundreds of Israeli settlers attacked the village of Turmus Ayya, set fire to dozens of cars and houses, and 27 -year -old Omar Qattin was killed.</text:p>
      <text:p text:style-name="P4">
Katting is the father of the two children, serving as an electrician in the local city government.</text:p>
      <text:p text:style-name="P4">
His neighbor Khamisjbara said, "He is just standing there, very innocent. He is such a kind child. He has no stones. He has no armed at all. Mile (1 kilometer). He works from 6 am to 6 pm. He is a peaceistist. "</text:p>
      <text:p text:style-name="P4">
It is unclear whether Katting was killed by the settlement or soldier. Witnesses told the local media that a large number of Israeli troops rushed into the village at the time, and some settlers fired real bombs to the villagers.</text:p>
      <text:p text:style-name="P4">
Hongxinyue will tell Palestinewa News Agency that some settlers prevents ambulances from reaching the town to treat the wounded.</text:p>
      <text:p text:style-name="P4">
<draw:frame draw:style-name="fr1" draw:name="Image57" text:anchor-type="as-char" svg:width="6.9236in" svg:height="3.894525in" draw:z-index="0">
<draw:image xlink:href="../Images/Aljazeera Chinese/2023-06-22T01-26-46/2-1687396891.jpg" xlink:type="simple" xlink:show="embed" xlink:actuate="onLoad" draw:mime-type="image/jpeg"/>
</draw:frame>
Israeli resident launched an attack(Peninsula TV Station)#### "The government supports terrorism"</text:p>
      <text:p text:style-name="P4">
For a long time, Palestinian residents and human rights organizations have complained that Israel cannot or refuses to stop the settlers from launching attacks. The residents of Turmusayya said that in the riots on Wednesday, June 21, about 400 settlers marched along the main road and ignited cars, houses and trees.</text:p>
      <text:p text:style-name="P4">
Mayor Lafi Adeeb told Wafa News Agency that 12 residents were injured by real bouncing, and more than 60 cars and 30 houses were arson.</text:p>
      <text:p text:style-name="P4">
He said, "Even after the army comes, the attack within an hour is still increasing."</text:p>
      <text:p text:style-name="P4">
Adult added that the settlement also set fire and burned a large area of farmland.</text:p>
      <text:p text:style-name="P4">
He called on the international community to protect the Palestinians, and pointed out that there are many illegal settlements around Turmus Ayya, and every day face the attackers' attacks.</text:p>
      <text:p text:style-name="P4">
According to international law, Israel settings are illegal. However, the Israeli Prime Minister Benjamin Neitaniah announced that it plans to build 1,000 new houses at the ELI settlement to respond to the two Palestinian gunmen shooting four nearby Israelis on Tuesday. The suspect was later killed.</text:p>
      <text:p text:style-name="P4">
"Our response to terrorism is to severely crack down and build our country." His right government is led by the settlers leader and supporters.</text:p>
      <text:p text:style-name="P4">
A few days before the statement was issued here, the government awarded all the powers of the Right -wing Finance Minister of Finance, Bicatric Smomrh, to accelerate the construction of illegal settlements and bypass measures for 27 years.</text:p>
      <text:p text:style-name="P4">
<draw:frame draw:style-name="fr1" draw:name="Image58" text:anchor-type="as-char" svg:width="6.9236in" svg:height="4.612736in" draw:z-index="0">
<draw:image xlink:href="../Images/Aljazeera Chinese/2023-06-22T01-26-46/3-1687396897.jpg" xlink:type="simple" xlink:show="embed" xlink:actuate="onLoad" draw:mime-type="image/jpeg"/>
</draw:frame>
Occupable Turmus Ayya on the west bank of the Jordan River rose to a strong smoke(Associated Press)#### "Cleaning the Road"</text:p>
      <text:p text:style-name="P4">
The violence on Tuesday happened after the Israeli army invaded the Jining refugee camp bloody one day ago. There, seven Palestinians were killed and at least 90 were injured. This was the second time since the second uprising of more than 20 years ago.</text:p>
      <text:p text:style-name="P4">
On Wednesday, on Wednesday, in Jenning, the girls in school uniforms carried the corpses of the classmates who were killed in the Israeli army attack. The Palestinian Ministry of Health said that the 15 -year -old Sadilnaghnaghiya died of gunshot injury during a few hours of attacks.</text:p>
      <text:p text:style-name="P4">
As we all know, there are a large number of American citizens of Turmus Ayya's Palestinian residents who are very angry and shocked after the settlement of the settlers.</text:p>
      <text:p text:style-name="P4">
On the streets are everywhere, raised trees, burnt garden furniture and burned vehicle skeletons. At least one house was completely swallowed by the fire, the living room turned black, and the furniture turned into ashes.</text:p>
      <text:p text:style-name="P4">
Mohammed Suleman, a 56 -year -old American American who lives in Chicago and is returning to his hometown, said, "This is terrible. We just saw some groups of people on the street. They wearing masks and armed. "</text:p>
      <text:p text:style-name="P4">
He said his brother is currently in Chicago, with a burned house.</text:p>
      <text:p text:style-name="P4">
Suleman accused the Israeli military of failure to ease the situation, and pointed out that soldiers turned their weapons to Palestinian residents instead of the mobs holding guns and gasoline into the city, throwing fuel and igniting everything on the road.</text:p>
      <text:p text:style-name="P4">
Sulaiman said, "(Army) is actually clearing the road for them."</text:p>
      <text:p text:style-name="P4">
The 44 -year -old Ohio resident Abdulharim Abdulharim said that his four cars were destroyed and the house was damaged. He said, "We feel very unsafe." He was obviously shocked and said, "They call us terrorists, but there are government supported terrorism here."</text:p>
      <text:p text:style-name="P4">
<draw:frame draw:style-name="fr1" draw:name="Image59" text:anchor-type="as-char" svg:width="6.9236in" svg:height="6.9236in" draw:z-index="0">
<draw:image xlink:href="../Images/Aljazeera Chinese/2023-06-22T01-26-46/4-1687396902.jpg" xlink:type="simple" xlink:show="embed" xlink:actuate="onLoad" draw:mime-type="image/jpeg"/>
</draw:frame>
Occupied the west bank of the Jordan River: an annexed map of Neitaniaho(Peninsula TV Station)</text:p>
      <text:h text:style-name="P12" text:outline-level="3">
<text:span text:style-name="T4">
Ser</text:span>
</text:h>
      <text:p text:style-name="P4">
The attacker of the settlement reminds people of the riots in February. At that time, the two Israeli brothers were killed by a Palestinian gunman. After that, dozens of cars and houses in Hulvara town were burned.</text:p>
      <text:p text:style-name="P4">
Palestinian organizations condemned violent incidents of Turmus Ayya.</text:p>
      <text:p text:style-name="P4">
Hamas, who manages the Gaza Strip in a statement, pointed out that "a group of all -armed terrorist settlers attacked our Palestinian villages and towns and threatened to be incompetent citizens. The risk upgrades and ingredients that are implemented under the implementation are all responsible for these consequences. "</text:p>
      <text:p text:style-name="P4">
On the other hand, the Fartach Party, the Palestinian power agency, called on the Palestinian to "systemic attacks on the settlers who conspired with the occupation forces." It also emphasizes that violence shows the upgrade goals of the Israeli government consisting of "stubborn settlers and extremists".</text:p>
      <text:p text:style-name="P4">
The Palestinian Islamic Battle Organization (Jehad) spokesman Tarik Selmi said illegal settlement point is "the legitimate goal of resistance movement" and said that Israel's attack is "terrorist upgrade".</text:p>
      <text:p text:style-name="P4">
The Israeli military did not comment immediately.</text:p>
      <text:p text:style-name="P4">
<draw:frame draw:style-name="fr1" draw:name="Image60" text:anchor-type="as-char" svg:width="6.9236in" svg:height="3.894525in" draw:z-index="0">
<draw:image xlink:href="../Images/Aljazeera Chinese/2023-06-22T01-26-46/5-1687396909.jpg" xlink:type="simple" xlink:show="embed" xlink:actuate="onLoad" draw:mime-type="image/jpeg"/>
</draw:frame>
"Don't call them conflict"(Peninsula TV Station)</text:p>
      <text:p text:style-name="P4">
News Source: <text:a xlink:type="simple" xlink:href="https://chinese.aljazeera.net/news/political/2023/6/22/%e4%bb%a5%e8%89%b2%e5%88%97%e5%ae%9a%e5%b1%85%e8%80%85%e8%a2%ad%e5%87%bb%e7%ba%a6%e6%97%a6%e6%b2%b3%e8%a5%bf%e5%b2%b8%e6%9d%91%e5%ba%84%e5%b7%b4%e5%8b%92%e6%96%af%e5%9d%a6%e4%ba%ba%e8%a2%ab" text:style-name="Internet_20_link" text:visited-style-name="Visited_20_Internet_20_Link">
https://chinese.aljazeera.net/news/political/2023/6/22/%e4%bb%a5%e8%89%b2%e5%88%97%e5%ae%9a%e5%b1%85%e8%80%85%e8%a2%ad%e5%87%bb%e7%ba%a6%e6%97%a6%e6%b2%b3%e8%a5%bf%e5%b2%b8%e6%9d%91%e5%ba%84%e5%b7%b4%e5%8b%92%e6%96%af%e5%9d%a6%e4%ba%ba%e8%a2%ab</text:a>
</text:p>
      <!--NEWS-->
      <text:h text:style-name="P10" text:outline-level="1">
<text:span text:style-name="T4">
"Fierce resistance": Ukraine counterattack slows down due to Russia's resistance</text:span>
</text:h>
      <text:p text:style-name="P4">
Author: 半岛电视台</text:p>
      <text:p text:style-name="P4">
Publisher: Al Jazeera</text:p>
      <text:p text:style-name="P4">
Published Time: 2023-06-22T01:47:49</text:p>
      <text:p text:style-name="P4">
Modified Time: 2023-06-22T01:47:49</text:p>
      <text:p text:style-name="P4">
Description: During the 69th week of the Russian and Ukraine War, Ukraine launched a counterattack on the four main fronts, but due to the stubborn resistance of Russia's defense positions, progress was slow and frustrated.</text:p>
      <text:p text:style-name="P4">
Images: ["<text:a xlink:type="simple" xlink:href="https://chinese.aljazeera.net/wp-content/uploads/2023/06/1-1687398115.jpg" text:style-name="Internet_20_link" text:visited-style-name="Visited_20_Internet_20_Link">
1-1687398115.jpg</text:a>
", "<text:a xlink:type="simple" xlink:href="https://chinese.aljazeera.net/wp-content/uploads/2023/06/1-1687398181.png" text:style-name="Internet_20_link" text:visited-style-name="Visited_20_Internet_20_Link">
1-1687398181.png</text:a>
", "<text:a xlink:type="simple" xlink:href="https://chinese.aljazeera.net/wp-content/uploads/2023/06/1-1687398214.jpg" text:style-name="Internet_20_link" text:visited-style-name="Visited_20_Internet_20_Link">
1-1687398214.jpg</text:a>
", "<text:a xlink:type="simple" xlink:href="https://chinese.aljazeera.net/wp-content/uploads/2023/06/1-1687398252.png" text:style-name="Internet_20_link" text:visited-style-name="Visited_20_Internet_20_Link">
1-1687398252.png</text:a>
", "<text:a xlink:type="simple" xlink:href="https://chinese.aljazeera.net/wp-content/uploads/2023/06/1-1687398293.jpg" text:style-name="Internet_20_link" text:visited-style-name="Visited_20_Internet_20_Link">
1-1687398293.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1" text:anchor-type="as-char" svg:width="6.9236in" svg:height="3.888597in" draw:z-index="0">
<draw:image xlink:href="../Images/Aljazeera Chinese/2023-06-22T01-47-49/1-1687398115.jpg" xlink:type="simple" xlink:show="embed" xlink:actuate="onLoad" draw:mime-type="image/jpeg"/>
</draw:frame>
Ukraine launched a war war war</text:p>
      <text:p text:style-name="P4">
During the 69th week of the Russian and Ukraine War, Ukraine launched a counterattack on the four main fronts, but due to the stubborn resistance of Russia's defense positions, progress was slow and frustrated.</text:p>
      <text:p text:style-name="P4">
In the TV show played on June 19, Hannah Mariar, deputy minister of the Ministry of National Defense of Ukraine, said that the territory of Ukraine's recovery last week rose to 113 square kilometers (44 square miles), which was only the area that Ukraine claimed to be recreated a week ago. 13 square kilometers (6 square miles).</text:p>
      <text:p text:style-name="P4">
Hannah Mariar said, "the Russians have performed fierce resistance," she also pointed out that the Russian army launched about 5,800 shells and 277,000 rounds of bullets in just one week.</text:p>
      <text:p text:style-name="P4">
The offensive of Ukraine is concentrated in the east, Bach Murut and Donetsk, in the south, between the border between the Donetsk and Zaparo regions, Ukraine advanced to Merlot Pop (3 miles 3 miles (3 miles 3 miles ) Entering Russia's control territory and maintained an open front in the western part of Zapoli south of Olikov.</text:p>
      <text:p text:style-name="P4">
Maria estimate that 4600 Russians were casualties and 400 hardware equipment was destroyed.</text:p>
      <text:p text:style-name="P4">
Russian Defense Minister Sergei Sho Gulu said that since June 4, the Ukrainian army launched a 263 attack on the Russian position, and he added that "all attacks have been repelled."</text:p>
      <text:p text:style-name="P4">
But Mariar refuted this statement on Telegram. She wrote, "The biggest blow has not yet arrived, and it cannot be measured by settlement and marching kilometers. The military is performing these tasks. "</text:p>
      <text:p text:style-name="P4">
Hannah Marial may mean that Ukraine suspected of attacking the ammunition depot from the front of Russia, and many explosions of the Hermuson region Rykove were suspected of a warehouse from Russia.</text:p>
      <text:p text:style-name="P4">
<draw:frame draw:style-name="fr1" draw:name="Image62" text:anchor-type="as-char" svg:width="6.9236in" svg:height="6.9236in" draw:z-index="0">
<draw:image xlink:href="../Images/Aljazeera Chinese/2023-06-22T01-47-49/1-1687398181.png" xlink:type="simple" xlink:show="embed" xlink:actuate="onLoad" draw:mime-type="image/png"/>
</draw:frame>
In which part of the Russian and Ukraine is controlled by the regions of the southern part of Ukraine? According to the Institute of War, the Ukrainian army continues to carry out counterattack operations between the administrative border between Zapolo and Donetsk</text:p>
      <text:h text:style-name="P13" text:outline-level="4">
<text:span text:style-name="T4">
"Target Neutralization"</text:span>
</text:h>
      <text:p text:style-name="P4">
Russia also claims to have caused affordal losses. Zapolo's "we are with Russia" leader Vladimir Rogov said that Russian long -range weapons attacked the Ukrainian ammunition store in Zhapollo Hot, Liberty, and said A series of explosions occurred there, causing a blow to counterattack.</text:p>
      <text:p text:style-name="P4">
The Russian Ministry of Defense said that it successfully used the precise missile launched at sea to attack the military equipment warehouse made of Western manufacturing, but did not disclose the attack site, and said, "All designated targets have been eliminated."</text:p>
      <text:p text:style-name="P4">
Ukraine's position is that no matter what delay it may suffer, its counterattack has achieved results and has not suffered territorial losses.</text:p>
      <text:p text:style-name="P4">
Ukrainian President Zelei said in a video speech, "We have not lost the territory, only liberated territory, and they only have losses."</text:p>
      <text:p text:style-name="P4">
<draw:frame draw:style-name="fr1" draw:name="Image63" text:anchor-type="as-char" svg:width="6.9236in" svg:height="3.894525in" draw:z-index="0">
<draw:image xlink:href="../Images/Aljazeera Chinese/2023-06-22T01-47-49/1-1687398214.jpg" xlink:type="simple" xlink:show="embed" xlink:actuate="onLoad" draw:mime-type="image/jpeg"/>
</draw:frame>
Battle of rebuilding: Harkov, Ukraine, slowly restore vitality</text:p>
      <text:h text:style-name="P13" text:outline-level="4">
<text:span text:style-name="T4">
The most intense battle</text:span>
</text:h>
      <text:p text:style-name="P4">
The General Staff of Ukraine stated that Russia's attacks are the focus of Ryman, Bachurut, Afdeka and Marinka.</text:p>
      <text:p text:style-name="P4">
Oleksandr Syrskyi, commander of the Ukraine ground forces, said Russia is prioritizing to defend Bachmom.</text:p>
      <text:p text:style-name="P4">
"Although our troops advanced in the south and lost the territory and settlement in this direction, the enemy continued to transfer some of the most combable troops to the direction of Bachurut."</text:p>
      <text:p text:style-name="P4">
Selski said that his troops controlled highlands and forest areas, which was part of the Russian army out of the Bach Murut strategy.</text:p>
      <text:p text:style-name="P4">
The Russian Ministry of Defense stated that the most intense battle took place in Zapolfei, south of Orchov, and Ukraine's mechanized camps launched waves of attacks, but they were repelled. Russia claimed that it destroyed 9 tanks. And 20 armored chariots.</text:p>
      <text:h text:style-name="P13" text:outline-level="4">
<text:span text:style-name="T4">
useless saying</text:span>
</text:h>
      <text:p text:style-name="P4">
The military in the southern Ukraine stated that they are advancing and seizing enemy equipment, which shows that the Russian army may be retreating chaotically in some places. The news center stated: "The enemy is fighting fiercely, mobilizing the troops, and using the reserve team. Therefore, we are active The motivation. "</text:p>
      <text:p text:style-name="P4">
Ukraine also emphasizes the issue of Russian manpower shortage.</text:p>
      <text:p text:style-name="P4">
Schlergi Cievati, a spokesman for the Eastern Military Region in Ukraine, said the Russian army in Lyman "uses a hybrid force, including motorized rifle units, airborne troops, combat forces reserve forces, and local forces."</text:p>
      <text:p text:style-name="P4">
The "Storm Z" unit formed by prison prisoners was also put into it. He also said that the Russian troops of Lehman used outdated T-62 tanks, some of which have been destroyed.</text:p>
      <text:p text:style-name="P4">
On the other hand, the Russian Ministry of Defense preferentially announced the destroyed Western equipment. Ukrainian allies have donated more than 250 tanks and hundreds of armored chariots. vehicle.</text:p>
      <text:p text:style-name="P4">
Russia said that on June 18, the Russian army repelled the four attacks from the camp tactical team in the southern part of Donetzk, near New Donzkoye, destroying 35 tanks and about 70 armored chariot, of which Including the Bradley warrior and Scenic armored carrier provided by the United States.</text:p>
      <text:p text:style-name="P4">
The Russian Ministry of Defense said that his troops also destroyed the Bradeli war vehicle and the Madrine -moutron provided by Germany on the banks of Hermuson. In the operation, "destroying a German leopard tank and received a reward of 1 million rubles ($ 12,000).</text:p>
      <text:p text:style-name="P4">
Ukraine did not confirm or deny these so -called losses.</text:p>
      <text:p text:style-name="P4">
<draw:frame draw:style-name="fr1" draw:name="Image64" text:anchor-type="as-char" svg:width="6.9236in" svg:height="6.9236in" draw:z-index="0">
<draw:image xlink:href="../Images/Aljazeera Chinese/2023-06-22T01-47-49/1-1687398252.png" xlink:type="simple" xlink:show="embed" xlink:actuate="onLoad" draw:mime-type="image/png"/>
</draw:frame>
Which part of the Russia -Ukraine is controlled by the Russian and Ukraine in East of Ukraine? Russia strengthened the ground attack on the front line of Cramenea, and continued to attack near the Afjifa, Donetsk, and Bach Murut</text:p>
      <text:h text:style-name="P13" text:outline-level="4">
<text:span text:style-name="T4">
long term plan</text:span>
</text:h>
      <text:p text:style-name="P4">
Ukraine's allies have gradually shifted to long -term military and fiscal assistance commitments, and they obviously foresee a long -term war.</text:p>
      <text:p text:style-name="P4">
During the 13th meeting of the Ukrainian issue contact group held in Ram Tette in Germany, Canada promised to provide new funds of 500 million US dollars, 288 AIM-7 air-to-air missiles, artillery and ammunition, F-16 training and maintenance Essence</text:p>
      <text:p text:style-name="P4">
Denmark approved the fourth military assistance plan worth 2.95 billion euros from 2023 to 2028. The United States, the United Kingdom, Denmark, and the Netherlands promised to provide hundreds of air defense missiles. Norway, Germany and Denmark announced many years of commitment.</text:p>
      <text:p text:style-name="P4">
The European Commission President Ulusala von derine proposed the 50 billion euros budget to assist Ukraine in the next four years, and announced this promise at a meeting of two days of London's reconstruction of Ukraine funds.Haggogu announced that Ukraine plans to use the US -made Hamas and British "Storm Shadow" missiles made of Ukrainian territory.</text:p>
      <text:p text:style-name="P4">
Shaoyg warned: "The deployment of these special missiles outside the special military operation area will be regarded as the United States and the United Kingdom directly involved in the conflict and will cause a retaliatory blow to the decision -making center in Ukrainian territory immediately."</text:p>
      <text:p text:style-name="P4">
Under what circumstances Russia will think that the use of these missiles is legal under what circumstances. Russia officially annexed Crimea in 2014. Russian President Vladimir Putin officially annexed his part of Ukrainian on September 30 Four regions -Lugusk, Donetsk, Zapolo and Hermone -previously, these regions have carried out referendums condemned by the West as illegal.</text:p>
      <text:p text:style-name="P4">
Zeleiski said that the remote "storm shadow" missile provided by the United Kingdom "currently plays a very useful and accurate role on the front line" -but there is no specific explanation whether they are used to attack Ricovow's ammunition library.</text:p>
      <text:p text:style-name="P4">
<draw:frame draw:style-name="fr1" draw:name="Image65" text:anchor-type="as-char" svg:width="6.9236in" svg:height="3.826739in" draw:z-index="0">
<draw:image xlink:href="../Images/Aljazeera Chinese/2023-06-22T01-47-49/1-1687398293.jpg" xlink:type="simple" xlink:show="embed" xlink:actuate="onLoad" draw:mime-type="image/jpeg"/>
</draw:frame>
Billions of dollars for post -war reconstruction</text:p>
      <text:p text:style-name="P4">
News Source: <text:a xlink:type="simple" xlink:href="https://chinese.aljazeera.net/news/war-in-ukraine/2023/6/22/%e6%bf%80%e7%83%88%e6%8a%b5%e6%8a%97%e4%b9%8c%e5%85%8b%e5%85%b0%e5%8f%8d%e6%94%bb%e5%9b%a0%e4%bf%84%e7%bd%97%e6%96%af%e6%8a%b5%e6%8a%97%e8%80%8c%e6%94%be%e7%bc%93" text:style-name="Internet_20_link" text:visited-style-name="Visited_20_Internet_20_Link">
https://chinese.aljazeera.net/news/war-in-ukraine/2023/6/22/%e6%bf%80%e7%83%88%e6%8a%b5%e6%8a%97%e4%b9%8c%e5%85%8b%e5%85%b0%e5%8f%8d%e6%94%bb%e5%9b%a0%e4%bf%84%e7%bd%97%e6%96%af%e6%8a%b5%e6%8a%97%e8%80%8c%e6%94%be%e7%bc%93</text:a>
</text:p>
      <!--NEWS-->
      <text:h text:style-name="P10" text:outline-level="1">
<text:span text:style-name="T4">
Yinchuan barbecue restaurant exploded 31 dead 7 people rescued</text:span>
</text:h>
      <text:p text:style-name="P4">
Author: None</text:p>
      <text:p text:style-name="P4">
Publisher: Radio Free Asia (Organization)</text:p>
      <text:p text:style-name="P4">
Published Time: 2023-06-22T01:49:00-04:00</text:p>
      <text:p text:style-name="P4">
Modified Time: 2023-06-22T11:22: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841481in" draw:z-index="0">
<draw:image xlink:href="../Images/rfamandarin/2023-06-22T01-49-00-04-00/000000.png" xlink:type="simple" xlink:show="embed" xlink:actuate="onLoad" draw:mime-type="image/png"/>
</draw:frame>
A explosion accident occurred in the Fuyang barbecue restaurant in Yinchuan <text:a xlink:type="simple" xlink:href="https://www.rfa.org/mandarin/Xinwen/st-06222023014928.html/@@images/image" text:style-name="Internet_20_link" text:visited-style-name="Visited_20_Internet_20_Link">
</text:a>
Reuters</text:p>
      <text:p text:style-name="P4">
Comprehensive Chinese media reports, 20:40 on June 21, at 20:40, Ningxia Hui Autonomous Region, Yinchuan City, Xingqing District, Xingqing, Xingqing District, Xingqing District, Fugang Barbecue restaurant in Xingqing District, Yinchuan Autonomous Region. People died after rescue, and 7 people were treated.</text:p>
      <text:p text:style-name="P4">
The public account "Yinchuan Release" pointed out that the gas leakage was smelled an hour before the explosion. It was a liquefied gas tank valve that was broken. Let the clerk buy a new valve, but exploded in the process of replacing the valve. According to the people at the scene, the gas tank on the first floor exploded first, and then the natural gas pipeline on the second floor exploded, bombarding the stairs.</text:p>
      <text:p text:style-name="P4">
The official media pointed out that the public security department has controlled the barbecue shop chief, shareholders and staff in the explosion of the Yinchuan barbecue restaurant in accordance with the law and frozen its assets.</text:p>
      <text:p text:style-name="P4">
Editor Xu Shuting</text:p>
      <text:p text:style-name="P4">
News Source: <text:a xlink:type="simple" xlink:href="https://www.rfa.org/mandarin/Xinwen/st-06222023014928.html" text:style-name="Internet_20_link" text:visited-style-name="Visited_20_Internet_20_Link">
https://www.rfa.org/mandarin/Xinwen/st-06222023014928.html</text:a>
</text:p>
      <!--NEWS-->
      <text:h text:style-name="P10" text:outline-level="1">
<text:span text:style-name="T4">
Report: China is the country with the worst human rights worldwide</text:span>
</text:h>
      <text:p text:style-name="P4">
Author: None (Language: zh)</text:p>
      <text:p text:style-name="P4">
Publisher: None</text:p>
      <text:p text:style-name="P4">
Time: 2023-06-22T01:57:00Z</text:p>
      <text:p text:style-name="P4">
Description: A latest report states that China is the country with the worst human rights in many indicators in many indicators, and Hong Kong's ranking has also dropped rapidly. Why? How does this survey conduct?</text:p>
      <text:p text:style-name="P4">
Videos: []</text:p>
      <text:p text:style-name="P4">
Images: []</text:p>
      <text:p text:style-name="P4">
Subject: 时政风云</text:p>
      <text:p text:style-name="P4">
Subjects: ['谷歌', '岛屿主权争端', '专题报道：全景观看“习马会”', '移民难民', '香港', '中国', '雨伞革命', '香港政改', '联合国', '中共十九大']</text:p>
      <text:p text:style-name="P4">
Keywords: ['中国', '人权', '香港', '联合国']</text:p>
      <text:p text:style-name="P4">
Id: 65996029</text:p>
      <!--METADATA-->
      <text:p text:style-name="P4">
<text:a xlink:type="simple" xlink:href="https://www.dw.com/zh/overlay/image/article/65996029/63362403" text:style-name="Internet_20_link" text:visited-style-name="Visited_20_Internet_20_Link">
 </text:a>
A survey shows that China is the worst human rights country in the world. The picture shows the National Day of 2022, a group of protesters appealed to the Chinese government in London, UK to give people human rights (data photo)</text:p>
      <text:p text:style-name="P4">
(Voice of Germany Chinese website) In a human rights report that tracks social, economic and political freedom, it is pointed out that although China has scored high in food, health and housing, China is still listed as the worst in citizenship in the world in the world. nation. In addition, the suppression of the National Security Law has also reduced Hong Kong's scores in recent years.</text:p>
      <text:p text:style-name="P4">
The British "Guardian" reported that the non -governmental organization "Human Rights Evaluation initiative" (HRMI), which is headquartered in New Zealand, has been monitoring human rights performance in various countries since 2017. According to the latest reports, China is the country with the worst human rights record in many indicators. In terms of arbitrarily arrests, only Kazakhstan scores lower than China.</text:p>
      <text:p text:style-name="P4">
However, in terms of economic indicators such as food, health and housing rights, China's scores are relatively high, which is close to the list among more than 100 countries that have been investigated. In the part of the economic indicators, HRMI uses public statistics released by governments and international institutions, instead of investigating separately.</text:p>
      <text:p text:style-name="P4">
The index also pointed out that some people in China, such as government critics and ethnic minorities, often lose their basic economic rights.</text:p>
      <text:p text:style-name="P4">
The index tracks citizenship and political rights by investigating reporters from various countries, non -governmental organization staff, and lawyers. <text:a xlink:type="simple" xlink:href="https://www.dw.com/zh/zh/维权律师万言书-揭709案内幕/a-64110726" text:style-name="Internet_20_link" text:visited-style-name="Visited_20_Internet_20_Link">
These areas are strictly controlled in China</text:a>
Therefore, it is very difficult to collect accurate data.</text:p>
      <text:p text:style-name="P4">
From 2019 to 2020, health scores in most countries or regions have fallen, which reflects a large number of deaths caused by the new crown virus. However, before the loosening of the clearing policy, China, which was relatively low, remained stable in this score.</text:p>
      <text:p text:style-name="P4">
In addition, since 2022, HRMI has begun to track the freedom of religion and belief in various countries for the first time. And China ’s score on this indicator is also the worst. The research of this indicator includes only 9 countries.</text:p>
      <text:p text:style-name="P4">
"We attach great importance to investigating the security and guarantee of the respondents, and said for many years," said HRMI spokesman Thalia KehoErowden, and said for many years.</text:p>
      <text:p text:style-name="P4">
"One of the keys to maintaining security is to investigate anonymous in an encrypted online form, so no one can know who participated exactly, or what they said," Luoden added.</text:p>
      <text:p text:style-name="P4">
In July 2022, a group of Uighur women protested outside the Chinese Embassy in London, England (data photo)</text:p>
      <text:h text:style-name="P12" text:outline-level="3">
<text:span text:style-name="T4">
Hong Kong scores decreased</text:span>
</text:h>
      <text:p text:style-name="P4">
The British "Guardian" reported that although the score was not as bad as China, the HRMI index in Hong Kong has continued to decline in recent years <text:a xlink:type="simple" xlink:href="https://www.theguardian.com/world/2022/jun/22/hong-kong-plunges-lower-in-global-human-rights-index" text:style-name="Internet_20_link" text:visited-style-name="Visited_20_Internet_20_Link">
. </text:a>
Since the Hong Kong Government's suppression of the democratic movement in 2019 and 2020, democracy has been rapidly reduced. In these years, Hong Kong's ranking of free rally has dropped by nearly 40%.</text:p>
      <text:p text:style-name="P4">
According to HRMI data, Hong Kong ’s expression of freedom has increased by 33%. HRMI also concluded that Hong Kong's scores in free arrest index increased, an increase of 85%. But this is because the index is caused by an example of actual violations.</text:p>
      <text:p text:style-name="P4">
"In the Hong Kong National Security Law]," <text:a xlink:type="simple" xlink:href="https://www.dw.com/zh/zh/英国呼吁取消香港国安法-港府强烈反驳/a-65743070" text:style-name="Internet_20_link" text:visited-style-name="Visited_20_Internet_20_Link">
Hong Kong National Security Law</text:a>
) Under this suppression background, it is not good news for the increase of arrest and detention. This just means that the suppression is playing a role. "</text:p>
      <text:p text:style-name="P4">
"Hong Kong's democratic rights and freedom scores fell sharply from 2019-2021, and it is still amazingly low," Luo Deng said.</text:p>
      <text:p text:style-name="P4">
After the implementation of the Hong Kong National Security Law, Hong Kong's human rights scores have also begun to decline.</text:p>
      <text:h text:style-name="P12" text:outline-level="3">
<text:span text:style-name="T4">
UN Human Rights High School wants to set up an office in China</text:span>
</text:h>
      <text:p text:style-name="P4">
Reuters reports that Volkerturk, a senior person in Human Rights Affairs, called on Monday (19th) to call on all walks of life to provide more support for their offices, because he seeks the first two countries in the world: India and China established services Places to expand their work. The human rights records of these two countries are facing more criticism.</text:p>
      <text:p text:style-name="P4">
At the end of 2022, Tuck took over as the UN Human Rights College. He urged cooperation in the opening speech of the UN Human Rights Council on Monday, and specifically pointed out that Syria, Iran, Israel, and Russia should take more actions. Turk also believes that "the establishment of a business in China and India for the first time is important to us."</text:p>
      <text:p text:style-name="P4">
China or India's Genova diplomatic mission did not immediately respond to Reuters' comment requests.</text:p>
      <text:p text:style-name="P4">
For Tuck's office, it may be difficult to set up offices in China. A UN Human Rights spokesman said that Turk discussed the idea of setting up two new offices during his meeting with governments, but did not explain the response to the media in detail.</text:p>
      <text:p text:style-name="P4">
(Guardian, Reuters)</text:p>
      <text:p text:style-name="P4">
The UN senior commissioner of Human Rights wanted to set up an office in China and India.</text:p>
      <text:p text:style-name="P4">
News Source: <text:a xlink:type="simple" xlink:href="https://www.dw.com/zh/報告：中國是全球人權最差的國家/a-65996029" text:style-name="Internet_20_link" text:visited-style-name="Visited_20_Internet_20_Link">
https://www.dw.com/zh/報告：中國是全球人權最差的國家/a-65996029?maca=chi-rss-chi-all-1127-rdf</text:a>
</text:p>
      <!--NEWS-->
      <text:h text:style-name="P10" text:outline-level="1">
<text:span text:style-name="T4">
The Ball Congress tests the Federal PRC may continue to raise interest rates but slow down the pace</text:span>
</text:h>
      <text:p text:style-name="P4">
Publisher: 法新社</text:p>
      <text:p text:style-name="P4">
Published Time: 2023-06-22T02:32:08+00:00</text:p>
      <text:p text:style-name="P4">
Modified Time: 2023-06-22T02:20:04+00:00</text:p>
      <text:p text:style-name="P4">
Description: (Agence France -Presse, Washington, 21st) Jerome Powell, chairman of the Federal Federal Council (FED), pointed out at the Congress Hearing today that the Fed is expected to continue to raise interest rates, but it will slow down the pace of interest rate increas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6-22T02-32-08-00-00/000000.png" xlink:type="simple" xlink:show="embed" xlink:actuate="onLoad" draw:mime-type="image/png"/>
</draw:frame>
Ball told the House Financial ServicesCommittee: "Given that we have made progress, the interest rate increase may be quite meaningful, but it must be carried out in a more gentle pace."</text:p>
      <text:p text:style-name="P4">
After 10 consecutive high interest rates, the Federal Public Marketing Committee (FOMC) suspended last week to suppress the interest rate hikes in high inflation, so that decision officials have more time to evaluate US economic strength.</text:p>
      <text:p text:style-name="P4">
Ball said today: "Almost all FOMC members expect that further interest rate hikes at the end of the year will be appropriate."</text:p>
      <text:p text:style-name="P4">
Since March 2022, the Fed has raised a benchmark borrowing interest rate of 5 percentage points, which has raised interest rates from nearly zero to 5.0%and 5.25%. However, despite the positive increase of interest rates, US inflation is still much higher than the 2%goal of the Fed's long -term period.</text:p>
      <text:p text:style-name="P4">
"We still have a long way to go, but we are going, but we are progressing."</text:p>
      <text:p text:style-name="P4">
News Source: <text:a xlink:type="simple" xlink:href="https://www.rfi.fr/cn/%E8%B4%A2%E7%BB%8F%E5%BF%AB%E8%AE%AF/20230622-%E9%B2%8D%E5%B0%94%E5%9B%BD%E4%BC%9A%E4%BD%9C%E8%AF%81-%E8%81%94%E5%87%86%E4%BC%9A%E5%8F%AF%E8%83%BD%E6%8C%81%E7%BB%AD%E5%8D%87%E6%81%AF%E4%BD%86%E6%94%BE%E7%BC%93%E6%AD%A5%E8%B0%83" text:style-name="Internet_20_link" text:visited-style-name="Visited_20_Internet_20_Link">
https://www.rfi.fr/cn/%E8%B4%A2%E7%BB%8F%E5%BF%AB%E8%AE%AF/20230622-%E9%B2%8D%E5%B0%94%E5%9B%BD%E4%BC%9A%E4%BD%9C%E8%AF%81-%E8%81%94%E5%87%86%E4%BC%9A%E5%8F%AF%E8%83%BD%E6%8C%81%E7%BB%AD%E5%8D%87%E6%81%AF%E4%BD%86%E6%94%BE%E7%BC%93%E6%AD%A5%E8%B0%83</text:a>
</text:p>
      <!--NEWS-->
      <text:h text:style-name="P10" text:outline-level="1">
<text:span text:style-name="T4">
The Riot of the U.S. Mansion was sentenced to 12 years in prison for electric shock gun attack</text:span>
</text:h>
      <text:p text:style-name="P4">
Author: 半岛电视台＋通讯社</text:p>
      <text:p text:style-name="P4">
Publisher: Al Jazeera</text:p>
      <text:p text:style-name="P4">
Published Time: 2023-06-22T02:38:44</text:p>
      <text:p text:style-name="P4">
Modified Time: 2023-06-22T02:38:44</text:p>
      <text:p text:style-name="P4">
Description: Daniel Rodriguez was dramatically withdrawn from the court dramatic after being sentenced to one of the longest prison on January 6.</text:p>
      <text:p text:style-name="P4">
Images: ["<text:a xlink:type="simple" xlink:href="https://chinese.aljazeera.net/wp-content/uploads/2023/06/1-1687400453.jpg" text:style-name="Internet_20_link" text:visited-style-name="Visited_20_Internet_20_Link">
1-1687400453.jpg</text:a>
", "<text:a xlink:type="simple" xlink:href="https://chinese.aljazeera.net/wp-content/uploads/2023/06/2-1687400464.jpg" text:style-name="Internet_20_link" text:visited-style-name="Visited_20_Internet_20_Link">
2-1687400464.jpg</text:a>
", "<text:a xlink:type="simple" xlink:href="https://chinese.aljazeera.net/wp-content/uploads/2023/06/3-1687400469.jpg" text:style-name="Internet_20_link" text:visited-style-name="Visited_20_Internet_20_Link">
3-1687400469.jpg</text:a>
", "<text:a xlink:type="simple" xlink:href="https://chinese.aljazeera.net/wp-content/uploads/2023/06/4-1687400481.jpg" text:style-name="Internet_20_link" text:visited-style-name="Visited_20_Internet_20_Link">
4-1687400481.jpg</text:a>
", "<text:a xlink:type="simple" xlink:href="https://chinese.aljazeera.net/wp-content/uploads/2023/06/5-1687400488.jpg" text:style-name="Internet_20_link" text:visited-style-name="Visited_20_Internet_20_Link">
5-1687400488.jpg</text:a>
"]</text:p>
      <text:p text:style-name="P4">
Topics: ['政治', '新闻']</text:p>
      <text:p text:style-name="P4">
Keywords: ['政治', '新闻', '美国']</text:p>
      <text:p text:style-name="P4">
Type: Article</text:p>
      <!--METADATA-->
      <text:p text:style-name="P4">
<draw:frame draw:style-name="fr1" draw:name="Image73" text:anchor-type="as-char" svg:width="6.9236in" svg:height="4.612736in" draw:z-index="0">
<draw:image xlink:href="../Images/Aljazeera Chinese/2023-06-22T02-38-44/1-1687400453.jpg" xlink:type="simple" xlink:show="embed" xlink:actuate="onLoad" draw:mime-type="image/jpeg"/>
</draw:frame>
On January 6, 2021, thugs attacked the US Congress Building in Washington, DC, trying to destroy the certification of the election group voting(Associated Press)A California man was sentenced to 12 years in prison for attacking the police's neck with an electric shock gun in the attack of the US Congress in 2021. This is one of the longest sentences to date.</text:p>
      <text:p text:style-name="P4">
However, the 40 -year -old Daniel Rodriguez performed well. Under the escort of law enforcement officers, he shouted "Trump won" when he came out of the Federal District Court of Washington.</text:p>
      <text:p text:style-name="P4">
Only two other defendants were sentenced to a longer sentence in the attack of the Capitol.</text:p>
      <text:p text:style-name="P4">
<draw:frame draw:style-name="fr1" draw:name="Image74" text:anchor-type="as-char" svg:width="6.9236in" svg:height="3.894525in" draw:z-index="0">
<draw:image xlink:href="../Images/Aljazeera Chinese/2023-06-22T02-38-44/2-1687400464.jpg" xlink:type="simple" xlink:show="embed" xlink:actuate="onLoad" draw:mime-type="image/jpeg"/>
</draw:frame>
U.S. Congress riots: Members suggested that allegations to Trump</text:p>
      <text:p text:style-name="P4">
When sentenced, Judge Emi Berman Jackson said Rodriguez was a "hatred of hatred, attacking the police and destroying property during the incident on January 6, 2021."</text:p>
      <text:p text:style-name="P4">
That day, the supporters of the then President Donald Trump rushed into the parliamentary building to try to destroy the certification of the voting of the election group in the 2020 election. Trump wrongly claimed that the election was manipulated to explain his failure in that campaign.</text:p>
      <text:p text:style-name="P4">
Nonetheless, Judge Jackson rejected the argument of the defense, that is, Rodriguez was just misleading by Trump's "irresponsible and intentional lie".</text:p>
      <text:p text:style-name="P4">
Jackson told Rodriguez that "you appear in the (Washington) Special Economic Zone, you can't bear to fight. Once you arrive there, you can't blame anyone you do, except yourself."</text:p>
      <text:p text:style-name="P4">
On Wednesday, Rodriguez provided his own statement to the court and explained his behavior. He said, "I did something right at that time."</text:p>
      <text:p text:style-name="P4">
He also acknowledged that the metropolis policeman Michael Fanone suffered "huge pain", and the latter's portable camera captured the electric shock gun attack.</text:p>
      <text:p text:style-name="P4">
Rodriguez said, "I hope that Michael French farmers will get better one day."</text:p>
      <text:p text:style-name="P4">
<draw:frame draw:style-name="fr1" draw:name="Image75" text:anchor-type="as-char" svg:width="6.9236in" svg:height="4.73862in" draw:z-index="0">
<draw:image xlink:href="../Images/Aljazeera Chinese/2023-06-22T02-38-44/3-1687400469.jpg" xlink:type="simple" xlink:show="embed" xlink:actuate="onLoad" draw:mime-type="image/jpeg"/>
</draw:frame>
The former police officer Michael Faron said that the incident on January 6, 2021 ended his law enforcement career(Reuters)However, Faron walked out of court in Rodriguez's 25 -minute speechless speech.</text:p>
      <text:p text:style-name="P4">
Later, the former police officer told the Associated Press, "What he said to me today will not have any impact."</text:p>
      <text:p text:style-name="P4">
He believes that the incident on January 6 ended his law enforcement career.</text:p>
      <text:p text:style-name="P4">
At that time, Farn was caught up by a thug, beaten and dragged down the steps of the parliamentary building, and therefore suffered heart disease, burns and brain injuries. Since then, he has made his own experience before investigating the attack on the attack of the parliamentary building.</text:p>
      <text:p text:style-name="P4">
Earlier, Rodriguez had acknowledged four felony allegations in February, including attacking law enforcement officers, obstructing judicial justice, conspiracy, and obstructing official lawsuits.</text:p>
      <text:p text:style-name="P4">
<draw:frame draw:style-name="fr1" draw:name="Image76" text:anchor-type="as-char" svg:width="6.9236in" svg:height="3.894525in" draw:z-index="0">
<draw:image xlink:href="../Images/Aljazeera Chinese/2023-06-22T02-38-44/4-1687400481.jpg" xlink:type="simple" xlink:show="embed" xlink:actuate="onLoad" draw:mime-type="image/jpeg"/>
</draw:frame>
Where are they now? On January 6, the faces of riots in the US Congress Building</text:p>
      <text:p text:style-name="P4">
Prosecutors accused Rodriguez helped lead a Telegram chat team called "Patriots45magagang". Trump's supporters gathered and organized there before the attack.</text:p>
      <text:p text:style-name="P4">
According to his indictment, Rodriguez once told someone that he would "assassinate Joe Bayeng" and "would rather live under the rule of Biden's government." He also wrote in group chat: "Blood will occur there. Welcome to revolution."</text:p>
      <text:p text:style-name="P4">
Soon after, he and other members of the chat group drove through the entire country from California to participate in the Trump "Stop The STEAL" assembly held in Washington, DC on January 6, 2021.</text:p>
      <text:p text:style-name="P4">
After the rally, thousands of mobs, including Rodriguez, gathered in a joint meeting to confirm the results of the election results.</text:p>
      <text:p text:style-name="P4">
Prosecutor said Rodriguez participated in the "Heave-Ho" operation to try to push away a team of police officers in the double door of the Parliament building. They also claimed that someone saw him throwing a flagpole and spraying fire extinguisher at law enforcement officers.</text:p>
      <text:p text:style-name="P4">
It is said that another thugs once provided him with a "shock weapon" and he attacked the police with it. At that time, the mobs pulled forward the Farun, and Rodriguez was accused of hitting the police's neck twice with an electric shock gun. Fannon finally lost consciousness.</text:p>
      <text:p text:style-name="P4">
<draw:frame draw:style-name="fr1" draw:name="Image77" text:anchor-type="as-char" svg:width="6.9236in" svg:height="3.894525in" draw:z-index="0">
<draw:image xlink:href="../Images/Aljazeera Chinese/2023-06-22T02-38-44/5-1687400488.jpg" xlink:type="simple" xlink:show="embed" xlink:actuate="onLoad" draw:mime-type="image/jpeg"/>
</draw:frame>
Timeline: On January 6, the US Congress Building riots(Peninsula TV Station)As part of a wide range of investigations, the Ministry of Justice has accused more than 1,000 crimes related to the attack on the Capitol. Nearly 500 people have been sentenced.</text:p>
      <text:p text:style-name="P4">
However, few other defendants were sentenced to such a long sentence like Rodriguez.</text:p>
      <text:p text:style-name="P4">
Last month, the leader of Oath Keepers, the leader of the Right -wing, was sentenced to 18 years in prison, which is the longest sentence to date. Prosecutors have wanted 25 people.</text:p>
      <text:p text:style-name="P4">
Prior to Raz, the longest sentence was the 14 -year imprisonment of Peter Schwartz, Kentucky, and the prosecutor accused him of breaking through the warning line of the Congress and spraying pepper to the retired police.</text:p>
      <text:p text:style-name="P4">
Like Rodriguez, the "Oath Guardian" organized the leader of the Florida Branch Kelly Megs and was also sentenced to 12 years in prison. He was sentenced to Rosz in May.</text:p>
      <text:p text:style-name="P4">
News Source: <text:a xlink:type="simple" xlink:href="https://chinese.aljazeera.net/news/political/2023/6/22/%e7%be%8e%e5%9b%bd%e5%9b%bd%e4%bc%9a%e5%a4%a7%e5%8e%a6%e9%aa%9a%e4%b9%b1%e8%80%85%e5%9b%a0%e7%94%b5%e5%87%bb%e6%9e%aa%e8%a2%ad%e5%87%bb%e8%a2%ab%e5%88%a412%e5%b9%b4%e5%be%92%e5%88%91" text:style-name="Internet_20_link" text:visited-style-name="Visited_20_Internet_20_Link">
https://chinese.aljazeera.net/news/political/2023/6/22/%e7%be%8e%e5%9b%bd%e5%9b%bd%e4%bc%9a%e5%a4%a7%e5%8e%a6%e9%aa%9a%e4%b9%b1%e8%80%85%e5%9b%a0%e7%94%b5%e5%87%bb%e6%9e%aa%e8%a2%ad%e5%87%bb%e8%a2%ab%e5%88%a412%e5%b9%b4%e5%be%92%e5%88%91</text:a>
</text:p>
      <!--NEWS-->
      <text:h text:style-name="P10" text:outline-level="1">
<text:span text:style-name="T4">
Ukrainian war: Zapolo's hot axis erupted fierce battle and news that Ukrainian paratroopers tried to break through Russian defense</text:span>
</text:h>
      <text:p text:style-name="P4">
Author: 半岛电视台＋通讯社</text:p>
      <text:p text:style-name="P4">
Publisher: Al Jazeera</text:p>
      <text:p text:style-name="P4">
Published Time: 2023-06-22T02:39:55</text:p>
      <text:p text:style-name="P4">
Modified Time: 2023-06-22T09:08:50</text:p>
      <text:p text:style-name="P4">
Description: The Crivilik military authorities said that the sound of explosion in the southeast of Ukraine, at the same time, it was reported that the Ukrainian paratroopers tried to break through the Russian defense.</text:p>
      <text:p text:style-name="P4">
Images: ["<text:a xlink:type="simple" xlink:href="https://chinese.aljazeera.net/wp-content/uploads/2023/06/1-1687401101.png" text:style-name="Internet_20_link" text:visited-style-name="Visited_20_Internet_20_Link">
1-1687401101.png</text:a>
", "<text:a xlink:type="simple" xlink:href="https://chinese.aljazeera.net/wp-content/uploads/2023/06/1-1687401296.jpg" text:style-name="Internet_20_link" text:visited-style-name="Visited_20_Internet_20_Link">
1-1687401296.jpg</text:a>
", "<text:a xlink:type="simple" xlink:href="https://chinese.aljazeera.net/wp-content/uploads/2023/06/1-1687401376.jpg" text:style-name="Internet_20_link" text:visited-style-name="Visited_20_Internet_20_Link">
1-1687401376.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8" text:anchor-type="as-char" svg:width="6.9236in" svg:height="4.612736in" draw:z-index="0">
<draw:image xlink:href="../Images/Aljazeera Chinese/2023-06-22T02-39-55/1-1687401101.png" xlink:type="simple" xlink:show="embed" xlink:actuate="onLoad" draw:mime-type="image/png"/>
</draw:frame>
Captain 35, Ukrandonnesk (Anadoru News Agency)</text:p>
      <text:p text:style-name="P4">
Kryvyi Rih military authorities said that the sound of explosion in the southeast of Ukraine, at the same time, it was reported that the Ukrainian paratrooper tried to break through the Russian defense.</text:p>
      <text:p text:style-name="P4">
A reporter from the Peninsula reported that a strong explosion sounded in the Zapolo area in the southeast of Ukraine and explained that after a strategic bomber exploded after launching missiles at the A speed sea.</text:p>
      <text:p text:style-name="P4">
The Russian military website reported that the most intense battle continued in the Opsho Wurwa region and promoted towards Zapolo.</text:p>
      <text:p text:style-name="P4">
The military website pointed out that the Ukrainian paratrooper tried to break through the Russian defense work in the surrounding woods, but it was nothing to do.</text:p>
      <text:p text:style-name="P4">
At the same time, the Russian website also reported that the battle on the front line of the Avdiivka (Avdiivka) is still continuing, but the ground conditions have not changed. village.</text:p>
      <text:p text:style-name="P4">
On the other hand, the Donedsk authorities of the pro -Russia announced that the Ukrainian army aimed at the city center with drones.</text:p>
      <text:p text:style-name="P4">
The authorities said that the two Ukraine drones were aimed at two regions of the city, causing huge damage.</text:p>
      <text:p text:style-name="P4">
<draw:frame draw:style-name="fr1" draw:name="Image79" text:anchor-type="as-char" svg:width="6.9236in" svg:height="3.894525in" draw:z-index="0">
<draw:image xlink:href="../Images/Aljazeera Chinese/2023-06-22T02-39-55/1-1687401296.jpg" xlink:type="simple" xlink:show="embed" xlink:actuate="onLoad" draw:mime-type="image/jpeg"/>
</draw:frame>
The situation where the drone attacked Moscow again was confusing. Which side is the source of launch?</text:p>
      <text:h text:style-name="P13" text:outline-level="4">
<text:span text:style-name="T4">
"False Information of Russia"</text:span>
</text:h>
      <text:p text:style-name="P4">
At the same time, Agence France -Presse reported that Russia's Armed Wagner Group's head of the Wagner Group, Eveni Porigo, had accused senior officials of Moscow deceive the Russians on the process of counterattack in Ukraine, and pointed out the field progress of Kiev.</text:p>
      <text:p text:style-name="P4">
In the recording announced by his spokesman, Pricigen said: "They mislead the people." He pointed out that several villages including Piadi Hartky were lost and the shortage of weapons and ammunition was pointed out.</text:p>
      <text:p text:style-name="P4">
Porigen emphasized that the "most" territory was transferred to the enemy, and added that the Ukrainian army has tried to cross the Nieber River, who has formed a natural border at the front line. He also said, "All of this concealed everyone."</text:p>
      <text:p text:style-name="P4">
At the beginning of June this year, the Ukrainian army launched a counterattack in the eastern and southern regions under the support of Western countries to try to recapture areas controlled by the Russian army last year.</text:p>
      <text:p text:style-name="P4">
Russian President Vladimir Putin said on Wednesday that the Ukrainian offensive front fell into a pause due to serious casualties and equipment of Ukrainian military personnel.</text:p>
      <text:p text:style-name="P4">
However, Putin said that Ukraine has not used its offensive capabilities and has reserves, and is considering how and where to use these reserves.</text:p>
      <text:p text:style-name="P4">
Putin also confirmed the progress of his country in developing land and air nuclear weapons.</text:p>
      <text:p text:style-name="P4">
At the same time, Putin emphasized when meeting with military college graduates that the Russian nuclear trinity is the main guarantee of Russia's security and a well -balanced and stable maintainer.</text:p>
      <text:p text:style-name="P4">
<draw:frame draw:style-name="fr1" draw:name="Image80" text:anchor-type="as-char" svg:width="6.9236in" svg:height="3.894525in" draw:z-index="0">
<draw:image xlink:href="../Images/Aljazeera Chinese/2023-06-22T02-39-55/1-1687401376.jpg" xlink:type="simple" xlink:show="embed" xlink:actuate="onLoad" draw:mime-type="image/jpeg"/>
</draw:frame>
Peninsula TV reporter monitor the situation in the town</text:p>
      <text:h text:style-name="P13" text:outline-level="4">
<text:span text:style-name="T4">
Western sanctions</text:span>
</text:h>
      <text:p text:style-name="P4">
Under the background of Moscow due to the Western Western war, the EU rotating chairman, Sweden, said that the ambassador of member states reached a consensus on Russia's 11th set of sanctions.</text:p>
      <text:p text:style-name="P4">
Sweden also said that a new package plan includes response to the measures to evade previous sanctions and sanctions against new Russian government.</text:p>
      <text:p text:style-name="P4">
The European Commission President Usula von Delin welcomed the agreement, saying that the sanctions were another blow to the Putin War machine and supporting the Kremlin's target entity.</text:p>
      <text:p text:style-name="P4">
In London, the United States and European countries promised to provide billions of dollars to Ukraine, while Feng Derian said that in the long run, the European Union has special responsibility for Ukraine.</text:p>
      <text:p text:style-name="P4">
Feng Delin added at the Ukrainian reconstruction meeting that the Ukraine not only fought for his sovereignty, but also fought for Western values and democracy.</text:p>
      <text:p text:style-name="P4">
On the other hand, US Secretary of State Anthony Blintin announced that it would provide additional assistance to Ukraine at $ 1.3 billion.</text:p>
      <text:p text:style-name="P4">
Blindken delivered a speech at the Ukraine Reconstruction Conference held in London, reiterating that Washington promised to support Kiev and help it reconstruct as possible.</text:p>
      <text:p text:style-name="P4">
News Source: <text:a xlink:type="simple" xlink:href="https://chinese.aljazeera.net/news/war-in-ukraine/2023/6/22/%e4%b9%8c%e5%85%8b%e5%85%b0%e6%88%98%e4%ba%89%e6%89%8e%e6%b3%a2%e7%bd%97%e7%83%ad%e8%bd%b4%e7%ba%bf%e7%88%86%e5%8f%91%e6%bf%80%e6%88%98%e4%b8%8e%e6%9c%89%e6%b6%88%e6%81%af%e7%a7%b0%e4%b9%8c" text:style-name="Internet_20_link" text:visited-style-name="Visited_20_Internet_20_Link">
https://chinese.aljazeera.net/news/war-in-ukraine/2023/6/22/%e4%b9%8c%e5%85%8b%e5%85%b0%e6%88%98%e4%ba%89%e6%89%8e%e6%b3%a2%e7%bd%97%e7%83%ad%e8%bd%b4%e7%ba%bf%e7%88%86%e5%8f%91%e6%bf%80%e6%88%98%e4%b8%8e%e6%9c%89%e6%b6%88%e6%81%af%e7%a7%b0%e4%b9%8c</text:a>
</text:p>
      <!--NEWS-->
      <text:h text:style-name="P10" text:outline-level="1">
<text:span text:style-name="T4">
Modi will open a press conference with Biden to accept questions from the media</text:span>
</text:h>
      <text:p text:style-name="P4">
Author: None (Language: zh)</text:p>
      <text:p text:style-name="P4">
Publisher: None</text:p>
      <text:p text:style-name="P4">
Time: 2023-06-22T02:42:00Z</text:p>
      <text:p text:style-name="P4">
Description: Indian Prime Minister Modi rarely spoke at the press conference in the past and rarely accepted questions. As a result, high -level officials of the White House said that Modi and Biden had a press conference. In this press conference, what topics may be concerned about the media?</text:p>
      <text:p text:style-name="P4">
Videos: []</text:p>
      <text:p text:style-name="P4">
Images: []</text:p>
      <text:p text:style-name="P4">
Subject: 时政风云</text:p>
      <text:p text:style-name="P4">
Subjects: ['奥巴马', '记者无疆界组织', '新闻自由', '印度', '移民难民', '人权', '美国']</text:p>
      <text:p text:style-name="P4">
Keywords: ['印度', '莫迪', '拜登', '美国', '美印关系', '人权', '新闻自由', '宗教信仰自由']</text:p>
      <text:p text:style-name="P4">
Id: 65996040</text:p>
      <!--METADATA-->
      <text:p text:style-name="P4">
<text:a xlink:type="simple" xlink:href="https://www.dw.com/zh/overlay/image/article/65996040/65967540" text:style-name="Internet_20_link" text:visited-style-name="Visited_20_Internet_20_Link">
 </text:a>
The picture shows US President Biden in November last year with Indian Prime Minister Modi at the G20 summit in Indonesia.</text:p>
      <text:p text:style-name="P4">
(Voice of Germany Chinese) Indian Prime Minister Narendra Modi is conducting a three -day state visit in the United States. He is scheduled to meet with US President Joebiden on Thursday (June 22). And accept questions from reporters. The White House Guoan spokesman John Kirby said the White House knew that this reporter would be a "big event."</text:p>
      <text:p text:style-name="P4">
"We really thank Premier Modi for participating in media activities at the end of the visit." Kobe said: "We think this is important, and he is glad that he thinks it is very important." He said that the press conference will open American media and Indian journalists Each requires 1 question.</text:p>
      <text:p text:style-name="P4">
Reuters pointed out that Modi rarely accepted questions from media except for occasional interviews. For about 9 years, he has never published a conversation at any Press conference in India. He attended a press conference in May 2019, but did not accept questions.</text:p>
      <text:p text:style-name="P4">
The press conference of the White House and other world leaders has been strictly controlled. U.S. officials will designate journalists from the United States and foreign media for the names of the leaders of Biden and visiting. The number of open problems is very limited.</text:p>
      <text:h text:style-name="P12" text:outline-level="3">
<text:span text:style-name="T4">
Human rights issues</text:span>
</text:h>
      <text:p text:style-name="P4">
Human rights may be a topic at Biden and Modi's press conference. Under the governance(https://www.dw.com/zh/zh/账户遭冻结大赦国际停止在印度运作/a-55095029)Has been criticized by the outside world, the religious freedom of the press freedom and a minority group was limited. During Modi's time as the Prime Minister, India fell from 140th to 161st in the World Press Freedom Index, and ranked among the best on the world's list of the most frequently cutting networks for five consecutive years.</text:p>
      <text:p text:style-name="P4">
On June 20, Indian Prime Minister Modi arrived in New York and waved to supporters.</text:p>
      <text:p text:style-name="P4">
Human rights proposal calls on Biden to publicize the human rights situation of India publicly because the United States has not succeeded in talking to Modi in private. The White House may raise human rights doubts to Modi this time, but Guoan consultant Jakesullivan said on Tuesday (20th) that the United States will not ask questions in a "lesson" way, and it will not advocate that "as if there is no problem in the United States itself, there is no problem itself. "".</text:p>
      <text:p text:style-name="P4">
The academic and initiatives in the United States held a press conference on Wednesday (21st), advocating that they should hold a hearing in the US Congress for human rights. The chairman of the International Religious Freedom Secretariat (IRFSECRETARAT) and the global researcher of Wilson Center, a think tank, said: "We can't ignore the local facts ... We can't see it, and the US government cannot see it."</text:p>
      <text:p text:style-name="P4">
Angana Chatterji, a scholar at the University of California Berkeley Campus, said: "[Indian infringement of human rights] said(https://www.dw.com/zh/zh/印度缘何成为女性的危险国度/a-51752550)The scale of the scale has now reached the degree of the need for (Biden) to publicize this question. "</text:p>
      <text:p text:style-name="P4">
The only two Muslim female members of the United States Congress, Ilhan Omar, and Rashidatlaib, respectively, stated that they gave Ge Mo Modi's speech on Thursday (22nd) in the U.S. Congress, because the reason for India to India was against the objections. The oppression of ethnic minorities, especially Muslims.</text:p>
      <text:p text:style-name="P4">
The Indian government refutes criticism of its human rights, saying that its policy goals are to provide benefits for all communities and law enforcement equally.</text:p>
      <text:h text:style-name="P12" text:outline-level="3">
<text:span text:style-name="T4">
What activities do you participate in?</text:span>
</text:h>
      <text:p text:style-name="P4">
Modi is generally regarded by the outside world as <text:a xlink:type="simple" xlink:href="https://www.dw.com/zh/zh/印度總理莫迪訪美-兩國關係有望更上層樓/a-65969345" text:style-name="Internet_20_link" text:visited-style-name="Visited_20_Internet_20_Link">
major turning point for strengthening the United States and India relations</text:a>
Essence On Wednesday, Modi's headquarters at the United Nations of New York participated in the International Yoga Day, describing yoga as a "lifestyle." The Associated Press pointed out that at this moment when the global geopolitical situation is tight, Modi emphasized that this ancient tradition is a savvy and symbolic choice that makes yoga not only a personal habit, but also a diplomatic means for him.</text:p>
      <text:p text:style-name="P4">
Indian Prime Minister Modi made yoga with diplomats in New York on the 21st at the United Nations headquarters of New York. This event broke the Kim's World Record: the most nationality (135 countries) participated in yoga activities.</text:p>
      <text:p text:style-name="P4">
Wednesday <text:a xlink:type="simple" xlink:href="https://www.dw.com/zh/zh/马斯克莫迪相谈甚欢-特斯拉将尽快在印度建厂/a-65988335" text:style-name="Internet_20_link" text:visited-style-name="Visited_20_Internet_20_Link">
Modi met with Tesla CEO Elon Musk</text:a>
The two sides discussed Tesla's factories in India. In addition, Modi also visited the National ScienceFoundation; the evening trip included dinner with the Biden couples privately. Jillbiden, the first lady in the United States, said: "Through this formal visit, the oldest and largest democratic countries in the world gathered together. But our relationship is not only about governance ... We also praise the global and connect us. Family and friendship in the country bond. "</text:p>
      <text:p text:style-name="P4">
Modi also invited American students to India and added that India is training students to learn artificial intelligence. In addition, according to the exclusive report of Reuters on the 22nd, those familiar with the matter revealed that the United States will announce while Modi this trip, so that some Indians who work in the United States will be more convenient for visa.</text:p>
      <text:p text:style-name="P4">
(Comprehensive report)</text:p>
      <text:p text:style-name="P4">
News Source: <text:a xlink:type="simple" xlink:href="https://www.dw.com/zh/莫迪將與拜登開記者會-罕見接受媒體提問/a-65996040" text:style-name="Internet_20_link" text:visited-style-name="Visited_20_Internet_20_Link">
https://www.dw.com/zh/莫迪將與拜登開記者會-罕見接受媒體提問/a-65996040?maca=chi-rss-chi-all-1127-rdf</text:a>
</text:p>
      <!--NEWS-->
      <text:h text:style-name="P10" text:outline-level="1">
<text:span text:style-name="T4">
Every week's current affairs analysis: The Sino -German government's consultation will not occur.</text:span>
</text:h>
      <text:p text:style-name="P4">
Authors: ['曹辛']</text:p>
      <text:p text:style-name="P4">
Publisher: 英国《金融时报》</text:p>
      <text:p text:style-name="P4">
Time: 2023-06-22T02:59:00+00:00</text:p>
      <text:p text:style-name="P4">
Published Time: 2023-06-20T12:00:99+08:00</text:p>
      <text:p text:style-name="P4">
Modified Time: 2023-06-21T10:52:99+08:00</text:p>
      <text:p text:style-name="P4">
Description: Cao Xin: China and Germany can basically keep the current status of economic and trade relations, and there will be no big ups and downs; however, it is impossible for Sino -German economic and trade relations to return to a sweet past.</text:p>
      <text:p text:style-name="P4">
Images: ["<text:a xlink:type="simple" xlink:href="https://thumbor.ftacademy.cn/unsafe/picture/1/000161891_piclink.jpg" text:style-name="Internet_20_link" text:visited-style-name="Visited_20_Internet_20_Link">
000161891_pic...</text:a>
"]</text:p>
      <text:p text:style-name="P4">
Themes: ['中德关系', '关注']</text:p>
      <text:p text:style-name="P4">
Keywords: ['中德关系', '朔尔茨', '李强', '德国', '中欧关系']</text:p>
      <text:p text:style-name="P4">
Type: Article</text:p>
      <!--METADATA-->
      <text:p text:style-name="P4">
<draw:frame draw:style-name="fr1" draw:name="Image84" text:anchor-type="as-char" svg:width="6.9236in" svg:height="3.894525in" draw:z-index="0">
<draw:image xlink:href="../Images/FT Chinese Free Version/2023-06-22T02-59-00-00-00/000161891_piclink.jpg" xlink:type="simple" xlink:show="embed" xlink:actuate="onLoad" draw:mime-type="image/jpeg"/>
</draw:frame>
In view of the significance of Sino -German economic relations to the economic and trade relations between the two countries and even the China -Europe, the seventh Sino -German government consultation in Berlin is undoubtedly attracted great attention from the international community. These concerns are around a core, that is, will China and Germany and even China -Europe relations be alienated? This was caused by the profound impact of the Russian and Ukraine on geopolitics and economy, and the result of the re -judgment of China in Europe and the United States through the three -year epidemic situation.</text:p>
      <text:p text:style-name="P4">
However, looking at the current situation of the world and China and Europe will find that the prospects of the international community are unlikely to happen. Basically, the two countries can basically keep the current status of China -German economic and trade relations, and there will be no big ups and downs; but in turn, China -Germany economic and trade relations will never return to the sweet past, because after the past three years, the world has been different. People are wrong.</text:p>
      <text:p text:style-name="P4">
News Source: <text:a xlink:type="simple" xlink:href="http://www.ftchinese.com/story/001100049" text:style-name="Internet_20_link" text:visited-style-name="Visited_20_Internet_20_Link">
http://www.ftchinese.com/story/001100049</text:a>
</text:p>
      <!--NEWS-->
      <text:h text:style-name="P10" text:outline-level="1">
<text:span text:style-name="T4">
The survey shows that European companies' confidence in operating in China is reduced to historical low</text:span>
</text:h>
      <text:p text:style-name="P4">
Author: Yoko Kubota</text:p>
      <text:p text:style-name="P4">
Publisher: 华尔街日报中文网</text:p>
      <text:p text:style-name="P4">
Published Time: 2023-06-22T03:00:00.000Z</text:p>
      <text:p text:style-name="P4">
Modified Time: 2023-06-22T03:00:00.000Z</text:p>
      <text:p text:style-name="P4">
Created Time: 2023-06-22T00:25:00.000Z</text:p>
      <text:p text:style-name="P4">
Description: As the Chinese economic recovery gradually loses its motivation and the relationship between China and major trading partners has deteriorated, the confidence of multinational companies to China has reached the lowest point of history.</text:p>
      <text:p text:style-name="P4">
Images: []</text:p>
      <text:p text:style-name="P4">
Categories: ['商业']</text:p>
      <text:p text:style-name="P4">
Keywords: SYND,LINK:EN|WP-WSJ-0000996539</text:p>
      <text:p text:style-name="P4">
Type: Article</text:p>
      <!--METADATA-->
      <text:p text:style-name="P4">
With the expected Chinese economic recovery <text:a xlink:type="simple" xlink:href="https://cn.wsj.com/articles/CN-CEC-20230617083331" text:style-name="Internet_20_link" text:visited-style-name="Visited_20_Internet_20_Link">
gradually losing power</text:a>
At the same time, the relationship between China and major trading partners has deteriorated, and the confidence of multinational companies to China has reached the lowest point of history.</text:p>
      <text:p text:style-name="P4">
News Source: <text:a xlink:type="simple" xlink:href="https://cn.wsj.com/articles/%E4%B8%AD%E5%9B%BD%E6%AC%A7%E7%9B%9F%E5%95%86%E4%BC%9A%E8%B0%83%E6%9F%A5%E6%98%BE%E7%A4%BA%E8%B7%A8%E5%9B%BD%E4%BC%81%E4%B8%9A%E5%AF%B9%E4%B8%AD%E5%9B%BD%E7%9A%84%E4%BF%A1%E5%BF%83%E9%99%8D%E8%87%B3%E5%8E%86%E5%8F%B2%E6%9C%80%E4%BD%8E%E7%82%B9-f0aadde7" text:style-name="Internet_20_link" text:visited-style-name="Visited_20_Internet_20_Link">
https://cn.wsj.com/articles/%E4%B8%AD%E5%9B%BD%E6%AC%A7%E7%9B%9F%E5%95%86%E4%BC%9A%E8%B0%83%E6%9F%A5%E6%98%BE%E7%A4%BA%E8%B7%A8%E5%9B%BD%E4%BC%81%E4%B8%9A%E5%AF%B9%E4%B8%AD%E5%9B%BD%E7%9A%84%E4%BF%A1%E5%BF%83%E9%99%8D%E8%87%B3%E5%8E%86%E5%8F%B2%E6%9C%80%E4%BD%8E%E7%82%B9-f0aadde7</text:a>
</text:p>
      <!--NEWS-->
      <text:h text:style-name="P10" text:outline-level="1">
<text:span text:style-name="T4">
Ukrainian war: BBC reporters visit Ukraine's counterattack frontline</text:span>
</text:h>
      <text:p text:style-name="P4">
Author: https://www.facebook.com/bbcworldservice/</text:p>
      <text:p text:style-name="P4">
Publisher: BBC News 中文</text:p>
      <text:p text:style-name="P4">
Published Time: 2023-06-22T03:00:18.000Z</text:p>
      <text:p text:style-name="P4">
Modified Time: 2023-06-22T03:00:18.000Z</text:p>
      <text:p text:style-name="P4">
Description: Ukraine has launched a counterattack against Russia for more than two weeks, and President Zellezki acknowledged that the battlefield was "slower than expected." The 68th hunter visiting the front line of BBC, they are trying to expand their control over the east of the village of Blahodat.</text:p>
      <text:p text:style-name="P4">
Images: []</text:p>
      <text:p text:style-name="P4">
Videos: ["<text:a xlink:type="simple" xlink:href="https://www.bbc.com/ws/av-embeds/cps/zhongwen/simp/world-65975296/p0fwkqfl/zh-hans" text:style-name="Internet_20_link" text:visited-style-name="Visited_20_Internet_20_Link">
zh-hans</text:a>
"]</text:p>
      <text:p text:style-name="P4">
Tags: ['乌克兰局势升温', '俄国', '军事', '乌克兰']</text:p>
      <text:p text:style-name="P4">
Type: Article</text:p>
      <!--METADATA-->
      <text:h text:style-name="P12" text:outline-level="3">
<text:span text:style-name="T4">
Ukrainian war: BBC reporters visit Ukraine's counterattack at the front line</text:span>
</text:h>
      <text:p text:style-name="P4">
[Video-1-Link:/WS/AV-EMBEDS/CPS/ZHONGWEN/SIMP/World-65975296/P0FWKQFL/ZH-HansS]](https://www.bbc.com/ws/av-embeds/cps/zhongwen/simp/world-65975296/p0fwkqfl/zh-hans)<text:span text:style-name="T4">
 Your equipment does not support playing multimedia materials </text:span>
<text:span text:style-name="T4">
* Ukrainian war: BBC reporters visit Ukraine's counterattack against Russia's front line </text:span>
 June 22, 2023 at 300 am</text:p>
      <text:p text:style-name="P4">
Ukraine has launched a counterattack against Russia for more than two weeks, and President Zellezki acknowledged that the battlefield was "slower than expected."</text:p>
      <text:p text:style-name="P4">
The Minister of Defense of Ukraine said on Monday that the counterattack has so far regained eight villages in the southern region and Donetsk in the east.</text:p>
      <text:p text:style-name="P4">
The Ukrainian army is launching tentative attacks, and most troops are still waiting for Russia to have sufficient defense gaps in order to launch the main attack and regain the land in southern Ukraine.</text:p>
      <text:p text:style-name="P4">
BBC reporters Queentin Sommerville and photographer Darrenconway visited the 68th hunter brigade at the front line, and they were trying to expand their control over the recently recaptured Village of Brahodat.</text:p>
      <text:p text:style-name="P4">
News Source: <text:a xlink:type="simple" xlink:href="https://www.bbc.com/zhongwen/simp/world-65975296" text:style-name="Internet_20_link" text:visited-style-name="Visited_20_Internet_20_Link">
https://www.bbc.com/zhongwen/simp/world-65975296</text:a>
</text:p>
      <!--NEWS-->
      <text:h text:style-name="P10" text:outline-level="1">
<text:span text:style-name="T4">
Brummer Xi Jinping: China and the United States have resumed the "lip gun war" before and after the recovery of high -level visits in five years</text:span>
</text:h>
      <text:p text:style-name="P4">
Author: https://www.facebook.com/bbcworldservice/</text:p>
      <text:p text:style-name="P4">
Publisher: BBC News 中文</text:p>
      <text:p text:style-name="P4">
Published Time: 2023-06-22T03:23:59.000Z</text:p>
      <text:p text:style-name="P4">
Modified Time: 2023-06-22T03:23:59.000Z</text:p>
      <text:p text:style-name="P4">
Description: In the past five years, the first visit to China in the United States Secretary of State has been concluded with the supreme leader of China, "Let Sino -US relations stabilize", but analysts have doubts about whether Sino -US relations can truly return to normal.</text:p>
      <text:p text:style-name="P4">
Images: ["<text:a xlink:type="simple" xlink:href="https://ichef.bbci.co.uk/news/640/cpsprodpb/B619/production/_130171664_091457.2023-06-19t091425z_178507080_rc29m1a70byy_rtrmadp_3_china-usa-blinken.jpg" text:style-name="Internet_20_link" text:visited-style-name="Visited_20_Internet_20_Link">
_130171664_09...</text:a>
"]</text:p>
      <text:p text:style-name="P4">
Videos: ["<text:a xlink:type="simple" xlink:href="https://www.bbc.com/ws/av-embeds/cps/zhongwen/simp/world-65981589/p0fw33tk/zh-hans" text:style-name="Internet_20_link" text:visited-style-name="Visited_20_Internet_20_Link">
zh-hans</text:a>
", "<text:a xlink:type="simple" xlink:href="https://www.bbc.com/ws/av-embeds/cps/zhongwen/simp/world-65981589/p0fwmg5z/zh-hans" text:style-name="Internet_20_link" text:visited-style-name="Visited_20_Internet_20_Link">
zh-hans</text:a>
", "<text:a xlink:type="simple" xlink:href="https://www.bbc.com/ws/av-embeds/cps/zhongwen/simp/world-65981589/p0fvkjns/zh-hans" text:style-name="Internet_20_link" text:visited-style-name="Visited_20_Internet_20_Link">
zh-hans</text:a>
", "<text:a xlink:type="simple" xlink:href="https://www.bbc.com/ws/av-embeds/cps/zhongwen/simp/world-65981589/p0fftnq5/zh-hans" text:style-name="Internet_20_link" text:visited-style-name="Visited_20_Internet_20_Link">
zh-hans</text:a>
", "<text:a xlink:type="simple" xlink:href="https://www.bbc.com/ws/av-embeds/cps/zhongwen/simp/world-65981589/p0fttybd/zh-hans" text:style-name="Internet_20_link" text:visited-style-name="Visited_20_Internet_20_Link">
zh-hans</text:a>
"]</text:p>
      <text:p text:style-name="P4">
Tags: ['中美关系', '习近平', '中國', '政治', '台湾', '美国']</text:p>
      <text:p text:style-name="P4">
Type: Article</text:p>
      <!--METADATA-->
      <text:h text:style-name="P12" text:outline-level="3">
<text:span text:style-name="T4">
Brinton will Xi Jinping: China and the United States will restore the "lip gun war" before and after the recovery of high -level visits after five years</text:span>
</text:h>
      <text:p text:style-name="P4">
3:23 am on June 22, 2023![] <text:a xlink:type="simple" xlink:href="Images/BBC Chinese/2023-06-22T03-23-59.000Z/_130171664_091457.2023-06-19t091425z_178507080_rc29m1a70byy_rtrmadp_3_china-usa-blinken.jpg" text:style-name="Internet_20_link" text:visited-style-name="Visited_20_Internet_20_Link">
</text:a>
Image source, reuters</text:p>
      <text:p text:style-name="P4">
Image adding text,</text:p>
      <text:p text:style-name="P4">
Xi Jinping (middle) meeting with Brinden (left) in the Fujian Hall in the Great Hall of the People in Beijing attracted widespread discussion.</text:p>
      <text:p text:style-name="P4">
<text:span text:style-name="T4">
 U.S. Secretary of State AntonyBlinken ended the first visit to China for the first five years in China after meeting Xi Jinping, the Chinese President Xi Jinping, and transferred to the UK to visit, but the discussion about China was not over. </text:span>
</text:p>
      <text:p text:style-name="P4">
The last time the US Secretary of State visited China and met Xi Jinping dates back to June 2018, Pompeo visited China twice in June and October of that year, but the second visit did not see Xi Jinping.</text:p>
      <text:p text:style-name="P4">
In the two -day visits of Brinken, both China and the United States proposed to have a stable relationship, but the United States seemed to be able to restart military communication channels. China emphasizes that the United States should "reflect" for the stalemate of the current bilateral relations, and there are nothing more important among the issues of Sino -US relations.</text:p>
      <text:p text:style-name="P4">
After Brinken left China, US President Joebiden first described US -China relations on the "correct track", and then publicly criticized Xi Jinping as a "dictator" after one day, which once again attracted strong criticism in Beijing.</text:p>
      <text:p text:style-name="P4">
Although it is generally commented that Brinken's visit to China has taken an important step in restoring the healthy development of bilateral relations, many observers pointed out to the BBC that whether it can truly return to normal is still to be carefully observed.</text:p>
      <text:p text:style-name="P4">
<text:a xlink:type="simple" xlink:href="https://www.bbc.com/zhongwen/simp/chinese-news-65950568" text:style-name="Internet_20_link" text:visited-style-name="Visited_20_Internet_20_Link">
Xi Jinping meets Brindenken to promote "let Sino -US relations stabilize and get better"</text:a>
<text:span text:style-name="T5">
 <text:a xlink:type="simple" xlink:href="https://www.bbc.com/zhongwen/simp/chinese-news-65915282" text:style-name="Internet_20_link" text:visited-style-name="Visited_20_Internet_20_Link">
Why do the United States end China's "developing country" status</text:a>
</text:span>
 <text:a xlink:type="simple" xlink:href="https://www.bbc.com/zhongwen/simp/world-65807046" text:style-name="Internet_20_link" text:visited-style-name="Visited_20_Internet_20_Link">
China Defense Director Li Shangfu Shangri -La dialogue releases a comprehensive tough signal</text:a>
<text:span text:style-name="T5">
 <text:a xlink:type="simple" xlink:href="https://www.bbc.com/zhongwen/simp/world-65705268" text:style-name="Internet_20_link" text:visited-style-name="Visited_20_Internet_20_Link">
Bayeng government out of the "oolong", the US -China relations "recover" and then the shadow</text:a>
</text:span>
 <text:a xlink:type="simple" xlink:href="https://www.bbc.com/zhongwen/simp/world-65662960" text:style-name="Internet_20_link" text:visited-style-name="Visited_20_Internet_20_Link">
G7 Summit: Joint statement that the sword refers to China's "economic coercion" Zelei Skiski on the last day</text:a>
</text:p>
      <text:h text:style-name="P12" text:outline-level="3">
<text:span text:style-name="T4">
red carpet and seat -the "Lower Mawei" in the eyes of the onlookers</text:span>
</text:h>
      <text:p text:style-name="P4">
[Video-1-Link:/WS/AV-EMBEDS/CPS/ZHONGWEN/SIMP/World-65981589/P0FW33tk/ZH-HansS]](https://www.bbc.com/ws/av-embeds/cps/zhongwen/simp/world-65981589/p0fw33tk/zh-hans)<text:span text:style-name="T4">
 Your equipment does not support playing multimedia materials </text:span>
 video plus injection text,</text:p>
      <text:p text:style-name="P4">
The meeting between Blintken and Xi Jinping was announced about an hour before the held.</text:p>
      <text:p text:style-name="P4">
From the moment Brinton launched the plane at the Beijing Capital Airport on June 18, both Chinese netizens and overseas observer are paying attention to what he is treated -there is no red carpet on the apron, only the Chinese Ministry of Foreign Affairs of the Ministry of Foreign Affairs Chang Yang Tao's pick -up; Chinese Foreign Minister Qin Gang on the "strict stance and clear requirements" on the Taiwan issue "clarifying a strict position and making clear requirements"; Wang Yi, director of the Foreign Office of the Central Committee of the Communist Party of China, "asked the United States to stop the hype of the" Chinese threat "and cancel illegal unilateral sides of China. Sanctions, abandoning the development of Chinese science and technology, and not allowing China to interfere with China's internal affairs. "</text:p>
      <text:p text:style-name="P4">
By the afternoon of the 19th, the outside world learned that Xi Jinping was determined to meet Brinkeit. In the 35 minutes of the Fujian Hall in the Great Hall of the People's Republic of China, Xi Jinping sat alone in the center of the long table, and the left and right officials were officials. Observer and even netizens have retrieved photos of the former US Secretary of State, such as Mikepompeo, Rex Tillerson, and John Kerry, and found that this move has never been seen. Former Minister of the Interior, current affairs commentator Xu Guoyong <text:a xlink:type="simple" xlink:href="https://www.ftvnews.com.tw/news/detail/2023620W0346" text:style-name="Internet_20_link" text:visited-style-name="Visited_20_Internet_20_Link">
even described it as "dynasty -style faces"</text:a>
Essence</text:p>
      <text:p text:style-name="P4">
Former US State Department East Asia and Pacific Affairs Assistant Secretary of State State Steve, Brid Gen Davidstilwell, said to BBC: "Both sides are still saying those notch and itchy statements, saying that they seek balanced relationships, but when he got off the plane, he only got lower -level than him to get off the plane. Many people receive, this visual effect is a strong information for the purpose of humiliation. "</text:p>
      <text:p text:style-name="P4">
"The heavier is Xi Jinping's setting at the top of the table. The Chinese sitting on one side, the United States sitting on the other side, basically like a subordinate, Xi Jinping is like meeting with these people. Go down. "</text:p>
      <text:p text:style-name="P4">
Steve said: "No one has seen diplomatic arrangements like this. This is completely non -standard."</text:p>
      <text:p text:style-name="P4">
Professor Prof Shirleyyu, a senior visit researcher at the London School of Political Economics (LSE) and the director of China -Africa Project, described in an interview with the BBC connection. This time, Xi Jinping appeared in the center of the conference hall to look at the transcendent status of foreign officials between China and the United States.</text:p>
      <text:p text:style-name="P4">
</text:p>
      <text:p text:style-name="P4">
Netease's self -media article described that the meeting between Xi Jinping and Brinken was held in the Fujian Hall, and the background oil painting of the Fujian Hall is "Wuyi Spring". "This hint should be very clear. The core interests, there is no room to talk about. "</text:p>
      <text:p text:style-name="P4">
According to the official website of the National People's Congress of China, since the era of Deng Xiaoping's main administration, the Fujian Hall is the place where the CCP's top leaders have met with foreign guests.</text:p>
      <text:p text:style-name="P4">
On Weibo, a Heilongjiang user believes that the layout in the Fujian Hall "must give him a psychological impact, which not only makes him feel flattered and strongly suppressed." A Guangdong netizen said: "Our leaders sitting in the sites sitting in In the middle of the table, Brinken is sitting like our minister's work. I hope it can be a bit memorable. "</text:p>
      <text:p text:style-name="P4">
A Zhejiang netizen believes that there is no red carpet on the airport's apron, but there is a red line.</text:p>
      <text:p text:style-name="P4">
Chinese official media clicked the lotus in the center of the conference table. Xinhua News Agency's Weibo post: "At present, it is the season of lotus in full bloom. The harmonic sound of 'lotus' and 'harmony' and 'co -founding'. We look forward to the peaceful coexistence of China and the United States to coexist and win -win cooperation."</text:p>
      <text:p text:style-name="P4">
Image source, reuters</text:p>
      <text:p text:style-name="P4">
Image adding text,</text:p>
      <text:p text:style-name="P4">
China sent Yang Tao (middle) to welcome Brinken (right) at the airport at the airport, and the gap between the two official steps was obvious.</text:p>
      <text:p text:style-name="P4">
Dr. Chen Jialuo, an associate professor at the Department of Political and International Relations at the Hong Kong Baptist University, believes that Beijing will minimize the expectations of the world this time, and China receives Brinken as "doing for doing".</text:p>
      <text:p text:style-name="P4">
Chen Jialuo said to BBC in Chinese: "I don't think I need to use some feudal expressions -like 'emperor' or 'high -end' -I believe this is very simple. In China’ s face culture, this time in Beijing, Beijing Obviously, do n’t give the Foot American face. Through these large or small actions, you want to pass such information to the United States: if you come, it does n’t mean that we are smooth sailing. Its line, 'walking and looking at' depends on how far everyone wants to repair the relationship. "</text:p>
      <text:h text:style-name="P12" text:outline-level="3">
<text:span text:style-name="T4">
"dictator" theory with the military contact in place</text:span>
</text:h>
      <text:p text:style-name="P4">
After the meeting with Xi Jinping on the 19th, Bayen, who attended the campaign in California, was asked if he was asked if he was talking to Bollingken](https://www.whitehouse.gov/briefing-room/speeches-remarks/2023/06/19/remarks-by-president-biden-in-press-gaggle-13/)Essence Biden said that he only learned about the situation through the White House national security consultant, Jake Sullivan, praised Brinken's performance, and said, "We have been on the right way."</text:p>
      <text:p text:style-name="P4">
After 27 hours apart, in California, <text:a xlink:type="simple" xlink:href="https://www.whitehouse.gov/briefing-room/speeches-remarks/2023/06/20/remarks-by-president-biden-at-a-campaign-reception/" text:style-name="Internet_20_link" text:visited-style-name="Visited_20_Internet_20_Link">
Byndon's speech at a campaign for a campaign</text:a>
Describe Xi Jinping as a "dictator". This has attracted a strong response from Beijing.</text:p>
      <text:p text:style-name="P4">
Chinese Foreign Ministry spokesman Mao Ning said at a regular press conference on the 21st: "The United States is extremely ridiculous about his speech, is extremely irresponsible, seriously violates basic facts, seriously violates diplomatic etiquette, and seriously violates Chinese political dignity. Strong dissatisfaction, resolute opposition. "</text:p>
      <text:p text:style-name="P4">
Mao Ning's speech did not appear in <text:a xlink:type="simple" xlink:href="https://www.fmprc.gov.cn/fyrbt_673021/jzhsl_673025/202306/t20230621_11101904.shtml" text:style-name="Internet_20_link" text:visited-style-name="Visited_20_Internet_20_Link">
the text records of the official website of the Ministry of Foreign Affairs</text:a>
。</text:p>
      <text:p text:style-name="P4">
<text:a xlink:type="simple" xlink:href="https://www.bbc.com/ws/av-embeds/cps/zhongwen/simp/world-65981589/p0fwmg5z/zh-hans" text:style-name="Internet_20_link" text:visited-style-name="Visited_20_Internet_20_Link">
 Video-2-Link：/ws/av-embeds/cps/zhongwen/simp/world-65981589/p0fwmg5z/zh-hans</text:a>
<text:span text:style-name="T4">
 Your equipment does not support playing multimedia materials </text:span>
 video plus injection text,</text:p>
      <text:p text:style-name="P4">
One day after the talks of Brinken Beijing, Biden said Xi Jinping's "dictator"</text:p>
      <text:p text:style-name="P4">
On Twitter (Twitter), some US netizens questioned that Biden "changed his mouth" to criticize Xi Jinping, in fact, it was because of <text:a xlink:type="simple" xlink:href="https://www.instagram.com/p/CtvdmGENnOh/" text:style-name="Internet_20_link" text:visited-style-name="Visited_20_Internet_20_Link">
Son Hunter Biden "</text:a>
The news of the crime of charges such as tax illegal and drug abuse and the holding of guns holding a gun, so we must transfer the attention of public opinion. But this action still attracted questions about Biden's ability.</text:p>
      <text:p text:style-name="P4">
Reuters quoted Professor Wu Xinbo, the dean of the International Institute of International Issues and the Director of the American Research Center of Shanghai Fudan University, said: "Biden's big mouth likes nonsense." But he did not think that this would make Brinken's efforts to the east.</text:p>
      <text:p text:style-name="P4">
Sun Yun, the director of the Chinese project of the Washington Think Tank Stimsoncenter, also said to Reuters: "I bet Washington wants to make it quietly dilute, and China does not want a small question to do it, which will cause the bilateral summit in November and Biden in November."</text:p>
      <text:p text:style-name="P4">
The United States will host the Asia -Pacific Economic Cooperation (APEC) leader summit in San Francisco in November. Before Brinton set off to Beijing, Biden publicly stated that "I hope I will meet Xi Jinping again in the next few months."</text:p>
      <text:p text:style-name="P4">
Dr. Chen Jialuo of the Hong Kong Baptist University does not think that Biden, who is seeking re -election, described Xi Jinping as a "dictator".</text:p>
      <text:p text:style-name="P4">
Chen Jialuo said to BBC in Chinese: "Once Bayeng talked about the Chinese issue during the campaign, it is easy to return to its dual world thinking, that is, different regimes have its essential differences. China and Russia will be regarded as For this so -called democratic camp led by the United States, or the main competitive object, "</text:p>
      <text:p text:style-name="P4">
"This will affect the future Sino -US relations, so that the US foreign policy."</text:p>
      <text:p text:style-name="P4">
Image source, AFP</text:p>
      <text:p text:style-name="P4">
Image adding text,</text:p>
      <text:p text:style-name="P4">
There are different comments on the results of Brinken's visit to China.</text:p>
      <text:p text:style-name="P4">
The Chinese official was published in the order of the conversation between China and Bronken's dialogue, and its tone seemed to have been changing repeatedly.After Biden made a "dictator" speech, the official website of the Ministry of Foreign Affairs of China <text:a xlink:type="simple" xlink:href="https://www.mfa.gov.cn/wjdt_674879/sjxw_674887/202306/t20230621_11101653.shtml" text:style-name="Internet_20_link" text:visited-style-name="Visited_20_Internet_20_Link">
morning on the 21st</text:a>
Yang Tao also criticized the United States on the evening of the 19th to criticize the United States on Taiwan's position, saying that the United States "tampered with its political commitment."</text:p>
      <text:p text:style-name="P4">
Official China Central Television <text:a xlink:type="simple" xlink:href="https://news.cctv.com/2023/06/19/ARTIEg4RT2y1FSMWCAGOVjip230619.shtml" text:style-name="Internet_20_link" text:visited-style-name="Visited_20_Internet_20_Link">
early night on the 19th</text:a>
It has been reported that Yang Tao blowing the content, but in addition to mentioning "the two sides have reached some positive consensus and achievements", it is the five "key explanations" that China criticized the United States:</text:p>
      <ul>
        <li>
          <text:p text:style-name="P4">
The root cause of Sino -US relations falling into the trough is that the United States has a wrong recognition of China. This situation does not meet the fundamental interests of the people of the two countries, nor does it meet the common expectations of the international community.</text:p>
        </li>
        <li>
          <text:p text:style-name="P4">
Sino -US relations have gone through twists and turns. It is necessary for the United States to reflect deeply, maintain the political foundation of Sino -US relations, and deal with accidental occasional incidents in calmness, professional, and rational treatment.</text:p>
        </li>
        <li>
          <text:p text:style-name="P4">
The priority is to truly implement the consensus of the head of state in Bali of the two countries, reverse the spiral decline of Sino -US relations, and promote the return of health and stable tracks.</text:p>
        </li>
        <li>
          <text:p text:style-name="P4">
Urges the United States not to use the template of the "National Qiang Bit" to mirror China.</text:p>
        </li>
        <li>
          <text:p text:style-name="P4">
Taiwan issue is the core of China's core interests, the most significant issue of Sino -US relations, and the most prominent risk. It urges the United States to clearly oppose "Taiwan independence", stop hype "Chinese threat theory", cancel "illegal unilateral sanctions against China ", Abandon the development of China's science and technology, must not interfere with China's internal affairs</text:p>
        </li>
      </ul>
      <text:p text:style-name="P4">
Professor Wang Yong, a professor at the School of International Relations of Peking University, said in an interview with BBC that Brinken held a long meeting with China, "it should still have achieved certain results."</text:p>
      <text:p text:style-name="P4">
Professor Wang Yong said: "I think for both parties, to improve their understanding of each other and increase mutual trust, there are many benefits. From this perspective, the highest diplomats between the two countries sit down and talk about it. ","</text:p>
      <text:p text:style-name="P4">
Image source, US Navy</text:p>
      <text:p text:style-name="P4">
Image adding text,</text:p>
      <text:p text:style-name="P4">
While Bollingin visited China, the USS Ronald Reagan passed the South China Sea.</text:p>
      <text:p text:style-name="P4">
However, the five consensus reached by Brinken still did not include restarting communication between the Chinese and American military. Former Deputy Assistant Minister of Strategy and Military Development of the Ministry of Defense, Elbridge Colry, founder of the Marathoninitiative, commented on the BBC.</text:p>
      <text:p text:style-name="P4">
After Brinken left Beijing, <text:a xlink:type="simple" xlink:href="http://politics.people.com.cn/n1/2023/0621/c1001-40018273.html" text:style-name="Internet_20_link" text:visited-style-name="Visited_20_Internet_20_Link">
CCTV</text:a>
And <text:a xlink:type="simple" xlink:href="https://tv.cctv.com/2023/06/20/VIDEOEe99aEJ7NWKrxULoKfU230620.shtml" text:style-name="Internet_20_link" text:visited-style-name="Visited_20_Internet_20_Link">
the Communist Party of the People's Daily</text:a>
Two days a long time reported "The Propaganda Department of the Central Committee of the Communist Party of China to publicize the advanced deeds of the Air Force Air Force's two flights to the two teams of the Air Force and award them. "Foreign vessels illegally act in China" and drive away.</text:p>
      <text:p text:style-name="P4">
<text:a xlink:type="simple" xlink:href="https://news.usni.org/2023/06/19/carrier-uss-ronald-reagan-now-in-the-south-china-sea" text:style-name="Internet_20_link" text:visited-style-name="Visited_20_Internet_20_Link">
The U.S. Department of Defense posted photos taken on the 17th at the same time</text:a>
It is confirmed that the USS Ronaldream aircraft carrier battle group is activated in the South China Sea. At present, it is impossible to confirm whether the activities of the H-6K fighter fleet and the Liden battle group are intersecting.</text:p>
      <text:p text:style-name="P4">
As Brinken left Beijing, Sarahberan, senior director of the White House National Security Conference, said publicly that resumed dialogue between the two armies was the "absolutely critical way to manage the competition between the two countries and conduct crisis communication.</text:p>
      <text:p text:style-name="P4">
"We are still willing to meet at various levels (with the Chinese military) and urge China to give appropriate responses at various levels (with the Chinese military)."</text:p>
      <text:p text:style-name="P4">
<text:a xlink:type="simple" xlink:href="https://www.cbsnews.com/news/blinken-xi-china-talks-military-communication/" text:style-name="Internet_20_link" text:visited-style-name="Visited_20_Internet_20_Link">
Brinken said before leaving Beijing to the United States Colombia Broadcasting Corporation (CBS)</text:a>
: "This is a matter of doing things. This is what we need to do for the interests of the two countries. Not only the establishment, rebuilding and strengthening the communication line between our government ... But one of the important parts is the military's pair Military (Communication). "</text:p>
      <text:p text:style-name="P4">
"We all agree that each other hopes that at least it can ensure that they will not make conflicts inadvertently because of misunderstandings."</text:p>
      <text:p text:style-name="P4">
[Video-3-Link:/WS/AV-EMBEDS/CPS/ZHONGWEN/SIMP/World-65981589/P0FVKJNS/ZH-HansS]](https://www.bbc.com/ws/av-embeds/cps/zhongwen/simp/world-65981589/p0fvkjns/zh-hans)<text:span text:style-name="T4">
 Your equipment does not support playing multimedia materials </text:span>
 video plus injection text,</text:p>
      <text:p text:style-name="P4">
China and the United States have recently accused each other due to the "Cuban Spy Station" dispute.</text:p>
      <text:p text:style-name="P4">
In 2018, the United States issued a sanctions order to the current Chinese Defense Minister, the current Minister of Defense, the current Minister of Defense in Russia, which seemed to be [early June] <text:a xlink:type="simple" xlink:href="https://www.bbc.com/zhongwen/simp/world-65788097" text:style-name="Internet_20_link" text:visited-style-name="Visited_20_Internet_20_Link">
early June</text:a>
US Secretary of Defense Llaydaustin sought the main obstacles to meeting Li Shangfu during the Shangri -La dialogue. So, can the sanction of Li Shangfu create conditions for breaking through the deadlock?</text:p>
      <text:p text:style-name="P4">
Kobberg, who participated in the Shangri -La dialogue in Singapore, said to BBC: "This is possible. I personally don't think that the Minister of Defense, which sanction in China, is a good idea. China is a powerful country and naturally needs to be treated appropriately."</text:p>
      <text:p text:style-name="P4">
"But I think a bigger problem is that based on unknown reasons, in fact, I want to use the attempt to alleviate the relationship between the Biden government ... so I think this is a very dangerous situation for the United States."</text:p>
      <text:p text:style-name="P4">
Former American Assistant Secretary of State State believes that the reason why Brinken failed to make progress in the dialogue between the two armies, "because China does not want to (communicate with the U.S. military), and we have not allowed them to talk to us.""We didn't chase them. They felt that they were ready and came to the door. They could only be like this with this group of people (China). They were not as much as we value these dialogues."</text:p>
      <text:h text:style-name="P12" text:outline-level="3">
<text:span text:style-name="T4">
—— forward in difficult</text:span>
</text:h>
      <text:p text:style-name="P4">
Image source, China News Service</text:p>
      <text:p text:style-name="P4">
Image adding text,</text:p>
      <text:p text:style-name="P4">
China's exports to the United States have recently decreased significantly.</text:p>
      <text:p text:style-name="P4">
Sino -US relations have continued to this day since Donald Trump's governing period.(https://www.bbc.com/news/business-64563855)In 2022, the China -US bilateral trade recorded a record high of $ 690.6 billion.</text:p>
      <text:p text:style-name="P4">
<text:a xlink:type="simple" xlink:href="https://www.bbc.com/zhongwen/simp/chinese-news-65853730" text:style-name="Internet_20_link" text:visited-style-name="Visited_20_Internet_20_Link">
But see from the China Customs Administration in May 2023 Foreign Trade Data</text:a>
, China exported 283.5 billion US dollars in the month, a year -on -year decrease of 7.5%; at the price of RMB, in the first five months of 2023, China's imports and exports to the United States fell by 5.5%year -on -year, an increase of 3.6%to the EU, a decrease of 3.5%to Japan, and Russia. Growth reached 51.9%, which means that the importance of the United States to China's exports has declined.</text:p>
      <text:p text:style-name="P4">
<text:a xlink:type="simple" xlink:href="https://weibo.com/2656274875/N64BZqI2z" text:style-name="Internet_20_link" text:visited-style-name="Visited_20_Internet_20_Link">
CCTV comments on social media</text:a>
: "Recently, a large wave of heavyweight entrepreneurs in Europe and the United States visited China and released a strong information that opposed the" desulting and broken chain ". If you look, you must grasp the general trend. "</text:p>
      <text:p text:style-name="P4">
Hudson Institute, a senior researcher at Hudson Institute, National Security Expert Robert S. SpalDing <text:a xlink:type="simple" xlink:href="https://twitter.com/robert_spalding/status/1670744193281449985" text:style-name="Internet_20_link" text:visited-style-name="Visited_20_Internet_20_Link">
Questions on Twitter</text:a>
: "Xi Jinping is willing to see Brinton only two reasons: one is that he is eager to recover his economic recovery, and the other is what he wants to give by the Bayeng government."</text:p>
      <text:p text:style-name="P4">
During the period in Beijing, Brinken reiterated that the United States hopes to achieve "de-Risking" and diversified in the economic and trade exchanges between China and trade. For our workers and enterprises to promote a fair competitive environment, defend ourselves against damaged trade methods, and protect our key technology to avoid being used to deal with us. "</text:p>
      <text:p text:style-name="P4">
"I have (to China) that it will continue to take targeted measures that are necessary to protect US national security."</text:p>
      <text:p text:style-name="P4">
Professor Yu Ze of the London School of Political Economics (LSE) said to the BBC: "You may be wondering, why sell some sweat shirts to the United States can affect US national security? In this way, if this affects the US employment market, it will become Guoan. Part of. "</text:p>
      <text:p text:style-name="P4">
Professor Wang Yong of Peking University said that some Americans are unwilling to admit that China exports to the United States to "bring huge benefits to the United States."</text:p>
      <text:p text:style-name="P4">
Image source, getty images</text:p>
      <text:p text:style-name="P4">
Image adding text,</text:p>
      <text:p text:style-name="P4">
The United States has adopted additional tariffs on imported goods from China during its administration to protect the US employment market, but experts and scholars have questioned their results.</text:p>
      <text:p text:style-name="P4">
Professor Wang Yong said to BBC: "What is the final result of the trade war with China? More than 90%of extra tariffs are borne by Americans, and American people are unlucky ... The inflation rate in the United States is high, this It is also harmful to the economic interests of the United States, which is very clear. "</text:p>
      <text:p text:style-name="P4">
Professor Yu Ze believes that trade protectionism such as tariffs may continue to be the mainstream of Washington. Prof Jessica Chenweiss, a professor of research professor of Chinese and Asia -Pacific research professors in Chinese and Asia -Pacific research, believes that the current U.S. tariffs on excessive tariffs are only inherited from the product of the Trump administration. How much help.</text:p>
      <text:p text:style-name="P4">
Professor Bai Jiexi said in an interview with the BBC WorldService: "I hope to find a way to go forward, but it is difficult to go forward. Take a step back to help the move. "</text:p>
      <text:p text:style-name="P4">
Dr Sarahsu, a professor of supply chain management at the University of Tennesi, Dr. Xu Sarahsu, commented to the BBC international desk that Brinton's visit to China still explained that the Bayeng government's position has softened to some extent. " However, I think there are still a lot of eagle factions in the government, and they do not want to soften their positions in China. Therefore, the Bayeng government has more coordination between representatives of Eagle and his desire to improve China. "</text:p>
      <text:h text:style-name="P12" text:outline-level="3">
<text:span text:style-name="T4">
Taiwan problem re -express</text:span>
</text:h>
      <text:p text:style-name="P4">
After meeting with Xi Jinping, Blingken said that he reiterated from the Chinese government to the "one China" policy of Washington, and did not support Taiwan's independence. He did not want to change the status quo on both sides of the Taiwan Strait.</text:p>
      <text:p text:style-name="P4">
On the 21st, the official website of the Ministry of Foreign Affairs of China issued a response from Yang Tao, the director of the United States Division, stating: "The United States '' No. 1 policy 'policy' was originally clean, and only the three joint communiqués of China and the United States were used as a conference. many."</text:p>
      <text:p text:style-name="P4">
"The United States has a trend now, which will solve the peace of Taiwan with the" Policies of the One China "as the core content of the" One China Policy ". This is not the reiteration and persistence of the US political commitment to the United States, but tampering with tampering."</text:p>
      <text:p text:style-name="P4">
Prior to this, Xinhua News Agency said that Chinese foreign minister Qin Gang stated to Brinken that "Taiwan's issue is the core of China's core interests, the most significant issue of Sino -US relations, and the most prominent risk."</text:p>
      <text:p text:style-name="P4">
[Video-4-Link:/WS/AV-EMBEDS/CPS/ZHONGWEN/SIMP/World-65981589/P0FFTNQ5/ZH-HansS]](https://www.bbc.com/ws/av-embeds/cps/zhongwen/simp/world-65981589/p0fftnq5/zh-hans)<text:span text:style-name="T4">
 Your equipment does not support playing multimedia materials </text:span>
 video plus injection text,</text:p>
      <text:p text:style-name="P4">
In April, a few hours after Taiwan President Tsai Ing -wen returned from the United States, the Chinese People's Liberation Army carried out three days of military exercises.Wang Yong, a professor at Peking University, compare Taiwan's issue with Russia's invasion of Ukraine. He believes that the Taiwan issue is the "red line in the red line" in Beijing, and the war of Russia and Ukraine has brought "catastrophic impact" to Europe and the world.</text:p>
      <text:p text:style-name="P4">
"Therefore, we cannot let the Sino -US battle out of control. In the Asia -Pacific region, such a tragedy, especially in the United States, should give up the Taiwan issue as a piece of chess to curb China's development. One of the legal rights and interests of China's core interests. "</text:p>
      <text:p text:style-name="P4">
"I don't think it is an excessive requirement for the United States. In fact, it is a very reasonable requirement. To deal with the Taiwan issue, it is also very good for the status and influence of the United States in the Asia -Pacific region."</text:p>
      <text:p text:style-name="P4">
[Video-5-Link:/WS/AV-EMBEDS/CPS/ZHONGWEN/SIMP/World-65981589/P0FTTYBD/ZH-HansS]](https://www.bbc.com/ws/av-embeds/cps/zhongwen/simp/world-65981589/p0fttybd/zh-hans)<text:span text:style-name="T4">
 Your equipment does not support playing multimedia materials </text:span>
 video plus injection text,</text:p>
      <text:p text:style-name="P4">
Taiwan Foreign Minister Wu Zhaozheng said in an exclusive interview with the BBC recently that the tensions on both sides of the strait "may affect other parts of the world."</text:p>
      <text:p text:style-name="P4">
Taipei welcomed Brinken's statement to China. <text:a xlink:type="simple" xlink:href="https://www.mofa.gov.tw/News_Content.aspx" text:style-name="Internet_20_link" text:visited-style-name="Visited_20_Internet_20_Link">
Taiwan Foreign Ministry issued a statement on the 20th</text:a>
: "The peace and stability of the Taiwan Strait is the core of the security and prosperity of the Indo -Pacific region. The Chinese government will continue to deepen the relationship with the United States and security, jointly defend the international order based on rules, and promote the peace, stability and prosperity of the Taiwan Strait and Indo -Pacific regions. "</text:p>
      <text:p text:style-name="P4">
Zheng Wencan, deputy dean of the Taiwan Executive Yuan, also said that the relationship between Taiwan and the United States will not be affected by Blint's visit to China, and all cooperation will be on the track.</text:p>
      <text:p text:style-name="P4">
Kobeji, the founder of the "Marathon initiative", believes that Brinken's statement on Taiwan's issue is appropriate; Professor Bai Jiexi of the University of Cornell University in the United States said: "I expect the United States to represent the risk of risks of military hostility worldwide. If China takes the initiative, it will not only endanger the global economy, but also endanger China's own sustainable growth and modernization. "</text:p>
      <text:p text:style-name="P4">
Both Taiwan and the United States have entered the election ticket period. How will this affect the development of Sino -US relations centered on the situation of the Taiwan Strait? Dr. Chen Jialuo of the Hong Kong Baptist University pointed out that from the perspective of the United States, polls show that whether it is the Democratic Party or the Republican supporters, whether it is the issue of Taiwan or other Chinese human rights issues, their attitude towards China is negative. No matter who entering the White House, mutual suspicion between China and the United States will make the wrestling of the two countries the main axis of bilateral relations in the next few years.</text:p>
      <text:p text:style-name="P4">
News Source: <text:a xlink:type="simple" xlink:href="https://www.bbc.com/zhongwen/simp/world-65981589" text:style-name="Internet_20_link" text:visited-style-name="Visited_20_Internet_20_Link">
https://www.bbc.com/zhongwen/simp/world-65981589</text:a>
</text:p>
      <!--NEWS-->
      <text:h text:style-name="P10" text:outline-level="1">
<text:span text:style-name="T4">
An old man in Beijing persuaded his son not to have a child video to become popular on the Internet</text:span>
</text:h>
      <text:p text:style-name="P4">
Author: None</text:p>
      <text:p text:style-name="P4">
Publisher: Radio Free Asia (Organization)</text:p>
      <text:p text:style-name="P4">
Published Time: 2023-06-22T03:30:00-04:00</text:p>
      <text:p text:style-name="P4">
Modified Time: 2023-06-22T12:59:00-04:00</text:p>
      <text:p text:style-name="P4">
Description: None</text:p>
      <text:p text:style-name="P4">
Videos: []</text:p>
      <text:p text:style-name="P4">
Audios: ["<text:a xlink:type="simple" xlink:href="https://www.rfa.org/mandarin/yataibaodao/huanjing/gt-062220230329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863815in" draw:z-index="0">
<draw:image xlink:href="../Images/rfamandarin/2023-06-22T03-30-00-04-00/000000.png" xlink:type="simple" xlink:show="embed" xlink:actuate="onLoad" draw:mime-type="image/png"/>
</draw:frame>
In the video of Chinese netizens, an old Beijing man said that he did not let the child give birth to children because he had "suffered his life for a lifetime." <text:a xlink:type="simple" xlink:href="https://www.rfa.org/mandarin/yataibaodao/huanjing/gt-06222023032946.html/@@images/image" text:style-name="Internet_20_link" text:visited-style-name="Visited_20_Internet_20_Link">
</text:a>
Screenshot of Internet Video <text:a xlink:type="simple" xlink:href="https://www.rfa.org/mandarin/yataibaodao/huanjing/gt-06222023032946.html/@@stream" text:style-name="Internet_20_link" text:visited-style-name="Visited_20_Internet_20_Link">
Audio-Link: https: //www.rfa.org/mandarin/yataibaODAO/huanjing/GT-0622202946.html/@@stream</text:a>
"No filial piety has three, no posterity is the big" concept of being shaken. Due to the pressure of life, there are more and more people who do not want to get married, and even many elderly people with children also advise their children not to have children. What social issues are refracted in this phenomenon?</text:p>
      <text:p text:style-name="P4">
<text:a xlink:type="simple" xlink:href="https://www.rfa.org/mandarin/Xinwen/3-05152023110803.html" text:style-name="Internet_20_link" text:visited-style-name="Visited_20_Internet_20_Link">
<text:span text:style-name="T4">
 worry about population crisis China to push "New Era on New Era" </text:span>
</text:a>
<text:span text:style-name="T5">
 * </text:span>
<text:a xlink:type="simple" xlink:href="https://www.rfa.org/mandarin/yataibaodao/kejiaowen/gt1-06132023033641.html" text:style-name="Internet_20_link" text:visited-style-name="Visited_20_Internet_20_Link">
Menkengi birds in Chengdu, a number of kindergartens in Chengdu in kindergarten enrollment in China</text:a>
<text:span text:style-name="T4">
 </text:span>
<text:span text:style-name="T5">
 <text:a xlink:type="simple" xlink:href="https://www.rfa.org/mandarin/Xinwen/9-05252023161551.html" text:style-name="Internet_20_link" text:visited-style-name="Visited_20_Internet_20_Link">
2023 Chinese birth population may be less than 8 million</text:a>
</text:span>
*</text:p>
      <text:p text:style-name="P4">
In a video released by the Weibo account "Man Whale Video", a man in his sixties was asked when he was questioned when he was exercising in the park, saying that the child was 40 years old and did not ask the child to get married and have children: "I don't let our children ask for children. We live together. People do n’t want children. They do n’t get a marriage certificate. The two live together. We often go out to play."</text:p>
      <text:p text:style-name="P4">
The man who was originally a grandfather said, "Enjoy a lifetime, suffer for a lifetime, the previous generation is our example." Some netizens praised "Uncle's thoughts are transparent."</text:p>
      <text:p text:style-name="P4">
Related information gets more than 3 million views and likes. The netizen wrote in a message below that the uncle was so praised that it was nice to have such an enlightened parent. Others say that I am a sober uncle, I will never let my baby blind date in the future.</text:p>
      <text:p text:style-name="P4">
<text:span text:style-name="T4">
 Three -year epidemic people have a deepening sense of loss </text:span>
</text:p>
      <text:p text:style-name="P4">
Mr. Peng, a retired teacher of Guizhou University, said in an interview with this station on Thursday that the harsh social environment changed the concept of many people: "The world has changed, the concept has changed, the fertility rate is declining, the marriage rate decreases, and the divorce rate has risen. That is to say, ordinary people will not play with you. From this generation, people are unwilling to see the next generation. I can’t say more. "</text:p>
      <text:p text:style-name="P4">
Mr. Peng believes that after the three -year epidemic, no matter young people or elders, people's sense of loss is deepening and expanding, and this change will have a great impact on China's future.</text:p>
      <text:p text:style-name="P4">
On June 6, in Hainan, a girl held the banner of "Mom!I really don't want to get married" in one hand. Riding on the street, related videos attracted many people's attention. Netizens believe that Chinese women have realized their true rights and began to fight.</text:p>
      <text:p text:style-name="P4">
Mr. Qin, a resident of Jiang'an District, Wuhan City, told this station that young people can not find a job and difficult to bear children's lives. Therefore, choosing not to get married or children: "In this society, you can only live for yourself, who do you manage? ? All of the people above are cutting people's leek. "</text:p>
      <text:p text:style-name="P4">
Mr. Qin said that his child was just twelve years old, and the money for the child to give the child a weekly cost was 1,500 yuan, one 6,000 yuan, and many parents paid a monthly income of three or five thousand yuan, which was difficult to afford it. If he let him choose again, he will never choose to have a child: "I don't want it, I will definitely not want it. I retire at the age of 60 this year, and I should enjoy life, but I am still cultivating children. The mental stress will be great, and the birth rate will be lower in the future. "</text:p>
      <text:p text:style-name="P4">
Many young people in China do not want to get married, and the divorce rate is getting higher and higher. (Network screenshot/ancient pavilion provided) <text:a xlink:type="simple" xlink:href="https://www.rfa.org/mandarin/yataibaodao/huanjing/gt-06222023032946.html/m0622-gtp2.jpg" text:style-name="Internet_20_link" text:visited-style-name="Visited_20_Internet_20_Link">
</text:a>
** The population enters the negative growth population.</text:p>
      <text:p text:style-name="P4">
According to the data of the Chinese Official Statistics Bureau, the population was only 9.56 million last year, setting the lowest value since the establishment of the Communist Party of China, and the first time to enter the period of negative population growth. Some netizens commented that China ’s wealth is concentrated in the hands of 4%. 96%of them are suffering, and their mental stress is too large and the gap between the rich and the poor is greater.</text:p>
      <text:p text:style-name="P4">
In China, after the retirement of high -income people, children who cannot find a job will accompany them to support them, and sign an employment contract with their children to pay a monthly salary. Mr. Qin said that there are very few high -income people. Most people's pensions are between 2,000 and 5,000 yuan, and they cannot afford children.</text:p>
      <text:p text:style-name="P4">
Mr. Song, a retired civil servant in Beijing, told this station that the living environment of Beijing is the best in the country, but the economic environment has a deteriorate. Many people have no money to get married, and they do not want to have children: "Now the cost of raising children is high, there are too many troubles. For the sake of too much trouble. Children are going to school, and parents have worked hard. Now all kinds of problems are gradually exposing. One is that they do not want to have children, and the other is that there are many single ones.</text:p>
      <text:p text:style-name="P4">
Reporter: Ancient Pavilion Editor: Chen Meihua, Xu Shuting, Jiayuan.com editor: Hong Wei</text:p>
      <text:p text:style-name="P4">
News Source: <text:a xlink:type="simple" xlink:href="https://www.rfa.org/mandarin/yataibaodao/huanjing/gt-06222023032946.html" text:style-name="Internet_20_link" text:visited-style-name="Visited_20_Internet_20_Link">
https://www.rfa.org/mandarin/yataibaodao/huanjing/gt-06222023032946.html</text:a>
</text:p>
      <!--NEWS-->
      <text:h text:style-name="P10" text:outline-level="1">
<text:span text:style-name="T4">
Biden said Xi Jinping was a dictator, endangering the FREE Version (Free Version)</text:span>
</text:h>
      <text:p text:style-name="P4">
Author: James T. Areddy / Charles Hutzler</text:p>
      <text:p text:style-name="P4">
Publisher: 华尔街日报中文网</text:p>
      <text:p text:style-name="P4">
Published Time: 2023-06-22T03:35:00.000Z</text:p>
      <text:p text:style-name="P4">
Modified Time: 2023-06-22T03:35:00.000Z</text:p>
      <text:p text:style-name="P4">
Created Time: 2023-06-22T01:43:00.000Z</text:p>
      <text:p text:style-name="P4">
Description: As the US -China relations seem to be thawed, the statement of the US President Biden injects the personal relationship between the two leaders of the two leaders into the personal relationship between the two leaders.</text:p>
      <text:p text:style-name="P4">
Images: []</text:p>
      <text:p text:style-name="P4">
Categories: ['国际']</text:p>
      <text:p text:style-name="P4">
Keywords: SYND,LINK:EN|WP-WSJ-0000996693</text:p>
      <text:p text:style-name="P4">
Type: Article</text:p>
      <!--METADATA-->
      <text:p text:style-name="P4">
China violently criticized US President Biden on Wednesday(Biden)Chinese President Xi Jinping is called a dictator. Relations in the United States and China seem to be <text:a xlink:type="simple" xlink:href="https://cn.wsj.com/articles/CN-BGH-20230619171106" text:style-name="Internet_20_link" text:visited-style-name="Visited_20_Internet_20_Link">
will be thawed</text:a>
On the occasion, Biden's remarks injected new discordant voice into the relationship between the two leaders.</text:p>
      <text:p text:style-name="P4">
News Source: <text:a xlink:type="simple" xlink:href="https://cn.wsj.com/articles/%E6%8B%9C%E7%99%BB%E7%A7%B0%E4%B9%A0%E8%BF%91%E5%B9%B3%E4%B8%BA%E7%8B%AC%E8%A3%81%E8%80%85-%E5%8D%B1%E5%8F%8A%E7%BE%8E%E4%B8%AD%E5%85%B3%E7%B3%BB%E8%A7%A3%E5%86%BB-47c958b9" text:style-name="Internet_20_link" text:visited-style-name="Visited_20_Internet_20_Link">
https://cn.wsj.com/articles/%E6%8B%9C%E7%99%BB%E7%A7%B0%E4%B9%A0%E8%BF%91%E5%B9%B3%E4%B8%BA%E7%8B%AC%E8%A3%81%E8%80%85-%E5%8D%B1%E5%8F%8A%E7%BE%8E%E4%B8%AD%E5%85%B3%E7%B3%BB%E8%A7%A3%E5%86%BB-47c958b9</text:a>
</text:p>
      <!--NEWS-->
      <text:h text:style-name="P10" text:outline-level="1">
<text:span text:style-name="T4">
AI concept allows the uncertainty of Adobe to acquire transactions for temporary ignoring (Free Version)</text:span>
</text:h>
      <text:p text:style-name="P4">
Author: Dan Gallagher</text:p>
      <text:p text:style-name="P4">
Publisher: 华尔街日报中文网</text:p>
      <text:p text:style-name="P4">
Published Time: 2023-06-22T04:15:00.000Z</text:p>
      <text:p text:style-name="P4">
Modified Time: 2023-06-22T04:15:00.000Z</text:p>
      <text:p text:style-name="P4">
Created Time: 2023-06-22T02:57:00.000Z</text:p>
      <text:p text:style-name="P4">
Description: The AI concept has undoubtedly helped Photoshop software manufacturer Adobe improve the image, although the company's largest acquisition in the history of the history is still unclear.</text:p>
      <text:p text:style-name="P4">
Images: []</text:p>
      <text:p text:style-name="P4">
Categories: ['金融市场', '股闻天下']</text:p>
      <text:p text:style-name="P4">
Keywords: SYND,LINK:EN|WP-WSJ-0000994848</text:p>
      <text:p text:style-name="P4">
Type: Article</text:p>
      <!--METADATA-->
      <text:p text:style-name="P4">
The concept of AI undoubtedly helps Photoshop software manufacturer Adobe(ADBE)Improved the image, although the company's largest acquisition in history is still unclear.</text:p>
      <text:p text:style-name="P4">
News Source: <text:a xlink:type="simple" xlink:href="https://cn.wsj.com/articles/ai%E6%A6%82%E5%BF%B5%E8%AE%A9adobe%E6%94%B6%E8%B4%AD%E4%BA%A4%E6%98%93%E4%B8%8D%E7%A1%AE%E5%AE%9A%E6%80%A7%E6%9A%82%E8%A2%AB%E5%BF%BD%E7%95%A5-d1184b0b" text:style-name="Internet_20_link" text:visited-style-name="Visited_20_Internet_20_Link">
https://cn.wsj.com/articles/ai%E6%A6%82%E5%BF%B5%E8%AE%A9adobe%E6%94%B6%E8%B4%AD%E4%BA%A4%E6%98%93%E4%B8%8D%E7%A1%AE%E5%AE%9A%E6%80%A7%E6%9A%82%E8%A2%AB%E5%BF%BD%E7%95%A5-d1184b0b</text:a>
</text:p>
      <!--NEWS-->
      <text:h text:style-name="P10" text:outline-level="1">
<text:span text:style-name="T4">
Li Qiaochin &amp; Quot; Inciting the sin &amp; quot;</text:span>
</text:h>
      <text:p text:style-name="P4">
Author: None</text:p>
      <text:p text:style-name="P4">
Publisher: Radio Free Asia (Organization)</text:p>
      <text:p text:style-name="P4">
Published Time: 2023-06-22T05:13:00-04:00</text:p>
      <text:p text:style-name="P4">
Modified Time: 2023-06-22T11:46:49-04:00</text:p>
      <text:p text:style-name="P4">
Description: None</text:p>
      <text:p text:style-name="P4">
Videos: []</text:p>
      <text:p text:style-name="P4">
Audios: ["<text:a xlink:type="simple" xlink:href="https://www.rfa.org/mandarin/yataibaodao/renquanfazhi/ec-062220230513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6.912433in" draw:z-index="0">
<draw:image xlink:href="../Images/rfamandarin/2023-06-22T05-13-00-04-00/000000.png" xlink:type="simple" xlink:show="embed" xlink:actuate="onLoad" draw:mime-type="image/png"/>
</draw:frame>
Li Qiaochu, who was charged with "inciting the crime of subverting the state power", could not be tried on schedule. <text:a xlink:type="simple" xlink:href="https://www.rfa.org/mandarin/yataibaodao/renquanfazhi/ec-06222023051327.html/@@images/image" text:style-name="Internet_20_link" text:visited-style-name="Visited_20_Internet_20_Link">
</text:a>
Screenshot of the Dutch Embassy in China [Audio-Link: https://www.rfa.org/mandarin/yataibaodao/renquanfazhi/EC-0622202327.html/@@stream(https://www.rfa.org/mandarin/yataibaodao/renquanfazhi/ec-06222023051327.html/@@stream)Xu Zhiyong, Ding Jiaxi, and Chang Wei were sentenced to the "Xiamen Club Case". The cases of Li Qiaochu, who were charged with "inciting the crime of subverting the state power", were unable to judge as scheduled due to various reasons.</text:p>
      <text:p text:style-name="P4">
<text:span text:style-name="T4">
<text:span text:style-name="T5">
 <text:a xlink:type="simple" xlink:href="https://www.rfa.org/mandarin/Xinwen/2-04192023113346.html" text:style-name="Internet_20_link" text:visited-style-name="Visited_20_Internet_20_Link">
After Xu Zhiyong was re -sentenced, Li Qiaochu hopes to meet with his family in prison</text:a>
</text:span>
* </text:span>
<text:span text:style-name="T5">
 <text:a xlink:type="simple" xlink:href="https://www.rfa.org/mandarin/Xinwen/4-12122022113952.html" text:style-name="Internet_20_link" text:visited-style-name="Visited_20_Internet_20_Link">
The Dutch Embassy in China presented the human rights award information to the rights defendant in prison, Li Qiaochu, which was blocked by Weibo</text:a>
</text:span>
*</text:p>
      <text:p text:style-name="P4">
Feminist Li Qiaochu was charged with the case of "inciting the crime of subverting the state power." Lawyer Li Guobei is not allowed to enter the court. Yu Kai, another representative of the same case, was rejected to the court's request to retrieve evidence and other requirements. He took the initiative to relieve the entrustment to withdraw from the court to show protests so that the case could not be completed. The Chinese Human Rights Lawyer Group quoted Yu Kai in Twitter: "We will leave the 'Chengtang for Certificate', not in court, but in history."</text:p>
      <text:p text:style-name="P4">
Luo Shengchun, the wife of Ding Jiaxi who understands the situation, told this station that Chinese law has stipulated that lawyers enter the court without security, but the court used illegal means to prevent the lawyers from representing Li Qiaochu from going to court. She emphasized that Li Qiaochu was innocent.</text:p>
      <text:p text:style-name="P4">
Luo Shengchun: "Li Qiaochu's case, they just have nothing to do, mainly because they don't want to lead Chu to Xu Zhiyong outside, so they pressed her such a big charges: 'Inspire to subvert the state power'. Xu Zhiyong put the article on a website and built a personal blog for Xu Zhiyong. What sin do you say? Did you (Beijing) advertise everywhere that you have freedom of speech? How can others put things on the website and send it? What about subverting the state power? It is nothing more than because he is Xu Zhiyong's girlfriend. "</text:p>
      <text:p text:style-name="P4">
Li Zhichu's boyfriend Xu Zhiyong (Screenshot of Twitter)</text:p>
      <text:p text:style-name="P4">
** Li Qiaochu was degraded by the worsening of depression, and the family members were repeatedly applied for bail pending trial.</text:p>
      <text:p text:style-name="P4">
Since Li Qiaochu has been detained since 2021, Luo Shengchun said that the case was unable to complete the interrogation, and the date of verdict may be delayed. Li Qianchu, who was worried that Li Qianchu, who had long controlled depression by drugs for a long time, would worsen his physical and mental condition. She said that Li Qianchu's mother had applied for bail pending trial many times, but was rejected.</text:p>
      <text:p text:style-name="P4">
Luo Shengchun: "After she entered the detention center, she could not control the condition without taking medicine. There were phantoms and hallucinations, so she had been taking medicine for depression. This psychotherapy had certain side effects. There are all kinds of harm. Her mother has written an application for bail pending trials for ten times, hoping to let her come out to adopt disease, but it will not work. The reason for rejection can not prevent social harm. Considering her physical condition, if it is leader, if it is leading If she is willing to bow her head, her lawyer will cooperate with the order of walking, but the leadership is unwilling to plead guilty, so she must be guilty. "</text:p>
      <text:p text:style-name="P4">
<text:span text:style-name="T4">
 Human rights lawyer: A number of arranges in the court of Li Qiaochu's case belonging to illegal workers are revenge due to refusal to cooperate. </text:span>
</text:p>
      <text:p text:style-name="P4">
Wang Qingpeng, a human rights lawyer who concerned about the progress of the case, said that according to her understanding, the day Li Qiaochu opened the trial of the case, and the arranges of the court's representative lawyers were illegal. Wang Qingpeng praised the two representatives of the lawyers to fight bravely under high pressure.</text:p>
      <text:p text:style-name="P4">
Wang Qingpeng: "Lawyer Li Guobei has agreed to check the public documents, but the court also searched the lawyer Li Guobei. This is not only the court's criminal illegal law, but also a serious insult to the female lawyer. Seeing testimony, excluding illegal evidence, etc., these laws stipulate that the court does not support it. Yu Kai temporarily lifts the commission relationship with the parties in the court. These two lawyers have violated the law of fighting lawyers in the case of defense lawyers in China. It has more significant significance than entering the court. The practice of the two lawyers will definitely be retaliated by the authorities and admire their struggles. "</text:p>
      <text:p text:style-name="P4">
Wang Qingpeng estimates that the authorities will ask Li Qiaochu to entrust a new defense lawyer within 15 days. If they cannot be entrusted, the court may designate official lawyers and forcibly the hearing.</text:p>
      <text:p text:style-name="P4">
<text:span text:style-name="T4">
 Comments: The CCP uses its asks to drive away the lawyers hired by the family members to let the officials send lawyers involved </text:span>
</text:p>
      <text:p text:style-name="P4">
Chen Jiangang, a Chinese human rights lawyer, also believes that the struggle between the two lawyers defending the rights and interests of the parties and the dignity of the lawyer is even more valuable in today's environment. He also agreed with Wang Qingpeng's statement. I believe that after the incident, Li Qiaochu is even more difficult to find an agent lawyer. In the end, the case turned into a lawyer.</text:p>
      <text:p text:style-name="P4">
Chen Jiangang: "The least lack of the CCP is the case of injustice. The goal of the court is to drive away all the lawyers hired by the family members. Now they see that the two defender has been driven away. Some friends want to hire a lawyer for Li Qiaochu, but this is not this. What is the significance, because the era of criminal defense has passed, and then ask the lawyer's court to not let you meet, as well as various suppression and threats. The lawyer dare not speak or even drive away. Arrange a lawyer for the defendant Li Qiaochu, and send her to prison under the joint force of the Public Security Bureau, the Procuratorate, the Court, the Public Security, and the officials of the officials. "</text:p>
      <text:p text:style-name="P4">
Wang Qingpeng and Chen Jiangang said that Li Qiaochu's case may be delayed and tried because of the need to take the procedure again. In the harsh environment, she was worried that she would be more unfavorable to her mental condition.</text:p>
      <text:p text:style-name="P4">
Reporter: Chen Zifei Editor: Chen Meihua, Xu Shuting, Jiayuan.com editor: Hong Wei</text:p>
      <text:p text:style-name="P4">
News Source: <text:a xlink:type="simple" xlink:href="https://www.rfa.org/mandarin/yataibaodao/renquanfazhi/ec-06222023051327.html" text:style-name="Internet_20_link" text:visited-style-name="Visited_20_Internet_20_Link">
https://www.rfa.org/mandarin/yataibaodao/renquanfazhi/ec-06222023051327.html</text:a>
</text:p>
      <!--NEWS-->
      <text:h text:style-name="P10" text:outline-level="1">
<text:span text:style-name="T4">
Has SoftBank now turned into AI theme stocks? (Free version)</text:span>
</text:h>
      <text:p text:style-name="P4">
Author: Jacky Wong</text:p>
      <text:p text:style-name="P4">
Publisher: 华尔街日报中文网</text:p>
      <text:p text:style-name="P4">
Published Time: 2023-06-22T05:25:00.000Z</text:p>
      <text:p text:style-name="P4">
Modified Time: 2023-06-22T05:25:00.000Z</text:p>
      <text:p text:style-name="P4">
Created Time: 2023-06-22T04:15:00.000Z</text:p>
      <text:p text:style-name="P4">
Description: For the shareholders of the Softbank Group of Japan's Science and Technology Investment Corporation, betting on the company is risks and opportunities to coexist.</text:p>
      <text:p text:style-name="P4">
Images: []</text:p>
      <text:p text:style-name="P4">
Categories: ['金融市场', '股闻天下']</text:p>
      <text:p text:style-name="P4">
Keywords: SYND,LINK:EN|WP-WSJ-0000996330</text:p>
      <text:p text:style-name="P4">
Type: Article</text:p>
      <!--METADATA-->
      <text:p text:style-name="P4">
Due to the plunge of technology stocks, SoftBank Group Co., Ltd. Co., Ltd.(SoftBank Group, 9984.TO)<text:a xlink:type="simple" xlink:href="https://cn.wsj.com/articles/CN-HRD-20230512135900" text:style-name="Internet_20_link" text:visited-style-name="Visited_20_Internet_20_Link">
Losses for two consecutive years</text:a>
In the past year, the company has been acting low -key. However, artificial intelligence(AI)The recent boom in the field allows Sun Zhengyi, the company's high -profile chairman(Justice village)I was excited again.</text:p>
      <text:p text:style-name="P4">
News Source: <text:a xlink:type="simple" xlink:href="https://cn.wsj.com/articles/%E8%BD%AF%E9%93%B6%E7%8E%B0%E5%9C%A8%E5%8F%98%E8%BA%ABai%E9%A2%98%E6%9D%90%E8%82%A1%E4%BA%86%E5%90%97-e21d69bd" text:style-name="Internet_20_link" text:visited-style-name="Visited_20_Internet_20_Link">
https://cn.wsj.com/articles/%E8%BD%AF%E9%93%B6%E7%8E%B0%E5%9C%A8%E5%8F%98%E8%BA%ABai%E9%A2%98%E6%9D%90%E8%82%A1%E4%BA%86%E5%90%97-e21d69bd</text:a>
</text:p>
      <!--NEWS-->
      <text:h text:style-name="P10" text:outline-level="1">
<text:span text:style-name="T4">
In July, Europe launched European Astronomical Telescope to explore the mystery of dark matter</text:span>
</text:h>
      <text:p text:style-name="P4">
Publisher: 法新社</text:p>
      <text:p text:style-name="P4">
Published Time: 2023-06-22T05:32:08+00:00</text:p>
      <text:p text:style-name="P4">
Modified Time: 2023-06-22T05:20:03+00:00</text:p>
      <text:p text:style-name="P4">
Description: (AFP, Paris, 21st) The European Space Agency announced today that it has been scheduled to launch "Euclid" astronomical telescope on July 1 to start exploring the mystery of dark matter and dark energy. Tas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6-22T05-32-08-00-00/000000.png" xlink:type="simple" xlink:show="embed" xlink:actuate="onLoad" draw:mime-type="image/png"/>
</draw:frame>
The European Space Administration said on Twitter that the launching task will be performed by the Falcon 9 (Falcon 9) Rockets at the American SpaceX Capecanaveral (SPACEX) of the United States. At 14:30 (10:30 pm on the 1st of Taiwan time) began to broadcast.</text:p>
      <text:p text:style-name="P4">
The Oujili Astronomical Telescope was originally planned to be launched by the Russian Soyuz rocket. However, Russia invaded Ukraine in February last year, was sanctioned by Western countries, and then withdrew the launch system.</text:p>
      <text:p text:style-name="P4">
The European Space Administration then turned to the Space Exploration Technology Corporation of Elon Musk to perform the task that cost 1.4 billion euros (about NT $ 47.6 billion).</text:p>
      <text:p text:style-name="P4">
Ou Jili has a astronomical telescope weighing 2 tons, 4.7 meters high and 3.5 meters wide. It will stay as the second Ragron Racron Emperor (James Webbtelescope) on the surface of the earth, which will stay like the James WEBBTELESCOPE. Lagrangepoint) and drawing a 3 -dimensional (3D) cosmic map covering 2 billion galaxies with more than 1/3 sky.</text:p>
      <text:p text:style-name="P4">
Ou Jili Astronomical Telescope will stare at the depths of 10 billion light years, which means that the past 10 billion years ago in the universe. The main goal was to deeply understand the dark matter and dark energy of 95%of the universe structure.</text:p>
      <text:p text:style-name="P4">
The existence of dark matter and dark energy is currently pure theory, but it is still necessary in the effective understanding of scientists in the construction of the universe.</text:p>
      <text:p text:style-name="P4">
Celestial physics Scholars, Yannick Mellier, said earlier this month that this task will allow scientists to rebuild the history of 13.8 billion years in the universe through "time fragment".</text:p>
      <text:p text:style-name="P4">
The astronomy community does not expect the real essential essence of Dark substances and dark energy, but they hope that the unprecedented universe perspective of Ouji miles can help understand how dark matter and dark energy have evolved over time.</text:p>
      <text:p text:style-name="P4">
After this scientific task was launched in October, it is expected that the first batch of images of the Occup Ocean Astronomical Telescope will soon be released, but scientists need some time to crawl a lot of information.</text:p>
      <text:p text:style-name="P4">
News Source: <text:a xlink:type="simple" xlink:href="https://www.rfi.fr/cn/%E7%A7%91%E5%AD%A6%E6%96%B0%E7%9F%A5/20230622-%E6%AC%A7%E6%B4%B27%E6%9C%88%E5%8F%91%E5%B0%84%E6%AC%A7%E5%87%A0%E9%87%8C%E5%BE%97%E5%A4%A9%E6%96%87%E6%9C%9B%E8%BF%9C%E9%95%9C-%E6%8E%A2%E7%B4%A2%E6%9A%97%E7%89%A9%E8%B4%A8%E4%B9%8B%E8%B0%9C" text:style-name="Internet_20_link" text:visited-style-name="Visited_20_Internet_20_Link">
https://www.rfi.fr/cn/%E7%A7%91%E5%AD%A6%E6%96%B0%E7%9F%A5/20230622-%E6%AC%A7%E6%B4%B27%E6%9C%88%E5%8F%91%E5%B0%84%E6%AC%A7%E5%87%A0%E9%87%8C%E5%BE%97%E5%A4%A9%E6%96%87%E6%9C%9B%E8%BF%9C%E9%95%9C-%E6%8E%A2%E7%B4%A2%E6%9A%97%E7%89%A9%E8%B4%A8%E4%B9%8B%E8%B0%9C</text:a>
</text:p>
      <!--NEWS-->
      <text:h text:style-name="P10" text:outline-level="1">
<text:span text:style-name="T4">
The suspect of the leak of the Pentagon has expressed no confession for the federal allegations</text:span>
</text:h>
      <text:p text:style-name="P4">
Author: 半岛电视台＋通讯社</text:p>
      <text:p text:style-name="P4">
Publisher: Al Jazeera</text:p>
      <text:p text:style-name="P4">
Published Time: 2023-06-22T06:23:17</text:p>
      <text:p text:style-name="P4">
Modified Time: 2023-06-22T06:23:17</text:p>
      <text:p text:style-name="P4">
Description: Jack Tiera, a member of the National Air Force National Guard, was suspected of leaking national security confidential documents on social media, and had filed a non -guilty defense against federal felony.</text:p>
      <text:p text:style-name="P4">
Images: ["<text:a xlink:type="simple" xlink:href="https://chinese.aljazeera.net/wp-content/uploads/2023/06/1-1687414177.png" text:style-name="Internet_20_link" text:visited-style-name="Visited_20_Internet_20_Link">
1-1687414177.png</text:a>
", "<text:a xlink:type="simple" xlink:href="https://chinese.aljazeera.net/wp-content/uploads/2023/06/1-1687414645.jpg" text:style-name="Internet_20_link" text:visited-style-name="Visited_20_Internet_20_Link">
1-1687414645.jpg</text:a>
", "<text:a xlink:type="simple" xlink:href="https://chinese.aljazeera.net/wp-content/uploads/2023/06/1-1687414720.jpg" text:style-name="Internet_20_link" text:visited-style-name="Visited_20_Internet_20_Link">
1-1687414720.jpg</text:a>
"]</text:p>
      <text:p text:style-name="P4">
Topics: ['政治', '新闻']</text:p>
      <text:p text:style-name="P4">
Keywords: ['政治', '新闻', '美国']</text:p>
      <text:p text:style-name="P4">
Type: Article</text:p>
      <!--METADATA-->
      <text:p text:style-name="P4">
<draw:frame draw:style-name="fr1" draw:name="Image107" text:anchor-type="as-char" svg:width="6.9236in" svg:height="4.612736in" draw:z-index="0">
<draw:image xlink:href="../Images/Aljazeera Chinese/2023-06-22T06-23-17/1-1687414177.png" xlink:type="simple" xlink:show="embed" xlink:actuate="onLoad" draw:mime-type="image/png"/>
</draw:frame>
On April 19, a court sketch showed that Jack Tiela (second from right), a member of the National Air Force National Guard, appeared in a hearing in Boston, Massachusetts (Associated Press) shortly after his arrest (the Associated Press)</text:p>
      <text:p text:style-name="P4">
Jack Tiera, a member of the National Air Force National Guard, was suspected of leaking national security confidential documents on social media, and had filed a non -guilty defense against federal felony.</text:p>
      <text:p text:style-name="P4">
On Wednesday, 21 -year -old Jack Tiela appeared in the federal court in Worust, Massachusetts. A few days ago, he was charged with six jurisdictions that deliberately reserved and transmitted confidential information related to defense -related confidential information.</text:p>
      <text:p text:style-name="P4">
When the judge read out his allegations, Tiera stood next to his lawyer wearing an orange prison uniform and replied, "Master Judge, I am not guilty." The trial date has not been determined.</text:p>
      <text:p text:style-name="P4">
Tesyra was accused of posting photos and transcription copies of sensitive materials on the Social Media Forum Discord, leaking national security information related to the Ukraine War and other military interests.</text:p>
      <text:p text:style-name="P4">
<draw:frame draw:style-name="fr1" draw:name="Image108" text:anchor-type="as-char" svg:width="6.9236in" svg:height="3.894525in" draw:z-index="0">
<draw:image xlink:href="../Images/Aljazeera Chinese/2023-06-22T06-23-17/1-1687414645.jpg" xlink:type="simple" xlink:show="embed" xlink:actuate="onLoad" draw:mime-type="image/jpeg"/>
</draw:frame>
The leaked Pentagon document tells us what information about the Ukrainian war?</text:p>
      <text:p text:style-name="P4">
After the secret documents were leaked and Tesyra was arrested in April, the Bayeng government was anxious to guarantee to the allies that the United States was capable of protecting its national security secrets.</text:p>
      <text:p text:style-name="P4">
Tesbera was detained in the federal prison in Plymouth County, southern Boston during the trial. A judge rejected the request to re -consider the suspect's detention order by the defense lawyer.</text:p>
      <text:p text:style-name="P4">
His family said in a statement on Wednesday, "What is important is that Jack will now spend his day in court," and added, "We hope Jack can get the fair and fair treatment he deserves."</text:p>
      <text:p text:style-name="P4">
Investigators believe that the young man is an online chat room owner called "Thug Shakercentral" on the social media platform Discord. Members share jokes here, their favorite types of guns, and their views on international conflicts.</text:p>
      <text:p text:style-name="P4">
The Ministry of Justice also stated that Teeira had a history of disturbing comments on the Internet. For example, in November, he posted that he hoped to see a large number of people being killed in the "massacre".</text:p>
      <text:p text:style-name="P4">
The authorities said that Tesyra, as a certain military IT expert, shared military secrets with the organization since January.</text:p>
      <text:p text:style-name="P4">
Some people have questioned how the government awarded the safe status of personnel -and why Tiera could come into contact with such confidential documents, and the memo submitted to the court showed that Teeira has been reprimanded many times for handling improperly or improperly viewing confidential materials.</text:p>
      <text:p text:style-name="P4">
<draw:frame draw:style-name="fr1" draw:name="Image109" text:anchor-type="as-char" svg:width="6.9236in" svg:height="3.894525in" draw:z-index="0">
<draw:image xlink:href="../Images/Aljazeera Chinese/2023-06-22T06-23-17/1-1687414720.jpg" xlink:type="simple" xlink:show="embed" xlink:actuate="onLoad" draw:mime-type="image/jpeg"/>
</draw:frame>
A man suspected of leaking the Pentagon was prosecuted according to the "Spy Law"</text:p>
      <text:p text:style-name="P4">
US Minister of Justice Merrick Galan said in a statement issued last week that Terra has obtained information about "if sharing, and it is expected to cause abnormal damage to national security."</text:p>
      <text:p text:style-name="P4">
Terra faced a maximum of 10 years in prison, which means that he may face a maximum prison of 60 years.</text:p>
      <text:p text:style-name="P4">
The U.S. government has always been keen to investigate those who share national security secrets, even if they are considered public values or exposed the government's illegal behavior.</text:p>
      <text:p text:style-name="P4">
News Source: <text:a xlink:type="simple" xlink:href="https://chinese.aljazeera.net/news/2023/6/22/%e4%ba%94%e8%a7%92%e5%a4%a7%e6%a5%bc%e6%b3%84%e5%af%86%e6%a1%88%e5%ab%8c%e7%96%91%e4%ba%ba%e5%af%b9%e8%81%94%e9%82%a6%e6%8c%87%e6%8e%a7%e8%a1%a8%e7%a4%ba%e4%b8%8d%e8%ae%a4%e7%bd%aa" text:style-name="Internet_20_link" text:visited-style-name="Visited_20_Internet_20_Link">
https://chinese.aljazeera.net/news/2023/6/22/%e4%ba%94%e8%a7%92%e5%a4%a7%e6%a5%bc%e6%b3%84%e5%af%86%e6%a1%88%e5%ab%8c%e7%96%91%e4%ba%ba%e5%af%b9%e8%81%94%e9%82%a6%e6%8c%87%e6%8e%a7%e8%a1%a8%e7%a4%ba%e4%b8%8d%e8%ae%a4%e7%bd%aa</text:a>
</text:p>
      <!--NEWS-->
      <text:h text:style-name="P10" text:outline-level="1">
<text:span text:style-name="T4">
The sea is shocked 84 hours of lucky rescue British men: the submersible loss is terrible</text:span>
</text:h>
      <text:p text:style-name="P4">
Publisher: 法新社</text:p>
      <text:p text:style-name="P4">
Published Time: 2023-06-22T06:32:17+00:00</text:p>
      <text:p text:style-name="P4">
Modified Time: 2023-06-22T06:20:02+00:00</text:p>
      <text:p text:style-name="P4">
Description: (Agence France -Presse, London, 21st) A tourist submersible for exploring the wreckage of the well -known shipwreck "Titanic" disappeared in the North Atlantic, and five passengers lived and died. A British man who had been trapped for more than 3 days recalled the nightmare and shouted "very terrib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6-22T06-32-17-00-00/000000.png" xlink:type="simple" xlink:show="embed" xlink:actuate="onLoad" draw:mime-type="image/png"/>
</draw:frame>
In 1973, a small submersible by Roger Mallinson and Rogerchapman was trapped in the 480 -meter -deep section of the sea outside Irish. Fortunately, they were fortunate to be rescued before the oxygen consumption. This is the deepest deep -sea rescue operation in history.</text:p>
      <text:p text:style-name="P4">
When 85 -year -old Marinsen talked about the five passengers on the "Titanic" submersible, he said, "This sounds very and very dangerous, and I feel very scared for them."</text:p>
      <text:p text:style-name="P4">
He told reporters: "If they are waiting for rescue, I think that every passenger will enter a area and make as much noise as much as possible."</text:p>
      <text:p text:style-name="P4">
"I can't understand why these people are abandoned in the Atlantic in Lake districts in Lake districts, and said it is unreasonable."</text:p>
      <text:p text:style-name="P4">
The underwater sound was suspected of detecting the "collision sound" today, which means that there is a hint of hope for the rescue of life to inspire the search and rescue personnel; this is a race with time, because the remaining oxygen in the submersible is not much.</text:p>
      <text:p text:style-name="P4">
Marlinson recalled that he was pessimistic when he experienced the suffering. He said: "The pressure is very high, very cold, you must try to keep warm, you don't want to consume oxygen."</text:p>
      <text:p text:style-name="P4">
He added that he had a large woolen pullover sweater, so he put it on and then put it on his work clothes.</text:p>
      <text:p text:style-name="P4">
Marlinsen said: "Thai Popman has no woolen pullover sweater, so we used a lot of white rags to wrap him into mummy."</text:p>
      <text:p text:style-name="P4">
Marinsen said that after a group of alert dolphins left, he was relieved until the door opened.</text:p>
      <text:p text:style-name="P4">
"When the dolphin disappears, they realize that they are safe. They have been around us for 84 hours. Thousands of dolphins take care of us here. They know that we are in trouble."</text:p>
      <text:p text:style-name="P4">
He said, "You can't talk to the ground through the underwater telephone, because whenever you speak, thousands of dolphins will make a chatter."</text:p>
      <text:p text:style-name="P4">
The former Royal Navy officer Tulapman died in 2020. He was awarded the ORDER of the Britishempire in 2006 for shipping services in 2006.</text:p>
      <text:p text:style-name="P4">
"I lost my partner."</text:p>
      <text:p text:style-name="P4">
"But there is a great thing that after he leaves the world, I can go to his funeral and play the wind piano for him."</text:p>
      <text:p text:style-name="P4">
News Source: <text:a xlink:type="simple" xlink:href="https://www.rfi.fr/cn/%E5%9B%BD%E9%99%85%E6%8A%A5%E9%81%93/20230622-%E6%B5%B7%E5%BA%95%E6%83%8A%E9%AD%8284%E5%B0%8F%E6%97%B6%E5%B9%B8%E8%BF%90%E8%8E%B7%E6%95%91-%E8%8B%B1%E7%94%B7-%E6%BD%9C%E6%B0%B4%E5%99%A8%E5%A4%B1%E8%81%94%E5%A4%AA%E5%8F%AF%E6%80%95" text:style-name="Internet_20_link" text:visited-style-name="Visited_20_Internet_20_Link">
https://www.rfi.fr/cn/%E5%9B%BD%E9%99%85%E6%8A%A5%E9%81%93/20230622-%E6%B5%B7%E5%BA%95%E6%83%8A%E9%AD%8284%E5%B0%8F%E6%97%B6%E5%B9%B8%E8%BF%90%E8%8E%B7%E6%95%91-%E8%8B%B1%E7%94%B7-%E6%BD%9C%E6%B0%B4%E5%99%A8%E5%A4%B1%E8%81%94%E5%A4%AA%E5%8F%AF%E6%80%95</text:a>
</text:p>
      <!--NEWS-->
      <text:h text:style-name="P10" text:outline-level="1">
<text:span text:style-name="T4">
Twitter CEO intervention in cloud service paid disputes to repair the relationship with Google (Free Version)</text:span>
</text:h>
      <text:p text:style-name="P4">
Author: Alexa Corse / Miles Kruppa</text:p>
      <text:p text:style-name="P4">
Publisher: 华尔街日报中文网</text:p>
      <text:p text:style-name="P4">
Published Time: 2023-06-22T06:40:00.000Z</text:p>
      <text:p text:style-name="P4">
Modified Time: 2023-06-22T06:40:00.000Z</text:p>
      <text:p text:style-name="P4">
Created Time: 2023-06-22T02:29:00.000Z</text:p>
      <text:p text:style-name="P4">
Description: A person familiar with the matter said that Twitter CEO Linda Akarino intervened after a payment dispute to help repair the relationship between this social media company and Google, a subsidiary of Alphabet.</text:p>
      <text:p text:style-name="P4">
Images: []</text:p>
      <text:p text:style-name="P4">
Categories: ['科技']</text:p>
      <text:p text:style-name="P4">
Keywords: SYND</text:p>
      <text:p text:style-name="P4">
Type: Article</text:p>
      <!--METADATA-->
      <text:p text:style-name="P4">
A person familiar with the matter said that Twitter CEO Linda Akarino(Linda Yaccarino)After intervention in a payment dispute, helping to repair this social media company and Alphabet(GOOGLE)Google(Google)The relationship between. This is an early example of the new CEO's management style.</text:p>
      <text:p text:style-name="P4">
News Source: <text:a xlink:type="simple" xlink:href="https://cn.wsj.com/articles/twitter-ceo%E5%B9%B2%E9%A2%84%E4%BA%91%E6%9C%8D%E5%8A%A1%E4%BB%98%E8%B4%B9%E7%BA%A0%E7%BA%B7-%E4%BF%AE%E5%A4%8D%E4%B8%8E%E8%B0%B7%E6%AD%8C%E7%9A%84%E5%85%B3%E7%B3%BB-951c352a" text:style-name="Internet_20_link" text:visited-style-name="Visited_20_Internet_20_Link">
https://cn.wsj.com/articles/twitter-ceo%E5%B9%B2%E9%A2%84%E4%BA%91%E6%9C%8D%E5%8A%A1%E4%BB%98%E8%B4%B9%E7%BA%A0%E7%BA%B7-%E4%BF%AE%E5%A4%8D%E4%B8%8E%E8%B0%B7%E6%AD%8C%E7%9A%84%E5%85%B3%E7%B3%BB-951c352a</text:a>
</text:p>
      <!--NEWS-->
      <text:h text:style-name="P10" text:outline-level="1">
<text:span text:style-name="T4">
Ohio's pregnant woman was shot and fired by a 2 -year -old to shoot a dead body</text:span>
</text:h>
      <text:p text:style-name="P4">
Publisher: 法新社</text:p>
      <text:p text:style-name="P4">
Published Time: 2023-06-22T07:02:08+00:00</text:p>
      <text:p text:style-name="P4">
Modified Time: 2023-06-22T06:50:03+00:00</text:p>
      <text:p text:style-name="P4">
Description: (AFP, Washington, 21st) U.S. police said that a 2 -year -old son in Ohio was shot and fired by a 2 -year -old s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6-22T07-02-08-00-00/000000.png" xlink:type="simple" xlink:show="embed" xlink:actuate="onLoad" draw:mime-type="image/png"/>
</draw:frame>
Police Director David Smith told the local News 5 Cleveland TV that 31 -year -old Laurailg dialed 911 on the afternoon of the 16th.</text:p>
      <text:p text:style-name="P4">
Smith said that the police rushed to Ilk's house on the same day and sent her to the hospital urgently, but her unborn child was invalid after the emergency section, and Ilk died a few hours later.</text:p>
      <text:p text:style-name="P4">
Smith said that when the police arrived, Ilk was sober, and she told the police that her son ran into the usually locked bedroom when she washed her clothes and started playing guns.</text:p>
      <text:p text:style-name="P4">
News Source: <text:a xlink:type="simple" xlink:href="https://www.rfi.fr/cn/%E5%9B%BD%E9%99%85%E6%8A%A5%E9%81%93/20230622-%E4%BF%84%E4%BA%A5%E4%BF%84%E5%B7%9E%E5%AD%95%E5%A6%87%E9%81%AD2%E5%B2%81%E5%84%BF%E5%BC%80%E6%9E%AA%E8%AF%AF%E5%B0%84-%E4%B8%80%E5%B0%B8%E4%B8%A4%E5%91%BD" text:style-name="Internet_20_link" text:visited-style-name="Visited_20_Internet_20_Link">
https://www.rfi.fr/cn/%E5%9B%BD%E9%99%85%E6%8A%A5%E9%81%93/20230622-%E4%BF%84%E4%BA%A5%E4%BF%84%E5%B7%9E%E5%AD%95%E5%A6%87%E9%81%AD2%E5%B2%81%E5%84%BF%E5%BC%80%E6%9E%AA%E8%AF%AF%E5%B0%84-%E4%B8%80%E5%B0%B8%E4%B8%A4%E5%91%BD</text:a>
</text:p>
      <!--NEWS-->
      <text:h text:style-name="P10" text:outline-level="1">
<text:span text:style-name="T4">
The six people in the Paris Building were seriously injured and one person still lost contact</text:span>
</text:h>
      <text:p text:style-name="P4">
Author: 联合早报 (Person)</text:p>
      <text:p text:style-name="P4">
Publisher: 联合早报 (Organization)</text:p>
      <text:p text:style-name="P4">
Published Time: 2023-06-22T07:10</text:p>
      <text:p text:style-name="P4">
Modified Time: 2023-06-22T20:46</text:p>
      <text:p text:style-name="P4">
Description: A building in the center of Paris, the capital of France, exploded and caught fire. As of Thursday (June 22), six were seriously injured and about 50 were injured. French Interior Minister Gerald Darmanin said on Wednesday (21st) that there are still two people ...</text:p>
      <text:p text:style-name="P4">
Videos: []</text:p>
      <text:p text:style-name="P4">
Audios: []</text:p>
      <text:p text:style-name="P4">
Images: []</text:p>
      <text:p text:style-name="P4">
Type: NewsArticle</text:p>
      <text:p text:style-name="P4">
Breadcrumbs: ['即时', '国际']</text:p>
      <text:p text:style-name="P4">
Keywords: ['法国', '巴黎', '爆炸']</text:p>
      <!--METADATA-->
      <text:p text:style-name="P4">
A building in the center of Paris, the capital of France, exploded and caught fire. As of Thursday (June 22), six were seriously injured and about 50 were injured.</text:p>
      <text:p text:style-name="P4">
French Minister of Home Affairs Geralddarmanin said on Wednesday (21st) that there were still disappearances. Agence France -Presse reported on Thursday that one of them had been treated in the hospital, and rescuers were still searching for another missing person.</text:p>
      <text:p text:style-name="P4">
The wounded also included three children passing by, all of them were injured.</text:p>
      <text:p text:style-name="P4">
Agence France -Presse previously reported that a fire occurred after the explosion, which caused a building in a historical neighborhood to collapse, and there was a fashion school in the building. The explosion also shattered building windows far away from 400 meters.</text:p>
      <text:p text:style-name="P4">
The screen shows that during the flame burning process, the wreckage scattered in the area around the building. About 70 fire trucks fought with fires. Nine doctors also arrived at the scene.</text:p>
      <text:p text:style-name="P4">
The fire department said that the "explosion" occurred and "caused the collapse of two buildings", but the police later pointed out that only one building collapsed.</text:p>
      <text:p text:style-name="P4">
Several witnesses told AFP on the scene that they heard the "huge explosion." Alexis, a 23 -year -old student who lives across the building, said that he heard a "loud noise" and then the window blown up.</text:p>
      <text:p text:style-name="P4">
Paris Mayor Edalo(Anne Hidalgo)Organize a crisis treatment team. Paris Police Director Laurentnunez told reporters at the scene that the "violent" fire that broke out after the explosion has now been controlled and added that "still work under the ruins" to determine whether there are still people who are trapped.</text:p>
      <text:p text:style-name="P4">
There are too many explosions involving gas in Paris. This explosion reminds people of <text:a xlink:type="simple" xlink:href="https://www.zaobao.com.sg/znews/international/story20190113-923499" text:style-name="Internet_20_link" text:visited-style-name="Visited_20_Internet_20_Link">
A large -scale explosion that shocked Paris in January 2019</text:a>
At that time, the gas pipeline buried at the time was suspected of leakage, destroying a building in Rue de Trevise, the ninth district, causing four people to die, including two firefighters.</text:p>
      <text:p text:style-name="P4">
The shock wave bombed dozens of nearby windows, and dozens of families have evacuated their homes for several months. Four years after the disaster, most parts of the streets are still prohibited.</text:p>
      <text:p text:style-name="P4">
News Source: <text:a xlink:type="simple" xlink:href="https://www.zaobao.com.sg/realtime/world/story20230622-1406649" text:style-name="Internet_20_link" text:visited-style-name="Visited_20_Internet_20_Link">
https://www.zaobao.com.sg/realtime/world/story20230622-1406649</text:a>
</text:p>
      <!--NEWS-->
      <text:h text:style-name="P10" text:outline-level="1">
<text:span text:style-name="T4">
The United States will set up a national banquet to Modi.</text:span>
</text:h>
      <text:p text:style-name="P4">
Author: Sabrina Siddiqui</text:p>
      <text:p text:style-name="P4">
Publisher: 华尔街日报中文网</text:p>
      <text:p text:style-name="P4">
Published Time: 2023-06-22T07:20:00.000Z</text:p>
      <text:p text:style-name="P4">
Modified Time: 2023-06-22T07:20:00.000Z</text:p>
      <text:p text:style-name="P4">
Created Time: 2023-06-22T03:58:00.000Z</text:p>
      <text:p text:style-name="P4">
Description: U.S. President Biden will spread on the red carpet to welcome Indian Prime Minister Modi. India is an important fortress against China, but the Modi government's performance in human rights is not very good.</text:p>
      <text:p text:style-name="P4">
Images: []</text:p>
      <text:p text:style-name="P4">
Categories: ['国际']</text:p>
      <text:p text:style-name="P4">
Keywords: SYND,LINK:EN|WP-WSJ-0000995576</text:p>
      <text:p text:style-name="P4">
Type: Article</text:p>
      <!--METADATA-->
      <text:p text:style-name="P4">
US President Biden(Joe bids)This week will be covered with a red carpet to welcome a guest who makes it complicated, that is, Indian Prime Minister Modi(Narendra Modi)Essence India is an important fortress against China, but the Modi government's performance in human rights is not very good.</text:p>
      <text:p text:style-name="P4">
News Source: <text:a xlink:type="simple" xlink:href="https://cn.wsj.com/articles/%E7%BE%8E%E5%9B%BD%E5%B0%86%E8%AE%BE%E5%9B%BD%E5%AE%B4%E6%AC%BE%E5%BE%85%E8%8E%AB%E8%BF%AA-%E8%8F%9C%E5%8D%95-%E5%8C%85%E6%8B%AC%E5%AF%B9%E6%8A%97%E4%B8%AD%E5%9B%BD-e7fc828a" text:style-name="Internet_20_link" text:visited-style-name="Visited_20_Internet_20_Link">
https://cn.wsj.com/articles/%E7%BE%8E%E5%9B%BD%E5%B0%86%E8%AE%BE%E5%9B%BD%E5%AE%B4%E6%AC%BE%E5%BE%85%E8%8E%AB%E8%BF%AA-%E8%8F%9C%E5%8D%95-%E5%8C%85%E6%8B%AC%E5%AF%B9%E6%8A%97%E4%B8%AD%E5%9B%BD-e7fc828a</text:a>
</text:p>
      <!--NEWS-->
      <text:h text:style-name="P10" text:outline-level="1">
<text:span text:style-name="T4">
How will Taiwanese Cai Chongxin at the helm of Alibaba will be reorganized?</text:span>
</text:h>
      <text:p text:style-name="P4">
Author: None (Language: zh)</text:p>
      <text:p text:style-name="P4">
Publisher: None</text:p>
      <text:p text:style-name="P4">
Time: 2023-06-22T07:20:00Z</text:p>
      <text:p text:style-name="P4">
Description: Born in Taiwan and educated in the United States, Cai Chongxin, one of Jack Ma's entrepreneurial partners, will take over the chairman of Alibaba, China's largest e -commerce company in September. Its unique background, experience and ability. Technology industry giants?</text:p>
      <text:p text:style-name="P4">
Videos: []</text:p>
      <text:p text:style-name="P4">
Images: []</text:p>
      <text:p text:style-name="P4">
Subject: 经济纵横</text:p>
      <text:p text:style-name="P4">
Subjects: ['德中关系', '奥巴马', '岛屿主权争端', '专题报道：全景观看“习马会”', '中国', '中共十九大', '美国']</text:p>
      <text:p text:style-name="P4">
Keywords: ['阿里巴巴', '蔡崇信', '中国', '美国']</text:p>
      <text:p text:style-name="P4">
Id: 65996693</text:p>
      <!--METADATA-->
      <text:p text:style-name="P4">
<text:a xlink:type="simple" xlink:href="https://www.dw.com/zh/overlay/image/article/65996693/57152918" text:style-name="Internet_20_link" text:visited-style-name="Visited_20_Internet_20_Link">
 </text:a>
Alibaba is about to change coaches and the same group. The picture shows Alibaba's office in Beijing (information photo)</text:p>
      <text:p text:style-name="P4">
(Voice of Germany Chinese Network) Chinese e -commerce leader Alibaba announced this week that Taiwanese Cai Chongxin, a Taiwanese, who is also the owner of the New York Net Team, will take over its huge career territory and <text:a xlink:type="simple" xlink:href="https://www.dw.com/zh/zh/阿里巴巴将换帅-马云再有高论/a-65980411" text:style-name="Internet_20_link" text:visited-style-name="Visited_20_Internet_20_Link">
and serve as the director of Alibaba Long position</text:a>
This is considered to be an important measure of Alibaba who managed to save the situation to reverse the slow growth and reorganization of business.</text:p>
      <text:p text:style-name="P4">
Bloomberg reported that Cai Chongxin, the current executive vice chairman of Alibaba, will take over the chairman of the chairman in September. The current chairman and chief executive officer Zhang Yong will step down and lead the cloud intelligent department that the group spin -off. Cai Chongxin is one of Alibaba's largest personal shareholders and owns 1.4%of the issued shares of the company.</text:p>
      <text:p text:style-name="P4">
In addition, Cai Chongxin is a supporter and investor in blockchain technology. Therefore, his new role will push cryptocurrencies to the top of Alibaba's e -commerce business and may pave the way for payment innovation.</text:p>
      <text:p text:style-name="P4">
After the reorganization is completed, Cai Chongxin will take charge of Alibaba's diversified interest holding companies, as well as retaining e -commerce business control to the company's core business entities, including Taobao and Tmall.</text:p>
      <text:h text:style-name="P12" text:outline-level="3">
<text:span text:style-name="T4">
Unique Taiwan and American background</text:span>
</text:h>
      <text:p text:style-name="P4">
The Chinese e -commerce market is facing fierce competition. The picture shows a female consumer in Zhejiang in 2019 using Alipay's face recognition technology (data photo)</text:p>
      <text:p text:style-name="P4">
The Wall Street Journal reported that Cai Chongxin was born in Taiwan and graduated from Yale University in the United States. He has served as a lawyer and private equity investor. He co -founded Alibaba with Ma Yun in 1999, served as the chief financial officer, and was promoted to the executive vice chairman in 2013.</text:p>
      <text:p text:style-name="P4">
In addition to Taiwan's background, Cai Chongxin has a passport in Hong Kong and Canada at the same time. Although he was criticized in the United States for some controversial issues because of supporting Beijing's position, Cai Chongxin's close connection with the United States was not common among Chinese business leaders today.</text:p>
      <text:p text:style-name="P4">
In 2018, he purchased the equity of the US NBA Nets. In addition, he also controlled the American Professional Hockey Team: San Diego SEA, and the American professional women's basketball team: New York Liberal Team.</text:p>
      <text:p text:style-name="P4">
Hong Kong's "South China Morning Post" reported that Zhang Yi, chief executive officer of Guangzhou Ai Media Consulting, said, "Alibaba is likely to transform into a financial holding company, just like the direction adopted by many large consortia in the past."</text:p>
      <text:p text:style-name="P4">
"Cai Chongxin's main career is related to finance and strategic investment, so his ability and experience are very suitable for the new stage," Zhang Yi said.</text:p>
      <text:h text:style-name="P12" text:outline-level="3">
<text:span text:style-name="T4">
Alibaba grows slowly</text:span>
</text:h>
      <text:p text:style-name="P4">
"Wall Street Journal" reported, <text:a xlink:type="simple" xlink:href="https://www.dw.com/zh/zh/避免中國監管打壓-螞蟻金服脫鉤阿里巴巴/a-62214059" text:style-name="Internet_20_link" text:visited-style-name="Visited_20_Internet_20_Link">
Alibaba's reorganization and coach</text:a>
It has made the company more flexible for many years. As China's economic growth has slowed down, and competition from e -commerce platforms such as Pinduoduo and Douyin has intensified, Alibaba is now developing slowly.</text:p>
      <text:p text:style-name="P4">
Alibaba's market value reached its peak at the end of 2020, exceeding $ 850 billion, but before the leadership was announced, the market value had dropped to about $ 238 billion. In addition, Alibaba's income growth rate has grown slowly in the first quarter of this year, which is one of the lowest levels since the company was listed in 2014.</text:p>
      <text:p text:style-name="P4">
Alibaba's diversified business will be divided into 6 major doors, namely: cloud computing, Chinese e -commerce, global e -commerce, digital maps and take -out, logistics, and media and entertainment departments.</text:p>
      <text:p text:style-name="P4">
This reorganization can also keep Alibaba founder Ma Yun's actual influence on the company. Because most of the year before the plan was announced, Ma Yun personally planned the reorganization of the e -commerce empire abroad.</text:p>
      <text:p text:style-name="P4">
According to people familiar with the matter, last month, Ma Yun met with the executives of the Chinese Ministry of Commerce of Alibaba to discuss the increasingly fierce competition of the company. People familiar with the matter said that he urged the department to revise its business strategy and governance and said that Alibaba's successful strategy may not be applicable.</text:p>
      <text:p text:style-name="P4">
Alibaba founder Ma Yun attended an event in Hong Kong in 2016 (data photo)</text:p>
      <text:h text:style-name="P12" text:outline-level="3">
<text:span text:style-name="T4">
Analysts look at the reorganization: the correct approach is correct</text:span>
</text:h>
      <text:p text:style-name="P4">
Tim Culpan, a Bloomberg columnist, believes that investors will face a choice in any department of the 6 departments under Alibaba Group: to pursue profit or growth rate. As far as the current situation is concerned, none of these six departments have a way to provide these two goals at the same time.</text:p>
      <text:p text:style-name="P4">
Karpan believes that Cai Chongxin's helm should help stabilize the ship of Alibaba Group. With each of Alibaba's split departments operating independently, the parent company will do much less than in the past.</text:p>
      <text:p text:style-name="P4">
"Wall Street Journal" reported that Chinese investment institutions "86Research" (86research) focused on Charliechai, an analyst of the technology industry, believes that this reorganization shows that Ma Yun is returning to Alibaba and "exercise more directly to control more direct control. right".</text:p>
      <text:p text:style-name="P4">
Ling Weisen, a senior consultant to Asian Technology Stocks, said that Cai Chongxin's appointment should be favored by investors, but it is unlikely to improve Alibaba's stock price. Because Alibaba's recent stock price is mainly due to geopolitical influence and concerns about the Chinese economy, not the management of Alibaba's management.</text:p>
      <text:p text:style-name="P4">
(Bloomberg, the Wall Street Journal, Hong Kong "South China Morning Post")</text:p>
      <text:p text:style-name="P4">
News Source: <text:a xlink:type="simple" xlink:href="https://www.dw.com/zh/台裔蔡崇信掌舵-阿里巴巴將如何重組？/a-65996693" text:style-name="Internet_20_link" text:visited-style-name="Visited_20_Internet_20_Link">
https://www.dw.com/zh/台裔蔡崇信掌舵-阿里巴巴將如何重組？/a-65996693?maca=chi-rss-chi-all-1127-rdf</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2T07:38:37</text:p>
      <text:p text:style-name="P4">
Modified Time: 2023-06-22T14:37:47</text:p>
      <text:p text:style-name="P4">
Description: Ukraine President Zernesky said that Ukraine's counterattack against the Russian army was "slower than expected", but the Ukraine would not be forced to speed up the counterattack.</text:p>
      <text:p text:style-name="P4">
Images: ["<text:a xlink:type="simple" xlink:href="https://chinese.aljazeera.net/wp-content/uploads/2023/06/2023-06-13T142545Z_1603288776_RC28A1ANLUAC_RTRMADP_3_UKRAINE-CRISIS-RUSSIA-PRIGOZHIN-1687443543-1687444642.jpg" text:style-name="Internet_20_link" text:visited-style-name="Visited_20_Internet_20_Link">
2023-06-13T14...</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15" text:anchor-type="as-char" svg:width="6.9236in" svg:height="4.612793in" draw:z-index="0">
<draw:image xlink:href="../Images/Aljazeera Chinese/2023-06-22T07-38-37/2023-06-13T142545Z_1603288776_RC28A1ANLUAC_RTRMADP_3_UKRAINE-CRISIS-RUSSIA-PRIGOZHIN-1687443543-1687444642.jpg" xlink:type="simple" xlink:show="embed" xlink:actuate="onLoad" draw:mime-type="image/jpeg"/>
</draw:frame>
Wagner's organizer founder Yofgeni Porigerjin often criticizes Russian senior military officials(Reuters)* Wagner Group CEO Yefgeni Porigerjin has accused Russian Defense Minister of Defense Shohgu and Chief of Staff Glacimov, which lied to President Putin and Russian public on the issue of the loss of the Ukrainian war. * President of Ukrainian Zelei said that his intelligence agency found that Moscow was considering using radiation to implement "terrorist acts" at the Zapolo Nuclear Power Station, but the Kremlin denied the charges.</text:p>
      <text:p text:style-name="P4">
read more</text:p>
      <text:p text:style-name="P4">
News Source: <text:a xlink:type="simple" xlink:href="https://chinese.aljazeera.net/news/war-in-ukraine/liveblog/2023/6/22/%e4%bf%84%e7%bd%97%e6%96%af%e5%af%b9%e4%b9%8c%e5%85%8b%e5%85%b0%e6%88%98%e4%ba%89%e7%9a%84%e4%bb%8a%e6%97%a5%e5%8f%91%e5%b1%95-364" text:style-name="Internet_20_link" text:visited-style-name="Visited_20_Internet_20_Link">
https://chinese.aljazeera.net/news/war-in-ukraine/liveblog/2023/6/22/%e4%bf%84%e7%bd%97%e6%96%af%e5%af%b9%e4%b9%8c%e5%85%8b%e5%85%b0%e6%88%98%e4%ba%89%e7%9a%84%e4%bb%8a%e6%97%a5%e5%8f%91%e5%b1%95-364</text:a>
</text:p>
      <!--NEWS-->
      <text:h text:style-name="P10" text:outline-level="1">
<text:span text:style-name="T4">
The Hong Kong government suppress it? Hong Kong's Civil Research no longer publicly disclosure sensitive issues polls</text:span>
</text:h>
      <text:p text:style-name="P4">
Author: None (Language: zh)</text:p>
      <text:p text:style-name="P4">
Publisher: None</text:p>
      <text:p text:style-name="P4">
Time: 2023-06-22T07:40:00Z</text:p>
      <text:p text:style-name="P4">
Description: After the National Security Law was on the road, Hong Kong's democracy and freedom were hit again. The quite representative Institute of Public Opinion of Hong Kong decided on the 20th to decide the polls of non -disclosure of sensitive issues, including investigations such as the June 4th incident and the identity of the Hong Kong people. What does the research team say?</text:p>
      <text:p text:style-name="P4">
Videos: []</text:p>
      <text:p text:style-name="P4">
Images: []</text:p>
      <text:p text:style-name="P4">
Subject: 时政风云</text:p>
      <text:p text:style-name="P4">
Subjects: ['明镜周刊', '谷歌', '香港', '言论自由', '雨伞革命', '香港政改', '社交媒体', '专题报道：香港“反送中”抗议', '人权', '新闻审查']</text:p>
      <text:p text:style-name="P4">
Keywords: ['香港', '言论自由', '民意调查', '港大民研', '香港国安法', '香港民主']</text:p>
      <text:p text:style-name="P4">
Id: 65996756</text:p>
      <!--METADATA-->
      <text:p text:style-name="P4">
<text:a xlink:type="simple" xlink:href="https://www.dw.com/zh/overlay/image/article/65996756/62314744" text:style-name="Internet_20_link" text:visited-style-name="Visited_20_Internet_20_Link">
 </text:a>
In the context of the continuous restrictions on the Hong Kong people, the Institute of Public Opinion of Hong Kong announced that it will no longer announce the results of some sensitive polls. The picture shows the 2017 Hong Kong July 1 parade.</text:p>
      <text:p text:style-name="P4">
(Voice of German in Chinese) Hong Kong Institute of Public Opinion (referred to as the Civil Research) announced on Tuesday (June 20) that after internal review, the category of the topic of the polls was decided, and about the June 4th incident, identity, cross -strait issues, etc. Categories are no longer published. Earlier, the Minyan was scheduled to release the "June 4th Anniversary Investigation Report" on June 6, but it was temporarily canceled on the same day as "the suggestion after risk assessment by relevant government departments."</text:p>
      <text:p text:style-name="P4">
The Associated Press pointed out that as one of Hong Kong's most reputable poll institutions, the above incidents may make it difficult for the outside world to understand the people's intention.</text:p>
      <text:p text:style-name="P4">
Former Civil Research Vice President Zhong Jianhua said that the Democratic Research Team has been engaged in polls for about 30 years, which is essential to Hong Kong's history and social development. In addition, the results of polls often promote the Hong Kong government to respond to the opinions of Hong Kong people, and it is also an indicator for changes in Hong Kong. Zhong Jianhua said that the incident was a "big loss" for Hong Kong. Zhong Jianhua has announced his departure from Hong Kong last year. Before leaving Hong Kong, he revealed that he was interviewed by the National Security Department of the Hong Kong Government many times.</text:p>
      <text:p text:style-name="P4">
The picture shows a woman holding a paper flower near Hong Kong in the past where the June 4th commemorative event was held in Hong Kong, and was arrested by the Hong Kong police.</text:p>
      <text:p text:style-name="P4">
According to the information of the Democratic Research Website on the 20th, its team believes that it is necessary to "examine the needs of society for public opinion data, the development of Hong Kong society, and the role of Hong Kong's people in promoting science and democracy." One of the regular investigations. One -third of the remaining topics will only be used for internal reference and other purposes, covering the scope of "return series, identity, cross -strait issue, world vision, June 4th incident, parliamental score, troops, and some society. Indicator, the specific situation will be announced in July.</text:p>
      <text:p text:style-name="P4">
According to the Hong Kong media "Ming Pao", the polls related to June 4th include "whether to support the vindication of June 4th", and identity identity distinguishes Chinese people, Hong Kong people, Hong Kong Chinese, and Chinese Hong Kong people. The investigation of the "Return Series" will be asked if it is officially proud of whether it is officially returned in 1997. In response to the "cross -strait issue", it includes the support score of Chinese President Xi Jinping.</text:p>
      <text:p text:style-name="P4">
Chen Jialuo, an associate professor at the Department of Political and International Relations at the Hong Kong Baptist University, said that some affected polls "have been fine since returning", but now "there are many taboos under the control of the new era." Zhong Tingyao, director of the Research Research, was asked when he was asked "whether it was affected by the government's warning" and responded to the Ming Pao. Zhong Tingyao said that he personally judged that the Hong Kong government's assessment "does not involve the risk of any violations of the law."</text:p>
      <text:p text:style-name="P4">
The Associated Press asked whether the Hong Kong police made any suggestions to the people's research. The Hong Kong police did not confirm, but said that "defending national security is the obligation of all citizens and organizations." "Responsible" move.</text:p>
      <text:p text:style-name="P4">
Since the Hong Kong National Security Law has been on the road, Hong Kong has almost lost its tradition to commemorate June 4th. The picture shows the Hong Kong police standing in Causeway Bay last year on June 4th.</text:p>
      <text:p text:style-name="P4">
In January 2021, the Hong Kong police arrested more than 50 Hong Kong democrats overnight, of which <text:a xlink:type="simple" xlink:href="https://www.dw.com/zh/zh/香港最大國安案47人初選案開審的關鍵看點/a-64618665" text:style-name="Internet_20_link" text:visited-style-name="Visited_20_Internet_20_Link">
47 people were charged with "conspiracy to subvert the state power"</text:a>
Essence In the large -scale arrest at that time, the Office of Democratic Research was also searched. It was generally believed that this was because of the Democratic Research also participated in <text:a xlink:type="simple" xlink:href="https://www.dw.com/zh/zh/无惧国安法阴霾-港民主派初选逾60万人投票/a-54146147" text:style-name="Internet_20_link" text:visited-style-name="Visited_20_Internet_20_Link">
the preliminary selection of the Legislative Council jointly organized by the Hong Kong Democratic School in 2020</text:a>
, Responsible for polls.</text:p>
      <text:p text:style-name="P4">
In the past, the Democratic Research was affiliated with the University of Hong Kong. It was independent in 2019 and was officially registered as a limited company.</text:p>
      <text:p text:style-name="P4">
(Comprehensive report)</text:p>
      <text:p text:style-name="P4">
News Source: <text:a xlink:type="simple" xlink:href="https://www.dw.com/zh/港府打壓？香港民研不再公開敏感議題民調/a-65996756" text:style-name="Internet_20_link" text:visited-style-name="Visited_20_Internet_20_Link">
https://www.dw.com/zh/港府打壓？香港民研不再公開敏感議題民調/a-65996756?maca=chi-rss-chi-all-1127-rdf</text:a>
</text:p>
      <!--NEWS-->
      <text:h text:style-name="P10" text:outline-level="1">
<text:span text:style-name="T4">
Five people explore the safety of the Titanic site submersible for a long time ago</text:span>
</text:h>
      <text:p text:style-name="P4">
Author: 联合早报 (Person)</text:p>
      <text:p text:style-name="P4">
Publisher: 联合早报 (Organization)</text:p>
      <text:p text:style-name="P4">
Published Time: 2023-06-22T08:12</text:p>
      <text:p text:style-name="P4">
Modified Time: 2023-06-22T08:27</text:p>
      <text:p text:style-name="P4">
Description: The sightseeing submersible "Titan" lost contact for many days that caused people's concerns about their safety. A famous saying of the founder of the shipowner company: "Said safety is pure time" and then triggers people's discussion. Five people go to the Titani shipwreck site for adventure tourism "Titan" ...</text:p>
      <text:p text:style-name="P4">
Videos: []</text:p>
      <text:p text:style-name="P4">
Audios: []</text:p>
      <text:p text:style-name="P4">
Images: []</text:p>
      <text:p text:style-name="P4">
Type: NewsArticle</text:p>
      <text:p text:style-name="P4">
Breadcrumbs: ['即时', '国际']</text:p>
      <text:p text:style-name="P4">
Keywords: ['铁达尼号']</text:p>
      <!--METADATA-->
      <text:p text:style-name="P4">
The sightseeing submersible "Titan" lost contact for many days that caused people's concerns about their safety. A famous saying of the founder of the shipowner company: "Said safety is pure time" and then triggers people's discussion.</text:p>
      <text:p text:style-name="P4">
Titan (Titan), a submersible for adventure traveling with five people to Titanic Shipbuilding site for adventure tourism, [June 18) <text:a xlink:type="simple" xlink:href="https://www.zaobao.com/news/world/story20230620-1406292" text:style-name="Internet_20_link" text:visited-style-name="Visited_20_Internet_20_Link">
Missing in the waters of eastern Canada</text:a>
Essence "Titan" can dive 4,000 meters underwater. It is owned by the US private submarine exploration company Oceangateexpenditions and can carry up to five people. The oxygen of the submersible is expected to be exhausted on Thursday morning.</text:p>
      <text:p text:style-name="P4">
"Titan" is 22 feet long (6.7 meters). According to the company's website, it dived to 4,000 meters in December 2018 and sneaked to the Titani shipwreck site with a depth of about 3800 meters in 2021. This year plans to carry out 18 such diving this year.</text:p>
      <text:h text:style-name="P13" text:outline-level="4">
<text:span text:style-name="T4">
Former employee had expressed concern about the submersible design</text:span>
</text:h>
      <text:p text:style-name="P4">
Reuters reports that some experts are worried about their safety. A former employee and a member of a trading group have expressed concern about the design of the submersible. On January 18, 2018, DavidLochridge, the employee of the Marine Gate, forwarded a project report to the company's leaders to criticize the "Titan" research and development process. He was particularly worried about the design of the hull and his strong pressure on deep water. Ability.</text:p>
      <text:p text:style-name="P4">
Rockridge and the gate of the Ocean filed a lawsuit. According to the lawsuit documents, the company held a meeting the next day to discuss Rockridge's concerns. At the end of the meeting, Rockridge said that he could not accept the company's design decision and would not authorize any manned sailing without further testing. Subsequently, the company fired him.</text:p>
      <text:p text:style-name="P4">
Stocktonrush, founder and executive officer headquartered in Everdon, Washington, Washington, also on the Titan. Bloomberg quoted his famous saying, "Saying safety is purely a waste of time" reported that Lash said in a podcast show last year to the Columbia Broadcasting Corporation reporter Davidpogue: "I mean, if you just want safety, Then don't get out of bed, don't get in the car, don't do anything. At some time, you will always bear some risks. This is really a risk return issue. "</text:p>
      <text:p text:style-name="P4">
Sakers such as the Titan are mainly used to explore some of the rare places on the planet. They are almost free of supervision, so they will clearly inform passengers that the fatal risks may be faced after boarding the ship.</text:p>
      <text:p text:style-name="P4">
Born in the UK, Robmccallum, who visited the Titanic shipwreck, was visited. According to Bloomberg 2017, McCarem had served as a consultant to the gate of the ocean in the early years, but later worried that Rush was worried about Rush. Different reasons are separated from the company.</text:p>
      <text:h text:style-name="P13" text:outline-level="4">
<text:span text:style-name="T4">
Passengers need to sign a security exemption statement before boarding the submersible</text:span>
</text:h>
      <text:p text:style-name="P4">
According to passengers of the submersible, they need to sign a security exemption statement before the submersible. Last summer, Mikereiss, the producer of the TV show "Titan", told the New York Post: "The first page of" Death "mentioned three times."</text:p>
      <text:p text:style-name="P4">
Some people question why the representatives of the marine gate have notified the United States Coast Guard for a long time after losing contact with the Titan. The submersible at 9:45 am in New York (9:45 pm in Singapore time), that is, after one hour and 45 minutes of diving, they lost contact with the mother ship, but the company told the Coast Guard until 5:40 pm to inform the Coast Guard. Essence</text:p>
      <text:p text:style-name="P4">
A possible explanation is that the "Titan" is not for the first time to lose contact with the water surface after sneaking into the sea for a long time. Pogg said in a tweet this week that he had lost contact with the water surface for five hours when he was sitting in the submarine last time.</text:p>
      <text:p text:style-name="P4">
News Source: <text:a xlink:type="simple" xlink:href="https://www.zaobao.com.sg/realtime/world/story20230622-1406652" text:style-name="Internet_20_link" text:visited-style-name="Visited_20_Internet_20_Link">
https://www.zaobao.com.sg/realtime/world/story20230622-1406652</text:a>
</text:p>
      <!--NEWS-->
      <text:h text:style-name="P10" text:outline-level="1">
<text:span text:style-name="T4">
The Fed expects to further raise the Rate Rate Rineration Index to follow the closing of US stocks to closing the decline</text:span>
</text:h>
      <text:p text:style-name="P4">
Publisher: 法新社</text:p>
      <text:p text:style-name="P4">
Published Time: 2023-06-22T08:32:08+00:00</text:p>
      <text:p text:style-name="P4">
Modified Time: 2023-06-22T08:20:04+00:00</text:p>
      <text:p text:style-name="P4">
Description: (Agence France -Presse, Tokyo, 22nd) Jerome Powell, chairman of the Federal Federal Council (FED), warned that after the Feds' expectations will further raise interest rates, the Japanese stock market 225 index today follows the decline in Wall Street and closed down low.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6-22T08-32-08-00-00/000000.png" xlink:type="simple" xlink:show="embed" xlink:actuate="onLoad" draw:mime-type="image/png"/>
</draw:frame>
The Nikkei 225 index closed down 310.26 points or 0.92%to 33264.88 points. The Dongzhi stock price index closed up 1.49 points or 0.06%to 2296.50 points.</text:p>
      <text:p text:style-name="P4">
News Source: <text:a xlink:type="simple" xlink:href="https://www.rfi.fr/cn/%E8%B4%A2%E7%BB%8F%E5%BF%AB%E8%AE%AF/20230622-%E8%81%94%E5%87%86%E4%BC%9A%E9%A2%84%E6%9C%9F%E5%B0%86%E8%BF%9B%E4%B8%80%E6%AD%A5%E5%8D%87%E6%81%AF-%E6%97%A5%E7%BB%8F%E6%8C%87%E6%95%B0%E8%BF%BD%E9%9A%8F%E7%BE%8E%E8%82%A1%E6%94%B6%E8%B7%8C" text:style-name="Internet_20_link" text:visited-style-name="Visited_20_Internet_20_Link">
https://www.rfi.fr/cn/%E8%B4%A2%E7%BB%8F%E5%BF%AB%E8%AE%AF/20230622-%E8%81%94%E5%87%86%E4%BC%9A%E9%A2%84%E6%9C%9F%E5%B0%86%E8%BF%9B%E4%B8%80%E6%AD%A5%E5%8D%87%E6%81%AF-%E6%97%A5%E7%BB%8F%E6%8C%87%E6%95%B0%E8%BF%BD%E9%9A%8F%E7%BE%8E%E8%82%A1%E6%94%B6%E8%B7%8C</text:a>
</text:p>
      <!--NEWS-->
      <text:h text:style-name="P10" text:outline-level="1">
<text:span text:style-name="T4">
"Titan" submersible loss: How much risk to explore the wreckage of the Titanic?</text:span>
</text:h>
      <text:p text:style-name="P4">
Author: https://www.facebook.com/bbcworldservice/</text:p>
      <text:p text:style-name="P4">
Publisher: BBC News 中文</text:p>
      <text:p text:style-name="P4">
Published Time: 2023-06-22T09:01:27.000Z</text:p>
      <text:p text:style-name="P4">
Modified Time: 2023-06-22T09:01:27.000Z</text:p>
      <text:p text:style-name="P4">
Description: The sightseeing submersible for the wreckage of the Titanic (Titani) was lost. The search and rescue operation has entered a critical moment, but its trace has no clue.</text:p>
      <text:p text:style-name="P4">
Images: ["<text:a xlink:type="simple" xlink:href="https://ichef.bbci.co.uk/news/640/cpsprodpb/E6CE/production/_130168095_9a4a0d16-c639-4aee-a051-4423d8b5e620.jpg" text:style-name="Internet_20_link" text:visited-style-name="Visited_20_Internet_20_Link">
_130168095_9a...</text:a>
"]</text:p>
      <text:p text:style-name="P4">
Videos: ["<text:a xlink:type="simple" xlink:href="https://www.bbc.com/ws/av-embeds/cps/zhongwen/simp/science-65982371/p0fwcwbv/zh-hans" text:style-name="Internet_20_link" text:visited-style-name="Visited_20_Internet_20_Link">
zh-hans</text:a>
"]</text:p>
      <text:p text:style-name="P4">
Tags: ['科学天地']</text:p>
      <text:p text:style-name="P4">
Type: Article</text:p>
      <!--METADATA-->
      <text:h text:style-name="P12" text:outline-level="3">
<text:span text:style-name="T4">
"Titan" submersible loss: How much risks to explore the wreckage of the Titanic?</text:span>
</text:h>
      <ul>
        <li>
Richard Gray * BBC Future</li>
      </ul>
      <text:p text:style-name="P4">
9:01 am on June 22, 2023![] <text:a xlink:type="simple" xlink:href="Images/BBC Chinese/2023-06-22T09-01-27.000Z/_130168095_9a4a0d16-c639-4aee-a051-4423d8b5e620.jpg" text:style-name="Internet_20_link" text:visited-style-name="Visited_20_Internet_20_Link">
</text:a>
Image source, getty images</text:p>
      <text:p text:style-name="P4">
<text:span text:style-name="T4">
 Pay carrier tourists who go to the Titanic (TMSTITANIC, Titanic) wreckage disappear soon after departure on Sunday (June 18). The amount of oxygen will be exhausted on Thursday; the US Coast Guard claims to detect the sound of underwater knocks twice, but the trace of the submersible is not yet there are clues. In this article, we will discuss how dangerous is the sea area around the Titanic wreckage that has been sinking for more than 100 years. </text:span>
</text:p>
      <text:p text:style-name="P4">
At some time in the autumn of 1911, a huge ice cubes on the vast glacier in the southwest of Greenland broke off. In the next few months, it slowly drifted south, and gradually melted under the driving of foreign flow and wind.</text:p>
      <text:p text:style-name="P4">
Then, on April 14, 1912, the cold night that could not be seen in the moonlight, a 125 -meter -long iceberg -is the remaining part of the 500 -meter ice cubes from the Greenland fjord a year ago -hit the south The Titanic, the passenger ship of Andle to New York, USA. In less than three hours, the ships on the way of the Virgin Airlines sank, and more than 1,500 passengers and ship groups were killed. The wreckage of the boat is now located at nearly 3.8 kilometers deep under the sea about 640 kilometers southeast of Newfoundland's coast.</text:p>
      <text:p text:style-name="P4">
Until now, the iceberg is still a threat to the ship's transportation -in 2019, 1515 icebergs floated south from March to August to the shipping routes across the Greater Ocean. However, the final restaurant of Titanic also has danger in itself, which makes it a huge challenge to visit the wreckage of the most famous crash in the world in this world.</text:p>
      <text:p text:style-name="P4">
As a five -person submersible carrying a paid passenger disappeared on the way to the Titanic wreckage, the BBC also discussed the situation of the underwater area.</text:p>
      <text:h text:style-name="P12" text:outline-level="3">
<text:span text:style-name="T4">
Sneak in Deep Sea</text:span>
</text:h>
      <text:p text:style-name="P4">
(https://www.bbc.com/ws/av-embeds/cps/zhongwen/simp/science-65982371/p0fwcwbv/zh-hans)<text:span text:style-name="T4">
 Your equipment does not support playing multimedia materials </text:span>
 video plus injection text,</text:p>
      <text:p text:style-name="P4">
Tourism submersible goes to visit the Titanic shipwreck wreckage on the way to the wreckage of the shipwreck</text:p>
      <text:p text:style-name="P4">
The depths of the ocean are dark. The sun was quickly absorbed by the water. After about 1,000 meters below the water, it was difficult to penetrate how far. Under this, the ocean is a permanent darkness. The area of Titanic's resting interest is also known as the "midnight area", which is also the reason.</text:p>
      <text:p text:style-name="P4">
In the past, it was also talked about in the exploration of this wreckage. It continued to decrease more than two hours in the completely dark, and then the sea bed suddenly appeared under the light of the submersible.</text:p>
      <text:p text:style-name="P4">
Views are limited to a few meters long that can be shown on the tank -sized submersible. Stepping on this depth is a very difficult task, so that it is easy to lose the direction on the sea bed.</text:p>
      <text:p text:style-name="P4">
However, after decades of high -precision scanning combination, the Titanic wreckage map can provide a reference point when an object enters the sight. Son also allows crew to detect small terrain and objects other than a small range of submersible lighting.</text:p>
      <text:p text:style-name="P4">
The divers of the submersible also rely on a technology called inertial navigation, using a set of acceleration meters and gyroscopes to determine their position and direction at the known starting point and speed. The Titan submersible of Oceangate is equipped with the most advanced self -inertial navigation system, which is combined with an acoustic sensor called Doppler tester to estimate the submersible and the sea bed The relative depth and speed between the between.</text:p>
      <text:p text:style-name="P4">
Even so, the passengers who participated in the Titanic Journey of the Ocean Corporation in the past still mentioned how difficult it was to find the direction after arriving at the bottom of the sea. Mikereiss is a TV comedy screenwriter who participated in the Titanic trip to the gate of the Ocean last year. He told BBC: "When you reach the bottom of the sea, you don't know where you are. We have to go blindly on the bottom of the sea. We only know that the Titanic is in the nearby area, but there is a dark one there, and the largest object sinking on the bottom of the sea will be Except for 500 yards, and we spent 90 minutes to find it. "</text:p>
      <text:h text:style-name="P12" text:outline-level="3">
<text:span text:style-name="T4">
Deep sea high pressure</text:span>
</text:h>
      <text:p text:style-name="P4">
The deeper a object dives on the bottom, the larger the surrounding water pressure. On the bottom of the 3800 -meter underwater, everything around the Titanic and its surroundings bears the pressure of about 40 MPa, which is 390 times the pressure on the ground.</text:p>
      <text:p text:style-name="P4">
"From another perspective, it is about 200 times the air pressure in the car tire," "The marine researcher at Stockholm ResillenceCentre of Stockholm Resillence Stockholm Resilles, Sweden, and Robert Blasiak, Radio4 (Radio4),") " In an interview with the TODAY column, "This is why you need a very thick submersible in the outer wall."</text:p>
      <text:p text:style-name="P4">
The carbon fiber and titanium outer wall design of the Titan submersible to make its maximum operation depth of 4,000 meters.</text:p>
      <text:p text:style-name="P4">
Image source, PA Media</text:p>
      <text:p text:style-name="P4">
Image adding text,</text:p>
      <text:p text:style-name="P4">
The thick outer wall of the submersible can undergo the person in the protective cabin under the superwater pressure.</text:p>
      <text:h text:style-name="P12" text:outline-level="3">
<text:span text:style-name="T4">
Underwater flow</text:span>
</text:h>
      <text:p text:style-name="P4">
We may be more familiar with the powerful sea flow that can be able to bring the vessels and swimmers, but there are fierce underwater flow in the deep sea. Although it is usually not as strong as the ocean flow on the sea, it is still a large amount of water flowing. They may drive the water layer below from the wind on the sea, which may be the different tide of the deep sea or the water density difference caused by temperature and salinity. The rare phenomenon called "underwater storm" -usually related to the vortex of the sea surface -may also cause strong intermittent water flow to sweep the material on the sea bed.</text:p>
      <text:p text:style-name="P4">
When the Titanic sinks, the head of the ship and the stern broke, forming two main parts. The well -known information about its surrounding water comes from the study of the texture of the seabed texture and the squid around the wreckage.The sand wave pattern formed on the east side of the wreckage of the Titanic — the parts of the items, accessories, fixed pieces, coal and ships itself spread after the ship sink -indicate that there is a kind of ocean flow from east to west, but in the Lord in the Lord In the location of the wreckage, scientists said that the current flows from northwest to southwest, which may be because most of the wreckage changes the direction of the water flow.</text:p>
      <text:p text:style-name="P4">
Around the south side of the ship's head, the flow of water seems to be changing, from northeast to northwest to southwest.</text:p>
      <text:p text:style-name="P4">
Many experts predict that the precipitation brought by the current water eventually buried the wreckage of the Titanic under the sediment.</text:p>
      <text:p text:style-name="P4">
The deep -sea examination scientist Gerhardseiffrt recently led a sailing to conduct a high -precision scan on the Titanic wreckage. He told the BBC that he did not believe that the water flow in the area would be threatened to threaten the submersible -as long as the submersible was electric.</text:p>
      <text:p text:style-name="P4">
"I don't know if there is water that will be enough to pose a threat to any normal deep -sea vehicles at the Titanic wreckage scene," he said. Threat security. "</text:p>
      <text:h text:style-name="P12" text:outline-level="3">
<text:span text:style-name="T4">
The wreck itself</text:span>
</text:h>
      <text:p text:style-name="P4">
Image source, PA Media</text:p>
      <text:p text:style-name="P4">
Image adding text,</text:p>
      <text:p text:style-name="P4">
Due to the water pressure, sediments movement, and microorganisms that eaten iron as the bottom of the sea, the Titanic is actually slowly disintegrating</text:p>
      <text:p text:style-name="P4">
After more than 100 years of sinking on the sea, the Titanic has gradually degraded. The impact caused by the two main parts of the hull in the initial collision with the sea, which caused the large wreckage to be distorted. Over time, the microorganisms with iron as the eclipse formed an ice -column -like "rust column", which accelerated the erosion of the wreckage. In fact, scientists estimate that higher bacterial activities on the stern -are mainly due to the greater damage it suffered — resulting in its erosion speed faster than the bow of the bow.</text:p>
      <text:p text:style-name="P4">
"The wreckage is constantly collapsed, mainly due to corrosion," Safeter said, "a little bit every year. But as long as you keep a safe distance -without direct contact, without opening from the opening -there will be no damage. "</text:p>
      <text:h text:style-name="P12" text:outline-level="3">
<text:span text:style-name="T4">
Drifting deposits</text:span>
</text:h>
      <text:p text:style-name="P4">
Although the possibility of occurring is extremely low, the sedimentation of the sediment in the sea bed suddenly surged, and it has been proven to be damaged or even flushed away from the bottom of the sea in the past.</text:p>
      <text:p text:style-name="P4">
The biggest similar event -such as an incident that was broken by the cross -Gatai Ocean cable near the coast of Newfoundland in 1929 -it was caused by a strong shock such as earthquakes. People are increasingly aware of the risks of this phenomenon, but there is no sign that the disappearance of the Titan submersible is related to this kind of situation.</text:p>
      <text:p text:style-name="P4">
Over the years, researchers have discovered signs that the surrounding sea bed at the Titanic shipwreck has suffered a huge underwater and landslide shocks a long time ago. The huge amount of sediment seems to be sliding down along the mainland of New Finland, forming the "unstable corridor" called by scientists. They estimate that the last "deconstruction" incident occurred tens of thousands of years ago and formed a sediment layer of up to 100 meters (328 feet). However, many years of research on the Canadian Geological Survey (GeologicalSurvey of Canada) marine geological scientist DavidPiper, the sea bed, said such an incident is extremely rare. He compared this kind of incident to the outbreak of Vesuwei's volcano or Mount Fuji, and the frequency of occurrence may be every tens of thousands to hundreds of thousands of years.</text:p>
      <text:p text:style-name="P4">
In addition, there is a phenomenon called Turbidity Current -sea water carrying a large amount of sediments flowing along the land -slope -this event will be more common and can be caused by storms. "We have a duplicate interval for about 500 years," Paper said. However, the terrain of the sea bed in the area is likely to lead any deposition logistics to a "Titanic Valley", which means that it will not reach the wreckage of the shipwreck at all.</text:p>
      <text:p text:style-name="P4">
Both Severt and Pipper said that this type of incident is unlikely to be a factor in the missing of Titan submersibles.</text:p>
      <text:p text:style-name="P4">
There are other terrain around the wreckage of shipwrecks to be explored. In the previous expeditions of Ocean Gate and the Titan submersible, Paul-Henrynargeolet, a former French navy diver and a submersible driver, detected a mysterious Sennar signal in 1996. In the end, it was discovered that it was a rock reef covered by marine life. During the recent exist, he hoped to reach another signal not far from the Titanic shipwreck.</text:p>
      <text:p text:style-name="P4">
Although the action of looking for a missing submersible is still continuing, it is still clueless for Titan and its crew members. In such a difficult and harsh environment, considering the risk of going to the Titanic shipwreck, it is still the same as when the first group of people arrived in the deep sea in 1986 to see the shipwreck.</text:p>
      <text:p text:style-name="P4">
News Source: <text:a xlink:type="simple" xlink:href="https://www.bbc.com/zhongwen/simp/science-65982371" text:style-name="Internet_20_link" text:visited-style-name="Visited_20_Internet_20_Link">
https://www.bbc.com/zhongwen/simp/science-65982371</text:a>
</text:p>
      <!--NEWS-->
      <text:h text:style-name="P10" text:outline-level="1">
<text:span text:style-name="T4">
American approved laboratory artificial chicken sales after Singapore</text:span>
</text:h>
      <text:p text:style-name="P4">
Publisher: 法新社</text:p>
      <text:p text:style-name="P4">
Published Time: 2023-06-22T09:02:09+00:00</text:p>
      <text:p text:style-name="P4">
Modified Time: 2023-06-22T08:35:02+00:00</text:p>
      <text:p text:style-name="P4">
Description: (Agence France -Presse, Washington, 21st) The United States first approved the sales of two companies to sell chickens directly from animal cells, becoming the second country in the world that allows consumers to supply meat to consum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6-22T09-02-09-00-00/000000.png" xlink:type="simple" xlink:show="embed" xlink:actuate="onLoad" draw:mime-type="image/png"/>
</draw:frame>
A spokesman for the US Department of Agriculture (USDA) told AFP today that the related facilities of UPSide Foods and Good Meat have obtained the food safety system permit, and the two companies will recently supply products to several restaurants.</text:p>
      <text:p text:style-name="P4">
UPSIDE FOODS and Good Meat have obtained security permits of the US Food and Drug Administration (FDA) in November last year. The US Department of Agriculture reviewed and approved its product label last week to ensure that it is not misleading.</text:p>
      <text:p text:style-name="P4">
The founder and CEO of Apsai Foods, UMA Valeti, stated that: "This approval will fundamentally change how the meat products are sent to our table."</text:p>
      <text:p text:style-name="P4">
He said: "This is a big step towards the future of sustainable future, a future that retains choice and life."</text:p>
      <text:p text:style-name="P4">
Joshtemtrick, chief CEO of the Food Business of the American New Corporation Eat Just, said its "cultivation of meat" is now "provided to the public in the world's largest economies."</text:p>
      <text:p text:style-name="P4">
Some start -ups aim at the production of so -called laboratory cultivation to make humans eat animal protein without causing relevant environmental damage or animal suffering.</text:p>
      <text:p text:style-name="P4">
This kind of product is different from plant alternatives such as soybeans. Botanical substitutes imitate the texture and taste of meat, but do not contain any animal protein.</text:p>
      <text:p text:style-name="P4">
Eat Just was approved by Singapore in 2020 and became the first company that was approved to produce artificial meat.</text:p>
      <text:p text:style-name="P4">
Non -profit organization Farm Forward investigated 200 US adults last year and found that 2/3 respondents said that they would eat artificial meat products.</text:p>
      <text:p text:style-name="P4">
News Source: <text:a xlink:type="simple" xlink:href="https://www.rfi.fr/cn/%E7%A7%91%E5%AD%A6%E6%96%B0%E7%9F%A5/20230622-%E7%BE%8E%E5%9B%BD%E6%89%B9%E5%87%86%E5%AE%9E%E9%AA%8C%E5%AE%A4%E4%BA%BA%E9%80%A0%E9%B8%A1%E8%82%89%E9%94%80%E5%94%AE-%E7%BB%A7%E6%96%B0%E5%8A%A0%E5%9D%A1%E4%B9%8B%E5%90%8E" text:style-name="Internet_20_link" text:visited-style-name="Visited_20_Internet_20_Link">
https://www.rfi.fr/cn/%E7%A7%91%E5%AD%A6%E6%96%B0%E7%9F%A5/20230622-%E7%BE%8E%E5%9B%BD%E6%89%B9%E5%87%86%E5%AE%9E%E9%AA%8C%E5%AE%A4%E4%BA%BA%E9%80%A0%E9%B8%A1%E8%82%89%E9%94%80%E5%94%AE-%E7%BB%A7%E6%96%B0%E5%8A%A0%E5%9D%A1%E4%B9%8B%E5%90%8E</text:a>
</text:p>
      <!--NEWS-->
      <text:h text:style-name="P10" text:outline-level="1">
<text:span text:style-name="T4">
Military intelligence is charged with confidential military intelligence.</text:span>
</text:h>
      <text:p text:style-name="P4">
Author: 联合早报 (Person)</text:p>
      <text:p text:style-name="P4">
Publisher: 联合早报 (Organization)</text:p>
      <text:p text:style-name="P4">
Published Time: 2023-06-22T09:05</text:p>
      <text:p text:style-name="P4">
Modified Time: 2023-06-22T09:10</text:p>
      <text:p text:style-name="P4">
Description: U.S. Air Force National Guard, who was charged with information documents on the Internet chat forum, did not plead guilty of the six leak control. If the control is established, he may be imprisoned for decades. The 21 -year -old Massachusetts Air Force National Guard information special personnel Tesbera (JAC ...</text:p>
      <text:p text:style-name="P4">
Videos: []</text:p>
      <text:p text:style-name="P4">
Audios: []</text:p>
      <text:p text:style-name="P4">
Images: []</text:p>
      <text:p text:style-name="P4">
Type: NewsArticle</text:p>
      <text:p text:style-name="P4">
Breadcrumbs: ['即时', '国际']</text:p>
      <text:p text:style-name="P4">
Keywords: ['美国', '美国司法部', '美国联邦调查局', '逮捕', '情报']</text:p>
      <!--METADATA-->
      <text:p text:style-name="P4">
U.S. Air Force National Guard, who was charged with information documents on the Internet chat forum, did not plead guilty of the six leak control. If the control is established, he may be imprisoned for decades.</text:p>
      <text:p text:style-name="P4">
The 21 -year -old Massachusetts Air Force National Guard information special personnel Jack Teixeira (arrested in April](https://www.zaobao.com/realtime/world/story20230414-1382875)The crime is suspected of planning the most destructive US confidential documents in the past ten years.</text:p>
      <text:p text:style-name="P4">
He faced six reservations and transmission of national defense information. The penalty for each crime was a fine of up to 10 years and a fine of $ 250,000 (S $ 336,600). Essence</text:p>
      <text:p text:style-name="P4">
Agence France -Presse reported that the court documents showed that Tylara Wednesday (June 21) in the Woolsti City Judge David Heniti in Massachusetts(David Hennessy)He appeared in court and expressed his unmotisric defense on each allegation.</text:p>
      <text:p text:style-name="P4">
His lawyer asked Bureta Tetherla to wait for a trial, but the judge rejected the request.</text:p>
      <text:p text:style-name="P4">
The U.S. Department of Justice refers to Northern Donald from Massachusetts(NorthDighton's Tyela abuses security licenses to obtain confidential documents, and a group on social networking site Discord presents confidential files to others, some of which later appeared on multiple social networking sites. The contents of the document include the United States who are worried about the ability of the Ukrainian army to resist enemy forces, as well as the United States' surveillance activities for allies such as Israel and South Korea.</text:p>
      <text:p text:style-name="P4">
Tesyra was the first -class soldier of the Air Force. This was the third rank of the rank of the Air Force's active service personnel. However, since 2021, he holds the highest level of secret information security permits awarded by the federal government. Tesyra's work is the normal operation of the army's "Global Large Communication Network".</text:p>
      <text:p text:style-name="P4">
News Source: <text:a xlink:type="simple" xlink:href="https://www.zaobao.com.sg/realtime/world/story20230622-1406656" text:style-name="Internet_20_link" text:visited-style-name="Visited_20_Internet_20_Link">
https://www.zaobao.com.sg/realtime/world/story20230622-1406656</text:a>
</text:p>
      <!--NEWS-->
      <text:h text:style-name="P10" text:outline-level="1">
<text:span text:style-name="T4">
Came Mome and Entoman had a shell -in -law conflict with the Sudan Army accusing the "Sudan People's Liberation Movement" launched an attack on it in South Cordo</text:span>
</text:h>
      <text:p text:style-name="P4">
Author: 半岛电视台＋通讯社</text:p>
      <text:p text:style-name="P4">
Publisher: Al Jazeera</text:p>
      <text:p text:style-name="P4">
Published Time: 2023-06-22T09:06:28</text:p>
      <text:p text:style-name="P4">
Modified Time: 2023-06-22T09:06:28</text:p>
      <text:p text:style-name="P4">
Description: The Sudan army announced that it continued to fight for fast support forces in the capital of Khatayoum. Previously, the three -day off -war battle ended on Wednesday.</text:p>
      <text:p text:style-name="P4">
Images: ["<text:a xlink:type="simple" xlink:href="https://chinese.aljazeera.net/wp-content/uploads/2023/06/1-1687423455.png" text:style-name="Internet_20_link" text:visited-style-name="Visited_20_Internet_20_Link">
1-1687423455.png</text:a>
", "<text:a xlink:type="simple" xlink:href="https://chinese.aljazeera.net/wp-content/uploads/2023/06/1-1687423502.jpg" text:style-name="Internet_20_link" text:visited-style-name="Visited_20_Internet_20_Link">
1-1687423502.jpg</text:a>
", "<text:a xlink:type="simple" xlink:href="https://chinese.aljazeera.net/wp-content/uploads/2023/06/2-1687423547.jpg" text:style-name="Internet_20_link" text:visited-style-name="Visited_20_Internet_20_Link">
2-1687423547.jpg</text:a>
"]</text:p>
      <text:p text:style-name="P4">
Topics: ['军事', '政治', '新闻']</text:p>
      <text:p text:style-name="P4">
Keywords: ['军事', '政治', '新闻', '苏丹', '非洲']</text:p>
      <text:p text:style-name="P4">
Type: Article</text:p>
      <!--METADATA-->
      <text:p text:style-name="P4">
<draw:frame draw:style-name="fr1" draw:name="Image124" text:anchor-type="as-char" svg:width="6.9236in" svg:height="4.612736in" draw:z-index="0">
<draw:image xlink:href="../Images/Aljazeera Chinese/2023-06-22T09-06-28/1-1687423455.png" xlink:type="simple" xlink:show="embed" xlink:actuate="onLoad" draw:mime-type="image/png"/>
</draw:frame>
After the stop of the war, the conflict of the capital Khamoum continues (Reuters)</text:p>
      <text:p text:style-name="P4">
The Sudan army announced that it continued to fight for fast support forces in the capital of Khatayoum. Previously, the three -day off -war battle ended on Wednesday.</text:p>
      <text:p text:style-name="P4">
A reporter from the Peninsula TV stated that the army bombed the fast -supporting troops in the position of Kotoumoum and Entuman, and launched a shelling and missile shell from the Karari Military Region. A Sudan Air Force flew through Hearing gunfire.</text:p>
      <text:p text:style-name="P4">
The reporter reported that there was an intermittent conflict in Wade Nuba's residential district and Entumanwad Basil Bridge, and the sound of artillery came from time to time.</text:p>
      <text:p text:style-name="P4">
The reporter of the Peninsula pointed out that the Sudan army's fighter aircraft aimed at the rapid support forces of the Suba camp in southern Khamoum. At the same time, the Ylav East area was fiercely shot by military personnel.</text:p>
      <text:p text:style-name="P4">
In a statement, the military stated that "After the suspension, our troops continued to conduct operations in the capital Kotoumoum. ","</text:p>
      <text:p text:style-name="P4">
The Sudan military said, "Our troops have launched a special action in Entuman, destroyed the enemy's chariot, and (caused) some people to be injured," and pointed out that quickly supporting the troops attempted to attack Entoman's military personnel and the military personnel and Came Mome's Central Reserve Presidential Palace (belongs to the Sudan police).</text:p>
      <text:p text:style-name="P4">
At the same time, the Sudan military also stated that it had "successful blows" for the so -called rebels, causing "major losses" to them. Human -machine was shot down.</text:p>
      <text:p text:style-name="P4">
<draw:frame draw:style-name="fr1" draw:name="Image125" text:anchor-type="as-char" svg:width="6.9236in" svg:height="3.894525in" draw:z-index="0">
<draw:image xlink:href="../Images/Aljazeera Chinese/2023-06-22T09-06-28/1-1687423502.jpg" xlink:type="simple" xlink:show="embed" xlink:actuate="onLoad" draw:mime-type="image/jpeg"/>
</draw:frame>
The war of Khames has evolved into war in Sudan</text:p>
      <text:h text:style-name="P13" text:outline-level="4">
<text:span text:style-name="T4">
and "Sudan People's Liberation Movement" conflict</text:span>
</text:h>
      <text:p text:style-name="P4">
A striking state of development is that the Sudan army and the Sudan people's liberation campaign led by Abdul Aziz Hilu from South Koldor, southern Koldor in the country, broke out.</text:p>
      <text:p text:style-name="P4">
A source of the Sudan army accused the Sudan people's liberation movement of the Sudan people's liberation movement in the state in the state in the state, and said that the Sudan People's Liberation Movement has carried out more than a week of mobilization to attack Sudan army.</text:p>
      <text:p text:style-name="P4">
In a statement, the military stated that its troops led by the 54th Infantry Brigade "were attacked by the Sudan People's Liberation Movement, although there was a ceasefire agreement between the two sides."</text:p>
      <text:p text:style-name="P4">
The statement pointed out that "some martyrs and wounded in the army (unknown number) was killed after responding to the attack."</text:p>
      <text:p text:style-name="P4">
The Sudan People's Liberation Movement has not commented on the attack.</text:p>
      <text:p text:style-name="P4">
Over the past four years, the Kagoum government and the Sudan people's liberation campaign have extended the ceasefire agreement between them in their respective control areas.</text:p>
      <text:p text:style-name="P4">
Since 2011, the Sudan People's Liberation Movement has been fighting in the region of Southern Koldor (southeast) and the Green Nylood (southeast) region to obtain the special status of these two regions.</text:p>
      <text:p text:style-name="P4">
<draw:frame draw:style-name="fr1" draw:name="Image126" text:anchor-type="as-char" svg:width="6.9236in" svg:height="3.894525in" draw:z-index="0">
<draw:image xlink:href="../Images/Aljazeera Chinese/2023-06-22T09-06-28/2-1687423547.jpg" xlink:type="simple" xlink:show="embed" xlink:actuate="onLoad" draw:mime-type="image/jpeg"/>
</draw:frame>
Sudan conflict and civil war are raging, no signs of resolution of peace</text:p>
      <text:h text:style-name="P13" text:outline-level="4">
<text:span text:style-name="T4">
talks</text:span>
</text:h>
      <text:p text:style-name="P4">
It is worth noting that since May 6 last year, Saudi Arabia and the United States have been chairing talks between the Sudan army and the rapid support forces. On the 11th of the same month, the two sides reached the first agreement to protect civilians in Gada.</text:p>
      <text:p text:style-name="P4">
Later, more than one suspension agreement was announced, and many violations occurred during the period, which prompted Riyadh and Washington to suspend negotiations in early June this year.</text:p>
      <text:p text:style-name="P4">
Both sides of the Sudan accused the other party of provoking the battle first, and accused the other party of committing illegal acts during a series of suspension. These shutdown agreements failed to end the conflict that continued to continue since April 15th, and this conflict caused hundreds of deaths to death. Thousands of people were injured and caused a new wave of departure and shelter.</text:p>
      <text:p text:style-name="P4">
News Source: <text:a xlink:type="simple" xlink:href="https://chinese.aljazeera.net/news/2023/6/22/%e5%96%80%e5%9c%9f%e7%a9%86%e5%92%8c%e6%81%a9%e5%9b%be%e6%9b%bc%e5%8f%91%e7%94%9f%e7%82%ae%e5%87%bb%e5%86%b2%e7%aa%81%e4%b8%8e%e8%8b%8f%e4%b8%b9%e5%86%9b%e9%98%9f%e6%8c%87%e8%b4%a3%e8%8b%8f" text:style-name="Internet_20_link" text:visited-style-name="Visited_20_Internet_20_Link">
https://chinese.aljazeera.net/news/2023/6/22/%e5%96%80%e5%9c%9f%e7%a9%86%e5%92%8c%e6%81%a9%e5%9b%be%e6%9b%bc%e5%8f%91%e7%94%9f%e7%82%ae%e5%87%bb%e5%86%b2%e7%aa%81%e4%b8%8e%e8%8b%8f%e4%b8%b9%e5%86%9b%e9%98%9f%e6%8c%87%e8%b4%a3%e8%8b%8f</text:a>
</text:p>
      <!--NEWS-->
      <text:h text:style-name="P10" text:outline-level="1">
<text:span text:style-name="T4">
The EU's 11th round of the Russian sanctions plan five Chinese enterprises are not in trade restrictions</text:span>
</text:h>
      <text:p text:style-name="P4">
Author: 联合早报 (Person)</text:p>
      <text:p text:style-name="P4">
Publisher: 联合早报 (Organization)</text:p>
      <text:p text:style-name="P4">
Published Time: 2023-06-22T09:17</text:p>
      <text:p text:style-name="P4">
Modified Time: 2023-06-22T09:17</text:p>
      <text:p text:style-name="P4">
Description: The European Union member states support a new round of sanctions on Russia. The plan includes a list of institutions and personal lists that combat sanctions to avoid sanctions. Bloomberg reported that this is the 11th round of sanctions on Russia launched by the EU President Putin since the launch of the war, including prohibiting a variety of commodities transit ...</text:p>
      <text:p text:style-name="P4">
Videos: []</text:p>
      <text:p text:style-name="P4">
Audios: []</text:p>
      <text:p text:style-name="P4">
Images: []</text:p>
      <text:p text:style-name="P4">
Type: NewsArticle</text:p>
      <text:p text:style-name="P4">
Breadcrumbs: ['即时', '国际']</text:p>
      <text:p text:style-name="P4">
Keywords: ['欧盟', '俄罗斯', '制裁']</text:p>
      <!--METADATA-->
      <text:p text:style-name="P4">
The European Union member states support a new round of sanctions on Russia. The plan includes a list of institutions and personal lists that combat sanctions to avoid sanctions.</text:p>
      <text:p text:style-name="P4">
Bloomberg reported that this is the 11th round of sanctions on Russia launched by the EU President Putin since the launch of the war, including prohibiting a variety of commodities from transit Russia, and a new tool to combat the number of them to prevent Russia from avoiding EU sanctions from avoiding EU sanctions. Three Kingdoms.</text:p>
      <text:p text:style-name="P4">
According to the EU member agreement announced by the EU's rotating chairman, the content of the EU member agreement, the main purpose of the new sanctions is to check the lack of missing and solve the problem of avoiding sanctions. This is particularly related to Moscow's procurement of prohibited technology through other countries and ultimately used for the Ukrainian war. These countries include the United Arab Emirates, Armenia, Kazakhstan, and other Central Asian countries.</text:p>
      <text:p text:style-name="P4">
According to the new mechanism, in the case of the failure of diplomatic efforts, the EU countries have the right to introduce measures to restrict key exports to the third country.</text:p>
      <text:p text:style-name="P4">
The EU ambassador has approved the above sanctions plan, and now it is necessary to obtain the official signing of EU member states to formally pass and take effect. In the process, some details may still be adjusted in the end, and the measures are expected to take effect on Friday (June 23).</text:p>
      <text:p text:style-name="P4">
According to the latest draft, after the guarantee of Beijing's guarantee to solve related issues, the European Union canceled the trade restrictions on five Chinese companies, which are allegedly provided with Russian companies with illegal technology. The three Hong Kong companies, which are said to be controlled by Russia on the list.</text:p>
      <text:p text:style-name="P4">
Dozens of individuals and entities will be added.</text:p>
      <text:p text:style-name="P4">
News Source: <text:a xlink:type="simple" xlink:href="https://www.zaobao.com.sg/realtime/world/story20230622-1406658" text:style-name="Internet_20_link" text:visited-style-name="Visited_20_Internet_20_Link">
https://www.zaobao.com.sg/realtime/world/story20230622-1406658</text:a>
</text:p>
      <!--NEWS-->
      <text:h text:style-name="P10" text:outline-level="1">
<text:span text:style-name="T4">
Powell: The Fed may further raise interest rates in the next few months (Free Version)</text:span>
</text:h>
      <text:p text:style-name="P4">
Author: Nick Timiraos</text:p>
      <text:p text:style-name="P4">
Publisher: 华尔街日报中文网</text:p>
      <text:p text:style-name="P4">
Published Time: 2023-06-22T09:20:00.000Z</text:p>
      <text:p text:style-name="P4">
Modified Time: 2023-06-22T09:20:00.000Z</text:p>
      <text:p text:style-name="P4">
Created Time: 2023-06-21T23:19:00.000Z</text:p>
      <text:p text:style-name="P4">
Description: Fed Chairman Powell said the Fed may raise interest rates within the next few months, but the pace will be slower than before.</text:p>
      <text:p text:style-name="P4">
Images: []</text:p>
      <text:p text:style-name="P4">
Categories: ['经济', '美联储']</text:p>
      <text:p text:style-name="P4">
Keywords: SYND,LINK:EN|WP-WSJ-0000996645</text:p>
      <text:p text:style-name="P4">
Type: Article</text:p>
      <!--METADATA-->
      <text:p text:style-name="P4">
Federal Reserve Chairman Powell(Jerome Powell)It is said that the Fed may raise interest rates within the next few months, but the pace will be slower than before.</text:p>
      <text:p text:style-name="P4">
News Source: <text:a xlink:type="simple" xlink:href="https://cn.wsj.com/articles/%E9%B2%8D%E5%A8%81%E5%B0%94-%E7%BE%8E%E8%81%94%E5%82%A8%E5%8F%AF%E8%83%BD%E5%9C%A8%E6%9C%AA%E6%9D%A5%E5%87%A0%E4%B8%AA%E6%9C%88%E5%86%85%E8%BF%9B%E4%B8%80%E6%AD%A5%E5%8A%A0%E6%81%AF-d6f1fa0b" text:style-name="Internet_20_link" text:visited-style-name="Visited_20_Internet_20_Link">
https://cn.wsj.com/articles/%E9%B2%8D%E5%A8%81%E5%B0%94-%E7%BE%8E%E8%81%94%E5%82%A8%E5%8F%AF%E8%83%BD%E5%9C%A8%E6%9C%AA%E6%9D%A5%E5%87%A0%E4%B8%AA%E6%9C%88%E5%86%85%E8%BF%9B%E4%B8%80%E6%AD%A5%E5%8A%A0%E6%81%AF-d6f1fa0b</text:a>
</text:p>
      <!--NEWS-->
      <text:h text:style-name="P10" text:outline-level="1">
<text:span text:style-name="T4">
Biden's trade challenge: quit dependence on China (Free Version)</text:span>
</text:h>
      <text:p text:style-name="P4">
Author: Greg Ip</text:p>
      <text:p text:style-name="P4">
Publisher: 华尔街日报中文网</text:p>
      <text:p text:style-name="P4">
Published Time: 2023-06-22T09:25:00.000Z</text:p>
      <text:p text:style-name="P4">
Modified Time: 2023-06-22T09:25:00.000Z</text:p>
      <text:p text:style-name="P4">
Created Time: 2023-06-22T04:58:00.000Z</text:p>
      <text:p text:style-name="P4">
Description: China has a lot of means in terms of geopolitical aspects, from military chips to its huge market. Among them, the most powerful and most ignored is the dangerous position established by China in the global supply chain.</text:p>
      <text:p text:style-name="P4">
Images: []</text:p>
      <text:p text:style-name="P4">
Categories: ['经济']</text:p>
      <text:p text:style-name="P4">
Keywords: SYND,LINK:EN|WP-WSJ-0000995887</text:p>
      <text:p text:style-name="P4">
Type: Article</text:p>
      <!--METADATA-->
      <text:p text:style-name="P4">
China in <text:a xlink:type="simple" xlink:href="https://cn.wsj.com/articles/CN-BGH-20230621152617" text:style-name="Internet_20_link" text:visited-style-name="Visited_20_Internet_20_Link">
geopolitical aspect</text:a>
There are many means to be available, from military chips to its huge markets. Among them, the most powerful and most ignored, maybe China is <text:a xlink:type="simple" xlink:href="https://cn.wsj.com/articles/CN-BIZ-20230531163233" text:style-name="Internet_20_link" text:visited-style-name="Visited_20_Internet_20_Link">
Global Supply Chain</text:a>
Establishing a dangerous position.</text:p>
      <text:p text:style-name="P4">
News Source: <text:a xlink:type="simple" xlink:href="https://cn.wsj.com/articles/%E6%8B%9C%E7%99%BB%E7%9A%84%E8%B4%B8%E6%98%93%E6%8C%91%E6%88%98-%E6%88%92%E6%8E%89%E4%BE%9D%E8%B5%96%E4%B8%AD%E5%9B%BD%E7%9A%84%E4%B9%A0%E6%83%AF-1a2b0f4f" text:style-name="Internet_20_link" text:visited-style-name="Visited_20_Internet_20_Link">
https://cn.wsj.com/articles/%E6%8B%9C%E7%99%BB%E7%9A%84%E8%B4%B8%E6%98%93%E6%8C%91%E6%88%98-%E6%88%92%E6%8E%89%E4%BE%9D%E8%B5%96%E4%B8%AD%E5%9B%BD%E7%9A%84%E4%B9%A0%E6%83%AF-1a2b0f4f</text:a>
</text:p>
      <!--NEWS-->
      <text:h text:style-name="P10" text:outline-level="1">
<text:span text:style-name="T4">
Li Qiang's foreign debut show visiting Germany and France to lobby Europe and China as "friends" rather than "opponents"</text:span>
</text:h>
      <text:p text:style-name="P4">
Author: https://www.facebook.com/bbcworldservice/</text:p>
      <text:p text:style-name="P4">
Publisher: BBC News 中文</text:p>
      <text:p text:style-name="P4">
Published Time: 2023-06-22T09:41:04.000Z</text:p>
      <text:p text:style-name="P4">
Modified Time: 2023-06-22T09:41:04.000Z</text:p>
      <text:p text:style-name="P4">
Description: On June 19, 2023, Prime Minister Li Qiang of the State Council of China arrived in Berlin, Germany, and began his first foreign visit after he took office. During the visit, Li Qianghui was a number of German dignitaries and dignitaries, and the two sides signed a number of cooperation agreements and stated that the meeting should deal with global climate issues. On June 21, Li Qiang arrived in Paris, France to continue his trip to Europe.</text:p>
      <text:p text:style-name="P4">
Images: []</text:p>
      <text:p text:style-name="P4">
Videos: ["<text:a xlink:type="simple" xlink:href="https://www.bbc.com/ws/av-embeds/cps/zhongwen/simp/chinese-news-65985203/p0fwlztm/zh-hans" text:style-name="Internet_20_link" text:visited-style-name="Visited_20_Internet_20_Link">
zh-hans</text:a>
"]</text:p>
      <text:p text:style-name="P4">
Tags: ['德国', '金融财经', '法国', '中國', '政治', '贸易']</text:p>
      <text:p text:style-name="P4">
Type: Article</text:p>
      <!--METADATA-->
      <text:h text:style-name="P12" text:outline-level="3">
<text:span text:style-name="T4">
强 Visit Germany and France to lobby Europe and China as "friends" rather than "opponents"</text:span>
</text:h>
      <text:p text:style-name="P4">
<text:a xlink:type="simple" xlink:href="https://www.bbc.com/ws/av-embeds/cps/zhongwen/simp/chinese-news-65985203/p0fwlztm/zh-hans" text:style-name="Internet_20_link" text:visited-style-name="Visited_20_Internet_20_Link">
Video-1-Link:/WS/AV-EMBEDS/CPS/ZHONGWEN/SIMP/Chinese-News-65985203/P0FWLZTM/ZH-HansS</text:a>
<text:span text:style-name="T4">
 Your equipment does not support the playback multimedia materials </text:span>
<text:span text:style-name="T4">
 Li Qiang's first foreign show visiting Germany and France to lobby Europe and China as "friends" rather than "opponents" </text:span>
 9:41 am on June 22, 2023</text:p>
      <text:p text:style-name="P4">
As the US Secretary of State Brillin visited China to attract attention, Chinese Prime Minister Li Qiang chose to start his diplomatic debut in Germany and France.</text:p>
      <text:p text:style-name="P4">
After the three -year interruption of the epidemic, the newly -appointed Prime Minister this year has met with a number of politicians, including German Prime Minister Salz and signed a number of cooperation agreements.</text:p>
      <text:p text:style-name="P4">
However, observer believes that with the continuous heating of the tension between China and the United States, whether Beijing can fundamentally repair the relationship with Europe is doubtful.</text:p>
      <text:p text:style-name="P4">
News Source: <text:a xlink:type="simple" xlink:href="https://www.bbc.com/zhongwen/simp/chinese-news-65985203" text:style-name="Internet_20_link" text:visited-style-name="Visited_20_Internet_20_Link">
https://www.bbc.com/zhongwen/simp/chinese-news-65985203</text:a>
</text:p>
      <!--NEWS-->
      <text:h text:style-name="P10" text:outline-level="1">
<text:span text:style-name="T4">
Discussion on the safety of barbecue restaurants in the Yinchuan explosion accident</text:span>
</text:h>
      <text:p text:style-name="P4">
Author: None (Language: zh)</text:p>
      <text:p text:style-name="P4">
Publisher: None</text:p>
      <text:p text:style-name="P4">
Time: 2023-06-22T09:43:00Z</text:p>
      <text:p text:style-name="P4">
Description: After discovering that the liquefied gas tank valve was broken, the barbecue restaurant did not evacuate quickly, but decided to change the valve, and the explosion occurred. The liquefied qi leak explosion occurred on the eve of the Dragon Boat Festival caused serious casualties, which also made the recent hot barbecue catering industry the focus of controversy. Some netizens even called for a stop of barbecue restaurants in China.</text:p>
      <text:p text:style-name="P4">
Videos: []</text:p>
      <text:p text:style-name="P4">
Images: []</text:p>
      <text:p text:style-name="P4">
Subject: 新闻广角</text:p>
      <text:p text:style-name="P4">
Subjects: ['专题报道：“8·12”天津滨海爆炸事件']</text:p>
      <text:p text:style-name="P4">
Keywords: ['宁夏', '银川', '液化气泄漏', '爆炸事故', '烧烤店', '安全', '餐饮业', '爆炸']</text:p>
      <text:p text:style-name="P4">
Id: 65999420</text:p>
      <!--METADATA-->
      <text:p text:style-name="P4">
<text:a xlink:type="simple" xlink:href="https://www.dw.com/zh/overlay/image/article/65999420/65996316" text:style-name="Internet_20_link" text:visited-style-name="Visited_20_Internet_20_Link">
 </text:a>
A barbecue restaurant in Yinchuan, Ningxia, an gas explosion on June 21</text:p>
      <text:p text:style-name="P4">
(Voice of Germany) The explosion of liquefied gas tanks in Yinchuan, Ningxia on Wednesday night, has killed 31 people. According to the Chinese official media Xinhua News Agency, this is the most serious restaurant explosion accident in China in recent years.</text:p>
      <text:p text:style-name="P4">
Reuters pointed out that the explosion caused by the leakage of the liquefied gas tanks caused discussions on the safety of the barbecue catering industry on Chinese social media. After saying goodbye to the "clearing zero" policy and the cancellation of epidemic prevention restrictions, the barbecue industry is very popular, and it has been sought after by ordinary people and Internet celebrities.</text:p>
      <text:p text:style-name="P4">
According to Xinhua News Agency on Thursday, there are seven injured people who are receiving treatment. They include 1 person in danger, 2 people with moderate burns, 2 minions, 2 people, and 2 people. After the accident, Chinese President Xi Jinping made instructions to make full effort to make good treatment of the family members of the wounded and the family members of the casualties. He also urged relevant departments to carry out special rectification of production safety risks to comprehensively investigate risks.</text:p>
      <text:h text:style-name="P12" text:outline-level="3">
<text:span text:style-name="T4">
Baked catering on the whole network exposes hidden safety hazards</text:span>
</text:h>
      <text:p text:style-name="P4">
On Sina Weibo, many people have called for stopping business and rectification of barbecue shops across the country. "It should not be exchanged for profit at the cost of blood," some netizens wrote.</text:p>
      <text:p text:style-name="P4">
The ethnic South Street where the Fuyang Barbecue National Street Store, which occurs in this explosion, is the middle axis of the old city of Yinchuan. The daily traffic is very large. The explosion occurred at 8 pm on the 21st, which was the peak period of the night market business. It is reported that there are many college students and retired elderly among the victims.</text:p>
      <text:p text:style-name="P4">
The accident occurred on the eve of the arrival of the Chinese traditional holiday Dragon Boat Festival. According to Caixin.com, the staff of the barbecue restaurant smelled the smell about 1 hour before the explosion, and found that the liquefied gas tank valve was broken, so let the barbecue barbecue supervisor to buy the valve after the barbecue restaurant. Explosion.</text:p>
      <text:p text:style-name="P4">
Reuters pointed out that although China has been committed to improving safety measures for many years, the explosion accidents caused by liquefied gas or chemical leakage are not rare. ](https://www.dw.com/zh/zh/中国再传化工事故-三门峡气化厂爆炸/a-49660577)In 2021, a pipeline gas leak explosion accident occurred in a barbecue restaurant in Heping District, Shenyang, causing five people to die, 3 serious injuries, 49 people were injured, and the direct economic loss was about 44.25 million yuan.</text:p>
      <text:p text:style-name="P4">
A netizen named "Liu Xiaoqiao" said: "My door is the night market. Every time I smell a burnt taste, I will quickly check it." She has a shop that she has recently installed gas leakage alarms. Device.</text:p>
      <text:p text:style-name="P4">
"I have liquefied gas tanks in my own shop, and the street stalls on the outside are also using liquefied gas tanks -it is really terrible. I hope everyone can be vigilant."</text:p>
      <text:p text:style-name="P4">
(Reuters, etc.)</text:p>
      <text:p text:style-name="P4">
News Source: <text:a xlink:type="simple" xlink:href="https://www.dw.com/zh/银川爆炸事故引发有关烧烤店安全的讨论/a-65999420" text:style-name="Internet_20_link" text:visited-style-name="Visited_20_Internet_20_Link">
https://www.dw.com/zh/银川爆炸事故引发有关烧烤店安全的讨论/a-65999420?maca=chi-rss-chi-all-1127-rdf</text:a>
</text:p>
      <!--NEWS-->
      <text:h text:style-name="P10" text:outline-level="1">
<text:span text:style-name="T4">
Biden said Xi Jinping was the "dictator" again that caused the two countries to wars</text:span>
</text:h>
      <text:p text:style-name="P4">
Author: https://www.facebook.com/bbcworldservice/</text:p>
      <text:p text:style-name="P4">
Publisher: BBC News 中文</text:p>
      <text:p text:style-name="P4">
Published Time: 2023-06-22T09:45:39.000Z</text:p>
      <text:p text:style-name="P4">
Modified Time: 2023-06-22T09:45:39.000Z</text:p>
      <text:p text:style-name="P4">
Description: When President Biden attended a fundraising event in California on June 20, he said that Chinese President Xi Jinping was a "dictator".</text:p>
      <text:p text:style-name="P4">
Images: []</text:p>
      <text:p text:style-name="P4">
Videos: ["<text:a xlink:type="simple" xlink:href="https://www.bbc.com/ws/av-embeds/cps/zhongwen/simp/world-65985613/p0fwmg5z/zh-hans" text:style-name="Internet_20_link" text:visited-style-name="Visited_20_Internet_20_Link">
zh-hans</text:a>
"]</text:p>
      <text:p text:style-name="P4">
Tags: ['中國', '政治', '美国']</text:p>
      <text:p text:style-name="P4">
Type: Article</text:p>
      <!--METADATA-->
      <text:h text:style-name="P12" text:outline-level="3">
<text:span text:style-name="T4">
once again trigger the water war between the two countries</text:span>
</text:h>
      <text:p text:style-name="P4">
[Video-1-Link:/WS/AV-EMBEDS/CPS/ZHONGWEN/SIMP/World-65985613/P0FWMG5Z/ZH-HansS]](https://www.bbc.com/ws/av-embeds/cps/zhongwen/simp/world-65985613/p0fwmg5z/zh-hans)<text:span text:style-name="T4">
 Your equipment does not support the playback multimedia materials </text:span>
<text:span text:style-name="T4">
* Biden said that Xi Jinping was the "dictator" again triggered the water war between the two countries </text:span>
 June 22, 2023</text:p>
      <text:p text:style-name="P4">
When President Biden attended a fundraising event in California on June 20, he said that Chinese President Xi Jinping was a "dictator". He also said that Xi Jinping didn't know the earlier spy balloon. The Chinese Ministry of Foreign Affairs responded on the 21st that Biden's remarks were "extremely ridiculous" and "an open political provocation."</text:p>
      <text:p text:style-name="P4">
On the day before Biden published the "dictator theory", US Secretary of State Brills and Xi Jinping met in Beijing to alleviate the tension between the two countries.</text:p>
      <text:p text:style-name="P4">
News Source: <text:a xlink:type="simple" xlink:href="https://www.bbc.com/zhongwen/simp/world-65985613" text:style-name="Internet_20_link" text:visited-style-name="Visited_20_Internet_20_Link">
https://www.bbc.com/zhongwen/simp/world-65985613</text:a>
</text:p>
      <!--NEWS-->
      <text:h text:style-name="P10" text:outline-level="1">
<text:span text:style-name="T4">
Can sanctions prevent China from invading Taiwan? New research believes that it is not allowed</text:span>
</text:h>
      <text:p text:style-name="P4">
Author: Chun Han Wong</text:p>
      <text:p text:style-name="P4">
Publisher: 华尔街日报中文网</text:p>
      <text:p text:style-name="P4">
Published Time: 2023-06-22T09:50:00.000Z</text:p>
      <text:p text:style-name="P4">
Modified Time: 2023-06-22T09:50:00.000Z</text:p>
      <text:p text:style-name="P4">
Created Time: 2023-06-22T08:36:00.000Z</text:p>
      <text:p text:style-name="P4">
Description: According to a research report jointly issued by the Washington Think Tank Atlantic Council and Rongding Group, if the sanctions on Russia were imposed on Russia after the Russian invasion of Ukraine was used to deal with China, it would be much more difficult.</text:p>
      <text:p text:style-name="P4">
Images: []</text:p>
      <text:p text:style-name="P4">
Categories: ['国际']</text:p>
      <text:p text:style-name="P4">
Keywords: SYND,LINK:EN|WP-WSJ-0000999851</text:p>
      <text:p text:style-name="P4">
Type: Article</text:p>
      <!--METADATA-->
      <text:p text:style-name="P4">
After the United States and its allies invaded Ukraine in Russia <text:a xlink:type="simple" xlink:href="https://cn.wsj.com/articles/CN-BGH-20230519071619" text:style-name="Internet_20_link" text:visited-style-name="Visited_20_Internet_20_Link">
sanction storm imposed on Russia</text:a>
A question caused: Does similar economic pressure help prevent China from invading Taiwan?</text:p>
      <text:p text:style-name="P4">
News Source: <text:a xlink:type="simple" xlink:href="https://cn.wsj.com/articles/%E5%88%B6%E8%A3%81%E5%A8%81%E8%83%81%E8%83%BD%E5%90%A6%E9%98%BB%E6%AD%A2%E4%B8%AD%E5%9B%BD%E5%85%A5%E4%BE%B5%E5%8F%B0%E6%B9%BE-%E6%96%B0%E7%A0%94%E7%A9%B6%E8%AE%A4%E4%B8%BA%E8%AF%B4%E4%B8%8D%E5%87%86-32df1dae" text:style-name="Internet_20_link" text:visited-style-name="Visited_20_Internet_20_Link">
https://cn.wsj.com/articles/%E5%88%B6%E8%A3%81%E5%A8%81%E8%83%81%E8%83%BD%E5%90%A6%E9%98%BB%E6%AD%A2%E4%B8%AD%E5%9B%BD%E5%85%A5%E4%BE%B5%E5%8F%B0%E6%B9%BE-%E6%96%B0%E7%A0%94%E7%A9%B6%E8%AE%A4%E4%B8%BA%E8%AF%B4%E4%B8%8D%E5%87%86-32df1dae</text:a>
</text:p>
      <!--NEWS-->
      <text:h text:style-name="P10" text:outline-level="1">
<text:span text:style-name="T4">
The US House of Representatives passed the "21st Century Trade Initiative" through the US House of Representatives</text:span>
</text:h>
      <text:p text:style-name="P4">
Author: None (Language: zh)</text:p>
      <text:p text:style-name="P4">
Publisher: None</text:p>
      <text:p text:style-name="P4">
Time: 2023-06-22T09:58:00Z</text:p>
      <text:p text:style-name="P4">
Description: The House of Representatives of the United States Parliament did not unexpectedly adopted the "21st Century Trade Initiative" of Taiwan and the United States to promote and standardize bilateral economic exchanges. China believes that this is an example of emptying a Chinese principle.</text:p>
      <text:p text:style-name="P4">
Videos: []</text:p>
      <text:p text:style-name="P4">
Images: []</text:p>
      <text:p text:style-name="P4">
Subject: 时政风云</text:p>
      <text:p text:style-name="P4">
Subjects: ['奥巴马', '岛屿主权争端', '马英九', '专题报道：全景观看“习马会”', '专题报道：2016年台湾大选', '台湾', '美国']</text:p>
      <text:p text:style-name="P4">
Keywords: ['台美21世纪贸易倡议', '台湾', '美国', '台湾海峡']</text:p>
      <text:p text:style-name="P4">
Id: 65999435</text:p>
      <!--METADATA-->
      <text:p text:style-name="P4">
<text:a xlink:type="simple" xlink:href="https://www.dw.com/zh/overlay/image/article/65999435/65803477" text:style-name="Internet_20_link" text:visited-style-name="Visited_20_Internet_20_Link">
 </text:a>
After the United States, Taiwan and other major trading countries signed similar agreements to a similar agreement.</text:p>
      <text:p text:style-name="P4">
(Voice of German in Germany) The US House of Representatives (Wednesday) passed the "21st Century Trading Initiative" signed between Taiwan and the United States in early June this year (U.S.-TAIWAN Initiative on 21st-CENTURY Trade). The agreement is widely content, and the first part of the signed parts include unified management of tariff affairs, simplified trade methods, and anti -corruption measures. The U.S. Senate will pass this initiative later.</text:p>
      <text:p text:style-name="P4">
There is no diplomatic relationship between Taiwan and the United States, but it has a representative office equivalent to the embassy. Representative Xiao Meiqin in the United States and the US Executive Director of the United States in Taiwan (AIT) Ingridlarson signed the above initiative in Washington on June 1 this year. Deng Zhenzhong, a member of the Taiwan Executive Yuan, and Sarahbianchi representatives of the United States, and Laura Rosenberger, the chairman of the United States, attended the signing ceremony.</text:p>
      <text:p text:style-name="P4">
Taiwan President Tsai Ing -wen once said that the "Taiwan -US 21st Century Trade initiative" is the most complete trade agreement between Taiwan and the United States since 1979. "In addition to being an important milestone of Taiwan -US economic and trade relations, this will also take a key step for Taiwan and major trade countries."</text:p>
      <text:p text:style-name="P4">
One day after signing a trade agreement in Taiwan and the United States, Mao Ning, a spokesman for the Chinese Ministry of Foreign Affairs, stated at a regular press conference on June 2 that "China resolutely opposes the official exchanges between the establishment of diplomatic relations with the establishment of diplomatic relations with the country in Taiwan, including any sovereignty in the business signing. Agreement and an official protocol. "</text:p>
      <text:p text:style-name="P4">
Mao Ning said: "The so -called 'initiative' is just the guise of the United States under the guise of economic and trade cooperation.(https://www.dw.com/zh/zh/台美21世紀貿易倡議被敲骨吸髓還是經貿轉骨/a-65865069); In order to conspire 'independence' private interests, the Taiwan Democratic Progressive Party authorities sell the vital interests of Taiwanese compatriots and enterprises, and the "vitality of the name of Taiwan 'and" selling Taiwan'; illustration](https://www.dw.com/zh/zh/台美贸易倡议签署协定-中国批美掏空一中原则/a-65803608)"</text:p>
      <text:h text:style-name="P12" text:outline-level="3">
<text:span text:style-name="T4">
China -U.S. warship meets the Taiwan Strait</text:span>
</text:h>
      <text:h text:style-name="P12" text:outline-level="3">
<text:span text:style-name="T4">
<text:span text:style-name="T4">
 China and the United States meet the Asia -Pacific hazardous action frequently </text:span>
</text:span>
</text:h>
      <text:p text:style-name="P4">
Recently, China and the United States have frequently moved in the Western Pacific. Not long ago, the US Department of Defense released a film that showed near the US warships patrolling the Taiwan Strait, and the Chinese warships approached quickly and were dangerous; and the military aircraft of the Air and the United States in the South China Sea were very risky.</text:p>
      <text:p text:style-name="P4">
On Wednesday (June 21), the Chinese Navy's "Shandong" aircraft carrier led a combat group to travel from the north to China Southern Airlines along the Taiwan Strait. According to reports, 29 Chinese military aircraft and 10 warships on the same day continued to move around the Taiwan Strait.</text:p>
      <text:p text:style-name="P4">
The Seventh Fleet in the United States states that the US Coast Guard's security patrol boat "Stradon" (USCGCSTRATton) passed the Taiwan Strait in accordance with the Gonghai and Freedom of Gonghai on June 20. The Secretary of State Blingken has just ended visits to China, which helps to stabilize Sino -US relations.</text:p>
      <text:p text:style-name="P4">
Last year, the Chinese government claimed that she had "sovereignty, sovereign rights and jurisdictions" to the Taiwan Strait through a spokesman for the Ministry of Foreign Affairs. <text:a xlink:type="simple" xlink:href="http://dw.com/p/4CjwD" text:style-name="Internet_20_link" text:visited-style-name="Visited_20_Internet_20_Link">
Ocean Law expert once told the Voice of Germany</text:a>
"The Taiwan Strait includes the Linghai and the exclusive economic zone, but in the exclusive economic zone, the regulations for sailing are the same as the Gonghai, that is, if the navigation is involved, the exclusive economic zone and the Gonghai have the same status." However The understanding of the Convention "The understanding of the relevant terms is that it can be freely sailed in the exclusive economic zone, but does not include warships.</text:p>
      <text:p text:style-name="P4">
(Comprehensive report)</text:p>
      <text:p text:style-name="P4">
News Source: <text:a xlink:type="simple" xlink:href="https://www.dw.com/zh/美众议院通过台美-21世纪贸易倡议/a-65999435" text:style-name="Internet_20_link" text:visited-style-name="Visited_20_Internet_20_Link">
https://www.dw.com/zh/美众议院通过台美-21世纪贸易倡议/a-65999435?maca=chi-rss-chi-all-1127-rdf</text:a>
</text:p>
      <!--NEWS-->
      <text:h text:style-name="P10" text:outline-level="1">
<text:span text:style-name="T4">
The riot of impacting the Congress Building and hitting the police with a electric shock gun was sentenced to imprisonment, with a sentence of more than 12 years</text:span>
</text:h>
      <text:p text:style-name="P4">
Author: chinese@voanews.com (美国之音)</text:p>
      <text:p text:style-name="P4">
Publisher: 美国之音中文网 (Type: NewsMediaOrganization)</text:p>
      <text:p text:style-name="P4">
Published Time: 2023-06-22T10:00:45+08:00</text:p>
      <text:p text:style-name="P4">
Modified Time: 2023-06-22 02:07:40Z</text:p>
      <text:p text:style-name="P4">
Description: A California man pushed the electric shock gun into the neck of a police officer in the most violent conflict of riots in the US Congress. On Wednesday (June 21), he was sentenced to more than 12 years of imprisonment.</text:p>
      <text:p text:style-name="P4">
Videos: []</text:p>
      <text:p text:style-name="P4">
Images: []</text:p>
      <text:p text:style-name="P4">
Categories: ['美国', '国会报道', '法律']</text:p>
      <text:p text:style-name="P4">
Type: None</text:p>
      <!--METADATA-->
      <text:p text:style-name="P4">
Nonenone</text:p>
      <text:p text:style-name="P4">
News Source: <text:a xlink:type="simple" xlink:href="https://www.voachinese.com/a/capitol-rioter-who-shocked-police-officer-with-stun-gun-is-sentenced-to-over-12-years-in-prison-20230621/7147422.html" text:style-name="Internet_20_link" text:visited-style-name="Visited_20_Internet_20_Link">
https://www.voachinese.com/a/capitol-rioter-who-shocked-police-officer-with-stun-gun-is-sentenced-to-over-12-years-in-prison-20230621/7147422.html</text:a>
</text:p>
      <!--NEWS-->
      <text:h text:style-name="P10" text:outline-level="1">
<text:span text:style-name="T4">
The German Prime Minister issued a government statement against China to complain in the Taiwan Strait</text:span>
</text:h>
      <text:p text:style-name="P4">
Author: None (Language: zh)</text:p>
      <text:p text:style-name="P4">
Publisher: None</text:p>
      <text:p text:style-name="P4">
Time: 2023-06-22T10:05:00Z</text:p>
      <text:p text:style-name="P4">
Description: The German Chancellor Savz warns Chinese leadership not to use force in the South China Sea and the Taiwan Strait. At the same time, he also emphasized that Germany did not intend to stop China's economic development and would not seek decoupling with China.</text:p>
      <text:p text:style-name="P4">
Videos: []</text:p>
      <text:p text:style-name="P4">
Images: []</text:p>
      <text:p text:style-name="P4">
Subject: 时政风云</text:p>
      <text:p text:style-name="P4">
Subjects: ['岛屿主权争端', '马英九', '专题报道：全景观看“习马会”', '专题报道：2016年台湾大选', '台湾', '北大西洋公约组织', '俄罗斯入侵乌克兰']</text:p>
      <text:p text:style-name="P4">
Keywords: ['肖尔茨', '政府声明', '对华政策', '经济脱钩', '俄乌战争', '北约', '台湾']</text:p>
      <text:p text:style-name="P4">
Id: 65999472</text:p>
      <!--METADATA-->
      <text:p text:style-name="P4">
<text:a xlink:type="simple" xlink:href="https://www.dw.com/zh/overlay/image/article/65999472/65998356" text:style-name="Internet_20_link" text:visited-style-name="Visited_20_Internet_20_Link">
 </text:a>
(Voice of Germany Chinese) Schildez said on a government statement issued by the Federal House on Thursday: "We resolutely oppose any attempts to change the status quo of the South China Sea and the East China Sea by force and stress." In a meeting held with Chinese Prime Minister Li Qiang, he expressed his view. China Viewing Bay is a province for its division, and it is said that it will not rule out the use of force in reunification. In the South China Sea, China has sovereignty disputes with multiple coastal countries.</text:p>
      <text:p text:style-name="P4">
Shawrtz also emphasized: "China's human rights records and the status quo of the rule of law countries have also made us deeply concerned." He said that during the consultation of the German -Chinese government, he also discussed the above issues.</text:p>
      <text:p text:style-name="P4">
The German Prime Minister said that Germany and Western countries did not seek decoupling with China, but hoped to reduce dependence on China. "No one of us wants to obstruct China's economic development." Shulz said that in the fields of global food security, high debt issues in some countries, investing in future technology, victory over poverty, and anti -climate change, China plays. character of.</text:p>
      <text:p text:style-name="P4">
Shawrtz: Germany's policy of China to China is based on the European Union. The picture shows the seventh German -Chinese government consultation held in Berlin this week.</text:p>
      <text:p text:style-name="P4">
At the European Union Summit next week, Shulz will notify the German -China government for consultation with the members of the member states. In response to the criticism of Germany on the issue of relations with China, <text:a xlink:type="simple" xlink:href="https://www.dw.com/zh/zh/德中政府磋商不能提问的总理新闻发布会/a-65978567" text:style-name="Internet_20_link" text:visited-style-name="Visited_20_Internet_20_Link">
Shawrtz said that on the eve of the German government's consultation, Germany had notified and coordinated the German position with the major member states of the European Union. He said that the foundation of Germany's policy of China is the unified China policy of the European Union. In view of this, the EU summit will also discuss the EU economic security issue next week. </text:a>
In his government statement, Prime Minister Shawrtz also emphasized that Germany continued to provide military and humanitarian assistance to Ukraine, and supported Sweden's position as soon as possible. Shulz said that due to war reasons, Ukraine's desire to join NATO cannot be put on the agenda. Therefore, strengthening the ability of Ukraine to fight invaders is currently the most priority.</text:p>
      <text:p text:style-name="P4">
Shawrtz emphasized that due to changes in the security situation in Europe, increasing investment in the Federal Defense Force is very necessary. He said: "The Federal Defense Force must be the guarantee of the European conventional defense." Shulz also said in a statement that the European Union's plan to establish a unified air defense system, "The establishment of the" Tianyu Initiative "proposed by Germany is promoting in an orderly manner." He called on other member states of the European Union to work together in order to "bear the corresponding responsibilities in the NATO in Europe."</text:p>
      <text:p text:style-name="P4">
In a government statement issued by German Chancellor Seedz, it also talked about Germany's position on climate protection and refugee crisis.(Germany of Dedicated News Agency, Deguang Lian)</text:p>
      <text:p text:style-name="P4">
News Source: <text:a xlink:type="simple" xlink:href="https://www.dw.com/zh/德国总理发表政府声明-反对中国在台海诉诸武力/a-65999472" text:style-name="Internet_20_link" text:visited-style-name="Visited_20_Internet_20_Link">
https://www.dw.com/zh/德国总理发表政府声明-反对中国在台海诉诸武力/a-65999472?maca=chi-rss-chi-all-1127-rdf</text:a>
</text:p>
      <!--NEWS-->
      <text:h text:style-name="P10" text:outline-level="1">
<text:span text:style-name="T4">
Musk and Zukeba Empty Battle Casual Casino Iron Cage Fighting Competition</text:span>
</text:h>
      <text:p text:style-name="P4">
Publisher: 法新社</text:p>
      <text:p text:style-name="P4">
Published Time: 2023-06-22T10:32:09+00:00</text:p>
      <text:p text:style-name="P4">
Modified Time: 2023-06-22T13:05:02+00:00</text:p>
      <text:p text:style-name="P4">
Description: (AFP, 22nd (22nd)) The two most well -known wealthy wealthy Musk and Zuckerberg in the world are not only competitors in the industry, but they may also rise to physical conflicts. Competi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6-22T10-32-09-00-00/000000.png" xlink:type="simple" xlink:show="embed" xlink:actuate="onLoad" draw:mime-type="image/png"/>
</draw:frame>
Elon Musk posted by Twitter, which he bought, stated that he was ready to "at the Iron Cage Conference" Mark Zuckerberg.</text:p>
      <text:p text:style-name="P4">
Zucker Birong uploaded a screenshot of Musk's tweet, which reads "Give me a place" above. Musk responded to Zuckerbur: "Vegas Octagon."</text:p>
      <text:p text:style-name="P4">
Meta confirmed to Agence France -Presse that Zukber's message was indeed uploaded by himself.</text:p>
      <text:p text:style-name="P4">
The two of them set off a heated discussion on the Internet, and netizens bet on the targets that were optimistic, but Zucker Berba won sharply.</text:p>
      <text:p text:style-name="P4">
The 39 -year -old Zuckerberg was trained by comprehensive fighting (MMA) and recently won the medal medal of Jiu -Jitsu Championship. Musk, who was 52 years old at the end of this month, said, "I have a good action. I call it a marine, but I just lie on the opponent and do nothing."</text:p>
      <text:p text:style-name="P4">
A technology reporter said in Twitter that "please let this happen to come true."</text:p>
      <text:p text:style-name="P4">
News Source: <text:a xlink:type="simple" xlink:href="https://www.rfi.fr/cn/%E7%BC%A4%E7%BA%B7%E4%B8%96%E7%95%8C/20230622-%E9%A9%AC%E6%96%AF%E5%85%8B%E4%B8%8E%E7%A5%96%E5%85%8B%E6%9F%8F%E9%9A%94%E7%A9%BA%E4%BA%92%E5%91%9B-%E7%BA%A6%E6%88%98%E8%B5%8C%E5%9F%8E%E9%93%81%E7%AC%BC%E6%A0%BC%E6%96%97%E5%A4%A7%E8%B5%9B" text:style-name="Internet_20_link" text:visited-style-name="Visited_20_Internet_20_Link">
https://www.rfi.fr/cn/%E7%BC%A4%E7%BA%B7%E4%B8%96%E7%95%8C/20230622-%E9%A9%AC%E6%96%AF%E5%85%8B%E4%B8%8E%E7%A5%96%E5%85%8B%E6%9F%8F%E9%9A%94%E7%A9%BA%E4%BA%92%E5%91%9B-%E7%BA%A6%E6%88%98%E8%B5%8C%E5%9F%8E%E9%93%81%E7%AC%BC%E6%A0%BC%E6%96%97%E5%A4%A7%E8%B5%9B</text:a>
</text:p>
      <!--NEWS-->
      <text:h text:style-name="P10" text:outline-level="1">
<text:span text:style-name="T4">
Survey: 41%of Malaysian people sighs without wealth of debt storage</text:span>
</text:h>
      <text:p text:style-name="P4">
Author: 联合早报 (Person)</text:p>
      <text:p text:style-name="P4">
Publisher: 联合早报 (Organization)</text:p>
      <text:p text:style-name="P4">
Published Time: 2023-06-22T10:38</text:p>
      <text:p text:style-name="P4">
Modified Time: 2023-06-22T10:38</text:p>
      <text:p text:style-name="P4">
Description: The economic assistance measures provided by the inflation and the end of the epidemic are over. Now many Malaysians' finances are trapped again. 41%of the Malaysians are not confident that they can make financial planning under the lack of additional financial support. It affects people's savings ...</text:p>
      <text:p text:style-name="P4">
Videos: []</text:p>
      <text:p text:style-name="P4">
Audios: []</text:p>
      <text:p text:style-name="P4">
Images: []</text:p>
      <text:p text:style-name="P4">
Type: NewsArticle</text:p>
      <text:p text:style-name="P4">
Breadcrumbs: ['即时', '国际']</text:p>
      <text:p text:style-name="P4">
Keywords: ['马来西亚', '经济', '储蓄户头']</text:p>
      <!--METADATA-->
      <text:p text:style-name="P4">
The economic assistance measures provided by the inflation and the end of the epidemic are over. Now many Malaysians' finances are trapped again. 41%of the Malaysians are not confident that they can do a good job of financial planning under the lack of additional financial support. It affects people's savings ability.</text:p>
      <text:p text:style-name="P4">
According to Principal (Principal) in the United States, it was investigated to 1,500 people from Singapore, Hong Kong and Malaysians (500 people in each country). Most answers to questionnaires were pessimistic about economic prospects and status quo to some extent.</text:p>
      <text:p text:style-name="P4">
The Nanyang Commercial Daily quoted the report that as many as 85%of the people in Malaysia faced the test of increasing life burden. 77%were not optimistic about the prospects. 49%faced the increase in debt issues. The person is in a state of debt.</text:p>
      <text:p text:style-name="P4">
According to the report, only 33%of the respondents can increase savings after experiencing the epidemic, and 55%are at a decrease in savings, while 10%of the respondents maintain savings.</text:p>
      <text:p text:style-name="P4">
79%of respondents believe that the government provided them with effective assistance measures before that, and 76%felt that financial institutions' support measures brought strong support to them, and other 73%believed that employers would bring effective help to them.</text:p>
      <text:p text:style-name="P4">
The report said that 34%of the respondents believe that the government should expand and implement permanent financial support policies related to great popularity, and other 27%believe that financial institutions should be provided with the same measures.</text:p>
      <text:p text:style-name="P4">
In terms of employment market, 71%think they are facing a more intense competitive market.</text:p>
      <text:p text:style-name="P4">
In terms of satisfaction of personal financial status, 38%of people are satisfied, and 39%are dissatisfied with the status quo.</text:p>
      <text:p text:style-name="P4">
News Source: <text:a xlink:type="simple" xlink:href="https://www.zaobao.com.sg/realtime/world/story20230622-1406669" text:style-name="Internet_20_link" text:visited-style-name="Visited_20_Internet_20_Link">
https://www.zaobao.com.sg/realtime/world/story20230622-1406669</text:a>
</text:p>
      <!--NEWS-->
      <text:h text:style-name="P10" text:outline-level="1">
<text:span text:style-name="T4">
What is the difference between the same difference between the two sides of the Chinese society &amp; quot;#METOO &amp; Quot;</text:span>
</text:h>
      <text:p text:style-name="P4">
Author: None</text:p>
      <text:p text:style-name="P4">
Publisher: Radio Free Asia (Organization)</text:p>
      <text:p text:style-name="P4">
Published Time: 2023-06-22T10:55:00-04:00</text:p>
      <text:p text:style-name="P4">
Modified Time: 2023-06-22T13:00:12-04:00</text:p>
      <text:p text:style-name="P4">
Description: None</text:p>
      <text:p text:style-name="P4">
Videos: []</text:p>
      <text:p text:style-name="P4">
Audios: ["<text:a xlink:type="simple" xlink:href="https://www.rfa.org/mandarin/yataibaodao/gangtai/hx-0622202310175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88615in" draw:z-index="0">
<draw:image xlink:href="../Images/rfamandarin/2023-06-22T10-55-00-04-00/000000.png" xlink:type="simple" xlink:show="embed" xlink:actuate="onLoad" draw:mime-type="image/png"/>
</draw:frame>
On June 16, 2023, the Taiwan Democratic Progressive Party held a press conference on the results of the sexual level investigation. <text:a xlink:type="simple" xlink:href="https://www.rfa.org/mandarin/yataibaodao/gangtai/hx-06222023101754.html/@@images/image" text:style-name="Internet_20_link" text:visited-style-name="Visited_20_Internet_20_Link">
</text:a>
Screenshot of the Taiwan Democratic Progressive Party Facebook <text:a xlink:type="simple" xlink:href="https://www.rfa.org/mandarin/yataibaodao/gangtai/hx-06222023101754.html/@@stream" text:style-name="Internet_20_link" text:visited-style-name="Visited_20_Internet_20_Link">
Audio-Link: https://www.rfa.org/mandarin/yatabaODAI/Gangtai/hx 06222023101754.html/@stream</text:a>
Recently, Taiwan has set off the "#Metoo" campaign. Cases that have been harassed and sexually assaulted across the industry, party, gender, and involving issues such as minors, sneak shots, and poisoning. The "#Metoo" movement also appeared many years ago in mainland China. As a Chinese society, what is the difference between the two sides of the relevant incidents on both sides?</text:p>
      <text:p text:style-name="P4">
<text:a xlink:type="simple" xlink:href="https://www.rfa.org/mandarin/yataibaodao/renquanfazhi/hcm1-06042023114630.html" text:style-name="Internet_20_link" text:visited-style-name="Visited_20_Internet_20_Link">
<text:span text:style-name="T4">
 Taiwan set off #Metoo boom Wang Dan and blue -green politicians are all controlled by sexual harassment </text:span>
</text:a>
<text:span text:style-name="T4">
* <text:a xlink:type="simple" xlink:href="https://www.rfa.org/mandarin/yataibaodao/renquanfazhi/jt-03062023131230.html" text:style-name="Internet_20_link" text:visited-style-name="Visited_20_Internet_20_Link">
"Love Life, Unwilling Fate" Chinese new women enter the international equal rights movement</text:a>
</text:span>
</text:p>
      <text:p text:style-name="P4">
The sexual harassment storm in Taiwan "#Metoo" is like snowballs. In the past month, accusations have been constantly exploded from the political circle, media circle, performing arts circle, literary circles, academic, medical circles, and legal circles. , Resign and notice. The outside world believes that at the end of April this year, the Taiwanese drama "Candidates -Creator", which was launched in Netflix at the end of April this year, encouraged the courage of the victims.</text:p>
      <text:p text:style-name="P4">
The writer Shangguan, a writer married to Taiwan, has gone through the "#Metoo" trend on both sides of the strait. The difference is broken in a word: "Taiwan Metoo started from politics, and Chinese Metoo intercepted it in politics. Carefully bypassed politics, and the related voices came out. Finally, the sound of the entire Metoo's Metoo was blocked into a sensitive word, and everyone could not search and pay attention. "</text:p>
      <text:p text:style-name="P4">
China Weibo recently has the key word "#Metoo", "lifting the ban", but the content is related to the Taiwan Democratic Progressive Party candidates and Taiwan entertainers.</text:p>
      <text:p text:style-name="P4">
Shangguan chaos mentioned that the China #Metoo Movement was extended from public welfare, cultural, academic circles to the media and religious circles around 2018. Tennis famous Peng Shuai accused Zhang Gaoli, then Vice Premier of the State Council, and barely involved political events. But in China, victims often "disappear" after breaking news.</text:p>
      <text:p text:style-name="P4">
Chinese tennis celebrity Peng Shuai (Associated Press Picture) <text:a xlink:type="simple" xlink:href="https://www.rfa.org/mandarin/yataibaodao/gangtai/hx-06222023101754.html/2.jpg" text:style-name="Internet_20_link" text:visited-style-name="Visited_20_Internet_20_Link">
</text:a>
<text:span text:style-name="T4">
 Where is Peng Shuai and Huang Xueqin? Reporters, reporters or disappearances are arrested </text:span>
</text:p>
      <text:p text:style-name="P4">
Shangguan randomly said, Huang Xueqin, a female reporter reported by Metoo News. At that time, many schools asked her to give a speech. However, after she participated in and recorded the Hong Kong -CUHK parade, she was caught by inciting the crime of subverting the regime, and there was no news yet.</text:p>
      <text:p text:style-name="P4">
"This is the difference between democracy and authoritarian systems." Shangguan chaos said that in mainland China, not only can not review the political circle, but it will not become an incident of establishing an institutional framework at all. Flowing to everyone's emotions. As soon as the wind sounds, what to do and what to do is limited; gender awareness will not rise, let alone institutional reform or give women more protection.</text:p>
      <text:p text:style-name="P4">
Chinese independent reporter Huang Xueqin won 2022 Valeis Annan Berg Female Reporter Award (Huang Xueqin &amp; Wang Jianbing followed Facebook picture) <text:a xlink:type="simple" xlink:href="https://www.rfa.org/mandarin/yataibaodao/gangtai/hx-06222023101754.html/3.jpg" text:style-name="Internet_20_link" text:visited-style-name="Visited_20_Internet_20_Link">
</text:a>
Shangguan said in a mess: "The opposite of Taiwan has exploded for a few days, and Lai Qingde and Tsai Ing -wen immediately issued a lot of institutional order. For example, where there is a loophole in sexual education, the place where the implementation level needs to be echo is very different; Relevant political figures show their responsibility with a retreat and resignation. In China, it is impossible for any official to step down because of Metoo. Taiwan's political circles, especially the DPP, will come to this day with the human rights party. Courage, your own introspection must be the highest, and you must not use the Kuomintang and the people to say three or four. "</text:p>
      <text:p text:style-name="P4">
The Taiwan feminist sports scholar Cheng Lingfang was interviewed by Radio Free Asia. It also mentioned that the most important revelation of the "#METOO" movement was "uneven power", which was suppressed in the past and is now seen.</text:p>
      <text:p text:style-name="P4">
<text:span text:style-name="T4">
 Metoo </text:span>
 <text:span text:style-name="T4">
 Revelation is not equal to power </text:span>
 <text:span text:style-name="T4">
<text:span text:style-name="T5">
* </text:span>
* How can the two sides of the strait be placed? </text:span>
</text:p>
      <text:p text:style-name="P4">
Cheng Lingfang said: "China's power relationship is closely linked, the power structure is too tight, most people have no way to speak, and gender sportsmen will be under great pressure. Peng Shuai is already brave because he is a celebr The shelf is disappeared, not optimistic. "</text:p>
      <text:p text:style-name="P4">
Cheng Ling mentioned that Taiwan ’s Metoo burst into the CEO of legislators proposed for the DPP, and hostile political parties are also optimistic about the show. The Democratic Progressive Party immediately dealt with this issue from the perspective of "zero tolerance", and other political parties realized the importance of this issue.Cheng Ling Fang is not worried about Metoo to become a means. She believes that it is difficult for victims to tell a false story in order to frame others. Because it is difficult to proof, many victims dare not say that the victims of the victims in their lives dare to say that many victims have explored for ten years before they dare to speak, realizing that the social atmosphere has changed or they have the ability.</text:p>
      <text:p text:style-name="P4">
Cheng Lingfang said: "The victims themselves have to pay a lot of money. In case of breaking the news, they will not be accepted by their own dear family and friends. Speaking of the victims with power, this time is really different. "</text:p>
      <text:p text:style-name="P4">
Former Democratic Progressive Party legislators and lawyers, a lawyer, who has been put into the Taiwan Women's Movement for more than 30 years, was interviewed by Radio Asia in Liberty, and pointed out that in 1994, there was a wave of METOO campaigns, mainly on campus anti -sexual harassment parades. Several "wolf masters" on campus.</text:p>
      <text:p text:style-name="P4">
<text:span text:style-name="T4">
 Taiwan's lifting </text:span>
 <text:span text:style-name="T4">
 Metoo sports </text:span>
 <text:span text:style-name="T4">
 feminist lawyer: apprentice law is not enough to be on its own </text:span>
</text:p>
      <text:p text:style-name="P4">
Youmei mentioned that after the women's group promoted the formulation, the Legislative Yuan, by infringing the autonomy of people's autonomy in public places, the "sexual harassment prevention and control law", "sexual assault of criminal prevention and control law", for the "Gender Equal Law" in the workplace, the "gender equality of gender equality on campus" in the workplace The Education Law, in the criminal law, has also established an unsatisfactory seal of sexual independent, and has been legislative in the past three decades. Thirty years have passed, and the second wave of METOO explosions, many problems that happened in the workplace obviously are not enough to be on their own. Although there are legal systems and appeal processes, the entire atmosphere and culture have not changed, and the victims still dare not appeal. This time, it is a problem at the entire cultural level.</text:p>
      <text:p text:style-name="P4">
Youmei said: "The relics of culture are that in the past, the so -called male and female humble, women were objectized, materialized, and commercialized. Speaking of NO is NO, you should stop. Speaking itself is also healing, on the one hand, it is also teaching: I am a victim. Why do I have to review my fault and apologize to the victim? "</text:p>
      <text:p text:style-name="P4">
You Mei emphasized that when a woman's issue is ignored, it becomes a national security issue. This time, many people have fallen off and withdrawn from election. Treating each other and real human rights between each other and real human rights. I think this is a good moment of reflection. Everyone's body can only be controlled by themselves, and no one has the right to touch others. As long as people are uncomfortable, they are mainly based on the feelings of the victims and return to the interpretation of people and people. "</text:p>
      <text:p text:style-name="P4">
You Mei said that the two waves of METOO campaigns in Taiwan established a system from bottom to top. This second wave of Metoo is a big explosion before Taiwan's move to the human rights movement: "This time, so many people came out and saw that no one dared to suppress it or turn a blind eye. This time, everyone was seriously serious. To deal with land. The democratic system must attach importance to the voice of the people; under the political political politics, the people's voice is immediately suppressed. This is the biggest difference between the two sides of the strait. "</text:p>
      <text:p text:style-name="P4">
Reporter: Xia Xiaohua Editor: Chen Meihua, Xu Shuting, He Ping.com Edited: Hong Wei</text:p>
      <text:p text:style-name="P4">
News Source: <text:a xlink:type="simple" xlink:href="https://www.rfa.org/mandarin/yataibaodao/gangtai/hx-06222023101754.html" text:style-name="Internet_20_link" text:visited-style-name="Visited_20_Internet_20_Link">
https://www.rfa.org/mandarin/yataibaodao/gangtai/hx-06222023101754.html</text:a>
</text:p>
      <!--NEWS-->
      <text:h text:style-name="P10" text:outline-level="1">
<text:span text:style-name="T4">
Macron wants to participate in the Golden Brick Summit in 2023</text:span>
</text:h>
      <text:p text:style-name="P4">
Author: 联合早报 (Person)</text:p>
      <text:p text:style-name="P4">
Publisher: 联合早报 (Organization)</text:p>
      <text:p text:style-name="P4">
Published Time: 2023-06-22T11:04</text:p>
      <text:p text:style-name="P4">
Modified Time: 2023-06-22T11:04</text:p>
      <text:p text:style-name="P4">
Description: French Foreign Minister Cologne in South Africa's administrative capital Berlera told reporters that French President Macron hopes to participate in the fifteenth meeting of the BRICS leaders held in South Africa in August this year. Xinhua News Agency quoted French media reports that Cologne visited South Africa from June 19th to 20th.</text:p>
      <text:p text:style-name="P4">
Videos: []</text:p>
      <text:p text:style-name="P4">
Audios: []</text:p>
      <text:p text:style-name="P4">
Images: []</text:p>
      <text:p text:style-name="P4">
Type: NewsArticle</text:p>
      <text:p text:style-name="P4">
Breadcrumbs: ['即时', '国际']</text:p>
      <text:p text:style-name="P4">
Keywords: ['金砖国家', '法国', '南非', '马克龙']</text:p>
      <!--METADATA-->
      <text:p text:style-name="P4">
French Foreign Minister Cologne in South Africa's administrative capital Berrah told reporters that French President Macron hopes to participate in [BRICS countries] held in South Africa in August this year.(https://www.zaobao.com/keywords/jin-zhuan-wu-guo)The fifteenth meeting of leaders.</text:p>
      <text:p text:style-name="P4">
Xinhua News Agency quoted French media reports that Cologne visited South Africa from June 19th to 20th. She told the media on Tuesday (June 20) that the South African Foreign Minister Pander knew that Macron's willingness to continue to dialogue with the BRICS countries. Especially the rotating chairman Guo South Africa decided.</text:p>
      <text:p text:style-name="P4">
According to reports, Pan Duer said to the media on the 19th that the host country of the summit will decide who is invited and decide to return to South Africa President Lamaga. French media reported on the 12th that Macron had expressed his willingness to meet the participating meeting to Lamaga.</text:p>
      <text:p text:style-name="P4">
Cologne said on the 16th interview program on the 16th that Lama Paoa will attend the New Global Financing Contract Summit held in Paris from 22nd to 23rd. Some media believe that Macron will have the opportunity to discuss the possibility of France's participation in the BRICS Summit with Lamaga.</text:p>
      <text:p text:style-name="P4">
News Source: <text:a xlink:type="simple" xlink:href="https://www.zaobao.com.sg/realtime/world/story20230622-1406673" text:style-name="Internet_20_link" text:visited-style-name="Visited_20_Internet_20_Link">
https://www.zaobao.com.sg/realtime/world/story20230622-1406673</text:a>
</text:p>
      <!--NEWS-->
      <text:h text:style-name="P10" text:outline-level="1">
<text:span text:style-name="T4">
EU's 11th round of sanctions against Russia: Five Chinese companies withdrew from the list to withdraw from the list</text:span>
</text:h>
      <text:p text:style-name="P4">
Author: None (Language: zh)</text:p>
      <text:p text:style-name="P4">
Publisher: None</text:p>
      <text:p text:style-name="P4">
Time: 2023-06-22T11:04:00Z</text:p>
      <text:p text:style-name="P4">
Description: EU member states have reached an agreement on the 11th round of sanctions on Russia, and it will also be targeted at bypassing previous sanctions. Diplomats said that five of the eight Chinese companies listed in the sanction list draft were removed.</text:p>
      <text:p text:style-name="P4">
Videos: []</text:p>
      <text:p text:style-name="P4">
Images: []</text:p>
      <text:p text:style-name="P4">
Subject: 时政风云</text:p>
      <text:p text:style-name="P4">
Subjects: ['岛屿主权争端', '专题报道：全景观看“习马会”', '中国', '中共十九大', '德中关系']</text:p>
      <text:p text:style-name="P4">
Keywords: ['对俄制裁', '欧盟对俄制裁', '中国', '中国企业', '两用', '军民两用']</text:p>
      <text:p text:style-name="P4">
Id: 66001425</text:p>
      <!--METADATA-->
      <text:p text:style-name="P4">
<text:a xlink:type="simple" xlink:href="https://www.dw.com/zh/overlay/image/article/66001425/65863520" text:style-name="Internet_20_link" text:visited-style-name="Visited_20_Internet_20_Link">
 </text:a>
(Voice of Germany) EU member states formulated the 11th round of sanctions on Russia. Among them, it is not only for individuals and organizations that support Russia's invasion of the Ukraine War, but also for the behavior of bypassing sanctions so far. The EU Council's rotating chairman of Sweden announced the news in Brussels on Wednesday (June 21).</text:p>
      <text:p text:style-name="P4">
The permanent representatives of the EU's 27 member states reached an agreement. The written procedures will be officially completed before Friday.</text:p>
      <text:p text:style-name="P4">
Sanctions include that they are prohibited from exporting specific products to some third countries due to the suspected bypassing sanctions. EU member states have banned many products from being transported to Russia for several months.</text:p>
      <text:p text:style-name="P4">
The country that bypass the sanctions against Russia is considered to be Kazakhstan, Armenia, the UAE and <text:a xlink:type="simple" xlink:href="https://www.dw.com/zh/zh/中国对俄罗斯银行实施限制/a-65991127" text:style-name="Internet_20_link" text:visited-style-name="Visited_20_Internet_20_Link">
China</text:a>
wait. EU experts assessed that Turkey was relatively resolutely responding to clues that bypassed sanctions.</text:p>
      <text:p text:style-name="P4">
In addition, according to EU diplomats, the existing transit ban was strengthened in the new sanctions. The specific high -tech products or aircraft parts used in the national defense field will prohibit from being transported from third countries to Russia.</text:p>
      <text:p text:style-name="P4">
Similar to previous sanctions, this time also increased the personal list of profits from the Russian aggression war. They were banned from entering the European Union and they would be frozen in the EU property. According to EU diplomats, 71 individuals and 33 organizations are included in the sanctions list. It is said that the initiative also aims to combat illegal hijacking of Ukrainian children to Russia.</text:p>
      <text:p text:style-name="P4">
Feng Delin, the chairman of the European Commission, welcomed the sanctions. She said that strengthening export restrictions will further crack down on Russian President Putin's war machines. Not long ago, Feng Delin said that in the so far sanctions against Russia, the EU export ban involving about 50 billion euros of goods before the war. This is equivalent to the proportion of 55%. The EU's import ban on Russian products involves about 60%of the imports of the pre -war, worth about 90 billion euros.</text:p>
      <text:h text:style-name="P12" text:outline-level="3">
<text:span text:style-name="T4">
Western sanctions on Russia are useful?</text:span>
</text:h>
      <text:h text:style-name="P12" text:outline-level="3">
<text:span text:style-name="T4">
Some countries have worried about China countermeasures</text:span>
</text:h>
      <text:p text:style-name="P4">
According to Germany, when introducing the suggestions of the sanctions in early May, it has caused a long discussion to criticize individual countries around whether it should be named or not, and Russia bypasses the sanctions through these countries. In particular, some countries express their concerns that if they take action on China, they may trigger countermeasures and have a negative impact on trade relations. Therefore, the final agreement was very cautious.</text:p>
      <text:p text:style-name="P4">
Agence France -Presse reported that the European Commission initially wanted to include Chinese enterprises who wanted to provide military -civilian dual -use products to Russia on the sanctions list. According to diplomats, after Beijing proposed a strong protest, only three Russian companies in Hong Kong were listed in the list.</text:p>
      <text:p text:style-name="P4">
In late May, Fu Cong, the head of the Chinese EU, said that China did not provide any military equipment to Russia, and exported dual -purpose items were extremely cautious. "Regarding the sanctions related to Chinese companies, I have to emphasize that if the European party cannot get relevant companies to avoid EU sanctions on Russia, we will resolutely countermeasures."</text:p>
      <text:p text:style-name="P4">
Reuters quoted diplomat news that <text:a xlink:type="simple" xlink:href="https://www.dw.com/zh/zh/媒體歐盟擬制裁七間助俄中企/a-65545705" text:style-name="Internet_20_link" text:visited-style-name="Visited_20_Internet_20_Link">
The draft of the sanctions included eight Chinese companies</text:a>
The EU believes that they sell products to Russia that helps war. The names of these companies were leaked in early May. After the European Commission conducted high -level contact with China, Beijing promised to stop their activities to these companies. As a result, five of them withdrew from the list. The remaining three companies registered in Hong Kong are very small, which may be owned by Russia.</text:p>
      <text:p text:style-name="P4">
The new sanctions were not obviously launched earlier, first of all due to the objections proposed by Hungary and Greece. According to diplomats, these two EU countries are prevented because Ukraine includes the two countries in the [list of supporting the Russian aggression war] in Ukraine.(https://www.dw.com/zh/zh/中国厂商小米被乌克兰列入战争资助者名单/a-65318453)Essence Hungary criticized that the OTP banks involved did not violate any regulations.</text:p>
      <text:p text:style-name="P4">
At the same time, Russia said that the counterattack of Ukraine's military forces has weakened and is re -adjusted at the front line. Russian Defense Minister Sho Gulu said that the Ukraine still has the potential to continue its offensive. In the daily video speech of Ukraine President Zeelianzki on Wednesday evening, he said that the Ukrainian army made progress and advanced forward in the south. However, in an interview with Zessic, a BBC broadcast on Wednesday, he acknowledged that the counterattack offensive was slower than expected. One of the reasons also includes a large area of the Russian army buried landmines.</text:p>
      <text:p text:style-name="P4">
(Germany, Agence France -Presse, Reuters)</text:p>
      <text:p text:style-name="P4">
News Source: <text:a xlink:type="simple" xlink:href="https://www.dw.com/zh/欧盟第11轮对俄制裁-外交官：五家中企从清单撤下/a-66001425" text:style-name="Internet_20_link" text:visited-style-name="Visited_20_Internet_20_Link">
https://www.dw.com/zh/欧盟第11轮对俄制裁-外交官：五家中企从清单撤下/a-66001425?maca=chi-rss-chi-all-1127-rdf</text:a>
</text:p>
      <!--NEWS-->
      <text:h text:style-name="P10" text:outline-level="1">
<text:span text:style-name="T4">
The Ministry of Agriculture approves the sale of artificial chicken companies.</text:span>
</text:h>
      <text:p text:style-name="P4">
Author: 联合早报 (Person)</text:p>
      <text:p text:style-name="P4">
Publisher: 联合早报 (Organization)</text:p>
      <text:p text:style-name="P4">
Published Time: 2023-06-22T11:43</text:p>
      <text:p text:style-name="P4">
Modified Time: 2023-06-22T13:54</text:p>
      <text:p text:style-name="P4">
Description: The United States first approved two companies to sell chickens cultivated in the laboratory with animal cells, which made the United States the second country in the world that allowed animal cells to grow meat after Singapore. American Agricultural Department spokesman told AFP on Wednesday (June 21) that the Ministry of Agriculture ... Ministry of Agriculture ...</text:p>
      <text:p text:style-name="P4">
Videos: []</text:p>
      <text:p text:style-name="P4">
Audios: []</text:p>
      <text:p text:style-name="P4">
Images: []</text:p>
      <text:p text:style-name="P4">
Type: NewsArticle</text:p>
      <text:p text:style-name="P4">
Breadcrumbs: ['即时', '国际']</text:p>
      <text:p text:style-name="P4">
Keywords: ['新加坡', '美国', '鸡肉', '植物肉']</text:p>
      <!--METADATA-->
      <text:p text:style-name="P4">
The United States first approved two companies to sell chickens cultivated in the laboratory with animal cells, which made the United States the second country in the world that allowed animal cells to grow meat after Singapore.</text:p>
      <text:p text:style-name="P4">
US Department of Agriculture spokesman on Wednesday (June 21) told AFP that the Ministry of Agriculture(USDA)The food safety system of the cell cultivation meat company UPSIDE FOODS and the cell agricultural start -up enterprise Goodmeat. The safety systems of the two companies were approved by the Food and Drug Administration in November; the Ministry of Agriculture reviewed and approved their product label last week to ensure that they were not misleading. The two companies said that the product will be provided quickly in a specific restaurant.</text:p>
      <text:p text:style-name="P4">
UPSIDE FOODS CEO and founder of Umavaleti issued by Umavaleti said: "This approval will fundamentally change the way of putting meat on our dining table ... This is a more sustainable future. A big step. "</text:p>
      <text:p text:style-name="P4">
Good Meat is a brand of food technology companies EAT Just, and its chief executive officer Josh Titrik(Josh Tetrick)In addition, its "cultivating meat" has now "sold consumers in the world's largest economy."</text:p>
      <text:p text:style-name="P4">
At the end of 2020, the Singapore Food Bureau approved EAT Just to cultivate chicken for sale in my country, making Singapore the world's first country to sell meat.</text:p>
      <text:p text:style-name="P4">
It is expensive to produce high -quality meat. However, after being approved, UPSIDE processed the first order from a Michelin -level restaurant from San Francisco. At the same time, GoodMeat also began to produce the first batch of products for a chef.</text:p>
      <text:p text:style-name="P4">
The meat cultivated in the laboratory is different from the meat alternatives made of plants such as soybeans. The latter imitate the texture and flavor of the meat, but does not contain any animal protein.</text:p>
      <text:p text:style-name="P4">
News Source: <text:a xlink:type="simple" xlink:href="https://www.zaobao.com.sg/realtime/world/story20230622-1406683" text:style-name="Internet_20_link" text:visited-style-name="Visited_20_Internet_20_Link">
https://www.zaobao.com.sg/realtime/world/story20230622-1406683</text:a>
</text:p>
      <!--NEWS-->
      <text:h text:style-name="P10" text:outline-level="1">
<text:span text:style-name="T4">
Comment | Wang Lixiong: Wang Huzi is here -Recalling Xinjiang Travel See (45)</text:span>
</text:h>
      <text:p text:style-name="P4">
Author: None</text:p>
      <text:p text:style-name="P4">
Publisher: Radio Free Asia (Organization)</text:p>
      <text:p text:style-name="P4">
Published Time: 2023-06-22T11:44:00-04:00</text:p>
      <text:p text:style-name="P4">
Modified Time: 2023-06-22T12:56:26-04:00</text:p>
      <text:p text:style-name="P4">
Description: None</text:p>
      <text:p text:style-name="P4">
Videos: []</text:p>
      <text:p text:style-name="P4">
Audios: ["<text:a xlink:type="simple" xlink:href="https://www.rfa.org/mandarin/pinglun/xueyumantan/wlx-062220230907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88615in" draw:z-index="0">
<draw:image xlink:href="../Images/rfamandarin/2023-06-22T11-44-00-04-00/000000.png" xlink:type="simple" xlink:show="embed" xlink:actuate="onLoad" draw:mime-type="image/png"/>
</draw:frame>
Wang Zhen, former vice chairman of China <text:a xlink:type="simple" xlink:href="https://www.rfa.org/mandarin/pinglun/xueyumantan/wlx-06222023090723.html/@@images/image" text:style-name="Internet_20_link" text:visited-style-name="Visited_20_Internet_20_Link">
</text:a>
Baidu Encyclopedia screenshot(https://www.rfa.org/mandarin/pinglun/xueyumantan/wlx-06222023090723.html/@@stream)The evening before I left Urumqi, I went to the Uighur District of Erdaoqiao. There is no special purpose, but I rarely see Uighurs all the way in the northern Xinjiang. It seems that it does not seem to be in Xinjiang. I hope to experience the Uyghur atmosphere again.</text:p>
      <text:p text:style-name="P4">
The tall buildings in Urumqi have continued to increase. In the past, the Uighur people complained that the high -rise buildings were covered in the Han area. The Uighur District could not see the change, but now it cannot be said. In recent years, the office buildings and apartment buildings in the Uighur are also built. The original alleys have been demolished, and there are only few relics. The newly covered apartment has a Uyghur color. The higher building is used by banks and agencies. The Uighur District formed in history is in the golden location of Urumqi today. Real estate development is playing the idea of this location. Under the name of helping the Uighurs to improve the living conditions, the original bungalow buildings are removed and residents are concentrated in the apartment building. The empty land can be appreciated a lot.</text:p>
      <text:p text:style-name="P4">
On the road, there were gun policemen and armed police queue patrols. The police are the Uighur and the armed police are Han. The Uighur police exaggerated the gun in front, the muzzle facing down, making the shooting at any time. This has never been seen in other cities. The Han Armed Police did not hold a gun, but only took an electric baton. The villain in the image is also a way to make the Uighur police.</text:p>
      <text:p text:style-name="P4">
When I observed the police, I saw them suddenly surrounded a few Uighur youths, followed a set of training procedures, and forced several young people to the wall. The Han Armed Police also surrounded the procedures into semi -circular, facing the streets to guard against other directions. The Uighur police questioned the surrounding youth in the semicircular. A fear of the atmosphere suddenly permeated in the air. The Uyghur people who dared to stop and watched, they turned back while walking. Perhaps the police are for this purpose -creating a terrorist atmosphere to form a deterrent. After several young people were questioned, they must be released without finding any problems. The young people's faces were full of warehouse, and they left in a hurry.</text:p>
      <text:p text:style-name="P4">
The central square of the International Bazaar was opened as a place to eat a buffet to watch the song and dance performance, and it was surrounded by iron fences. The fence is full of dining tables. Each person must pay 218 yuan. Hundreds of people are waiting for the performance while entering the meal. I took a closer look. Except for a few foreign tourists and individual Uighur tour guides, I was basically Han. More Han people are still entering the scene. Outside the fence, the local ethnic minorities were waiting to watch the singing and dance performances. They looked at the fence and looked in from the air. The effect was poor and the posture was uncomfortable, but they didn't need to spend money. I stood with the Uighurs outside the fence. A woman holds the boy as much as possible so that the boy can see it. This scene is weird and sad. Locals watching the singing and dancing of this nation can only stand in this position and in this way.</text:p>
      <text:p text:style-name="P4">
At the gate of the fence, the ethnic minority girls wore the costumes representing various ethnic groups in Xinjiang. The Han people who welcomed the buying tickets entered the venue, and the smiley faces were greeted. Only the back of the nation's compatriots, although she was expressionless. At that time, I remembered another back of the same grace, and it was a behavioral art made by an artist: on the top of a hill near Urumqi, a Uyghur girl wearing national clothing facing the mountains under the mountains And the old houses under the tall buildings that are being demolished and about to be demolished, shouted in Uyghur and Chinese in turn: "The beard is here!Wang Beard is here!" The voice is like weeping blood, the posture is like the heart, Broken, and the world she faced was unprepared.</text:p>
      <text:p text:style-name="P4">
Wang Huzi refers to Wang Zhen — the leader of the Chinese Communist Party operating the northwest. He is known as a brutal slaughter of the Uyghur and was regarded by the Uyghur as a demon. It is said that when the Uyghur child cried, the mother said, "The beard is coming", and the child will stop crying immediately. Behavioral artistic power is expressed in the new era of the king's beard -capital, market, red dust and the world of drunken dreams, and sweeping Xinjiang under the opening of power and asylum. Roll the old Uyghur house under his feet. The artist wants to express the murderer king beard has been replaced by the king's beard of the new era. The real situation is not replacement, but the two kings beard like a double -sided devil two in one, and in Xinjiang today. The Uyghur is like the Uyghur girl with a beautiful back. She dares to hide on the top of the suburbs and shout helplessly to heaven.</text:p>
      <text:p text:style-name="P4">
(The article only represents the personal position and point of view of the special commentator)</text:p>
      <text:p text:style-name="P4">
News Source: <text:a xlink:type="simple" xlink:href="https://www.rfa.org/mandarin/pinglun/xueyumantan/wlx-06222023090723.html" text:style-name="Internet_20_link" text:visited-style-name="Visited_20_Internet_20_Link">
https://www.rfa.org/mandarin/pinglun/xueyumantan/wlx-06222023090723.html</text:a>
</text:p>
      <!--NEWS-->
      <text:h text:style-name="P10" text:outline-level="1">
<text:span text:style-name="T4">
On the eve of the Dragon Boat Festival, a tragedy occurred in a barbecue restaurant in Yinchuan City, China died at least 31 people</text:span>
</text:h>
      <text:p text:style-name="P4">
Author: chinese@voanews.com (美国之音)</text:p>
      <text:p text:style-name="P4">
Publisher: 美国之音中文网 (Type: NewsMediaOrganization)</text:p>
      <text:p text:style-name="P4">
Published Time: 2023-06-22T11:53:10+08:00</text:p>
      <text:p text:style-name="P4">
Modified Time: 2023-06-22 03:53:10Z</text:p>
      <text:p text:style-name="P4">
Description: On the eve of the Dragon Boat Festival, a major bombing occurred. The official media reported on Thursday (June 22, 2023) that a liquefied gas tank explosion occurred on Wednesday night in the Northwest restaurant, which had killed 31 people. President Xi Jinping asked to rescue the wounded all the time, and asked the relevant industries and departments to strengthen security management measures.</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restaurant-explosion-kills-dozens-20230622/7147852.html" text:style-name="Internet_20_link" text:visited-style-name="Visited_20_Internet_20_Link">
https://www.voachinese.com/a/china-restaurant-explosion-kills-dozens-20230622/7147852.html</text:a>
</text:p>
      <!--NEWS-->
      <text:h text:style-name="P10" text:outline-level="1">
<text:span text:style-name="T4">
Column | Green Intelligence: After the epidemic year, is it okay?</text:span>
</text:h>
      <text:p text:style-name="P4">
Author: None</text:p>
      <text:p text:style-name="P4">
Publisher: Radio Free Asia (Organization)</text:p>
      <text:p text:style-name="P4">
Published Time: 2023-06-22T11:58:18-04:00</text:p>
      <text:p text:style-name="P4">
Modified Time: 2023-06-22T11:58:18-04:00</text:p>
      <text:p text:style-name="P4">
Description: None</text:p>
      <text:p text:style-name="P4">
Videos: []</text:p>
      <text:p text:style-name="P4">
Audios: ["<text:a xlink:type="simple" xlink:href="https://www.rfa.org/mandarin/zhuanlan/luseqingbaoyuan/grn-062220230925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4.600844in" draw:z-index="0">
<draw:image xlink:href="../Images/rfamandarin/2023-06-22T11-58-18-04-00/000000.png" xlink:type="simple" xlink:show="embed" xlink:actuate="onLoad" draw:mime-type="image/png"/>
</draw:frame>
Wildlife was caught in large quantities due to medical value. A new crown epidemic that swept the global crown has pushed up the demand for blood, and indirectly accelerated the disappearance. <text:a xlink:type="simple" xlink:href="https://www.rfa.org/mandarin/zhuanlan/luseqingbaoyuan/grn-06222023092540.html/@@images/image" text:style-name="Internet_20_link" text:visited-style-name="Visited_20_Internet_20_Link">
</text:a>
(Associated Press)(https://www.rfa.org/mandarin/zhuanlan/luseqingbaoyuan/grn-06222023092540.html/@@stream)存 is one of the only living fossil species on the earth. It has escaped the five biological extinction, and the extreme natural events did not let it die. The disappearance of the population.</text:p>
      <text:p text:style-name="P4">
<text:span text:style-name="T4">
 Sad things on the International Nursing Day </text:span>
</text:p>
      <text:p text:style-name="P4">
In March 2019, Sannuki (also known as Chinese, Chinese, Chinese, and Oriental) was collected into the Red List of Endangered Species by the World Nature Protection Alliance (IUCN), listed as an endangered (EN) grade, and set on June 20th. For "International Conservation Day". Unexpectedly, the new crown virus was born in less than half a year, and the speed of surrounding the world at a speed of thunder was not tangled with this new virus for 4 years.</text:p>
      <text:p text:style-name="P4">
Has lived on the earth for more than 400 million years, and is older than dinosaurs, and has a horseshoe crab alias because of its appearance. Dr. Yang Mingzhe, a member of the Expert Group of the World Nature Protection Alliance Species Species, pointed out that there are currently 4 types of crickets in the world, including the American 鲎 distributed on the East Coast of North America, and the three thorn, round tails and giant crickets distributed in Asia, Among them, the three thorn is the most widely distributed. From the north of Kyushu in Japan, the west side of Sumatra on the south to Indonesia in the south, the most distributed place is in China, especially in the north Bay of Guangxi.</text:p>
      <text:p text:style-name="P4">
In the past, East Asia had a lot of traces. More than 30 years ago, the thorny spines can be seen everywhere on the beaches of the eastern and southern parts of China, and now there are only the memories of the older generation. "Asian countries have rewarded the triad -ethnic ethnic groups to show a recession, including Japan, China, Hong Kong, Taiwan, Malaysia, and Indonesia." Yang Mingzhe explained that "China has an evaluation data showing that from 2000 to 2020, the 鲎 on the coast of China from 2000 to 2020 The quantity is sharp from about 1 million to about 200,000. "</text:p>
      <text:p text:style-name="P4">
Since the 1960s, this ancient creature with magical blue blood has silently control human health, "saved all human life." Yang Mingzhe, who has been investing for more than 20 years, said with a emotional tone, " Factor (FACTC), this coagulation factor can detect whether the vaccine has bacterial internal toxins in a few minutes, internal toxins may cause allergies, fever, and even death. "</text:p>
      <text:p text:style-name="P4">
The blue blood of the 能 can accurately detect the internal toxins of the bacteria, and a new coronal virus allows the 鲎 to lose blood. (Associated Press) <text:a xlink:type="simple" xlink:href="https://www.rfa.org/mandarin/zhuanlan/luseqingbaoyuan/grn-06222023092540.html/3.jpg" text:style-name="Internet_20_link" text:visited-style-name="Visited_20_Internet_20_Link">
</text:a>
<text:span text:style-name="T4">
 A virus accelerates blood loss </text:span>
</text:p>
      <text:p text:style-name="P4">
Most injection and vaccine must be detected before the factory is out of the factory to ensure that no bacterial pollution is. "Moving a reagent with blood -blooded blood is currently close to the only detection method." Yang Mingzhe further said, "New crown pneumonia explosion in 2020, in mid -2020, teams all over the world are put into vaccine research and development. As the demand of the test agent increases, the demand of the test agent has increased. , Unsurable to accelerate the disappearance speed. "</text:p>
      <text:p text:style-name="P4">
How much is the great plague of this century? This number is a mystery. However, from March 2020, the World Health Organization announced that the new crown pneumonia is popular in the world. It has reached more than 100 countries. Scientists have developed vaccines at an unprecedented speed. The number of doses (L) has exceeded 13.4 billion, and the degree of "blood loss" is not difficult to imagine.</text:p>
      <text:p text:style-name="P4">
There are two types of tadpoles adopted by various countries, one is the LAL pupa reagent extracted by the blood of the Americas, and the other is the TAL 鲎 reagent extracted by the blood of the three spiny sinks. The IUCN red list belongs to the "easy danger" (VU) species, which means that the existing species are about to become an endangered species. The current situation of the three spiny crickets is even more optimistic.</text:p>
      <text:p text:style-name="P4">
Yang Mingzhe said that most of the current blood blood is provided by the United States and China, and the production and manufacturing of the test agents are also dominated by the United States and China. In China, due to the lack of sources in China, it has invested in the acquisition of three in Southeast Asian countries such as Vietnam. Endochoia, even Chinese fishing vessels, caught the border, especially in the waters adjacent to Guangxi and Vietnam, to a certain extent to speed up the decline in the population of other countries.</text:p>
      <text:p text:style-name="P4">
"In fact, letting 延 continuing is also allowing humans to continue, then it is not to think about it by the country." Yang Mingzhe said, "Some conservation groups believe that the capture of a large number of crickets will cause the number of crickets to decrease sharply. This is also this is also An indisputable fact. "</text:p>
      <text:p text:style-name="P4">
The injection and vaccine must be tested by the reagents to ensure that there is no endotoxin pollution, and the new crown vaccine is no exception. (Agence France -Presse) <text:a xlink:type="simple" xlink:href="https://www.rfa.org/mandarin/zhuanlan/luseqingbaoyuan/grn-06222023092540.html/2.jpg" text:style-name="Internet_20_link" text:visited-style-name="Visited_20_Internet_20_Link">
</text:a>
<text:span text:style-name="T4">
 After the Chinese slave is reduced to blood slaves </text:span>
</text:p>
      <text:p text:style-name="P4">
According to the survey estimates of the Ocean Research Institute of Guangxi Zhuang Autonomous Region, the number of thorns of the three spiny sturgeons in the north Bay of Guangxi has dropped from 600 to 700,000 in the 1990s to about 40,000 pairs in 2019. Essence Yang Mingzhe believes that the development of the coast of Guangxi is not as serious as Guangdong and Fujian, and capturing blood and taking blood is an important reason for a sharp decrease in groups."At least 90%of the blood blood from the blood is from the wild 鲎. Regardless of whether in the United States or China, some units claim to be the puppets cultivated by themselves. I don't think it is a fact. They should be caught from the wild. Perform blood. "Yang Mingzhe explained." At present, the technology of artificial breeding crickets exists, but in terms of cost, the cultivation of a cricket from the ovulation to the adult can be drawn, which may be nearly 10 years. Food, space, electricity bills, etc., the cost of breeding is higher than the field capture. "</text:p>
      <text:p text:style-name="P4">
Although the reagent companies of various countries emphasize the blood removal, they will put the 鲎 back to the ocean. Yang Mingzhe said that during the blood drawing process, the cricket may have been separated from the sea for too long, the heat shock or hypoxia occurred, or the blood drawing process caused infection and death. In addition, subsequent studies also found that the amount of spawning of the mother -in -law will be greatly reduced, and it will even be easier to get lost, which will affect the effect of survival and reproduction.</text:p>
      <text:p text:style-name="P4">
In the summer, the three thorns enters the breeding season, and the crickets will become a pair of eggs on the shore, and they often become arrested. (Yang Mingzhe Photography) <text:a xlink:type="simple" xlink:href="https://www.rfa.org/mandarin/zhuanlan/luseqingbaoyuan/grn-06222023092540.html/4.jpeg" text:style-name="Internet_20_link" text:visited-style-name="Visited_20_Internet_20_Link">
</text:a>
<text:span text:style-name="T4">
 After drying the blood, send it to the table </text:span>
</text:p>
      <text:p text:style-name="P4">
Yang Mingzhe pointed out that the United States stipulates that only one -third of the blood can be drawn, and the death rate after blood drawing is about 10%to 30%. The figures are 15%, although China also has relevant regulations for blood volume, almost all of them have been drawn, and the mortality rate is close to 100%.</text:p>
      <text:p text:style-name="P4">
This way of rushing to kill is astounding. Not only is it drying every drop of blood, but the meat is also delivered to the table. "Sometimes Guangxi puts the wild in the wild into a large breeding pool, which is convenient for a large amount of use in the factory processing. I saw these dying after the blood was drawn. They were sent to the very simple local house. Liszing these crickets. "Yang Mingzhe said deeply." The meat that people can eat is sold to the restaurant.</text:p>
      <text:p text:style-name="P4">
The tide and tide, the prosperity scene of Cheng Chengcheng has no longer seen the prosperous scene of the layout of the layout. Instead, it is replaced by floating and sinking shells, and the living fossils eventually become piles of wreckage.</text:p>
      <text:p text:style-name="P4">
Women dismembered the three thorny stomachs that had been drawn in a house in Guangxi, China, and they were skilled in picking out the meat and selling them into the catering market. (Yang Mingzhe Photography) <text:a xlink:type="simple" xlink:href="https://www.rfa.org/mandarin/zhuanlan/luseqingbaoyuan/grn-06222023092540.html/5.jpeg" text:style-name="Internet_20_link" text:visited-style-name="Visited_20_Internet_20_Link">
</text:a>
<text:span text:style-name="T4">
 Can Asia stop blood? </text:span>
</text:p>
      <text:p text:style-name="P4">
In order to save the endangered fate of the, in 2021, China included the three thorn and roundtails in the "National Key Protection of Wildlife List" and became a national second -level protection wildlife. Yang Mingzhe said that some reagent manufacturers in China have stated that they have stopped supplying some tested agents that have seriously consumed the resource. Relevant units have also begun to ban illegal incidents and sentenced them to punishment. It is still in a gray area in certain areas.</text:p>
      <text:p text:style-name="P4">
Despite the upgrade of the protection level of Sannuki, China's new version of the "Wildlife Protection Law" on May this year, the provisions mentioned that "due to scientific research, artificial breeding, public display performances, cultural relics protection, or other special conditions, they need to be sold or purchased. If the country's key protection of wild animals and their products shall be approved by the provincial, autonomous region, and municipal people's governments directly under the Central Government. It should abide by laws and regulations such as the "Drug Administration Law of the People's Republic of China". "In the eyes of Chinese experts, this wild protection law continues to open the door for the use of blood.</text:p>
      <text:p text:style-name="P4">
The tragic fate of blood removal and disintegration in Guangxi, China, was put aside. (Yang Mingzhe Photography) <text:a xlink:type="simple" xlink:href="https://www.rfa.org/mandarin/zhuanlan/luseqingbaoyuan/grn-06222023092540.html/6.jpeg" text:style-name="Internet_20_link" text:visited-style-name="Visited_20_Internet_20_Link">
</text:a>
In fact, scientists are actively looking for solutions and constantly developing alternatives of reagents. Yang Mingzhe pointed out that as early as 2003, Singaporean scientists have invented alternative reagents. Based on blood -based genes, they have developed alternative reagents that do not need blood. Reagents, but the European Union has taken the lead in approval in European Pharmacopoeia and officially took effect in July 2020.</text:p>
      <text:p text:style-name="P4">
Alas, I finally survived the major epidemic, the danger of survival roads, and the next time the species is extinct, will the three thorny stubborn be one of the extinction species?</text:p>
      <text:p text:style-name="P4">
Writing, production and hosting: Mai Xiaotian Editor: Xu Shuting</text:p>
      <text:p text:style-name="P4">
News Source: <text:a xlink:type="simple" xlink:href="https://www.rfa.org/mandarin/zhuanlan/luseqingbaoyuan/grn-06222023092540.html" text:style-name="Internet_20_link" text:visited-style-name="Visited_20_Internet_20_Link">
https://www.rfa.org/mandarin/zhuanlan/luseqingbaoyuan/grn-06222023092540.html</text:a>
</text:p>
      <!--NEWS-->
      <text:h text:style-name="P10" text:outline-level="1">
<text:span text:style-name="T4">
The Norwegian central bank raises interest rates 2 yards suggesting that it will continue to rise</text:span>
</text:h>
      <text:p text:style-name="P4">
Publisher: 法新社</text:p>
      <text:p text:style-name="P4">
Published Time: 2023-06-22T12:02:08+00:00</text:p>
      <text:p text:style-name="P4">
Modified Time: 2023-06-22T11:35:03+00:00</text:p>
      <text:p text:style-name="P4">
Description: (Agence France -Presse Oslo, 22nd) The Central Bank of Norwegian Bank decided to raise interest rates by 2 yards today. This is the bank's 11th rate hike since 2021, and also hinted that it may raise interest rates again in Augu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6-22T12-02-08-00-00/000000.png" xlink:type="simple" xlink:show="embed" xlink:actuate="onLoad" draw:mime-type="image/png"/>
</draw:frame>
Agence France -Presse reported that the central bank of Norway today decided to increase the benchmark interest rate by 2 yards to 3.75%.</text:p>
      <text:p text:style-name="P4">
News Source: <text:a xlink:type="simple" xlink:href="https://www.rfi.fr/cn/%E8%B4%A2%E7%BB%8F%E5%BF%AB%E8%AE%AF/20230622-%E6%8C%AA%E5%A8%81%E5%A4%AE%E8%A1%8C%E5%8D%87%E6%81%AF2%E7%A0%81-%E6%9A%97%E7%A4%BA%E5%B0%86%E7%BB%AD%E5%8D%87" text:style-name="Internet_20_link" text:visited-style-name="Visited_20_Internet_20_Link">
https://www.rfi.fr/cn/%E8%B4%A2%E7%BB%8F%E5%BF%AB%E8%AE%AF/20230622-%E6%8C%AA%E5%A8%81%E5%A4%AE%E8%A1%8C%E5%8D%87%E6%81%AF2%E7%A0%81-%E6%9A%97%E7%A4%BA%E5%B0%86%E7%BB%AD%E5%8D%87</text:a>
</text:p>
      <!--NEWS-->
      <text:h text:style-name="P10" text:outline-level="1">
<text:span text:style-name="T4">
Swiss central bank raising interest rate 1 yard anti -inflation</text:span>
</text:h>
      <text:p text:style-name="P4">
Publisher: 法新社</text:p>
      <text:p text:style-name="P4">
Published Time: 2023-06-22T12:02:09+00:00</text:p>
      <text:p text:style-name="P4">
Modified Time: 2023-06-22T11:35:02+00:00</text:p>
      <text:p text:style-name="P4">
Description: (Agence France -Presse, Zurich, 22nd) Swiss Central Bank said today that the mid -term inflation pressure has increased, and the resolution has been raised by 1 yar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6-22T12-02-09-00-00/000000.png" xlink:type="simple" xlink:show="embed" xlink:actuate="onLoad" draw:mime-type="image/png"/>
</draw:frame>
The Swiss Central Bank issued a statement today: "Swiss Nationalbank further tightened the monetary policy, raising the Swiss National Bank's policy rate of 0.25 percentage points to 1.75%, thereby fighting inflation pressure. In the middle period, inflation pressure has increased. ","</text:p>
      <text:p text:style-name="P4">
The Swiss Bank also said: "The Swiss National Bank does not rule out that the policy interest rate must continue to increase to ensure that the mid -term price is stable."</text:p>
      <text:p text:style-name="P4">
The Swiss Central Bank said that the inflation rate in recent months has fallen sharply and came to 2.2%in May. The bank said that the prices of imported goods were declining, especially oil products and natural gas prices. The latest estimates of the Swiss Central Bank estimated that the average annual inflation rate in 2023 and 2024 was 2.2%, and the inflation rate in 2025 was 2.1%.</text:p>
      <text:p text:style-name="P4">
Analysts of Capitaleconomics (CapitaleConomics) said that the Swiss Bank's interest rate hikes meet market expectations, but the inflation rate is estimated to be aimed in the next two years, which strongly revealed that "this interest rate increase cycle will be raised at least again." Fall in September.</text:p>
      <text:p text:style-name="P4">
News Source: <text:a xlink:type="simple" xlink:href="https://www.rfi.fr/cn/%E8%B4%A2%E7%BB%8F%E5%BF%AB%E8%AE%AF/20230622-%E7%91%9E%E5%A3%AB%E5%A4%AE%E8%A1%8C%E5%8D%87%E6%81%AF1%E7%A0%81%E6%8A%97%E9%80%9A%E8%86%A8" text:style-name="Internet_20_link" text:visited-style-name="Visited_20_Internet_20_Link">
https://www.rfi.fr/cn/%E8%B4%A2%E7%BB%8F%E5%BF%AB%E8%AE%AF/20230622-%E7%91%9E%E5%A3%AB%E5%A4%AE%E8%A1%8C%E5%8D%87%E6%81%AF1%E7%A0%81%E6%8A%97%E9%80%9A%E8%86%A8</text:a>
</text:p>
      <!--NEWS-->
      <text:h text:style-name="P10" text:outline-level="1">
<text:span text:style-name="T4">
Column | Military No Forbidden Area: Big Counterattack has not yet arrived -Ukraine urgently needs remote precision firepower and clustering ammunition</text:span>
</text:h>
      <text:p text:style-name="P4">
Author: None</text:p>
      <text:p text:style-name="P4">
Publisher: Radio Free Asia (Organization)</text:p>
      <text:p text:style-name="P4">
Published Time: 2023-06-22T12:12:00-04:00</text:p>
      <text:p text:style-name="P4">
Modified Time: 2023-06-22T14:26:45-04:00</text:p>
      <text:p text:style-name="P4">
Description: None</text:p>
      <text:p text:style-name="P4">
Videos: []</text:p>
      <text:p text:style-name="P4">
Audios: ["<text:a xlink:type="simple" xlink:href="https://www.rfa.org/mandarin/zhuanlan/junshiwujinqu/mil-062220231148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The host of this show is a military commentator who has long been concerned about cross -strait and Indo -Pacific military security affairs for a long time.)</text:p>
      <text:p text:style-name="P4">
News Source: <text:a xlink:type="simple" xlink:href="https://www.rfa.org/mandarin/zhuanlan/junshiwujinqu/mil-06222023114821.html" text:style-name="Internet_20_link" text:visited-style-name="Visited_20_Internet_20_Link">
https://www.rfa.org/mandarin/zhuanlan/junshiwujinqu/mil-06222023114821.html</text:a>
</text:p>
      <!--NEWS-->
      <text:h text:style-name="P10" text:outline-level="1">
<text:span text:style-name="T4">
Minister of McGrady Yellen: Meizhong maintaining communication is critical</text:span>
</text:h>
      <text:p text:style-name="P4">
Author: None</text:p>
      <text:p text:style-name="P4">
Publisher: Radio Free Asia (Organization)</text:p>
      <text:p text:style-name="P4">
Published Time: 2023-06-22T12:17:00-04:00</text:p>
      <text:p text:style-name="P4">
Modified Time: 2023-06-22T12:18: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612011in" draw:z-index="0">
<draw:image xlink:href="../Images/rfamandarin/2023-06-22T12-17-00-04-00/000000.png" xlink:type="simple" xlink:show="embed" xlink:actuate="onLoad" draw:mime-type="image/png"/>
</draw:frame>
Yellen made a speech at the US Embassy in front of the Global Financing Contract Summit in Paris on the 22nd. <text:a xlink:type="simple" xlink:href="https://www.rfa.org/mandarin/Xinwen/1-06222023113800.html/@@images/image" text:style-name="Internet_20_link" text:visited-style-name="Visited_20_Internet_20_Link">
</text:a>
Associated Press Picture</text:p>
      <text:p text:style-name="P4">
At the press conference of the "Global Financing Contract Summit" held in Paris on the 22nd in Paris, U.S. Treasury Secretary Yellen 22 said in the statement that President Biden said Chinese leader Xi Jinping said, "President Bayon and I think the United States thinks the United States and I think the United States thinks the United States. It is important to maintain communication ... ... to clarify misunderstandings and differences ", we need to cooperate in the field of energy. She did not say that there were indeed differences between the United States and China.</text:p>
      <text:p text:style-name="P4">
The Chinese State Council Prime Minister Li Qiang attended the Global Financial Summit held on global climate change and poverty issues as a Chinese representative. Yellen said he was happy to see the Chinese participation. She also said, "as President Biden said, the two largest economies in the world are working together to deal with global challenges, which is important."</text:p>
      <text:p text:style-name="P4">
President Biden used a dictator to describe Xi Jinping at a fundraising event on the 20th, which caused condemnation from the Chinese government. The Associated Press reported that the confrontation led to a new crack in Sino -US relations after the end of the visit to China. The purpose of Blindken's visit to China is to ease the current US -China relations that have fallen to the freezing point.</text:p>
      <text:p text:style-name="P4">
Responsible editor: Rao Yiming</text:p>
      <text:p text:style-name="P4">
News Source: <text:a xlink:type="simple" xlink:href="https://www.rfa.org/mandarin/Xinwen/1-06222023113800.html" text:style-name="Internet_20_link" text:visited-style-name="Visited_20_Internet_20_Link">
https://www.rfa.org/mandarin/Xinwen/1-06222023113800.html</text:a>
</text:p>
      <!--NEWS-->
      <text:h text:style-name="P10" text:outline-level="1">
<text:span text:style-name="T4">
The US Maritime Police Patrol boat crosses the Taiwan Strait</text:span>
</text:h>
      <text:p text:style-name="P4">
Author: None</text:p>
      <text:p text:style-name="P4">
Publisher: Radio Free Asia (Organization)</text:p>
      <text:p text:style-name="P4">
Published Time: 2023-06-22T12:18:00-04:00</text:p>
      <text:p text:style-name="P4">
Modified Time: 2023-06-22T12:25: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4.589677in" draw:z-index="0">
<draw:image xlink:href="../Images/rfamandarin/2023-06-22T12-18-00-04-00/000000.png" xlink:type="simple" xlink:show="embed" xlink:actuate="onLoad" draw:mime-type="image/png"/>
</draw:frame>
Data photo of the American Coast Guard "Strarton" gunboat <text:a xlink:type="simple" xlink:href="https://www.rfa.org/mandarin/Xinwen/2-06222023114310.html/@@images/image" text:style-name="Internet_20_link" text:visited-style-name="Visited_20_Internet_20_Link">
</text:a>
The U.S. Coast Guard Information Photos of the U.S. Navy's Seventh Fleet said on the 21st that a US coast Guard "Strarton" cannon ship passed the Taiwan Strait on Tuesday, local time. The ship's time in this sensitive waters was the next day for US Secretary of State Brills to end his visit to Beijing. According to the Associated Press, the U.S. Navy said that the ship carried out the "routine Taiwan Strait transit" based on international law, indicating that the United States is committed to maintaining the free opening of the Indo -Pacific region. In this regard, Gan Yu, a spokesman for the China Maritime Police News Bureau, said that Stradon passed away from the Taiwan Strait, and the Chinese Maritime Police Fleet went to the supervisor throughout the process, corresponding to the treatment according to law and regulations. The Chinese Maritime Police will strengthen cruise and enforcement in the waters of China, and resolutely safeguard national sovereignty. Earlier this month, the US missile destroyer Zhong Yun and the Royal Canadian Navy frigate Monterer sailed in the Taiwan Strait. At that time, a Chinese ship cut in front of the US ship and was less than 150 yards. The Chinese official Global Times reported that Li Haidong, a professor at the School of Foreign Affairs, said that Brinken left his front foot, and the back of the US Coast Guard passed the Taiwan Strait. Obviously, the United States still promoted Taiwan to curb China on the Taiwan issue. This incident once again exposed the two sides of the United States' diplomacy against China. However, the Global Times pointed out that compared with the previous navigation of the Taiwan Strait, the United States did not send warships this time, but sent the coastal guards alone. Correspondingly, China also responded to the China Sea Police, not the PLA, not the PLA, not the PLA, not the PLA, not the PLA Eastern theater. Responsible editor: Rao Yiming</text:p>
      <text:p text:style-name="P4">
News Source: <text:a xlink:type="simple" xlink:href="https://www.rfa.org/mandarin/Xinwen/2-06222023114310.html" text:style-name="Internet_20_link" text:visited-style-name="Visited_20_Internet_20_Link">
https://www.rfa.org/mandarin/Xinwen/2-06222023114310.html</text:a>
</text:p>
      <!--NEWS-->
      <text:h text:style-name="P10" text:outline-level="1">
<text:span text:style-name="T4">
Blingken visited the Hou Mu Mei Maritime Police Team Patrol Patriarch passed the Taiwan Strait</text:span>
</text:h>
      <text:p text:style-name="P4">
Author: chinese@voanews.com (杨安)</text:p>
      <text:p text:style-name="P4">
Publisher: 美国之音中文网 (Type: NewsMediaOrganization)</text:p>
      <text:p text:style-name="P4">
Published Time: 2023-06-22T12:20:02+08:00</text:p>
      <text:p text:style-name="P4">
Modified Time: 2023-06-22 06:09:17Z</text:p>
      <text:p text:style-name="P4">
Description: The Seventh Fleet of the U.S. Navy said on Wednesday (June 21) that a US coast guards passed the Taiwan Strait on Tuesday, local time. The time of this ship through this sensitive waterway was at the end of the end of the next day at the end of the US Secretary of State Antony Blinken.</text:p>
      <text:p text:style-name="P4">
Videos: []</text:p>
      <text:p text:style-name="P4">
Images: []</text:p>
      <text:p text:style-name="P4">
Categories: ['台湾', '美国', '中国', '军事']</text:p>
      <text:p text:style-name="P4">
Type: None</text:p>
      <!--METADATA-->
      <text:p text:style-name="P4">
Nonenone</text:p>
      <text:p text:style-name="P4">
News Source: <text:a xlink:type="simple" xlink:href="https://www.voachinese.com/a/us-coast-guard-ship-transits-taiwan-strait-20230622/7147858.html" text:style-name="Internet_20_link" text:visited-style-name="Visited_20_Internet_20_Link">
https://www.voachinese.com/a/us-coast-guard-ship-transits-taiwan-strait-20230622/7147858.html</text:a>
</text:p>
      <!--NEWS-->
      <text:h text:style-name="P10" text:outline-level="1">
<text:span text:style-name="T4">
Xi Jinping asked to investigate the Yinchuan explosion accident</text:span>
</text:h>
      <text:p text:style-name="P4">
Author: None</text:p>
      <text:p text:style-name="P4">
Publisher: Radio Free Asia (Organization)</text:p>
      <text:p text:style-name="P4">
Published Time: 2023-06-22T12:21:00-04:00</text:p>
      <text:p text:style-name="P4">
Modified Time: 2023-06-22T12:49: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612011in" draw:z-index="0">
<draw:image xlink:href="../Images/rfamandarin/2023-06-22T12-21-00-04-00/000000.png" xlink:type="simple" xlink:show="embed" xlink:actuate="onLoad" draw:mime-type="image/png"/>
</draw:frame>
On the eve of the Dragon Boat Festival, an gas explosion accident occurred in a barbecue restaurant in Yinchuan, the capital of Ningxia Autonomous Region. Firefighters were rescued. <text:a xlink:type="simple" xlink:href="https://www.rfa.org/mandarin/Xinwen/3-06222023114427.html/@@images/image" text:style-name="Internet_20_link" text:visited-style-name="Visited_20_Internet_20_Link">
</text:a>
Wang peng/xinhua via AP</text:p>
      <text:p text:style-name="P4">
On the eve of the Dragon Boat Festival, the gas explosion accident occurred in a barbecue restaurant in Yinchuan, the capital of Ningxia Autonomous Region.</text:p>
      <text:p text:style-name="P4">
China's official media Xinhua News Agency said that the explosion happened on Wednesday evening and was caused by the gas leakage of the barbecue restaurant operation room. In addition to the victims, there were seven people injured, one of which was seriously injured.</text:p>
      <text:p text:style-name="P4">
This restaurant named Fuyang barbecue is located on a bustling street in the center of Yinchuan. It is close to a residential area. Many people have dinner on the eve of the Dragon Boat Festival holiday.</text:p>
      <text:p text:style-name="P4">
Xi Jinping has ordered a safe rectification of various places and departments to prevent major accidents in key industries.</text:p>
      <text:p text:style-name="P4">
Responsible editor: Rao Yiming</text:p>
      <text:p text:style-name="P4">
News Source: <text:a xlink:type="simple" xlink:href="https://www.rfa.org/mandarin/Xinwen/3-06222023114427.html" text:style-name="Internet_20_link" text:visited-style-name="Visited_20_Internet_20_Link">
https://www.rfa.org/mandarin/Xinwen/3-06222023114427.html</text:a>
</text:p>
      <!--NEWS-->
      <text:h text:style-name="P10" text:outline-level="1">
<text:span text:style-name="T4">
Australia deletes poisonous words and hatred information within 28 days</text:span>
</text:h>
      <text:p text:style-name="P4">
Author: 联合早报 (Person)</text:p>
      <text:p text:style-name="P4">
Publisher: 联合早报 (Organization)</text:p>
      <text:p text:style-name="P4">
Published Time: 2023-06-22T12:22</text:p>
      <text:p text:style-name="P4">
Modified Time: 2023-06-22T13:49</text:p>
      <text:p text:style-name="P4">
Description: The Australian Internet Security Regulatory Agency on Thursday (June 22) said that social media companies and Twitter were fined. The reason was that Twitter failed to solve the problem of online abuse. "Information" surge. Australia Electronic Security ...</text:p>
      <text:p text:style-name="P4">
Videos: []</text:p>
      <text:p text:style-name="P4">
Audios: []</text:p>
      <text:p text:style-name="P4">
Images: []</text:p>
      <text:p text:style-name="P4">
Type: NewsArticle</text:p>
      <text:p text:style-name="P4">
Breadcrumbs: ['即时', '国际']</text:p>
      <text:p text:style-name="P4">
Keywords: ['澳大利亚', '推特', '马斯克']</text:p>
      <!--METADATA-->
      <text:p text:style-name="P4">
The Australian Internet Security Regulatory Agency on Thursday (June 22) said that social media companies and Twitter were fined because Twitter failed to solve the problem of online abuse, called <text:a xlink:type="simple" xlink:href="https://www.zaobao.com/keywords/ma-si-ke" text:style-name="Internet_20_link" text:visited-style-name="Visited_20_Internet_20_Link">
Musk</text:a>
When taking over the company's "poisonous words and hatred information", it surged.</text:p>
      <text:p text:style-name="P4">
Australian Electronic Safety Commissioner Julie Inman Grant was a Twitter employee. She said that this social platform is now responsible for complaints for one -third of the online hatred of the country.</text:p>
      <text:p text:style-name="P4">
She said that Twitter had 28 days to show that it had a serious attitude towards solving the problem, otherwise, every time the last period was missed, it would face a fine of $ 700,000 (S $ 638 million).</text:p>
      <text:p text:style-name="P4">
Grant pointed out that Twitter must show "which measures it is taking to prevent network hatred on its platform from spreading and executing its own rules." She said: "We need these platforms to take responsibility and take action to protect their users."</text:p>
      <text:p text:style-name="P4">
Since Elonmusk purchased the platform in October 2022, it has cut more than 80 % of employees around the world, including many content administrators responsible for eliminating improper remarks. In November last year, Musk also let tens of thousands of users who had banned previously banned the platform.</text:p>
      <text:p text:style-name="P4">
Australia took the lead in promoting global regulatory social media platforms, which is not the first time that Grant has criticized Twitter. She sent a letter to Musk last November, expressing her concerns about Twitter's large layoffs that would cause the company to be unable to comply with the law.</text:p>
      <text:p text:style-name="P4">
Stan Grant, a well -known Australian media person, Aboriginal journalist Stan Grant(Stan Grant)He said in May that he had complained to Twitter to receive "ruthless racial dirt remarks" when he used the platform.</text:p>
      <text:p text:style-name="P4">
News Source: <text:a xlink:type="simple" xlink:href="https://www.zaobao.com.sg/realtime/world/story20230622-1406690" text:style-name="Internet_20_link" text:visited-style-name="Visited_20_Internet_20_Link">
https://www.zaobao.com.sg/realtime/world/story20230622-1406690</text:a>
</text:p>
      <!--NEWS-->
      <text:h text:style-name="P10" text:outline-level="1">
<text:span text:style-name="T4">
Officially confirmed: major deaths and injuries occurred in Ningxia and Inner Mongolia</text:span>
</text:h>
      <text:p text:style-name="P4">
Author: None</text:p>
      <text:p text:style-name="P4">
Publisher: Radio Free Asia (Organization)</text:p>
      <text:p text:style-name="P4">
Published Time: 2023-06-22T12:54:00-04:00</text:p>
      <text:p text:style-name="P4">
Modified Time: 2023-06-22T13:48:19-04:00</text:p>
      <text:p text:style-name="P4">
Description: None</text:p>
      <text:p text:style-name="P4">
Videos: []</text:p>
      <text:p text:style-name="P4">
Audios: ["<text:a xlink:type="simple" xlink:href="https://www.rfa.org/mandarin/yataibaodao/shehui/jw1-062220231110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4.612011in" draw:z-index="0">
<draw:image xlink:href="../Images/rfamandarin/2023-06-22T12-54-00-04-00/000000.png" xlink:type="simple" xlink:show="embed" xlink:actuate="onLoad" draw:mime-type="image/png"/>
</draw:frame>
On June 22, 2023, a firefighter who worked at the scene of the explosion of the Fuyang barbecue restaurant in Yinchuan <text:a xlink:type="simple" xlink:href="https://www.rfa.org/mandarin/yataibaodao/shehui/jw1-06222023111041.html/@@images/image" text:style-name="Internet_20_link" text:visited-style-name="Visited_20_Internet_20_Link">
</text:a>
p Nianhua VIA AP <text:a xlink:type="simple" xlink:href="https://www.rfa.org/mandarin/yataibaodao/shehui/jw1-06222023111041.html/@@stream" text:style-name="Internet_20_link" text:visited-style-name="Visited_20_Internet_20_Link">
Audio-1-Link: https: // Woohoo. Hair dye .org/mandarin/Asia Pacific Report/Society/Tonight 1-06222023111041.html/@@ Stream</text:a>
On the evening of June 21, Beijing time, a barbecue restaurant in Xingqing District, Yinchuan City, Ningxia Hui Autonomous Region exploded. Officials have confirmed that the accident has caused 31 people to be killed. One day before, the official confirmed that 53 people were killed in the collapse of the coal mine in Inner Mongolia at the beginning of the year.</text:p>
      <text:p text:style-name="P4">
<text:a xlink:type="simple" xlink:href="https://www.rfa.org/mandarin/Xinwen/st-06222023014928.html" text:style-name="Internet_20_link" text:visited-style-name="Visited_20_Internet_20_Link">
<text:span text:style-name="T4">
 Yinchuan barbecue restaurant explosion 31 Dead, the fate for rescue </text:span>
</text:a>
<text:span text:style-name="T4">
* <text:a xlink:type="simple" xlink:href="https://www.rfa.org/mandarin/Xinwen/9-06202023151256.html" text:style-name="Internet_20_link" text:visited-style-name="Visited_20_Internet_20_Link">
160 people died in the first five months of this year in Inner Mongolia</text:a>
</text:span>
</text:p>
      <text:p text:style-name="P4">
According to the Chinese official media Xinhua News Agency, the explosion of Yinchuan occurred in Fuyang barbecue restaurants. The cause of the accident was caused by leakage by liquefied petroleum gas tanks. As of 8 am on the 22nd, the explosion had caused 38 people to be injured, and 31 people died after rescue. Seven were still under treatment (1 person in crisis, 2 people with moderate burns, 2 people with 2 people, and 2 people scratched 2 people).</text:p>
      <text:p text:style-name="P4">
Relevant videos on the Internet of China showed that the strong smoke at the explosion was rolling, a wolf borrowing, and a fire. On the night of the accident, the peak of dining and Dragon Boat Festival holiday, the people in the store were large. The public security and fire departments disclosed by the media asked the transcript that the policeman Feng Hongjuan and Ma Chengjun, a post -kitchen side dish, reported that the gas leak was smelled about an hour before the explosion, and the liquefied gas tank valve was broken. Buy a valve and exploded when replacing the valve.</text:p>
      <text:p text:style-name="P4">
Xinhua News Agency reported that Chinese national leaders Xi Jinping attached great importance to the accident and made important instructions, requesting the reason as soon as possible, and serious accountability in accordance with the law.</text:p>
      <text:p text:style-name="P4">
At 8 pm on the 22nd, the Office of the People's Government of Yinchuan City, Ningxia held a press conference. Tao Shaohua, deputy secretary and mayor of Yinchuan Municipal Party Committee, bowed and apologized at the meeting. He said that this is the worst safety accident in Ningxia for many years. The public security department has controlled 9 people including barbecue restaurants, shareholders and staff, and frozen its assets. At present, local departments have organized relevant departments to conduct investigations for accidents, at the same time launched the accountability procedure, and will carry out one -month -old large -scale production safety investigation and rectification operation.</text:p>
      <text:p text:style-name="P4">
China has recently caused a frequent security accident in personnel casualties, among which there are many violations of construction or hidden fire hazards.</text:p>
      <text:p text:style-name="P4">
A explosion accident occurred in the Fuyang barbecue restaurant in Yinchuan City (Picture of Reuters)</text:p>
      <text:p text:style-name="P4">
The day before the explosion of the Yinchuan explosion, the survey results of the collapse of the Binkrai Coal Mine in Alashan League, Inner Mongolia were emerging. The Chinese media surging news quoted the "authoritative person" on the 20th that the search and rescue work of the collapse of the neyrarine coal mine has ended. The lost -contact personnel have confirmed that there is no life characteristics, so all 53 people in the accident have been marked as "death". However, the cause of the accident is still under investigation, and the State Mine Safety Supervision Bureau is responsible.</text:p>
      <text:p text:style-name="P4">
On February 22, 2023, a large area collapse occurred in the Ara Shanmeng Coal Mine in Alashan League in Inner Mongolia. The picture shows the rescue personnel working on the scene on February 23. (Associated Press)</text:p>
      <text:p text:style-name="P4">
However, some Chinese netizens found that the above reports did not attract widespread concern on the day. On the video website Bilibili, when searching for information about "Alxa Coal Mine", the second article is a video about how to deal with the public crisis. This phenomenon has attracted the dissatisfaction and anger of netizens in the comment area. Some netizens said that the information of the mine was covered by the news of the abuse of panda Yaya in the United States, and the word Alashan once became a sensitive word.</text:p>
      <text:p text:style-name="P4">
The netizen said: "I don't know when such a huge crime machine will disintegrate, but I know that when the day came, future generations would spur the weakness and incompetence of each of us."</text:p>
      <text:p text:style-name="P4">
Reporter: Jingwei Responsible Editor: He Ping.com editor: Hong Wei</text:p>
      <text:p text:style-name="P4">
News Source: <text:a xlink:type="simple" xlink:href="https://www.rfa.org/mandarin/yataibaodao/shehui/jw1-06222023111041.html" text:style-name="Internet_20_link" text:visited-style-name="Visited_20_Internet_20_Link">
https://www.rfa.org/mandarin/yataibaodao/shehui/jw1-06222023111041.html</text:a>
</text:p>
      <!--NEWS-->
      <text:h text:style-name="P10" text:outline-level="1">
<text:span text:style-name="T4">
US Treasury Secretary: President Biden and I both think maintaining the communication of the United States and China is critical</text:span>
</text:h>
      <text:p text:style-name="P4">
Author: None (Language: zh)</text:p>
      <text:p text:style-name="P4">
Publisher: None</text:p>
      <text:p text:style-name="P4">
Time: 2023-06-22T13:14:00Z</text:p>
      <text:p text:style-name="P4">
Description: After Biden said that Xi Jinping was condemned by the Chinese government for the "dictator", US Treasury Secretary Yelun said on Thursday that the US -China -China -Affairs relationship is very important, so that the two can jointly respond to global challenges. Many politicians such as Yellen and Chinese Prime Minister Li Qiang are currently participating in the "New Global Financing Contract Summit" in Paris.</text:p>
      <text:p text:style-name="P4">
Videos: []</text:p>
      <text:p text:style-name="P4">
Images: []</text:p>
      <text:p text:style-name="P4">
Subject: 经济纵横</text:p>
      <text:p text:style-name="P4">
Subjects: ['南希·佩洛西', '薄熙来', '专题报道：习近平访美', '中国共产党', '专题报道：全景观看“习马会”', '中国反腐风暴', '20国集团', '巴黎', '毛泽东', '中国宪法修正案取消国家主席任期限制']</text:p>
      <text:p text:style-name="P4">
Keywords: ['美国财长', '耶伦', '拜登', '习近平', '巴黎', '新全球融资契约峰会', '李强', '中美关系', '美中关系']</text:p>
      <text:p text:style-name="P4">
Id: 66004349</text:p>
      <!--METADATA-->
      <text:p text:style-name="P4">
<text:a xlink:type="simple" xlink:href="https://www.dw.com/zh/overlay/image/article/66004349/65487718" text:style-name="Internet_20_link" text:visited-style-name="Visited_20_Internet_20_Link">
 </text:a>
U.S. Treasury Secretary Janet Yellen said in the statement of Biden's previous "dictatorship": "I think President Biden and I think (the United States and China) to maintain communication is important, ... in order to clarify misunderstandings and Different "</text:p>
      <text:p text:style-name="P4">
(Voice of Germany Chinese) US Treasury Secretary JaneTyellen, at a press conference in Paris on June 22, said in a Paris conference that Biden's previous "dictator" said: "I think, President Biden and me both I think it is important to maintain communication (the United States and China) to clarify misunderstandings and differences. We need to cooperate in a field that can cooperate. "The US Finance Minister also said that there is indeed differences between the United States and China," we are also bluntly stated that we are indifferently. Admit that we are indeed different. "</text:p>
      <text:p text:style-name="P4">
<text:a xlink:type="simple" xlink:href="https://www.dw.com/zh/zh/拜登称习近平为独裁者-北京公开的政治挑衅/a-65987541" text:style-name="Internet_20_link" text:visited-style-name="Visited_20_Internet_20_Link">
U.S. President Biden indirectly called Xi Jinping as a dictator at a fundraising event on June 20, which caused the Chinese government to condemn. </text:a>
The Associated Press reported that this tear up a new crack after the U.S. Secretary of State Broskere's visit to China. <text:a xlink:type="simple" xlink:href="https://www.dw.com/zh/zh/专家评布林肯访华对话是好的-但安全风险并未消失/a-65962928" text:style-name="Internet_20_link" text:visited-style-name="Visited_20_Internet_20_Link">
Brinkee's visit to China is to break the deadlock in the US -China relations that has fallen to a historical low. </text:a>
Recently, Yellen once called for improving US -China relations. She said that in order to maintain global stability, the United States and China need to cooperate.</text:p>
      <text:p text:style-name="P4">
The picture shows the "New Global Financing Contract Summit" held in Paris on June 22.</text:p>
      <text:p text:style-name="P4">
The two -day "New Global Financing Contract Summit" in Paris began. The US Treasury Secretary said, "Of course I am glad to see China participating in this summit." The summit aims to improve global finance on climate change and poverty. She also said, "I believe, as President Biden did, this is very important to deal with global challenges together."</text:p>
      <text:h text:style-name="P12" text:outline-level="3">
<text:span text:style-name="T4">
强 qi praised France as a "big country with independent spirit"</text:span>
</text:h>
      <text:p text:style-name="P4">
The Chinese State Council Prime Minister Li Qiang is currently attending the summit in Paris. Other participating members have dozens of national heads of state and government heads and world financial officials. They gathered in Paris to discuss how to reform the global financial system and solve problems such as debt, climate change, and poverty crisis.</text:p>
      <text:p text:style-name="P4">
After Li Qiang ended his trip to Germany on June 21, he came to France, a formal visit to France, and attended the new global financing contract summit. On the occasion of France, Li Qiang praised France as "a big country with an independent spirit."</text:p>
      <text:h text:style-name="P12" text:outline-level="3">
<text:span text:style-name="T4">
Bavaria "Kings" met with Chinese Prime Minister</text:span>
</text:h>
      <text:h text:style-name="P12" text:outline-level="3">
<text:span text:style-name="T4">
Minister of Economic France: China will help reorganize Zambia and Sri Lanka debt</text:span>
</text:h>
      <text:p text:style-name="P4">
In Paris, US Treasury Secretary Yellen emphasized that <text:a xlink:type="simple" xlink:href="https://www.dw.com/zh/zh/耶倫促中國解決非洲債務-中使館無端施壓/a-64505770" text:style-name="Internet_20_link" text:visited-style-name="Visited_20_Internet_20_Link">
debt restructuring is a priority of the United States. </text:a>
More and more countries struggle with unsustainable debt. This situation has exacerbated due to the impact of climate change. Yellen encouraged all creditors to negotiate to make the debt burden more sustainable. The Associated Press reported that China is the world's largest official creditor.</text:p>
      <text:p text:style-name="P4">
According to Agence France -Presse, French Minister of Economic Minister Bruno Lemaire said on Thursday that with the consent of the major creditors China, the leaders who participated in the Global Financial Summit approached the agreement to reorganize Zabia and Sri Lanka debt. China is the largest creditors of Zambia and Sri Lanka. "We are about to reach an agreement", he said it was "very good news."</text:p>
      <text:p text:style-name="P4">
(Associated Press, Agence France -Presse)</text:p>
      <text:p text:style-name="P4">
News Source: <text:a xlink:type="simple" xlink:href="https://www.dw.com/zh/美财长-拜登总统和我都认为保持美中沟通很关键/a-66004349" text:style-name="Internet_20_link" text:visited-style-name="Visited_20_Internet_20_Link">
https://www.dw.com/zh/美财长-拜登总统和我都认为保持美中沟通很关键/a-66004349?maca=chi-rss-chi-all-1127-rdf</text:a>
</text:p>
      <!--NEWS-->
      <text:h text:style-name="P10" text:outline-level="1">
<text:span text:style-name="T4">
Blintken met with G7 in London to coordinate with the EU representatives to coordinate the policy to China</text:span>
</text:h>
      <text:p text:style-name="P4">
Author: chinese@voanews.com (金谷)</text:p>
      <text:p text:style-name="P4">
Publisher: 美国之音中文网 (Type: NewsMediaOrganization)</text:p>
      <text:p text:style-name="P4">
Published Time: 2023-06-22T13:14:05+08:00</text:p>
      <text:p text:style-name="P4">
Modified Time: 2023-06-22 05:14:05Z</text:p>
      <text:p text:style-name="P4">
Description: After U.S. Secretary of State Anthony Blints met with the Seventh Kingdom Group (G7) and EU representatives in London, UK, the U.S. State Department said on Wednesday (June 21) that the Seven Kingdoms Group reiterated its unity and emphasizes that they have closely coordinated in response to Chinese issues. The necessity.</text:p>
      <text:p text:style-name="P4">
Videos: []</text:p>
      <text:p text:style-name="P4">
Images: []</text:p>
      <text:p text:style-name="P4">
Categories: ['美国', '欧洲', '中国']</text:p>
      <text:p text:style-name="P4">
Type: None</text:p>
      <!--METADATA-->
      <text:p text:style-name="P4">
Nonenone</text:p>
      <text:p text:style-name="P4">
News Source: <text:a xlink:type="simple" xlink:href="https://www.voachinese.com/a/blinken-meets-g7-eu-leaders-to-coordinate-china-policies-20230622/7147874.html" text:style-name="Internet_20_link" text:visited-style-name="Visited_20_Internet_20_Link">
https://www.voachinese.com/a/blinken-meets-g7-eu-leaders-to-coordinate-china-policies-20230622/7147874.html</text:a>
</text:p>
      <!--NEWS-->
      <text:h text:style-name="P10" text:outline-level="1">
<text:span text:style-name="T4">
Modi visited the United States beauty relaxation Indian technical workers' visa</text:span>
</text:h>
      <text:p text:style-name="P4">
Author: 联合早报 (Person)</text:p>
      <text:p text:style-name="P4">
Publisher: 联合早报 (Organization)</text:p>
      <text:p text:style-name="P4">
Published Time: 2023-06-22T13:17</text:p>
      <text:p text:style-name="P4">
Modified Time: 2023-06-22T13:17</text:p>
      <text:p text:style-name="P4">
Description: According to people familiar with the matter, the United States Biden government will let some technical workers enter or stay in the United States while the Indian Prime Minister Modi conducts a state visit this week, which will make it easier for Indians to live and work in the United States. Reuters quoted a source that the State Council may be in the star ...</text:p>
      <text:p text:style-name="P4">
Videos: []</text:p>
      <text:p text:style-name="P4">
Audios: []</text:p>
      <text:p text:style-name="P4">
Images: []</text:p>
      <text:p text:style-name="P4">
Type: NewsArticle</text:p>
      <text:p text:style-name="P4">
Breadcrumbs: ['即时', '国际']</text:p>
      <text:p text:style-name="P4">
Keywords: ['签证', '印度', '美国', '莫迪']</text:p>
      <!--METADATA-->
      <text:p text:style-name="P4">
According to people familiar with the matter, the Bayeng government in the United States will take advantage of the Indian Prime Minister <text:a xlink:type="simple" xlink:href="https://www.zaobao.com/realtime/world/story20230621-1406322" text:style-name="Internet_20_link" text:visited-style-name="Visited_20_Internet_20_Link">
Modi conducted a state visit this week</text:a>
During this period, let some technical workers enter or stay in the United States, which will make Indians living and work in the United States easier.</text:p>
      <text:p text:style-name="P4">
Reuters quoted a source that the State Council might be announced on Thursday (June 22) that a few Indians and other foreign workers holding H-1B visas would be able to renew the visa in the United States without having to leave the country. The pilot plan may expand in the next few years.</text:p>
      <text:p text:style-name="P4">
Indian citizen is by far the largest number of people in the H-1B plan, accounting for 73%of nearly 44,200 H-1B workers in FY 2022.</text:p>
      <text:p text:style-name="P4">
Another US official said: "We all realize that the liquidity of the people is a huge wealth for us ... So, our goal is to solve this problem in many ways."</text:p>
      <text:p text:style-name="P4">
The US State Department spokesman refused to talk about which visa types were qualified and the time of pilot plans was started. Bloomberg Legal Company(Bloomberg Law)The pilot plan was first reported in February. The White House refused to comment.</text:p>
      <text:p text:style-name="P4">
The U.S. government issues 65,000 H-1B visas to companies seeking foreign skilled workers each year, and issued 20,000 visas for workers with senior degrees. Visa is valid for three years and can be renewed for three years.</text:p>
      <text:p text:style-name="P4">
US government data show that in recent years, companies with the most H-1B employees include Indian technology giants Infosys and TATA ConsultationServices, as well as Amazon, Alphabet and Meta in the United States.</text:p>
      <text:p text:style-name="P4">
A spokesman for the State Council pointed out that some temporary foreign workers can renew their visas in the United States, which will make resources for visa interviews at foreign consulates.</text:p>
      <text:p text:style-name="P4">
One of the sources said that the pilot plan will also include some workers holding L-1 visas, which are suitable for those who are transferred from the company to the United States.</text:p>
      <text:p text:style-name="P4">
Another source said that the delegations of the two countries were expected to discuss how to clean up the backlog of the backlog of the US Embassy in India. India has long been worried that it is difficult for its citizens (including workers in the technology industry) to obtain visas living in the United States.</text:p>
      <text:p text:style-name="P4">
According to data from the Ministry of Labor, as of the end of April, there were about 10 million positions in the United States.</text:p>
      <text:p text:style-name="P4">
Some H-1B visa holders in the United States include thousands of scientific and technological workers who have been fired this year. They scrambled to find new employers within the 60-day "width limit" to avoid returning to the motherland.</text:p>
      <text:p text:style-name="P4">
News Source: <text:a xlink:type="simple" xlink:href="https://www.zaobao.com.sg/realtime/world/story20230622-1406694" text:style-name="Internet_20_link" text:visited-style-name="Visited_20_Internet_20_Link">
https://www.zaobao.com.sg/realtime/world/story20230622-1406694</text:a>
</text:p>
      <!--NEWS-->
      <text:h text:style-name="P10" text:outline-level="1">
<text:span text:style-name="T4">
Column | China Perspective: Two Hongmen Banquet, who is a single -handed banquet? ——Blingken Visit China Watch</text:span>
</text:h>
      <text:p text:style-name="P4">
Author: None</text:p>
      <text:p text:style-name="P4">
Publisher: Radio Free Asia (Organization)</text:p>
      <text:p text:style-name="P4">
Published Time: 2023-06-22T13:18:28-04:00</text:p>
      <text:p text:style-name="P4">
Modified Time: 2023-06-22T13:18:28-04:00</text:p>
      <text:p text:style-name="P4">
Description: None</text:p>
      <text:p text:style-name="P4">
Videos: []</text:p>
      <text:p text:style-name="P4">
Audios: ["<text:a xlink:type="simple" xlink:href="https://www.rfa.org/mandarin/zhuanlan/zhongguotoushi/panel-062220230919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4.612011in" draw:z-index="0">
<draw:image xlink:href="../Images/rfamandarin/2023-06-22T13-18-28-04-00/000000.png" xlink:type="simple" xlink:show="embed" xlink:actuate="onLoad" draw:mime-type="image/png"/>
</draw:frame>
U.S. Secretary of State Brills visited China and met with Chinese President Xi Jinping in the Great Hall of the People in June 19. <text:a xlink:type="simple" xlink:href="https://www.rfa.org/mandarin/zhuanlan/zhongguotoushi/panel-06222023091903.html/@@images/image" text:style-name="Internet_20_link" text:visited-style-name="Visited_20_Internet_20_Link">
</text:a>
Associated Press picture [AUDIO-LINK: https://www.rfa.org/mandarin/zhuanlan/zhongguotoushi/panel-062220230903.html/@stream]](https://www.rfa.org/mandarin/zhuanlan/zhongguotoushi/panel-06222023091903.html/@@stream)<text:span text:style-name="T4">
 Moderator: Chen Kuide </text:span>
</text:p>
      <text:p text:style-name="P4">
<text:span text:style-name="T4">
 Sympoters: Dr. Zhang Jie, Ph.D. in Law of Independence Scholars </text:span>
</text:p>
      <text:p text:style-name="Horizontal_20_Line"/>
      <text:p text:style-name="P4">
<text:span text:style-name="T4">
 1. Bollingin visits China Facial Observation </text:span>
</text:p>
      <text:p text:style-name="P4">
<text:span text:style-name="T4">
 _ 230_ </text:span>
 <text:span text:style-name="T4">
 <text:span text:style-name="T5">
News</text:span>
 </text:span>
 <text:span text:style-name="T4">
 _ Reappearing the scene of Magalney's visit to China_ </text:span>
</text:p>
      <text:p text:style-name="P4">
In the past few days, the world's focus on US Secretary of State Brinkeevil visited Beijing. Many observers criticized the US government to ask for this visit, but China had a cold attitude. When Xi Jinping and Brinken met, Xi Jinping's premium chairman's seat above the representatives of the United States and China seemed to be a referee above China and the United States. Inferiority of inferiority. It also made people think of the scene of the British Embassy Georgemacartney, the head of the British Embassy in 1793. (When Emperor Qianlong heard the news of Maliyohn's unwillingness to do his head ceremony, he was quite unhappy. Qianlong issued a rush, claiming that all the tributers who came to the heavens had to kneel and nine. Even if the king visited in person, Also do this gift .... Finally, Emperor Qianlong made a concession when he was in a good mood, and agreed to kneel on one knee like the British king when he saw him, but he was free of kisses.) Xi Jinping’s There are very similar behaviors.</text:p>
      <text:p text:style-name="P4">
Some observers believe that the United States has been asking too much about the problem of visiting China. I think I am afraid this observation is harsh. In general, Brinken did not retreat from the US position from the United States, but achieved his basic goals: adding guardrails to the sharp -and -Chinese relations of the United States and China to avoid it quickly slipped into the conflict of force and obtained Beijing without providing Russia for providing it to Russia. Weapon commitment.</text:p>
      <text:p text:style-name="P4">
Basically, most international public opinion did not strongly criticize the humble diplomatic posture of US Secretary of State's visit to China, and did not think it was too weak. The reason is that in the field of international diplomatic, in fact, only the strong is qualified to say mild words. Only the strong man has the confidence and does not care about some small tricks and small movements that the opponent is purely for face. The weakness is extremely sensitive and fragile in the eyes of each other's eyes and in the eyes of the international community. In particular, it cares about its image in the eyes of the nationals. Only the weak will say the war wolf -style words when Cixi declared war to the Eleven Kingdoms: "Instead of the picture, it is shameful, if you are a big tart, a daughter -in -law." She rushed to the temple and fled to Xi'an.</text:p>
      <text:p text:style-name="P4">
<text:span text:style-name="T4">
 Second, size Hongmen Banquet </text:span>
</text:p>
      <text:p text:style-name="P4">
<text:span text:style-name="T4">
 _ Basic background_ </text:span>
</text:p>
      <text:p text:style-name="P4">
You should not forget whether to answer whether the United States is too weak to China such questions, it must be placed in the basic background of the current US -China strength status to observe, and it must be observed in the U.S. -China situation in the world pattern.</text:p>
      <text:p text:style-name="P4">
What is the basic situation before Brins' visits? I called it two "Hongmen Banquets", one, one and one. The Dahongmen Banquet is a geopolitical ring circle around China. Xiaohongmen Banquet is a Hongmen banquet set by Beijing Yan Zhen to visit the US Secretary of State.</text:p>
      <text:p text:style-name="P4">
<text:span text:style-name="T4">
 _ _ </text:span>
</text:p>
      <text:p text:style-name="P4">
The so -called Dahongmen Banquet, just as Xi Jinping, who once vowed to think of "Dongsheng to the West" himself, had to be angry and angry at the people's conference not long ago: "Western countries led by the United States have implemented a comprehensive containment, encirclement to me 2. Suppressing, bringing unprecedented challenges to our country's development. "He said," We must adhere to the bottom line of thinking and extreme thinking, and prepare for the major test of high waves and even stormy. " Essence</text:p>
      <text:p text:style-name="P4">
It's "limit" and "stormy waves". What is so terrible? What is the "severe situation" faced by the Communist Party of China?</text:p>
      <text:p text:style-name="P4">
Since the two years since the Bayndon government took office, it has generally inherited the Grand direction of the Trump administration in terms of policies against China and added the basic strategy of joint allies. To say more, in terms of local political and military trends and high -tech blockade, for two years, the allies have been united in the past two years.</text:p>
      <text:p text:style-name="P4">
One Indo -Pacific Strategy: Polar confrontation, three -sided alliance (AUKUS), Quad (QUAD), FVEY (FVEY). Coupled with the US -Japan security treaty, the US -South Korea Washington Declaration, Taiwan Relations Law, Taiwan Policy Law ... Among them, the mechanism of the United States, Japan, Australia and India is the cornerstone and key (now South Korea has joined the Quartet mechanism to expand into a five -party mechanism), the three sides of the United States, Australia and Britain are important military alliances (Japan also considered joining), the United States, Britain, Australia and the New Five Eyes Alliance It is the basic intelligence network. All these are superimposed to form the Indo -Pacific Security Network that has resumed Tianwang, which is enough to fight against the challenges of any axis country.</text:p>
      <text:p text:style-name="P4">
<text:span text:style-name="T4">
 _ Some Chinese scholars say that if the CCP moves in Taiwan, it will face the situation of four -sided operations_ </text:span>
</text:p>
      <text:p text:style-name="P4">
After the Prime Minister Kidtada in Japan strengthened the US -Japan Alliance, after the Japanese and South Korea's reconciliation of Japanese and South Korea, after the Yin Xiyue visit to Japan, after signing the Washington Declaration of the US and South Korea, the <text:span text:style-name="T4">
 North Triangle framework was basically constructed. Immediately after the United States signed a joint statement to build the southern triangle </text:span>
. These two triangles, coupled with the military cooperation between Taiwan and the United States, extended from Northeast Asia to the South China Sea, there are India in the west, the first island chain of Japan and South Korea in the east, and Australia in the Pacific Rim in the southern end. The "Japan -British Mutual Access Agreement", "The United States and Japan Security Alliance" and "AUCUS AUCUS" have expanded the relationship between Japan and key partners -such as Australia and the United Kingdom, from quasi -allies to war allies. Because Japan also signed a mutual access agreement with Australia last year. Therefore, the United States, Japan, the United Kingdom, and Australia have become a military alliance that can be held in each other to form a complete siege of the CCP's India -like encirclement. It has formed a physical nightmare for the Beijing regime.</text:p>
      <text:p text:style-name="P4">
<text:span text:style-name="T4">
 _ g7 + 8_ </text:span>
 <text:span text:style-name="T4">
 _ Hiroshima Summit_ </text:span>
Since the end of World War II, there has not been any period of contemporary, so many mainstream Western countries, plus opponents during World War II, Germany, and Italy, and even later alliance countries India united to use the CCP regime as the opponent. China has become Japan and Germany on the eve of World War II. The creator of this situation is the United States.</text:p>
      <text:p text:style-name="P4">
Under this situation, the United States, which has its own strength and the strength of the majority of allies, came to the door to talk to Beijing to talk to the surrounding person to talk about how to control divergence and prevent the gun from getting angry. Is the United States show weakness? Is this admitting? In fact, China is at a clear disadvantage.</text:p>
      <text:p text:style-name="P4">
<text:span text:style-name="T4">
 <text:span text:style-name="T5">
The carefully designed tribute etiquette</text:span>
 </text:span>
</text:p>
      <text:p text:style-name="P4">
How can Beijing talk under such a big surround situation? Xi Jinping has a thousand reasons that do not go to the banquet to negotiate around the party. Therefore, I have been twisting, still holding the pipa half -cover, and do not show their positions. But do you not talk about it? If he directly refuses to find the US emperor, it means that he has the courage to choose the conflict of the real gun? Therefore, I have to welcome guests.</text:p>
      <text:p text:style-name="P4">
But how does this qi swallow? So the staff presented suggestions. After such a careful design, the Chinese etiquette appeared, and it created the scene of the US emperor to tribute to me. This has the above -mentioned wonderful ritual ceremony. The Emperor Qianlong, the Emperor of the Qing Dynasty, summoned the Emperor Magali to make his knees kneeling, and it was really smart. It saved the face of the emperor's emperor, and the addiction to the direction to the world was sufficient. President Xi played a psychological victory, which was enough to carry the diplomatic history and Liu Fangbai. As long as he does not fall into a series of failed wars after the double losses of 230 years ago and the treaty for his cutting compensation.</text:p>
      <text:p text:style-name="P4">
But will this ridiculous self -pretending diplomatic farce bring him a historical reputation? Soon, you can hear the response from international and domestic.</text:p>
      <text:p text:style-name="P4">
<text:span text:style-name="T4">
 _ Xiaohongmen Banquet_ </text:span>
</text:p>
      <text:p text:style-name="P4">
State Secretary of State Brills entered China under the conditions of unknown unknown areas. Although he went to the meeting with a single knife, although he encountered etiquette offending, the principle of the United States had not lost, and he met with Xi Wang Qin's whole set of people.</text:p>
      <text:p text:style-name="P4">
Beijing has pushed the responsibility of deteriorating Sino -US relations to the United States. Brincken's press conference to visit China explained that Beijing is the responsible person of the deterioration of Sino -US relations. Brinken said that since 2014, Sino -US trade has developed strongly. There are 300,000 students in China in the United States. Because, as the Treasury Secretary Yellen said, decourse will be fatal.</text:p>
      <text:p text:style-name="P4">
For the United States to include some Chinese companies into the export control list and restrict the export of chip exports to China, Brinken said that this is also one of the important issues of the two parties. He clarified that the United States did so for national security considerations, not comprehensive restrictions on China. He said that it provided the CCP that may not be used to deal with the interests of the United States.</text:p>
      <text:p text:style-name="P4">
"When the CCP participates in the construction of the nuclear weapon plan in a very opaque way, when it produces the hypersonic missile, when it uses technology to suppress the people of the country, how can these specific technologies be provided to the CCP that meets us our specific technologies. Interests? Other countries also feel the same. "</text:p>
      <text:p text:style-name="P4">
U.S. Secretary of State Brills went to Beijing this time to go to a small Hongmen banquet. Although Xi CCP made some tricks that did not board the Daya Church in the etiquette, the Secretary of State was not shocked, and it was reasonable and conducive. What should be said to say that Blint only went to Xiaohong Gate's banquet in a single knife and retreated throughout the body. Do not humiliate the mission.</text:p>
      <text:p text:style-name="P4">
I call the encirclement and isolation of the international mainstream society facing the Beijing regime as a large -scale Hongmen banquet. Does Xi Jinping dare to go to this great banquet? Forgive him without this courage. He could only avoid the banquet and cycle in the Zhongnanhai. If you act lightly, you will definitely ask Jun to enter.</text:p>
      <text:p text:style-name="P4">
This is the difference between open society and totalitarian closed regime.</text:p>
      <text:p text:style-name="P4">
<text:span text:style-name="T4">
 The two parties who reached Blingken visited China moved </text:span>
 **</text:p>
      <text:p text:style-name="P4">
The cause of Blingken's visits to China to visit China:</text:p>
      <ul>
        <li>
Factors of the Russian and Ukraine War, avoid the two -tier operations * ensure that Beijing does not provide weapons and ammunition for Russia at the critical moment of Ukraine.</li>
      </ul>
      <text:p text:style-name="P4">
Xi Jinping's political power received some motivation for Bollingin to visit China:</text:p>
      <ul>
        <li>
The strategic formation of the United States, Britain, Japan,,,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South Korea. The decline of the fall* China's economy has fallen sharply, and the unemployment rate has fallen below 20%. Brinkens visited Huarlen Finance Minister and Commercial Minister Raymond to visit Hua Mong. Otherwise, negotiations such as economic and trade tariffs, chips and AI technology cannot be mentioned, and the economy will be further lower. * Beijing is willing to show the Chinese cooperation to Europe and other American allies to win Europe * prevent or delay the official COVID-19 virus traceability investigation</li>
      </ul>
      <text:p text:style-name="P4">
<text:span text:style-name="T4">
 Inventory of the results of Bollingin's visit to China </text:span>
</text:p>
      <text:p text:style-name="P4">
<text:span text:style-name="T4">
 <text:span text:style-name="T5">
China media refers to five "two parties agree</text:span>
 </text:span>
 <text:span text:style-name="T4">
" </text:span>
</text:p>
      <text:p text:style-name="P4">
1) The two parties agree to implement the consensus reached by worshiping Xi Jinping's meeting in Bali: "Effectively controlled differences and promote dialogue exchange and cooperation";</text:p>
      <text:p text:style-name="P4">
2) The two parties agree to maintain high -level exchanges, and Qin Gang is willing to visit the United States when both sides are convenient;</text:p>
      <text:p text:style-name="P4">
3) The two parties agree to continue to promote the guiding consultation of Sino -US relations;</text:p>
      <text:p text:style-name="P4">
4) The two parties agree to continue to promote the consultation of the Sino -US joint working group to solve the specific problems of bilateral relations;</text:p>
      <text:p text:style-name="P4">
5) The two parties agree to expand the cultural and educational exchanges between the two countries and actively discuss increasing passenger flights. Welcome more students, scholars, and business people to visit each other.</text:p>
      <text:p text:style-name="P4">
Checking carefully, its results are not great; except for the increase in flights, the specific results that can be regarded as visible only communicate the dialogue pipeline; the rest are false and empty words.</text:p>
      <text:p text:style-name="P4">
The basic crux -Taiwan issue has not obtained consensus verbally. (But there seems to be a tacit understanding of non -text)</text:p>
      <text:p text:style-name="P4">
Military high -level exchanges have not been agreed with Beijing (the problem is due to whether the US sanctions on the US Defense Director Li Shangfu).</text:p>
      <text:p text:style-name="P4">
<text:span text:style-name="T4">
 Three, basic evaluation </text:span>
</text:p>
      <text:p text:style-name="P4">
Overall, this time Brinken's visit to China, as far as the low -key goals set by it, are generally not significant and meaningful.</text:p>
      <text:p text:style-name="P4">
News Source: <text:a xlink:type="simple" xlink:href="https://www.rfa.org/mandarin/zhuanlan/zhongguotoushi/panel-06222023091903.html" text:style-name="Internet_20_link" text:visited-style-name="Visited_20_Internet_20_Link">
https://www.rfa.org/mandarin/zhuanlan/zhongguotoushi/panel-06222023091903.html</text:a>
</text:p>
      <!--NEWS-->
      <text:h text:style-name="P10" text:outline-level="1">
<text:span text:style-name="T4">
Media: Researchers at the Wuhan Virus Institute in the early stages of the new crown epidemic</text:span>
</text:h>
      <text:p text:style-name="P4">
Author: None (Language: zh)</text:p>
      <text:p text:style-name="P4">
Publisher: None</text:p>
      <text:p text:style-name="P4">
Time: 2023-06-22T13:20:00Z</text:p>
      <text:p text:style-name="P4">
Description: Recently, international media have quoted US government sources reported that the United States survey on the new crown traceability so far showed that at the beginning of the outbreak, three scientists at Wuhan Virus Research Institute were infected with suspicious unknown diseases. Official funding.</text:p>
      <text:p text:style-name="P4">
Videos: []</text:p>
      <text:p text:style-name="P4">
Images: []</text:p>
      <text:p text:style-name="P4">
Subject: 时政风云</text:p>
      <text:p text:style-name="P4">
Subjects: ['新冠病毒', '病毒溯源', '武汉病毒研究所', '石正丽', '生物安全', '蝙蝠', '冠状病毒']</text:p>
      <text:p text:style-name="P4">
Keywords: ['意见反馈']</text:p>
      <text:p text:style-name="P4">
Id: 66004335</text:p>
      <!--METADATA-->
      <text:p text:style-name="P4">
<text:a xlink:type="simple" xlink:href="https://www.dw.com/zh/overlay/image/article/66004335/57672920" text:style-name="Internet_20_link" text:visited-style-name="Visited_20_Internet_20_Link">
 </text:a>
In February 2021, the expert group of WHO visited the Wuhan Virus Center</text:p>
      <text:p text:style-name="P4">
(Voice of Germany Chinese) According to the Wall Street Journal this Wednesday (June 21), quoting predecessors and current US officials reported that one of the three researchers in the three Wuhan virus research institutes who suffered from unknown diseases in the early days of the new crown epidemic occurred. Scientists have participated in the coronary virus research project funded by the US government.</text:p>
      <text:p text:style-name="P4">
Earlier, the Sunday Times (The Sunday Times) reported on June 11 that a US State Department investigators found that an U.S. intelligence report that had not been disclosed before showing that in November 2019, China engaged in coronary virus -related experiments in China Among the researchers, some people have symptoms similar to the new coronal virus, "due to serious illness, they are seeking hospitalization for hospitalization."</text:p>
      <text:p text:style-name="P4">
Last week, American news media Public quoted several US government officials that the Wuhan Virus Research Institute(Wiv)Three scientists Ben Hu, Zhu Yan, and Yu Ping (transliteration). In the fall of 2019, they appeared as symptoms of new crown pneumonia. At that time, they were conducting research on coronary viruses in bat body.</text:p>
      <text:p text:style-name="P4">
This is consistent with the information learned by the Wall Street Journal from government officials. U.S. officials say that the symptoms of these researchers are "consistent with the new crown or a seasonal disease", but the nature of the diseases they suffer from has not yet been finalized.</text:p>
      <text:p text:style-name="P4">
Shi Zhengli, director of the Wuhan Virus Research Institute, in the laboratory (data map)</text:p>
      <text:p text:style-name="P4">
The report also stated that Hu Ben has once and the director of the Wuhan Virus Research Institute <text:a xlink:type="simple" xlink:href="https://www.dw.com/zh/zh/病毒起源八卦满天飞-石正丽我没做错/a-57893830" text:style-name="Internet_20_link" text:visited-style-name="Visited_20_Internet_20_Link">
Shi Zhengli</text:a>
Have close cooperation. Most of Hu Ben focuses on modifying coronary viruses and enables it to combine with human cells. He also participated in the coronary virus research project funded by the US government.</text:p>
      <text:h text:style-name="P12" text:outline-level="3">
<text:span text:style-name="T4">
Gao Fu: Do not rule out any possibility</text:span>
</text:h>
      <text:p text:style-name="P4">
Former US Department of Health and Public Service(Health and Human Services Department)Robertkadlec of senior officials told the Wall Street Journal that the coronary virus experiments related to SARS announced by the three scientists were performed in an inappropriate low biological safety environment and may lead to laboratory infection.</text:p>
      <text:p text:style-name="P4">
For example, Yu Ping has a paper among the three of the three "and scientific articles published by other Chinese scientists also show that a considerable part of the coronary virus research was performed in the second -level facilities of biological safety. China) Biological Safety Level 3 or Biological Safety Level 4 Laboratory is usually used for high -risk research. "</text:p>
      <text:p text:style-name="P4">
For more than three years since the outbreak of the new crown epidemic, the origin of the virus is still a highly arguing topic, and it has long been derived from a scientific issue into international relations and political issues. The scientific community from the beginning that the virus basically supported the virus from the nature of the nature and the spread of the animal host to human beings. At present, the "laboratory leak" hypothesis is open.</text:p>
      <text:h text:style-name="P12" text:outline-level="3">
<text:span text:style-name="T4">
Virus Origin Survey Report After release, controversy continues</text:span>
</text:h>
      <text:p text:style-name="P4">
The long -term attention of this matter <text:a xlink:type="simple" xlink:href="https://www.dw.com/zh/zh/美能源部fbi指疫情源自中国实验室泄漏-白宫称尚无结论/a-64828455" text:style-name="Internet_20_link" text:visited-style-name="Visited_20_Internet_20_Link">
the evaluation of this issue of various intelligence departments in the United States</text:a>
It's so sincere. The Chinese government has always denied any "laboratory leakage" that may originate from Wuhan virus. According to the official Chinese statement, the first new crown virus diagnosis was a man who was sick on December 8, 2019.</text:p>
      <text:p text:style-name="P4">
However, Gao Fu, former director of the China Disease Prevention and Control Center (Deputy Director of the China National Science Foundation of China after retirement) said in an interview with the BBC podcast program at the end of May this year: "You can always suspect anything. possibility."</text:p>
      <text:p text:style-name="P4">
Gao Fu also revealed that the Chinese government conducted some formal investigation on the Wuhan Virus Research Institute and hinted that this might show that the Chinese government attaches importance to laboratory leakage than its official statement.</text:p>
      <text:p text:style-name="P4">
The Wall Street Journal reports that the American intelligence community is planning to be a law in accordance with the president <text:a xlink:type="simple" xlink:href="https://www.dw.com/zh/zh/拜登簽署解密新冠溯源情報法案/a-65054898" text:style-name="Internet_20_link" text:visited-style-name="Visited_20_Internet_20_Link">
Bayeng signed an effective law in March this year</text:a>
Promote more information about the new crown traceability survey this week.</text:p>
      <text:p text:style-name="P4">
(Comprehensive report)</text:p>
      <text:p text:style-name="P4">
News Source: <text:a xlink:type="simple" xlink:href="https://www.dw.com/zh/媒体：武汉病毒所研究人员曾在新冠疫情初期染病/a-66004335" text:style-name="Internet_20_link" text:visited-style-name="Visited_20_Internet_20_Link">
https://www.dw.com/zh/媒体：武汉病毒所研究人员曾在新冠疫情初期染病/a-66004335?maca=chi-rss-chi-all-1127-rdf</text:a>
</text:p>
      <!--NEWS-->
      <text:h text:style-name="P10" text:outline-level="1">
<text:span text:style-name="T4">
Teng Biao, a human rights lawyer in the United States, &amp; quot; awkwardly begging &amp; quot; apologize to deny trying to rape</text:span>
</text:h>
      <text:p text:style-name="P4">
Author: None</text:p>
      <text:p text:style-name="P4">
Publisher: Radio Free Asia (Organization)</text:p>
      <text:p text:style-name="P4">
Published Time: 2023-06-22T13:28:00-04:00</text:p>
      <text:p text:style-name="P4">
Modified Time: 2023-06-22T15:37:56-04:00</text:p>
      <text:p text:style-name="P4">
Description: None</text:p>
      <text:p text:style-name="P4">
Videos: []</text:p>
      <text:p text:style-name="P4">
Audios: ["<text:a xlink:type="simple" xlink:href="https://www.rfa.org/mandarin/yataibaodao/kejiaowen/kw2-062120231339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88615in" draw:z-index="0">
<draw:image xlink:href="../Images/rfamandarin/2023-06-22T13-28-00-04-00/000000.png" xlink:type="simple" xlink:show="embed" xlink:actuate="onLoad" draw:mime-type="image/png"/>
</draw:frame>
Teng Biao, a Chinese human rights lawyer living in the United States <text:a xlink:type="simple" xlink:href="https://www.rfa.org/mandarin/yataibaodao/kejiaowen/kw2-06212023133935.html/@@images/image" text:style-name="Internet_20_link" text:visited-style-name="Visited_20_Internet_20_Link">
</text:a>
Associated Press picture [AUDIO-LINK: https://www.rfa.org/mandarin/yatabaodao/kejiaowen/kw2-062120233935.html/@stream]](https://www.rfa.org/mandarin/yataibaodao/kejiaowen/kw2-06212023133935.html/@@stream)Taiwan's #Metoo Storm has been burned again to the overseas democratic movement recently. Teng Biao, a well -known Chinese human rights lawyer in the United States, posted in the social media on June 20 that what he did to Ms. Xinyu in a hotel in 2016 was "unusually awkward love" and publicly apologized for this. Heart language said to this station that its behavior is attempt.</text:p>
      <text:p text:style-name="P4">
<text:a xlink:type="simple" xlink:href="https://www.rfa.org/mandarin/yataibaodao/gangtai/hx-06222023101754.html" text:style-name="Internet_20_link" text:visited-style-name="Visited_20_Internet_20_Link">
<text:span text:style-name="T4">
 What is the difference between the "#Metoo" movement on both sides of the Chinese society? </text:span>
</text:a>
<text:span text:style-name="T4">
* <text:a xlink:type="simple" xlink:href="https://www.rfa.org/mandarin/yataibaodao/renquanfazhi/hcm1-06042023114630.html" text:style-name="Internet_20_link" text:visited-style-name="Visited_20_Internet_20_Link">
Taiwan set off #Metoo boom Wang Dan and blue -green politicians are all controlled by sexual harassment</text:a>
</text:span>
</text:p>
      <text:p text:style-name="P4">
<text:span text:style-name="T4">
 "Clumsy" or "Raise attempt"? Teng Biao issued a statement public apology </text:span>
</text:p>
      <text:p text:style-name="P4">
On the occasion of Taiwan's #Metoo Movement, Teng Biao, a well -known human rights lawyer in the United States, issued a public apology statement on the evening of June 20, local time in the United States, admitting that he went to Dallanala, India in April 2016 to participate in During the meeting, Ms. Xinyu, who had known for many years, had "an unusually awkward love" in the hotel, but "the feelings of Ms. Heart Language are not the same."</text:p>
      <text:p text:style-name="P4">
Mind(Pen name) was a special reporter of Radio Asia, leaving in July 2014.</text:p>
      <text:p text:style-name="P4">
Teng Biao said in the statement that because he wanted to participate in other activities after the meeting, he booked a hotel, and Ms. Xinyu wanted to stay a few more days, so she told her that the hotel had rooms.</text:p>
      <text:p text:style-name="P4">
Teng Biao quoted the memories of Xinxin: "I took my luggage to the hotel in their side. Who knows that when I saw Teng Biao in the room. I asked Teng Biao: Where is the room? He said: Here is here Then I rushed up. I pushed him away and shouted again, hoping that the people next door were heard, and finally he let me go. "</text:p>
      <text:p text:style-name="P4">
But Teng Biao said that in his memory, he did not "rush up" or "restricting her to leave" at the time. Feeling. "</text:p>
      <text:p text:style-name="P4">
Teng Biao also said that the harm of the heart language "feels great guilty", has apologized to him many times, and publicly apologized here. He also apologized to the supporters and the public and asked everyone for forgiveness.</text:p>
      <text:p text:style-name="P4">
Teng Biao told this station that except for this public statement, he had no other to say, and declined the further interview request of this station.</text:p>
      <text:p text:style-name="P4">
However, in an interview with the Central News Agency, he said that his behavior would definitely not constitute a "rape attempt".</text:p>
      <text:p text:style-name="P4">
Teng Biao, a well -known human rights lawyer, issued a public apology statement on Twitter on the evening of June 20, local time in the United States.(Teng Biao Twitter Screenshot)****</text:p>
      <text:p text:style-name="P4">
<text:span text:style-name="T4">
 "Humanitarian China" issued a statement: Teng Biao has resigned as a director's position </text:span>
</text:p>
      <text:p text:style-name="P4">
Teng Biao currently holds important positions in many overseas human rights organizations. Among them, "Humanitarian China" has issued a statement on the 21st, in response to the allegations of the former director of the organization, "these allegations are disturbing, and we have a very serious attitude in this regard." On June 12, 2023, he took the initiative to resign from the position of "humanitarian China" director.</text:p>
      <text:p text:style-name="P4">
The statement also said: "Humanitarian China opposes the inappropriate sexual actions of anyone, and the council is committed to maintaining the legitimacy of individuals and work."</text:p>
      <text:p text:style-name="P4">
A statement of humanitarian China said that Teng Biao took the initiative to resign from the position of "humanitarian China" director on June 12, 2023.(Humanitarian China official website screenshot)  <text:a xlink:type="simple" xlink:href="https://www.rfa.org/mandarin/yataibaodao/kejiaowen/kw2-06212023133935.html/screenshot-2023-06-22-144351.jpg" text:style-name="Internet_20_link" text:visited-style-name="Visited_20_Internet_20_Link">
</text:a>
<text:span text:style-name="T4">
 Xinyu </text:span>
 <text:span text:style-name="T4">
: The event is "</text:span>
 <text:span text:style-name="T4">
 carefully arranged plan" </text:span>
</text:p>
      <text:p text:style-name="P4">
In response to the public statement of Teng Biao, in an interview with this station, Xin said, "How can it be said that it is attempted to ask for love? All have a carefully arranged plan." She also said that Teng Biao issued a statement without her consent. , And worse than the previous commitment, she did not stated that she was "attempted rape", so she refused to accept an apology.</text:p>
      <text:p text:style-name="P4">
The heart says that she knew Teng Biao as early as 2009 because of her work relationship. In April 2016, she participated in a visiting group organized by the "Citizen Power" organization of overseas human rights groups to attend the meeting to Dallanala, India.</text:p>
      <text:p text:style-name="P4">
After the event, the heart language wanted to stay for one more day, and Teng Biao, the same group, suddenly told her that a partner on the other side left, and she could move to the "person" room to live. Xinyu took his luggage to the hotel on his side, but as soon as he passed, he found Teng Biao staying in the room.</text:p>
      <text:p text:style-name="P4">
The heart was surprised at the time, and asked where Teng Biao's room was? "He (Teng Biao) said that the room was here. Then he rushed to me. I have been practicing yoga and taekwondo for a long time, so I pushed him away, and then he rushed over again. Finally, I went to the corner. I kept yelling loudly and hoped that the people next to me could hear it. "She said that Teng Biao had a bad momentum and had to let her go, and she fled the room.</text:p>
      <text:p text:style-name="P4">
The heart language denying the incident was misunderstanding and told this station that she also consulted the lawyer: "They all say that such things are attempted rape. If they happen in Taiwan, I can sue him for judicially, but in India, it is difficult for me What to do."</text:p>
      <text:p text:style-name="P4">
After the incident, the heart language reported to the chairman of "Citizen Power" Yang Jianli, but after Yang Jianli learned of the incident, he not only did not catch her, "also accused me of Lou Zi." Xin Yu believed that Yang Jianli was just to take care of his face to take care of his face. With the overall situation, the victims were sacrificed.<text:span text:style-name="T4">
 Yang Jianli issued an apology statement summary three errors </text:span>
</text:p>
      <text:p text:style-name="P4">
The founder of "Citizen Power" Yang Jianli issued a public statement on the incident on the evening of June 21 to apologize to his mistakes. He said that on the day of the meeting, someone staged the news that Teng Biao and Xinyu opened the room privately during the meeting. At that time, after the members of the citizenship team discussed privately, they believed that someone might be intentionally troubled and tried to discredit the meeting and decided to ignore the meeting. After that, Xin said to him, he immediately responded to her: Don't stab the basket.</text:p>
      <text:p text:style-name="P4">
In the statement, Yang Jianli claimed that his mistake was "serious", and one was that he had a certain responsibility for the mind that the heart language was assumed that the heart language was responsible for this matter, and he blame her for a deep harm to her. Second, over -concern the meeting, citizenship, and his personal image, and ignore the feelings of a team member or attendee in a bad event; third, as the person in charge of the team, the person in charge of the team avoids the responsibility and does not give the rescue the rescue deserved. Essence</text:p>
      <text:p text:style-name="P4">
The founder of "Citizen Power" Yang Jianli issued a public statement on the incident on the evening of June 21 to apologize to his mistakes.(Yang Jianli Twitter Screenshot)  <text:a xlink:type="simple" xlink:href="https://www.rfa.org/mandarin/yataibaodao/kejiaowen/kw2-06212023133935.html/screenshot-2023-06-22-144253.jpg" text:style-name="Internet_20_link" text:visited-style-name="Visited_20_Internet_20_Link">
</text:a>
Yu Jie, the independent writer of the United States, recently published a preview on Facebook, saying that it will publish a related chief on the 22nd for analysis.</text:p>
      <text:p text:style-name="P4">
Recently, this wave of #Metoo storms in Taiwan involves well -known overseas democratic people, and Teng Biao is not the first. Chinese Democratic Games leader Wang Dan was also accused by a man named Li in Taiwan a few days ago that he had kissed and sexually harassed him in the United States. The Taipei District Procuratorate has signed a case of other cases and was investigated by the prosecutor of the Maternal and Children's Team. Wang Dan stated that the "sex show" did not exist at all.</text:p>
      <text:p text:style-name="P4">
Heart -based (pen name) was born in Taiwan, growing up and working in Hong Kong, and is a senior journalist. He was the former vice president of the independent Chinese pen.</text:p>
      <text:p text:style-name="P4">
Teng Biao was a lecturer and human rights lawyer of the Chinese University of Political Science and Law. He has repeatedly represented China ’s public welfare human rights cases and promoted the new citizen movement. In 2014, after he was invited to the United States, he had been exiled to the United States and participated in various activities to promote Chinese democratic human rights.</text:p>
      <text:p text:style-name="P4">
Reporter: Caddy Editor: 梒 网 网 Editor: Hong Wei</text:p>
      <text:p text:style-name="P4">
News Source: <text:a xlink:type="simple" xlink:href="https://www.rfa.org/mandarin/yataibaodao/kejiaowen/kw2-06212023133935.html" text:style-name="Internet_20_link" text:visited-style-name="Visited_20_Internet_20_Link">
https://www.rfa.org/mandarin/yataibaodao/kejiaowen/kw2-06212023133935.html</text:a>
</text:p>
      <!--NEWS-->
      <text:h text:style-name="P10" text:outline-level="1">
<text:span text:style-name="T4">
The inflation is not lower than the British Central Bank to raise interest rates 2 yards</text:span>
</text:h>
      <text:p text:style-name="P4">
Publisher: 法新社</text:p>
      <text:p text:style-name="P4">
Published Time: 2023-06-22T13:32:08+00:00</text:p>
      <text:p text:style-name="P4">
Modified Time: 2023-06-22T13:20:03+00:00</text:p>
      <text:p text:style-name="P4">
Description: (Agence France -Presse, London, 22nd) The Central Bank of England Bank of England decided to raise interest rates by 2 yards to 5%today to fight against high inflation, although the move may cause the cost of living costs to deteriora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17581in" draw:z-index="0">
<draw:image xlink:href="../Images/rficn/2023-06-22T13-32-08-00-00/000000.png" xlink:type="simple" xlink:show="embed" xlink:actuate="onLoad" draw:mime-type="image/png"/>
</draw:frame>
Bank of England's 13 consecutive hikes, the rate of interest rate increases beyond expectations, interest rates have reached 15 years. The latest data from yesterday showed that the British inflation was still as high as 8.7%, which did not slow as expected.</text:p>
      <text:p text:style-name="P4">
Before the latest inflation data was announced yesterday, the market is expected to raise interest rates by 1 yard today.</text:p>
      <text:p text:style-name="P4">
The Bank of England stated at the minutes of the meeting: "Recently, the news of data has risen sharply, showing that inflation is still continuous."</text:p>
      <text:p text:style-name="P4">
The British Bank raised interest rates by 2 yards today. In contrast, the Federal Preparatory Council (FED) last week after the domestic inflation slowed sharply, it decided to suspend interest rate hikes.</text:p>
      <text:p text:style-name="P4">
European Central Bank decided last week to raise a benchmark interest rate of 1 yard.</text:p>
      <text:p text:style-name="P4">
The Swiss and Norwegian central banks also announced their interest rates today, with an increase of 2 yards and 1 yards, respectively.</text:p>
      <text:p text:style-name="P4">
Market investors expect British interest rates to reach 6%by the end of the year, and may cause the British economy to fall into recession. (Translator: Liu Shuqin/Research: Chen Zhengyi)</text:p>
      <text:p text:style-name="P4">
News Source: <text:a xlink:type="simple" xlink:href="https://www.rfi.fr/cn/%E8%B4%A2%E7%BB%8F%E5%BF%AB%E8%AE%AF/20230622-%E9%80%9A%E8%86%A8%E5%B1%85%E9%AB%98%E4%B8%8D%E4%B8%8B-%E8%8B%B1%E5%9B%BD%E5%A4%AE%E8%A1%8C%E5%8D%87%E6%81%AF2%E7%A0%81" text:style-name="Internet_20_link" text:visited-style-name="Visited_20_Internet_20_Link">
https://www.rfi.fr/cn/%E8%B4%A2%E7%BB%8F%E5%BF%AB%E8%AE%AF/20230622-%E9%80%9A%E8%86%A8%E5%B1%85%E9%AB%98%E4%B8%8D%E4%B8%8B-%E8%8B%B1%E5%9B%BD%E5%A4%AE%E8%A1%8C%E5%8D%87%E6%81%AF2%E7%A0%81</text:a>
</text:p>
      <!--NEWS-->
      <text:h text:style-name="P10" text:outline-level="1">
<text:span text:style-name="T4">
French Deep Sea Robot joins the search and rescue the Atlantic lost travel submersible</text:span>
</text:h>
      <text:p text:style-name="P4">
Publisher: 法新社</text:p>
      <text:p text:style-name="P4">
Published Time: 2023-06-22T13:32:09+00:00</text:p>
      <text:p text:style-name="P4">
Modified Time: 2023-06-22T13:20:05+00:00</text:p>
      <text:p text:style-name="P4">
Description: (Agence France -Presse, Paris, 22nd) A French research ship arrived near the wreckage of the shipwreck of the shipwreck today. The ship was equipped with Victor 6000, an unmanned robot that could be searched in the deep sea, and will join the "Titan Titan Titan's large search and rescue oper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3.617581in" draw:z-index="0">
<draw:image xlink:href="../Images/rficn/2023-06-22T13-32-09-00-00/000000.png" xlink:type="simple" xlink:show="embed" xlink:actuate="onLoad" draw:mime-type="image/png"/>
</draw:frame>
According to the ship dynamic website Marinetraffic, "Atlanta" studied the ship to reach Titanic about 2 kilometers south of Titanic after 8 o'clock in Greenwich. A few hours of oxygen.</text:p>
      <text:p text:style-name="P4">
Marinetraffic said that as of 9 o'clock in the standard time of Greenwich, Atlanta was moving westward westward at the North Atlantic at 5 vessels.</text:p>
      <text:p text:style-name="P4">
The French Ocean Development Research Institute (IFREMER) operating the Atlanta Research Ship said earlier that the research ship will arrive at the Standard time of Greenwich at 8:00 on the 20th.</text:p>
      <text:p text:style-name="P4">
The ship is equipped with a deep -sea robot Victor 6000, which is a remote control submersible (ROV) that can dive to 6000 meters in water depth.</text:p>
      <text:p text:style-name="P4">
The wreckage of Titani is located about 3800 meters deep, so it is particularly difficult to reach.</text:p>
      <text:p text:style-name="P4">
On the morning of the 18th, the Titan tourist submersible dived down the Titanic ship. After 2 hours, he lost contact with the sea -faced support ship.</text:p>
      <text:p text:style-name="P4">
The Titan submersible is equipped with Hamish Harding, British Billionaires, Shahzadadawood, and son Suleman, Oceangate Expeditions CEO, and Oceangate Exploration. French submersible driver Paul-Henri Nargeolet.</text:p>
      <text:p text:style-name="P4">
According to the Titan submersible, there is a 96 -hour oxygen stock, search and rescue personnel estimate that the submersible passengers may exhaust oxygen today.</text:p>
      <text:p text:style-name="P4">
The rescue work focuses on the sources of underwater sound detected on the evening of the 18th.</text:p>
      <text:p text:style-name="P4">
Rob Larter, a British Antarctic Survey, said at a press conference that he believes that he believes that deep -sea robot 6000 is the "main hope" of underwater rescue.</text:p>
      <text:p text:style-name="P4">
Alistair Greig, a professor of marine engineering at the University of London (UCL), pointed out that the deep -sea robot 6000 has two robotic arms that can solve the entangled submersible, or an attachment to put it on it Floating device.</text:p>
      <text:p text:style-name="P4">
The Victor 6000 deep -sea robot is also equipped with strong light, which can illuminate the dim environment on such deep sea.</text:p>
      <text:p text:style-name="P4">
However, experts also reminded that search and rescue personnel need to know where to find the Titan account, and the situation does not seem to be the case.</text:p>
      <text:p text:style-name="P4">
News Source: <text:a xlink:type="simple" xlink:href="https://www.rfi.fr/cn/%E5%9B%BD%E9%99%85%E6%8A%A5%E9%81%93/20230622-%E6%B3%95%E5%9B%BD%E6%B7%B1%E6%B5%B7%E6%9C%BA%E5%99%A8%E4%BA%BA%E5%8A%A0%E5%85%A5%E6%90%9C%E6%95%91%E5%A4%A7%E8%A5%BF%E6%B4%8B%E5%A4%B1%E8%81%94%E6%97%85%E6%B8%B8%E6%BD%9C%E6%B0%B4%E5%99%A8" text:style-name="Internet_20_link" text:visited-style-name="Visited_20_Internet_20_Link">
https://www.rfi.fr/cn/%E5%9B%BD%E9%99%85%E6%8A%A5%E9%81%93/20230622-%E6%B3%95%E5%9B%BD%E6%B7%B1%E6%B5%B7%E6%9C%BA%E5%99%A8%E4%BA%BA%E5%8A%A0%E5%85%A5%E6%90%9C%E6%95%91%E5%A4%A7%E8%A5%BF%E6%B4%8B%E5%A4%B1%E8%81%94%E6%97%85%E6%B8%B8%E6%BD%9C%E6%B0%B4%E5%99%A8</text:a>
</text:p>
      <!--NEWS-->
      <text:h text:style-name="P10" text:outline-level="1">
<text:span text:style-name="T4">
The US ship once again crossed the Taiwan Strait scholar: US -China &amp; Quot; negative cooperation &amp; quot;</text:span>
</text:h>
      <text:p text:style-name="P4">
Author: None</text:p>
      <text:p text:style-name="P4">
Publisher: Radio Free Asia (Organization)</text:p>
      <text:p text:style-name="P4">
Published Time: 2023-06-22T13:44:00-04:00</text:p>
      <text:p text:style-name="P4">
Modified Time: 2023-06-22T13:56:31-04:00</text:p>
      <text:p text:style-name="P4">
Description: None</text:p>
      <text:p text:style-name="P4">
Videos: []</text:p>
      <text:p text:style-name="P4">
Audios: ["<text:a xlink:type="simple" xlink:href="https://www.rfa.org/mandarin/yataibaodao/junshiwaijiao/jw2-062220231134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4.444505in" draw:z-index="0">
<draw:image xlink:href="../Images/rfamandarin/2023-06-22T13-44-00-04-00/000000.png" xlink:type="simple" xlink:show="embed" xlink:actuate="onLoad" draw:mime-type="image/png"/>
</draw:frame>
The USCGCSTRATTON cannon cannon through the Taiwan Strait <text:a xlink:type="simple" xlink:href="https://www.rfa.org/mandarin/yataibaodao/junshiwaijiao/jw2-06222023113423.html/@@images/image" text:style-name="Internet_20_link" text:visited-style-name="Visited_20_Internet_20_Link">
</text:a>
Associated Press data diagram <text:a xlink:type="simple" xlink:href="https://www.rfa.org/mandarin/yataibaodao/junshiwaijiao/jw2-06222023113423.html/@@stream" text:style-name="Internet_20_link" text:visited-style-name="Visited_20_Internet_20_Link">
Audio-Link: https://www.rfa.org/mandarin/yataibao/junshiwaijiao/jw2-062223113423.html/@stream</text:a>
U.S. Secretary of State Brillin has recently ended visiting China, but the two sides have not reached a consensus on military exchanges. When the outside world is concerned about whether the trip to Blingken is expected to alleviate the tension between the United States and China, the two sides have regained friction on the Taiwan Strait issue.</text:p>
      <text:p text:style-name="P4">
<text:a xlink:type="simple" xlink:href="https://www.rfa.org/mandarin/yataibaodao/junshiwaijiao/kw-06192023132239.html" text:style-name="Internet_20_link" text:visited-style-name="Visited_20_Internet_20_Link">
<text:span text:style-name="T4">
 Brinken ended his visit to Huamei and China Agreement "Stable Relationship" </text:span>
</text:a>
<text:span text:style-name="T4">
* <text:a xlink:type="simple" xlink:href="https://www.rfa.org/mandarin/yataibaodao/junshiwaijiao/tj1-06212023122237.html" text:style-name="Internet_20_link" text:visited-style-name="Visited_20_Internet_20_Link">
Bolling Kenkel's visit to China to focus on Taiwan's policy again</text:a>
</text:span>
</text:p>
      <text:p text:style-name="P4">
On June 21, the USCGC Stratton cannon was passed through the Taiwan Strait. This operation coincided with the next day of Brinken's end of the visit to China, which attracted the dissatisfaction of China.</text:p>
      <text:p text:style-name="P4">
According to the news released by the China Maritime Police Station on the 22nd, China has accused the US Coast Guard of "Strarton" from the Taiwan Strait. Copy handling and "resolutely safeguard national sovereignty, security and marine rights."</text:p>
      <text:p text:style-name="P4">
The statement issued by the U.S. Navy's Seventh Fleet on the same day shows that the "Straton" is a routine to pass through the Taiwan Strait in accordance with the Gonghai navigation and freedom of Gonghai. The statement added: "The" Strarton "crossing the Taiwan Strait shows the United States' commitment to the Indo -Pacific region that is free to open, and the U.S. military will fly, sail and activities anywhere allowed anywhere international law."</text:p>
      <text:p text:style-name="P4">
The Ministry of National Defense in Taiwan also pointed out on the 21st that the Chinese aircraft carrier Shandong ship's formation sailed through the Taiwan Strait. The Taiwan military "used joint love monitoring and investigation methods to densely grasp the dynamics of the sea airspace and prosecute the appropriate monitoring of the troops."</text:p>
      <text:p text:style-name="P4">
US Secretary of State AntonyBlinken visited Beijing from 18th to 19th. Although he met with Chinese national leaders Xi Jinping during the period, the two sides have not made significant breakthroughs in key issues such as the Taiwan Strait and military exchanges.</text:p>
      <text:p text:style-name="P4">
This station has previously reported that Bringson reiterated to Xi Jinping during the meeting that the US's "one -China policy" has not changed. The United States does not support Taiwan's independence, and it also opposes the status quo of the Taiwan Strait unilaterally. However, Yang Tao, director of the US Department of Foreign Affairs, said on Wednesday that the United States has solved peacefully as the core content of the "China China Policy" and is "tampering" its political commitment.</text:p>
      <text:p text:style-name="P4">
U.S. Secretary of State Broskens met in Beijing on June 19, 2023 to meet Chinese officials in Beijing (Picture of the Associated Press)</text:p>
      <text:p text:style-name="P4">
In recent years, the US and allies warships have performed free sailing mission in the Taiwan Strait, which often causes Beijing's dissatisfaction and regards it as provocations. As China has increased political and military pressure, and claims the Taiwan Strait as a non -international sea area last year, the Taiwan Strait region has also become a stage for the United States and China.</text:p>
      <text:p text:style-name="P4">
As the outside world pays attention to whether Brinken's visit to China can alleviate the tension between the United States and China, the latest friction incident seems to push the situation again.</text:p>
      <text:p text:style-name="P4">
Yan Xuetong, the official Chinese official "Beijing Daily" quoted on Wednesday, said that he did not agree with the statement of the United States and China that he had entered the "New Cold War." A policy statement, and the diplomacy of large powers depends on the actual policy instead of rhetoric.</text:p>
      <text:p text:style-name="P4">
Yan Xuetong believes that "the current situation of Sino -US relations is that conflicts are greater than cooperation. In the case of conflict greater than cooperation, the two parties can carry out more negative cooperation, not active cooperation." He pointed out that the so -called "negative cooperation" is the conduct of both parties conducted by the two parties. Cooperation is to prevent the deterioration or upgrade of conflicts, and "active cooperation" is difficult to carry out in the current state.</text:p>
      <text:p text:style-name="P4">
Reporter: Jingwei Responsible Editor: He Ping.com editor: Hong Wei</text:p>
      <text:p text:style-name="P4">
News Source: <text:a xlink:type="simple" xlink:href="https://www.rfa.org/mandarin/yataibaodao/junshiwaijiao/jw2-06222023113423.html" text:style-name="Internet_20_link" text:visited-style-name="Visited_20_Internet_20_Link">
https://www.rfa.org/mandarin/yataibaodao/junshiwaijiao/jw2-06222023113423.html</text:a>
</text:p>
      <!--NEWS-->
      <text:h text:style-name="P10" text:outline-level="1">
<text:span text:style-name="T4">
Canadian intelligence agencies announced China's penetration methods to prevent people from falling into traps</text:span>
</text:h>
      <text:p text:style-name="P4">
Author: None</text:p>
      <text:p text:style-name="P4">
Publisher: Radio Free Asia (Organization)</text:p>
      <text:p text:style-name="P4">
Published Time: 2023-06-22T14:04:00-04:00</text:p>
      <text:p text:style-name="P4">
Modified Time: 2023-06-22T15:05:49-04:00</text:p>
      <text:p text:style-name="P4">
Description: None</text:p>
      <text:p text:style-name="P4">
Videos: []</text:p>
      <text:p text:style-name="P4">
Audios: ["<text:a xlink:type="simple" xlink:href="https://www.rfa.org/mandarin/yataibaodao/junshiwaijiao/lf-062220231303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3.629306in" draw:z-index="0">
<draw:image xlink:href="../Images/rfamandarin/2023-06-22T14-04-00-04-00/000000.png" xlink:type="simple" xlink:show="embed" xlink:actuate="onLoad" draw:mime-type="image/png"/>
</draw:frame>
The Canadian Security Intelligence Agency reminded Canadians not to fall into the trap of the Chinese intelligence department. <text:a xlink:type="simple" xlink:href="https://www.rfa.org/mandarin/yataibaodao/junshiwaijiao/lf-06222023130324.html/@@images/image" text:style-name="Internet_20_link" text:visited-style-name="Visited_20_Internet_20_Link">
</text:a>
(CSIS Twitter)<text:a xlink:type="simple" xlink:href="https://www.rfa.org/mandarin/yataibaodao/junshiwaijiao/lf-06222023130324.html/@@stream" text:style-name="Internet_20_link" text:visited-style-name="Visited_20_Internet_20_Link">
Audio-Link: https: // Woohoo. Hair dyeing .org/mandarin/Asia Pacific report/military diplomacy/waste -06222023130324.html/@@ stream</text:a>
Canadian Security Intelligence Agency(CSIS)Rarely issued public warnings, explaining in detail how the Chinese intelligence department finds and absorbs Canadians as intelligence providers.</text:p>
      <text:p text:style-name="P4">
<text:span text:style-name="T4">
<text:span text:style-name="T5">
 <text:a xlink:type="simple" xlink:href="https://www.rfa.org/mandarin/yataibaodao/junshiwaijiao/lf-06142023100037.html" text:style-name="Internet_20_link" text:visited-style-name="Visited_20_Internet_20_Link">
Canadian police investigated more than a hundred foreign intervention cases including Zhuang Wenhao was threatened</text:a>
</text:span>
* </text:span>
<text:span text:style-name="T5">
 <text:a xlink:type="simple" xlink:href="https://www.rfa.org/mandarin/yataibaodao/zhengzhi/lf-05252023123102.html" text:style-name="Internet_20_link" text:visited-style-name="Visited_20_Internet_20_Link">
Canadian report confirms that China is widely intervened in Canadian affairs</text:a>
</text:span>
<text:span text:style-name="T5">
 </text:span>
<text:span text:style-name="T4">
 <text:a xlink:type="simple" xlink:href="https://www.rfa.org/mandarin/yataibaodao/junshiwaijiao/lf-03102023100846.html" text:style-name="Internet_20_link" text:visited-style-name="Visited_20_Internet_20_Link">
Canada discovered more Chinese police station Foreign Affairs Department: Once refused to issue a Chinese diplomat visa</text:a>
</text:span>
</text:p>
      <text:p text:style-name="P4">
The Canadian Security Intelligence Agency explained through Twitter to explain the Chinese intelligence department(Gamble)How the agent's goal of "approaching and cultivating" on the Internet. Tongwen said that the first step of the Chinese intelligence department will use agents to determine the objects they want to recruit. They are aiming at Canadians who are actively looking for key departments work or have high value qualifications. The second step, the Chinese agent leads the English through the workplace social platform(LinkedIn)The secret is close to the goal, and it will be disguised as a variety of identities such as human resources recruiters or consultants. Then, the communication methods of each other will be transferred to other platforms as soon as possible, such as WeChat, WhatsApp or email. Then, the goal will be required to write a report for the "consultant", or may be invited to meet with "customer". However, the so -called consultants and customers are actually Chinese intelligence staff, but their goals do not know. They write reports of "secrets of interest and privileges in China" in accordance with the instructions, so they have received remuneration. The Security Intelligence Bureau issued a pushing warning: "Don't be the goal of recruitment of the Chinese intelligence department, be careful that you contact the people on the LinkedIn and all other network platforms." Seeing the public warning of the Canadian intelligence authority, Shi Guoliang, a professor at the University of Ottawa University, felt that it felt that it felt that it felt that it felt that it felt this. Grequisite, he said that China ’s penetration of Canada is pervasive and will try every way or fight its locking goals. Shi Guoliang, who has a strong ability to listen and, read and write in Putonghua, is an expert in anthropology and social research. He has also visited China many times, but after a long contact, he gradually understood that many actions taken by the Chinese government were unique to ulterior motives. Essence "I know I was invited to go to them to attend the seminar. There are goals and to cultivate feelings. I hope I can sympathize with them. But I do it. I know the most advanced city, such as Beijing, if you walk into the alley, you will see another China. "He said that China actively attracts some characters in Western politics and business, hoping that they can speak and do things for China. A confidential document of the Canadian Security Intelligence Agency was exposed last month, which described how China imposed influence on Canadian members, corporate executives and Chinese communities through seductive and punishment methods. The Canadian Security Intelligence Agency and the Royal Madon subsequently explained how to deal with China's intervention in Canada in Congress and other public places. Last week, several people living in the Greater Vancouver region jointly reported to the Royal Mading Police by the harassment of the Chinese authorities. One of the people John said that they came to report the case in April. Paying attention to the issue, I have called the situation and asked the situation, and now their reports have officially made a case.</text:p>
      <text:p text:style-name="P4">
Canadian resident John(left)Waiting for several people from China and Hong Kong to report to the Royal Canadian Mounted Police, John said that he felt the police began to attach importance to the problem of Chinese penetration of harassment communities.(Reporter Liu Fei shooting)  <text:a xlink:type="simple" xlink:href="https://www.rfa.org/mandarin/yataibaodao/junshiwaijiao/lf-06222023130324.html/csis-2.jpg" text:style-name="Internet_20_link" text:visited-style-name="Visited_20_Internet_20_Link">
</text:a>
"It's much better now. There is a file number. We can chase them with the number, so that the police have further actions." The Royal Madon Police said that more than 100 foreign intervention events have been investigated. The Chinese consulate in Canada did not respond to the tweets of the Canadian Security Agency.</text:p>
      <text:p text:style-name="P4">
Reporter: Liu Fei Responsible Editor: Jiayuan.com Editor: He Zuan ****</text:p>
      <text:p text:style-name="P4">
News Source: <text:a xlink:type="simple" xlink:href="https://www.rfa.org/mandarin/yataibaodao/junshiwaijiao/lf-06222023130324.html" text:style-name="Internet_20_link" text:visited-style-name="Visited_20_Internet_20_Link">
https://www.rfa.org/mandarin/yataibaodao/junshiwaijiao/lf-06222023130324.html</text:a>
</text:p>
      <!--NEWS-->
      <text:h text:style-name="P10" text:outline-level="1">
<text:span text:style-name="T4">
India and the United States launch defense to accelerate the ecosystem of national defense cooperation and then add weapon</text:span>
</text:h>
      <text:p text:style-name="P4">
Author: chinese@voanews.com (杨安)</text:p>
      <text:p text:style-name="P4">
Publisher: 美国之音中文网 (Type: NewsMediaOrganization)</text:p>
      <text:p text:style-name="P4">
Published Time: 2023-06-22T14:19:14+08:00</text:p>
      <text:p text:style-name="P4">
Modified Time: 2023-06-22 06:19:14Z</text:p>
      <text:p text:style-name="P4">
Description: The U.S. Department of Defense and the Indian Ministry of Defense announced on Wednesday (June 21) announced the launch of the "Indus Defense System-X" (INDUS-X), which will stimulate the national defense industry cooperation between the two countries, start technology and manufacturing innovation, increase employment, Opportunities, promote peace, security and prosperity, and provide necessary capabilities for the army of the two countries.</text:p>
      <text:p text:style-name="P4">
Videos: []</text:p>
      <text:p text:style-name="P4">
Images: []</text:p>
      <text:p text:style-name="P4">
Categories: ['军事', '亚太', '美国']</text:p>
      <text:p text:style-name="P4">
Type: None</text:p>
      <!--METADATA-->
      <text:p text:style-name="P4">
Nonenone</text:p>
      <text:p text:style-name="P4">
News Source: <text:a xlink:type="simple" xlink:href="https://www.voachinese.com/a/indus-x-launched-to-accelerate-us-india-defense-cooperation-20230622/7147891.html" text:style-name="Internet_20_link" text:visited-style-name="Visited_20_Internet_20_Link">
https://www.voachinese.com/a/indus-x-launched-to-accelerate-us-india-defense-cooperation-20230622/7147891.html</text:a>
</text:p>
      <!--NEWS-->
      <text:h text:style-name="P10" text:outline-level="1">
<text:span text:style-name="T4">
Studies: nap may help delay brain aging</text:span>
</text:h>
      <text:p text:style-name="P4">
Author: 联合早报 (Person)</text:p>
      <text:p text:style-name="P4">
Publisher: 联合早报 (Organization)</text:p>
      <text:p text:style-name="P4">
Published Time: 2023-06-22T14:37</text:p>
      <text:p text:style-name="P4">
Modified Time: 2023-06-22T14:53</text:p>
      <text:p text:style-name="P4">
Description: A new study shows that the day of nagging may slow down brain atrophy and delay brain aging for up to seven years. Xinhua News Agency quoted the report published recently by the "Reference News" that in the past many studies have shown that nap can improve brain performance and beauty and beauty, but there is almost no evidence ...</text:p>
      <text:p text:style-name="P4">
Videos: []</text:p>
      <text:p text:style-name="P4">
Audios: []</text:p>
      <text:p text:style-name="P4">
Images: []</text:p>
      <text:p text:style-name="P4">
Type: NewsArticle</text:p>
      <text:p text:style-name="P4">
Breadcrumbs: ['即时', '国际']</text:p>
      <text:p text:style-name="P4">
Keywords: ['研究']</text:p>
      <!--METADATA-->
      <text:p text:style-name="P4">
A new study shows that the day of nagging may slow down brain atrophy and delay brain aging for up to seven years.</text:p>
      <text:p text:style-name="P4">
Xinhua News Agency quoted the report published by the "Reference News" a few days ago that many studies in the past have shown that nap can improve brain performance and beauty and beauty, but there is almost no evidence to show how to improve the performance of the brain during the day.</text:p>
      <text:p text:style-name="P4">
The report from the British "Daily Telegraph" website stated that scientists from the University of London's college who conducted research found that there was a certain causal relationship between habitual day aversion and larger brain capacity. According to the information collected from the British between 400,000 years old between 40 and 69 years, the human brain capacity of people who like to sleep at noon is equivalent to delaying brain aging from 2.6 to 6.5 years.</text:p>
      <text:p text:style-name="P4">
The capacity of the brain capacity is the inner cavity of the skull, which is related to the low risk of good cognitive health and the low risk of dementia.</text:p>
      <text:p text:style-name="P4">
The first author of the research report and doctoral student Valentina Pas said: "This is the first study to try to solve the causal relationship between habitual nap and cognition and brain structure."</text:p>
      <text:p text:style-name="P4">
Dr. Victoria Golfeld, a senior researcher, said: "I hope that such research can prove that the nap is good for health."</text:p>
      <text:p text:style-name="P4">
In the paper published in the American journal "Sleep Health", the research team also said that the association between the nap and the brain capacity may also mean that the nap "can make up for the lack of sleep to prevent the degeneration of the nerve tissue."</text:p>
      <text:p text:style-name="P4">
News Source: <text:a xlink:type="simple" xlink:href="https://www.zaobao.com.sg/realtime/world/story20230622-1406703" text:style-name="Internet_20_link" text:visited-style-name="Visited_20_Internet_20_Link">
https://www.zaobao.com.sg/realtime/world/story20230622-1406703</text:a>
</text:p>
      <!--NEWS-->
      <text:h text:style-name="P10" text:outline-level="1">
<text:span text:style-name="T4">
The hottest fashion retailer SHEIN attempts to get rid of the Chinese blood</text:span>
</text:h>
      <text:p text:style-name="P4">
Author: Shen Lu | Photographs by Gilles Sabrié for The Wall Street Journal</text:p>
      <text:p text:style-name="P4">
Publisher: 华尔街日报中文网</text:p>
      <text:p text:style-name="P4">
Published Time: 2023-06-22T14:40:00.000Z</text:p>
      <text:p text:style-name="P4">
Modified Time: 2023-06-22T14:40:00.000Z</text:p>
      <text:p text:style-name="P4">
Created Time: 2023-06-22T07:13:00.000Z</text:p>
      <text:p text:style-name="P4">
Description: Fast Fashion Retailer SHEIN has become the darling of young American consumers. The company is trying to reshape the public image, including the resolution of US members' concerns about SHEIN product raw cotton sources.</text:p>
      <text:p text:style-name="P4">
Images: []</text:p>
      <text:p text:style-name="P4">
Categories: ['商业']</text:p>
      <text:p text:style-name="P4">
Keywords: SYND,LINK:EN|WP-WSJ-0000998598</text:p>
      <text:p text:style-name="P4">
Type: Article</text:p>
      <!--METADATA-->
      <text:p text:style-name="P4">
Higong, the ultra -fast fashion retailer founded in China(Shein)Has become <text:a xlink:type="simple" xlink:href="https://cn.wsj.com/articles/CN-BIZ-20230327155833" text:style-name="Internet_20_link" text:visited-style-name="Visited_20_Internet_20_Link">
darling of young American consumers</text:a>
The company is trying to reshape the public image, including the resolution of US members' concerns about the source of cotton in the raw materials of Higin products.</text:p>
      <text:p text:style-name="P4">
News Source: <text:a xlink:type="simple" xlink:href="https://cn.wsj.com/articles/%E7%BE%8E%E5%9B%BD%E6%9C%80%E7%81%AB%E5%BF%AB%E6%97%B6%E5%B0%9A%E9%9B%B6%E5%94%AE%E5%95%86shein%E8%AF%95%E5%9B%BE%E6%91%86%E8%84%B1%E4%B8%AD%E5%9B%BD%E8%A1%80%E7%BB%9F-b85ef3bc" text:style-name="Internet_20_link" text:visited-style-name="Visited_20_Internet_20_Link">
https://cn.wsj.com/articles/%E7%BE%8E%E5%9B%BD%E6%9C%80%E7%81%AB%E5%BF%AB%E6%97%B6%E5%B0%9A%E9%9B%B6%E5%94%AE%E5%95%86shein%E8%AF%95%E5%9B%BE%E6%91%86%E8%84%B1%E4%B8%AD%E5%9B%BD%E8%A1%80%E7%BB%9F-b85ef3bc</text:a>
</text:p>
      <!--NEWS-->
      <text:h text:style-name="P10" text:outline-level="1">
<text:span text:style-name="T4">
[Exclusive] Hand dance commemorative June 4th &amp; quot; Yipinhong &amp; quot; strict monitoring by National Security</text:span>
</text:h>
      <text:p text:style-name="P4">
Author: None</text:p>
      <text:p text:style-name="P4">
Publisher: Radio Free Asia (Organization)</text:p>
      <text:p text:style-name="P4">
Published Time: 2023-06-22T14:43:00-04:00</text:p>
      <text:p text:style-name="P4">
Modified Time: 2023-06-22T15:23:38-04:00</text:p>
      <text:p text:style-name="P4">
Description: None</text:p>
      <text:p text:style-name="P4">
Videos: []</text:p>
      <text:p text:style-name="P4">
Audios: ["<text:a xlink:type="simple" xlink:href="https://www.rfa.org/mandarin/yataibaodao/renquanfazhi/wy-062220231403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4.355168in" draw:z-index="0">
<draw:image xlink:href="../Images/rfamandarin/2023-06-22T14-43-00-04-00/000000.png" xlink:type="simple" xlink:show="embed" xlink:actuate="onLoad" draw:mime-type="image/png"/>
</draw:frame>
During the June 4th period of 2022, Chinese netizens "Yipinhong" (formerly known as Huang Zhihong) commemorate the video clip of June 4 in the form of a hand dance <text:a xlink:type="simple" xlink:href="https://www.rfa.org/mandarin/yataibaodao/renquanfazhi/wy-06222023140343.html/@@images/image" text:style-name="Internet_20_link" text:visited-style-name="Visited_20_Internet_20_Link">
</text:a>
Video screenshot <text:a xlink:type="simple" xlink:href="https://www.rfa.org/mandarin/yataibaodao/renquanfazhi/wy-06222023140343.html/@@stream" text:style-name="Internet_20_link" text:visited-style-name="Visited_20_Internet_20_Link">
Audio-Link: https://www.rfa.org/mandarin/yataibao/renquanfazhi/wy-06222023140343.html/@stream</text:a>
During the June 4th period of this year and last year, Chinese netizens "Yipinhong" (formerly known as Huang Zhihong) commemorated the videos of June 4th in the form of hand dance, which attracted widespread attention outside the Chinese network firewall. This station has recently learned that "Yipinhong" has been monitored and harassed by the National Security Police for a long time, and his life has been trapped.</text:p>
      <text:p text:style-name="P4">
<text:a xlink:type="simple" xlink:href="https://www.rfa.org/mandarin/yataibaodao/zhengzhi/sc-06092023100612.html" text:style-name="Internet_20_link" text:visited-style-name="Visited_20_Internet_20_Link">
<text:span text:style-name="T4">
 CCP has changed for many years? The 1989th generation watched the June 4th massacre and dynamic clear zero </text:span>
</text:a>
<text:span text:style-name="T4">
* <text:a xlink:type="simple" xlink:href="https://www.rfa.org/mandarin/yataibaodao/zhengzhi/sc-06062023091745.html" text:style-name="Internet_20_link" text:visited-style-name="Visited_20_Internet_20_Link">
Cross -generation warriors: "June 4th" in the eyes of "white paper"</text:a>
</text:span>
</text:p>
      <text:p text:style-name="P4">
One day after June 4 this year, Wang Zhihua, who was in New York, talked in the video with "Yipinhong", and saw her crying: "She has been crying, as long as we video call, she cries. She treats me as a good Friends, treat me as an object of crying. When she was venting like this, she might be more comfortable, otherwise it would be unprepared. "Wang Zhihua explained that the police's long -term monitoring of" Yipin Red "made her physically and mentally exhausted.</text:p>
      <text:p text:style-name="P4">
Netizen "Yipinhong" and Wang Zhihua video call screenshot (provided by Wang Zhihua) <text:a xlink:type="simple" xlink:href="https://www.rfa.org/mandarin/yataibaodao/renquanfazhi/wy-06222023140343.html/wy0622.jpg" text:style-name="Internet_20_link" text:visited-style-name="Visited_20_Internet_20_Link">
</text:a>
<text:span text:style-name="T4">
 The birth of dance </text:span>
</text:p>
      <text:p text:style-name="P4">
"Yipinhong" commemorates the "June 4th" hand dance video. It was first shot around 2021 and uploaded to the WeChat circle of friends. But soon, the relevant videos were deleted by the Chinese Internet police. Around June 4th, this video appeared on overseas network platforms.</text:p>
      <text:p text:style-name="P4">
This station found that the earliest record of Youtube, the video agency media platform, was released on June 5, 2022, and was released by the Chinese media platform "Chinese Digital Age" in the United States. However, according to several contacts of "Yipinhong", what really caused this video to attract the attention of the Chinese police is that on September 15 last year, Zhou Feng Suo, the leader of Tiananmen School of Xuemen, who was in the United States, reposted the video through his Twitter.</text:p>
      <text:p text:style-name="P4">
When Zhou Fengsuo was inquiring by the reporter from this station, he also said sorry, "I have brought her a disaster." He said that after seeing this video, he contacted "Yipin Red" last year. At that time, he only played on WeChat at that time. After saying hello, thanking her for making this video, I didn't talk much. However, according to Wang Zhihua, it is precisely because of this brief greeting that "Yipinhong" has become the target of Chinese police monitoring.</text:p>
      <text:p text:style-name="P4">
"Yipinhong" was originally known as Huang Zhihong and operated a clothing store in Jiangmen City, Guangdong. According to Huang Zhihong's two friends, Huang Zhihong is not a professional dancer. She is just a amateur dance enthusiast. During the June 4th period of 2021, Huang Zhihong felt the news about the 1989 June 4th massacre on the Internet. Temporary intention, without rehearsal, made this video of expressing mourning.</text:p>
      <text:p text:style-name="P4">
"It was completely out of feeling. It was caused by the candlelight and sorrow of June 4th at that time. Dance was very natural. She was taken at home as a background at home. It was because of this naturally shooting. When you come out, the kind of dance really moves a lot of people, "Wang Zhihua introduced this way.</text:p>
      <text:p text:style-name="P4">
The reporter of this station saw on Twitter that whether this video appeared last year or around June and Fourth this year, there were extremely high viewing and forwarding volume. Only one of the examples: On June 4 this year, the push friend "Fairy Fairy" (@Huaxianzi999) posted this video in the tweet. From the time of this report, there were nearly 200,000 views, 434 reposted 434 times, reposted 434 times. Praise with 1426 times.</text:p>
      <text:p text:style-name="P4">
From this video that is only one minute, it can be seen that in front of a pure black background, Huang Zhihong wore a loose black long -sleeved clothes and accompanied by sorrowful music. Two soft hands continued to change various types in front of the camera. Gestures, sometimes like a low -wing swan, sometimes like hovering pigeons. There were twice in the middle, her right hand to the number of the six, and the number of the left hand to the four, the dance meant that the dance was very clearly pointed at the tragedy of the June 4th massacre.</text:p>
      <text:p text:style-name="P4">
"Xiyan" in the United States is Huang Zhihong's friend. She told this station that she and Huang Zhihong communicated the video. "I saw that video at the time, which was shocking. I knew it was her. Later, we said that the video had been deleted. She had no intention to use it. This form is just expressed. "</text:p>
      <text:p text:style-name="P4">
<text:span text:style-name="T4">
 Touch the pain of the times </text:span>
</text:p>
      <text:p text:style-name="P4">
Huang Zhihong's expression seems to be a resonance of an era, and it has also touched the pain of many people. For many years of netizens and Chen Xiangwei, who is currently in the United States, told this reporter that when this video was sent out on WeChat during June 4th in 2021, he reminded Huang Zhihong to pay attention to safety, but he understood her mentality, " Many people are like this, so as not to let them speak, and it is uncomfortable in the stomach. Just like those netizens in my circle of friends, they are saying some fair words for this society and the people. Let's see a lot of hope. "</text:p>
      <text:p text:style-name="P4">
This reporter has tried to contact Huang Zhihong himself many times, but several of her friends replied that Huang Zhihong would not be interviewed because of safety considerations because of safety reasons. Chen Xiangwei also called Huang Zhihong himself for this reason, but was also declined by the other party.However, after being released, Huang Zhihong's lives and his daughter's lives were in close monitoring of the police. "From then on, (police) have harassment and 'drink tea'. The most terrible thing is to track. Parking the police car at the door of her shop and staying there, which causes great trouble for their spirit and life." Wang Zhihua said that because of concerns about the safety of herself and her family, Huang Zhihong and her twelve -year -old daughter now have depression.</text:p>
      <text:p text:style-name="P4">
Wang Zhihua was from Hunan. He had been engaged in democratic activities in Zhuzhou for a long time and was suppressed by the authorities. In May this year, Wang Zhihua came to the United States through the "Route". He also met Huang Zhihong in the circle of domestic democrats. He understood that Huang Zhihong's decision is now unwilling to speak for herself. "She said, I am not a brave person. The purpose of me is just expressing my own voice. "</text:p>
      <text:p text:style-name="P4">
But Wang Zhihua emphasized that even under the high pressure in China, he must bravely resist. "Some things you don't say, they will not stop harassing you," he once told Huang Zhihong that if the police follow you, you have to be right, you have to be right, you have to be right, you have to be right. They anti -tracking, you have to blame them rationally.</text:p>
      <text:p text:style-name="P4">
Reporter: Editor Wang Yun: He Ping.com editor: Hong Wei</text:p>
      <text:p text:style-name="P4">
News Source: <text:a xlink:type="simple" xlink:href="https://www.rfa.org/mandarin/yataibaodao/renquanfazhi/wy-06222023140343.html" text:style-name="Internet_20_link" text:visited-style-name="Visited_20_Internet_20_Link">
https://www.rfa.org/mandarin/yataibaodao/renquanfazhi/wy-06222023140343.html</text:a>
</text:p>
      <!--NEWS-->
      <text:h text:style-name="P10" text:outline-level="1">
<text:span text:style-name="T4">
Interview with Wu Zhaozheng: Europe and the United States are not tough enough on the issue of Hong Kong and Crimean</text:span>
</text:h>
      <text:p text:style-name="P4">
Author: None (Language: zh)</text:p>
      <text:p text:style-name="P4">
Publisher: None</text:p>
      <text:p text:style-name="P4">
Time: 2023-06-22T14:44:00Z</text:p>
      <text:p text:style-name="P4">
Description: In an interview with Voice of Germany, Taiwan Foreign Minister Wu Zhaozheng said that if a war broke out, it would be Taiwan itself who would bear defense responsibilities, but the most important thing that other countries could do is to scare and let this do not allow this The field war happened.</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吴钊燮', '台湾', '台湾海峡', '台湾关系法', '台湾关系法案', '拜登', '克里米亚', '乌克兰战争', '不对称作战']</text:p>
      <text:p text:style-name="P4">
Id: 66005379</text:p>
      <!--METADATA-->
      <text:p text:style-name="P4">
<text:a xlink:type="simple" xlink:href="https://www.dw.com/zh/overlay/image/article/66005379/59735850" text:style-name="Internet_20_link" text:visited-style-name="Visited_20_Internet_20_Link">
 </text:a>
(Information picture) Wu Zhaozheng</text:p>
      <text:p text:style-name="P4">
(Voice of Germany) Taiwan Foreign Minister Wu Zhaozheng was interviewed by the German Voice TV "Conflictzone" program. When asked how 23 million people in Taiwan can win a war with a country with a population of 1.4 billion, Wu Zhaoxuan said: "In a modern war, asymmetric operations may be more important than traditional operations. For example In the Ukrainian war, many people predicted that the Russians could occupy Ukraine within a few weeks, but this is not the case. Ukraine has been fighting and restraining the Russian army. The role. This is what we have learned. "</text:p>
      <text:h text:style-name="P12" text:outline-level="3">
<text:span text:style-name="T4">
Voice of Germany TV "Conflict Zone" program interview with Wu Zhaoyi (English)</text:span>
</text:h>
      <text:p text:style-name="P4">
Wu Zhaozheng pointed out: "If you have the opportunity to see Taiwan's defense ability, I think China will not be so easy to occupy Taiwan. We have many defensive missiles, and our army is also very determined to defend ourselves](https://www.dw.com/zh/zh/台湾外长如果中国来袭台湾必将奋战到底/a-57120389)Essence In my opinion, the public is determined to continue to maintain the freedom and sovereignty we have. … In addition, other major countries are also deploying military strength to scare China not to fight against Taiwan. If you look at the U.S. military in the nearby area, or Japan will make military expenses double in the next five years to prepare to counter the possible offensive behavior of China in the region. I think China will worry if China will start a war in Taiwan. "</text:p>
      <text:p text:style-name="P4">
Wu Zhaoyi also said: "I think, <text:a xlink:type="simple" xlink:href="https://www.dw.com/zh/zh/台湾外交部长吴钊燮台海冲突将是全球灾难/a-59631307" text:style-name="Internet_20_link" text:visited-style-name="Visited_20_Internet_20_Link">
such a war will mean economic disaster for many countries</text:a>
Essence Half of the world's container ships cross the Taiwan Strait area, and 90%of the most advanced computer chips or semiconductor chips are made in Taiwan. Therefore, if the supply chain is blocked, it will have a significant impact on other parts of the world. "</text:p>
      <text:p text:style-name="P4">
The host asked Wu Zhaozheng how to understand the statement of the US President Biden last year-Biden replied whether he was willing to participate in military defending Taiwan, yes, this is our promise. This means that it provides defensive weapons for Taiwan under the Taiwan Relations Act, or is it involved in direct military confrontation with China?</text:p>
      <text:p text:style-name="P4">
Wu Zhaozheng replied: "Our understanding is that the promise is based on the Taiwan Relations Act. The United States is used to provide a sufficient number of defensive weapons for Taiwan's self -defense through Taiwan's self -defense, and repeatedly reiterates its commitment to the safety of Taiwan. If you look at Taiwan, look at Taiwan. Relations law also clearly stipulates that the United States needs to maintain sufficient military power to drive away any acts of arbitrarily vitamin and coercion in the region. Therefore, the United States' commitment to Taiwan or to the region is quite obvious. US officials call this commitment backbone. Such as rock. We do not doubt how to provide weapons for Taiwan and how to use these weapons to use these weapons. Because of these activities, the defense of Taiwan and the United States in the past few years <text:a xlink:type="simple" xlink:href="https://www.dw.com/zh/zh/台美高官接連會晤-專家突顯美台關係重大進展/a-64793954" text:style-name="Internet_20_link" text:visited-style-name="Visited_20_Internet_20_Link">
significant progress has improved</text:a>
Essence "</text:p>
      <text:h text:style-name="P12" text:outline-level="3">
<text:span text:style-name="T4">
"Hong Kong is a real tragedy"</text:span>
</text:h>
      <text:p text:style-name="P4">
The host asked: "Do you think that the West is tough enough for China? In the past, you seem to have criticized Europe and the United States that did not resist the new national security law in Hong Kong and followed by the freedom of human rights and citizens. What?"</text:p>
      <text:p text:style-name="P4">
Wu Zhaozheng replied: "Hong Kong is a real tragedy. Just in front of us, this people are accustomed to implementing the National Security Law with freedom and opening up. Suddenly, all these freedoms have been deprived by the Chinese government. I think this is an isolated incident. We also saw that Crimea was annexed in 2014, and the West's response to Russia in 2014 was not tough enough. I think this may have a direct or indirect impact on the occurrence of the Ukrainian war. If we cannot take specific measures on China ’s behavior in Hong Kong, I am sure that China will be encouraged to do more such things in the area. If you look at China’ s activities in the East China Sea, Japan is very nervous. In addition to the Taiwan Strait, there are more conflict hotspots. Therefore, I think that the international community needs to look more seriously in China's expansionism and implement dictatorship in the region. At the expense of other democratic politics, it expands its influence in the area. "</text:p>
      <text:p text:style-name="P4">
<text:a xlink:type="simple" xlink:href="https://www.dw.com/zh/zh/吴钊燮中国的野心绝不会止于台湾/a-62753915" text:style-name="Internet_20_link" text:visited-style-name="Visited_20_Internet_20_Link">
Wu Zhaozheng</text:a>
Said, [If a war broke out, it will be Taiwan itself if the war broke out.(https://www.dw.com/zh/zh/吴钊燮若被攻击台湾不指望他国参战/a-65504614)Essence "And we are determined to defend ourselves. There is no doubt. But for other countries, I think the most important thing for them is to show their determination to observe and prevent this war."</text:p>
      <text:h text:style-name="P12" text:outline-level="3">
<text:span text:style-name="T4">
Interview with Taiwan Foreign Minister Wu Zhaozheng: I believe that democratic countries oppose Beijing provocation</text:span>
</text:h>
      <text:p text:style-name="P4">
(Voice of German Voice of Data from Wu Zhaoxuan in the Voice of Germany)</text:p>
      <text:p text:style-name="P4">
News Source: <text:a xlink:type="simple" xlink:href="https://www.dw.com/zh/专访吴钊燮：欧美在香港、克里米亚问题上不够强硬/a-66005379" text:style-name="Internet_20_link" text:visited-style-name="Visited_20_Internet_20_Link">
https://www.dw.com/zh/专访吴钊燮：欧美在香港、克里米亚问题上不够强硬/a-66005379?maca=chi-rss-chi-all-1127-rdf</text:a>
</text:p>
      <!--NEWS-->
      <text:h text:style-name="P10" text:outline-level="1">
<text:span text:style-name="T4">
German media: sanctioning China is equal to "Russia multiplied by 10"</text:span>
</text:h>
      <text:p text:style-name="P4">
Author: None (Language: zh)</text:p>
      <text:p text:style-name="P4">
Publisher: None</text:p>
      <text:p text:style-name="P4">
Time: 2023-06-22T14:53:00Z</text:p>
      <text:p text:style-name="P4">
Description: The "South Germany will" introduced a report on a think tank study sanction in China, stating that the sanctions will greatly affect the world economy, and it is uncertain that the Seventh Kingdom Group will reach an agreement on the sanctions of this scale. "Frankfurt Review" focused on Modi's visit to the United States and pointed out that China is the protagonist who is not present.</text:p>
      <text:p text:style-name="P4">
Videos: []</text:p>
      <text:p text:style-name="P4">
Images: []</text:p>
      <text:p text:style-name="P4">
Subject: 评论分析</text:p>
      <text:p text:style-name="P4">
Subjects: ['德中关系', '俄罗斯', '乌克兰', '岛屿主权争端', '马英九', '专题报道：全景观看“习马会”', '印度', '专题报道：2016年台湾大选', '台湾', '普京']</text:p>
      <text:p text:style-name="P4">
Keywords: ['制裁', '经济', '台湾', '俄罗斯', '印度', '莫迪', '拜登']</text:p>
      <text:p text:style-name="P4">
Id: 66005558</text:p>
      <!--METADATA-->
      <text:p text:style-name="P4">
<text:a xlink:type="simple" xlink:href="https://www.dw.com/zh/overlay/image/article/66005558/65686387" text:style-name="Internet_20_link" text:visited-style-name="Visited_20_Internet_20_Link">
 </text:a>
"It is difficult to imagine that the 7th Country Group will reach an agreement on the sanctions of this scale". "</text:p>
      <text:p text:style-name="P4">
(Voice of Germany Chinese) What methods would the West sanction in China if China started war on Taiwan? Rhodium Group and AtlanticCouncil have announced a report that demonstrates multiple scenes. <text:a xlink:type="simple" xlink:href="https://www.sueddeutsche.de/politik/taiwan-china-g7-sanktionen-1.5955199" text:style-name="Internet_20_link" text:visited-style-name="Visited_20_Internet_20_Link">
The "South Germany will" wrote an article entitled "Russia's By Multiplying 10" article</text:a>
"If tough sanctions are taken, the world economy will be greatly affected. It is just that the West sanctions on the four major Chinese banks in China. The trade and investment will be as high as US $ 3 trillion."</text:p>
      <text:p text:style-name="P4">
"Given that there is no <text:a xlink:type="simple" xlink:href="https://www.dw.com/zh/zh/拜登誓言协防台湾后-美加两军舰通过台海/a-63188888" text:style-name="Internet_20_link" text:visited-style-name="Visited_20_Internet_20_Link">
US military cooperation defense</text:a>
In the case of being violated by China, it is unable to persist for a long time, and at least it cannot persist in the effect of sanctions taken in China. The report recommends the use of means of deterrent purpose: that is, China has not launched the war of aggression, but has made compulsory compulsory During sexual operations, such as the Chinese army besieged Taiwan Island, or hindered water and air traffic, or launched a violent cyber attack on Taiwan. "</text:p>
      <text:p text:style-name="P4">
"Similar to the sanctions box for Russia, there are 3 types of tools in the sanctions box: for the financial industry, the individual of leaders of the party and the army, and industrial enterprises in the field of defense military industry. But the problem is that some sanctions are mainly symbolic. For example, writing a blacklist on the rich and politicians; other sanctions involved in China, and at the same time, the West and the world economy will pay a huge price. "</text:p>
      <text:p text:style-name="P4">
"If the national collective sanctions on China, metal, electronics, or transportation, it will cause China to be in great dilemma, causing 15 million people to unemployment, but at the same time, the trade volume of up to 378 billion US dollars will be affected worldwide. Severe obstacles. Therefore, the report pointed out that 'it is difficult to imagine that the 7 -way Group will reach consensus on such sanctions. <text:a xlink:type="simple" xlink:href="https://www.dw.com/zh/zh/德语媒体欧洲的中国难题/a-65347995" text:style-name="Internet_20_link" text:visited-style-name="Visited_20_Internet_20_Link">
As for Germany, its chemical industry is the wrongdoing with China. " </text:a>
The author of the article quoted the author's words, "The ball is on the Government of the 7th country, and they must define where the red line that sanctions the Chinese." "In addition, Western countries must also send a clear signal to China. In fact, some deterrent signals have been issued, but at the same time, individual government leaders have obstructed this signal. Our 'crisis ". ](https://www.dw.com/zh/zh/马克龙的战略自主被批孤立自己削弱欧洲/a-65269516)</text:p>
      <text:h text:style-name="P12" text:outline-level="3">
<text:span text:style-name="T4">
India's appetite for Russian oil is getting bigger and bigger</text:span>
</text:h>
      <text:h text:style-name="P12" text:outline-level="3">
<text:span text:style-name="T4">
** India hopes to sit on the same as the United States and China.</text:span>
</text:h>
      <text:p text:style-name="P4">
<text:a xlink:type="simple" xlink:href="https://www.dw.com/zh/zh/莫迪將與拜登開記者會-罕見接受媒體提問/a-65996040" text:style-name="Internet_20_link" text:visited-style-name="Visited_20_Internet_20_Link">
Indian Prime Minister Modi is visiting the United States</text:a>
Essence India is the most democratic country in the world, but it has always been a partner that is easy to deal with in the West. <text:a xlink:type="simple" xlink:href="https://www.fr.de/politik/indien-usa-modi-biden-geopolitik-verbuendete-china-russland-ukraine-krieg-waffen-zr-92357611.html" text:style-name="Internet_20_link" text:visited-style-name="Visited_20_Internet_20_Link">
A related article in the Frankfurt Review</text:a>
At the beginning, "India does not like the West, <text:a xlink:type="simple" xlink:href="https://www.dw.com/zh/zh/印度總理莫迪訪美-兩國關係有望更上層樓/a-65969345" text:style-name="Internet_20_link" text:visited-style-name="Visited_20_Internet_20_Link">
but the United States cannot miss this big country</text:a>
Essence President Biden hopes to build India into a country that can compete with China and leave them from partnerships with Russia for decades. To this end, <text:a xlink:type="simple" xlink:href="https://www.dw.com/zh/zh/美国印度将加强国防工业合作/a-65829771" text:style-name="Internet_20_link" text:visited-style-name="Visited_20_Internet_20_Link">
he provides weapons and high -tech to India</text:a>
Now, Modi is invited to visit the United States. "</text:p>
      <text:p text:style-name="P4">
The article believes that the Bayeng government must weigh difficult weighs. "It is necessary to explain the problem and not stimulate Modi, because in the final analysis, Washington has some demands for India. India knows this and realizes that In it, India's status is still increasing. Modi hopes to lead India to a power power. His goal is to become a pole in the future multi -pole world, sitting on the same way with the United States and China. India brings benefits](https://www.dw.com/zh/zh/印度狂买打折原油后-俄罗斯看着一大堆卢比发愁/a-65647590)Because all parties are scrambling to please his country. Indian Foreign Minister Su Jiesheng said in the Economist not long ago that 'We like to have various options. Of course we will try our best to make the best choice. '"</text:p>
      <text:p text:style-name="P4">
The article wrote that the United States and India meets, and China is the protagonist present. "Biden's national security adviser Sha Liwen emphasized that this time (Modi) visiting China is not the theme, but the role played by China in military, technology, and economic fields, of course, in our agenda. For a long time, China and India I don't like each other. After the border conflict occurred in 2020, the hostility deepened. However, India is also deeply suspicious of the West and will not establish a formal alliance relationship with the United States. It is a sensational behavior to join the Quartet Security Dialogue (QUAD), but this is this, but this is this, but this is a sensation, but this Organize the wishes of Zhenghe Modi, because it can facing China's existence in the Indian Ocean region. In short, India hopes to resist China and enhance national defense capabilities, rather than fighting with the United States to defend Taiwan. "</text:p>
      <text:h text:style-name="P12" text:outline-level="3">
<text:span text:style-name="T4">
Independence 75th Anniversary: Why is the Indian people proud?</text:span>
</text:h>
      <text:p text:style-name="P4">
<text:span text:style-name="T5">
Inding the content of other media, does not represent the position or view of the Voice of Germany. _ </text:span>
 _ 吧 _</text:p>
      <text:p text:style-name="P4">
News Source: <text:a xlink:type="simple" xlink:href="https://www.dw.com/zh/德语媒体：制裁中国等于-俄罗斯再乘以10/a-66005558" text:style-name="Internet_20_link" text:visited-style-name="Visited_20_Internet_20_Link">
https://www.dw.com/zh/德语媒体：制裁中国等于-俄罗斯再乘以10/a-66005558?maca=chi-rss-chi-all-1127-rdf</text:a>
</text:p>
      <!--NEWS-->
      <text:h text:style-name="P10" text:outline-level="1">
<text:span text:style-name="T4">
What kind of position does China hold in the reduction of poor national debt?</text:span>
</text:h>
      <text:p text:style-name="P4">
Author: None (Language: zh)</text:p>
      <text:p text:style-name="P4">
Publisher: None</text:p>
      <text:p text:style-name="P4">
Time: 2023-06-22T15:08:00Z</text:p>
      <text:p text:style-name="P4">
Description: Chinese Prime Minister Li Qiang and leaders in the world gathered in Paris to attend the New Global Financing Contract Summit from Thursday to Friday. In the past ten years, China has rapidly jumped into a major international credit party in the world. What are the differences in Chinese and Western developed countries in terms of reducing debt for poor countries?</text:p>
      <text:p text:style-name="P4">
Videos: []</text:p>
      <text:p text:style-name="P4">
Images: []</text:p>
      <text:p text:style-name="P4">
Subject: 经济纵横</text:p>
      <text:p text:style-name="P4">
Subjects: ['德中关系', '希腊债务危机', '欧债危机', '岛屿主权争端', '专题报道：全景观看“习马会”', '国际货币基金组织', '世界银行', '中国', '非洲', '中共十九大']</text:p>
      <text:p text:style-name="P4">
Keywords: ['债务重组', '中国', '非洲', '债务减免', '债务陷阱', '世界银行', '国际货币基金']</text:p>
      <text:p text:style-name="P4">
Id: 66006275</text:p>
      <!--METADATA-->
      <text:p text:style-name="P4">
<text:a xlink:type="simple" xlink:href="https://www.dw.com/zh/overlay/image/article/66006275/64436527" text:style-name="Internet_20_link" text:visited-style-name="Visited_20_Internet_20_Link">
 </text:a>
China is the main debt party of African countries</text:p>
      <text:p text:style-name="P4">
(Voice of Germany) The theme of this new Global Financing Contract Summit is "Establishing a New Agreement between the Global Northern and Southern" to seek the way to help low -income countries deal with debt burden and release climate financing funds.</text:p>
      <text:p text:style-name="P4">
As the world's largest bilateral debt claim country, China plays a core role in Zambia, Chad, Ethiopia, and Ghana through the "common framework" led by the Group 20.</text:p>
      <text:h text:style-name="P12" text:outline-level="3">
<text:span text:style-name="T4">
What is "Common Framework"?</text:span>
</text:h>
      <text:p text:style-name="P4">
The so -called "Common Framework" is an initiative launched by the 2020s during the epidemic at the end of 2020, which aims to help high -liabilities re -stable finances faster and easier to help high -liabilities.</text:p>
      <text:p text:style-name="P4">
This framework gathers the main debt countries, including China and the old-fashioned industrial countries-the so-called Paris Club, which is <text:a xlink:type="simple" xlink:href="https://www.dw.com/zh/zh/新債務圓桌會議將登場-g7中國是絆腳石/a-64692972" text:style-name="Internet_20_link" text:visited-style-name="Visited_20_Internet_20_Link">
debt restructuring plan</text:a>
Negotiations with the debt party.</text:p>
      <text:p text:style-name="P4">
However, nearly 3 years have passed, and the mechanism has not yet led to any debt reduction agreement, partly because there are differences between wealthy industrial countries and China. In the past ten years, China has rapidly jumped into a major international credit party in the world.</text:p>
      <text:h text:style-name="P12" text:outline-level="3">
<text:span text:style-name="T4">
China Loan for Africa: There are praises and bombs</text:span>
</text:h>
      <text:h text:style-name="P12" text:outline-level="3">
<text:span text:style-name="T4">
What is the position of China on the issue of debt restructuring?</text:span>
</text:h>
      <text:p text:style-name="P4">
China hopes that multilateral lenders such as the International Monetary Fund (IMF) and WorldBank can bear part of the losses, but these international institutions and many developed countries, especially the United States, oppose this plan. The reason why the United States and European countries oppose are that if they agree to the requests in Beijing, it is equivalent to providing assistance to China in disguise.</text:p>
      <text:p text:style-name="P4">
Among them <text:a xlink:type="simple" xlink:href="https://www.dw.com/zh/zh/债务难题如何解美财长和imf总裁访问赞比亚/a-64491558" text:style-name="Internet_20_link" text:visited-style-name="Visited_20_Internet_20_Link">
Zambia</text:a>
It is a typical case. The country owed $ 6 billion in China's debt, which has fallen into a debt default nearly three years ago. This inland country located in southeastern Africa can no longer get more loans from the IMF, because Beijing insists on adhering to the multilateral borrowing party to participate in debt reduction and exemption-and this is an uncommon approach in the past.</text:p>
      <text:p text:style-name="P4">
The "common framework" requires the country to obtain a reorganization permit from the bilateral lenders, and then the commercial creditors and multilateral financial institutions-this makes Beijing displeased.</text:p>
      <text:p text:style-name="P4">
China continues to negotiate with the debt country on the basis of bilateral bilateral, and calls on debt management to be based on the "specific analysis of specific cases", although the main purpose of the "common framework" is to provide a standardized process of debt deduction.</text:p>
      <text:p text:style-name="P4">
At the G20 Treasury Secretary and the Central Bank President's meeting held in April this year, Yi Gang, President of the People's Bank of China, emphasized that "China is willing to cooperate with all parties to implement the common framework of debt reduction and exemption."</text:p>
      <text:p text:style-name="P4">
At a press conference in March, a spokesman for the Chinese Ministry of Foreign Affairs was asked whether Beijing would agree to reorganize the implementation of Ghana's $ 1.9 billion debt, and told reporters: "The official bilateral debt with China only occupies only the official bilateral debt occupies only to the China. Ghana's total foreign debt is less than 5%. "She called on multilateral financial institutions and commercial creditors to participate in the debt reduction and exemption process of developing countries, because these subjects are the main credists in developing countries.</text:p>
      <text:h text:style-name="P12" text:outline-level="3">
<text:span text:style-name="T4">
Controversial Chinese investor in Ethiopia</text:span>
</text:h>
      <text:h text:style-name="P12" text:outline-level="3">
<text:span text:style-name="T4">
Why are some debt China willing to reduce and exempt, and some do not want?</text:span>
</text:h>
      <text:p text:style-name="P4">
In January of this year, Chinese Foreign Minister Qin Gang announced that he was partially exempted from the country's $ 13.7 billion in debt from China since 2000 to the present.</text:p>
      <text:p text:style-name="P4">
In August last year, China was exempted from 23 interest -free loans owed to 17 African countries. The debt had expired at the end of 2021. These interest -free funds come from the budget funds for foreign aid in China, so the procedures for deductibles are relatively simple.</text:p>
      <text:p text:style-name="P4">
According to the data provided by the Aiddata platform, from 2000 to 2017, the total interest -free loan issued by China's total US $ 843 billion of a total of $ 843 billion in the 165 countries government accounted for less than 5%.</text:p>
      <text:h text:style-name="P12" text:outline-level="3">
<text:span text:style-name="T4">
What support does China provide?</text:span>
</text:h>
      <text:p text:style-name="P4">
In early May, China participated in the first meeting of the Sri Lanka Council as an observer. Japan, India, and France initiated this talk, although <text:a xlink:type="simple" xlink:href="https://www.dw.com/zh/zh/中国延长还债期-斯里兰卡则希望中国能做更多/a-64499122" text:style-name="Internet_20_link" text:visited-style-name="Visited_20_Internet_20_Link">
China is the largest bilateral debt party in Sri Lanka</text:a>
Essence As of the end of 2021, this South Asian island country owed $ 7.4 billion in debt in China.</text:p>
      <text:p text:style-name="P4">
In the subsequent discussion of Ghana in May, China strengthened participation and agreed to co -ly the co -chair of the Ghana's official creditors committee with France.</text:p>
      <text:p text:style-name="P4">
Regarding Zambia's case, the Chinese Ministry of Foreign Affairs spokesman Wang Wenbin said that "China has always attached importance to Zabia's debt issues and will also actively cooperate and strive to find better solutions."</text:p>
      <text:h text:style-name="P12" text:outline-level="3">
<text:span text:style-name="T4">
What should I do next?</text:span>
</text:h>
      <text:p text:style-name="P4">
Analysts speculate that at this Paris conference, China will continue to explain the support of the "common framework", but it still advocates debt reduction on the basis of "specific cases specific analysis".</text:p>
      <text:p text:style-name="P4">
When the "common framework" held a meeting in Washington, China suggested that IMF accelerate the speed and improve quality in sharing debt sustainable analysis information.</text:p>
      <text:p text:style-name="P4">
Reuters pointed out that in order to allow China to agree to reduce more debt, countries may need a lot of persuasion.</text:p>
      <text:p text:style-name="P4">
(Reuters)</text:p>
      <text:p text:style-name="P4">
News Source: <text:a xlink:type="simple" xlink:href="https://www.dw.com/zh/中国在穷国债务减免方面持何种立场？/a-66006275" text:style-name="Internet_20_link" text:visited-style-name="Visited_20_Internet_20_Link">
https://www.dw.com/zh/中国在穷国债务减免方面持何种立场？/a-66006275?maca=chi-rss-chi-all-1127-rdf</text:a>
</text:p>
      <!--NEWS-->
      <text:h text:style-name="P10" text:outline-level="1">
<text:span text:style-name="T4">
The global human rights situation at the bottom of the world is cicadas under the "National Security Law"</text:span>
</text:h>
      <text:p text:style-name="P4">
Author: None</text:p>
      <text:p text:style-name="P4">
Publisher: Radio Free Asia (Organization)</text:p>
      <text:p text:style-name="P4">
Published Time: 2023-06-22T15:20:00-04:00</text:p>
      <text:p text:style-name="P4">
Modified Time: 2023-06-22T16:12:29-04:00</text:p>
      <text:p text:style-name="P4">
Description: None</text:p>
      <text:p text:style-name="P4">
Videos: []</text:p>
      <text:p text:style-name="P4">
Audios: ["<text:a xlink:type="simple" xlink:href="https://www.rfa.org/mandarin/yataibaodao/renquanfazhi/al-062220231259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88615in" draw:z-index="0">
<draw:image xlink:href="../Images/rfamandarin/2023-06-22T15-20-00-04-00/000000.png" xlink:type="simple" xlink:show="embed" xlink:actuate="onLoad" draw:mime-type="image/png"/>
</draw:frame>
International Organization's "Human Rightsmeasurement Initiative (HRMI) released the latest human rights research data <text:a xlink:type="simple" xlink:href="https://www.rfa.org/mandarin/yataibaodao/renquanfazhi/al-06222023125946.html/@@images/image" text:style-name="Internet_20_link" text:visited-style-name="Visited_20_Internet_20_Link">
</text:a>
Screenshot of hrmi official website [Audtps://www.rfa.org/mandarin/yatabalate/renquanfazhi/wwwa(https://www.rfa.org/mandarin/yataibaodao/renquanfazhi/al-06222023125946.html/@@stream)An international organization released the latest human rights survey index in 2022. China ranks the lowest in the rights of citizenship such as freedom of religious belief and rally. The scoring results in Hong Kong show that the National Security Law is playing a role, and people whisper at high pressure.</text:p>
      <text:p text:style-name="P4">
<text:span text:style-name="T4">
<text:span text:style-name="T5">
 <text:a xlink:type="simple" xlink:href="https://www.rfa.org/mandarin/yataibaodao/gangtai/al-03072023103553.html" text:style-name="Internet_20_link" text:visited-style-name="Visited_20_Internet_20_Link">
The latest report of the United Nations will be approved by the human rights of Xinjiang, Tibet and Hong Kong</text:a>
</text:span>
* </text:span>
<text:span text:style-name="T5">
 <text:a xlink:type="simple" xlink:href="https://www.rfa.org/mandarin/yataibaodao/renquanfazhi/kw-06162023130012.html" text:style-name="Internet_20_link" text:visited-style-name="Visited_20_Internet_20_Link">
International Organization calls on Brinken to account for Chinese human rights, the United States and China to separate again</text:a>
</text:span>
<text:span text:style-name="T5">
 </text:span>
<text:span text:style-name="T4">
 <text:a xlink:type="simple" xlink:href="https://www.rfa.org/mandarin/yataibaodao/gangtai/al-12092013094517.html" text:style-name="Internet_20_link" text:visited-style-name="Visited_20_Internet_20_Link">
Taiwan Democratic Foundation announced the "Taiwan Democratic Free Human Rights Index" report</text:a>
</text:span>
</text:p>
      <text:p text:style-name="P4">
The latest research data of the "Human Rights Measurementinitiative (HRMI), which is headquartered in New Zealand, released the latest research data to present the human rights situation of nearly 200 countries in 2022 with a quantitative human rights index.</text:p>
      <text:p text:style-name="P4">
Among them, in China, the people's scores of food, health and housing are generally good, that is, the people can enjoy higher average life quality. However, in terms of "exemption from the threat of the country" and "citizen and political rights", China is the lowest level of "very bad" in almost all scores.</text:p>
      <text:p text:style-name="P4">
<text:span text:style-name="T4">
 Ranking of Chinese human rights situation at the bottom </text:span>
</text:p>
      <text:p text:style-name="P4">
In the comprehensive scores of "avoiding national threats" and "citizens and political rights", China has ranked at the bottom of 30 countries, worse than Angola, Mexico and Saudi Arabia. And the people's freedom of speech, assembly association, participation in politics, and the right to religious belief have been deprived.</text:p>
      <text:p text:style-name="P4">
The latest research data from Human Rightsmeasurementinitiative (HRMI) show that in the "exemption from national threats" and "citizen and political rights", China is "very bad" in almost all the scores of all points. The lowest level. (Screenshot of HRMI official website) <text:a xlink:type="simple" xlink:href="https://www.rfa.org/mandarin/yataibaodao/renquanfazhi/al-06222023125946.html/m0622al1.png" text:style-name="Internet_20_link" text:visited-style-name="Visited_20_Internet_20_Link">
</text:a>
</text:p>
      <text:p text:style-name="P4">
In the comprehensive scores of "exemption from national threats" and "citizens and political rights", China ranks at the bottom of 30 countries, which is worse than Angola, Mexico and Saudi Arabia. (Screenshot of HRMI official website) <text:a xlink:type="simple" xlink:href="https://www.rfa.org/mandarin/yataibaodao/renquanfazhi/al-06222023125946.html/m0622al3.png" text:style-name="Internet_20_link" text:visited-style-name="Visited_20_Internet_20_Link">
</text:a>
The research method adopted by HRMI is to send a questionnaire to human rights experts from various countries to directly collect experts' scores on human rights conditions of various countries, including human rights workers, human rights lawyers of various countries, and reporters reporting human rights issues. HRMI spokesman Thalia Kehoe Rowden told this station that research shows that Chinese citizens and political rights have not improved, and the opinions of experts are very consistent.</text:p>
      <text:p text:style-name="P4">
<text:span text:style-name="T4">
 Citizen and political rights have been captured </text:span>
 <text:span text:style-name="T4">
<text:span text:style-name="T5">
* </text:span>
* No one can be spared in China </text:span>
</text:p>
      <text:p text:style-name="P4">
It is worth noting that HRMI invites experts to select "high -risk people", that is, from the options provided by the questionnaire, the citizens and political rights of which groups are selected are the most vicious. It was found that experts generally believe that the rally, freedom of speech, and freedom of religious belief in China are deprived of the rights of rally, freedom of speech, and freedom of religious beliefs in China;</text:p>
      <text:p text:style-name="P4">
Luo Deng said: "These lists are very long and longer than all the countries we have studied. Experts basically believe that everyone in China is caught in risks and cannot enjoy their citizens and political rights. In fact, we are in the questionnaire. There are options 'owners', we can say that basically all people in China are in risks, which is shuddering. "<text:span text:style-name="T4">
 The freedom of religious freedom is bad </text:span>
 <text:span text:style-name="T4">
<text:span text:style-name="T5">
* </text:span>
* suppressing the disaster of the disaster, the extension of the descendant </text:span>
</text:p>
      <text:p text:style-name="P4">
The latest survey of HRMI joined the "Right Religion of Religion" for the first time. China's score in this project ranks the last place in 9 countries; more than half of the interviewed experts believe that the "right to religious belief" of Chinese people is violated. Rachema, British Uyghur Human Rights activist. Rahimamahmut is one of the experts involved in evaluating the human rights of China. She was not surprised to the results of HRMI's research.</text:p>
      <text:p text:style-name="P4">
"The results of the study reflect the real situation. As far as I know, the Uyghur who are caught in the concentration camp must first deny their religion and say that there is no God in the world, and Xi Jinping is supplying everything they need. Leaders. This not only happened to the Uyghur, but also recently reported on the Hui Muslims, Christians and all religious groups. "</text:p>
      <text:p text:style-name="P4">
HRMI spokesman Loden mentioned in particular that although the quality of life of the Chinese people is generally guaranteed, the children of the conscience and the children of the unusual people are particularly vulnerable to the right to be educated, showing that the Chinese government's suppression of the disagreements, "sitting even sitting "Fa" style disasters extend the next generation.</text:p>
      <text:p text:style-name="P4">
The latest research data from Human Rightsmeasurementinitiative (HRMI) show that in the "exemption from national threats" and "citizen and political rights", China is "very bad" in almost all the scores of all points. The lowest level. (Screenshot of HRMI official website) <text:a xlink:type="simple" xlink:href="https://www.rfa.org/mandarin/yataibaodao/renquanfazhi/al-06222023125946.html/m0622al2.png" text:style-name="Internet_20_link" text:visited-style-name="Visited_20_Internet_20_Link">
</text:a>
</text:p>
      <text:p text:style-name="P4">
In the comprehensive scores of "exemption from national threats" and "citizens and political rights", China ranks at the bottom of 30 countries, which is worse than Angola, Mexico and Saudi Arabia. (Screenshot of HRMI official website) <text:a xlink:type="simple" xlink:href="https://www.rfa.org/mandarin/yataibaodao/renquanfazhi/al-06222023125946.html/m0622al4.png" text:style-name="Internet_20_link" text:visited-style-name="Visited_20_Internet_20_Link">
</text:a>
<text:span text:style-name="T4">
 The two sets of data in Hong Kong are giving different from different </text:span>
 <text:span text:style-name="T4">
<text:span text:style-name="T5">
* </text:span>
* revealing the "National Security Law" suppression effect </text:span>
</text:p>
      <text:p text:style-name="P4">
As for Hong Kong, in addition to the right to religious belief, the rally, politics, and freedom of speech are the lowest level of "very bad", but the ranking of the overall citizens and political rights is the third in 2021 to the third, slightly rising to 2022 to 2022 to 2022 The fourth number of countdown is only higher than Vietnam, Saudi Arabia and China.</text:p>
      <text:p text:style-name="P4">
In addition to the right to religious belief in Hong Kong, the rally, politics, and freedom of speech are the lowest level of "very bad". (Screenshot of HRMI official website) <text:a xlink:type="simple" xlink:href="https://www.rfa.org/mandarin/yataibaodao/renquanfazhi/al-06222023125946.html/screenshot-2023-06-22-151433.jpg" text:style-name="Internet_20_link" text:visited-style-name="Visited_20_Internet_20_Link">
</text:a>
It is worth noting that Hong Kong's "arbitrary arrest" and "torture and abuse" have been significantly improved in 2022. Luo Deng explained that this does not mean that the human rights situation in Hong Kong has improved, but only the "Cicada effect" of the National Security Law of the Hong Kong District plays a role.</text:p>
      <text:p text:style-name="P4">
Luo Deng said: "Compared with a few years ago, there were not so many arrests last year, but because people no longer like before, they would go to the street to make some behaviors that might be arrested. From the perspective of the improvement of the improvement of citizens and political rights, this data tells us one thing is to suppress the role. People are afraid and dare not take risks, so there are not so many arrests. "</text:p>
      <text:p text:style-name="P4">
She said that in general, Hong Kong's human rights situation is still bad.</text:p>
      <text:p text:style-name="P4">
Reporter: Lu Xi (London) Responsible Editor: Jiayuan.com editor: He Fu</text:p>
      <text:p text:style-name="P4">
News Source: <text:a xlink:type="simple" xlink:href="https://www.rfa.org/mandarin/yataibaodao/renquanfazhi/al-06222023125946.html" text:style-name="Internet_20_link" text:visited-style-name="Visited_20_Internet_20_Link">
https://www.rfa.org/mandarin/yataibaodao/renquanfazhi/al-06222023125946.html</text:a>
</text:p>
      <!--NEWS-->
      <text:h text:style-name="P10" text:outline-level="1">
<text:span text:style-name="T4">
Macron held a climate summit in Paris and called on "financial impact"</text:span>
</text:h>
      <text:p text:style-name="P4">
Author: 法新社</text:p>
      <text:p text:style-name="P4">
Publisher: Al Jazeera</text:p>
      <text:p text:style-name="P4">
Published Time: 2023-06-22T15:29:11</text:p>
      <text:p text:style-name="P4">
Modified Time: 2023-06-22T15:29:11</text:p>
      <text:p text:style-name="P4">
Description: French President Macron held a "New Global Financing Contract Summit" in Paris, which aims to seek financial solutions to solve the global goals of interrelated connections, such as gas emissions that eliminate poverty and curb global warming, and protect nature.</text:p>
      <text:p text:style-name="P4">
Images: ["<text:a xlink:type="simple" xlink:href="https://chinese.aljazeera.net/wp-content/uploads/2023/06/33KN2JK-highres-1687432698-1687446654.jpg" text:style-name="Internet_20_link" text:visited-style-name="Visited_20_Internet_20_Link">
33KN2JK-highr...</text:a>
", "<text:a xlink:type="simple" xlink:href="https://chinese.aljazeera.net/wp-content/uploads/2023/06/33KP3BQ-highres-1687432510-1687446740.jpg" text:style-name="Internet_20_link" text:visited-style-name="Visited_20_Internet_20_Link">
33KP3BQ-highr...</text:a>
", "<text:a xlink:type="simple" xlink:href="https://chinese.aljazeera.net/wp-content/uploads/2023/06/33KL4FK-highres-1687433090-1687446788.jpg" text:style-name="Internet_20_link" text:visited-style-name="Visited_20_Internet_20_Link">
33KL4FK-highr...</text:a>
", "<text:a xlink:type="simple" xlink:href="https://chinese.aljazeera.net/wp-content/uploads/2023/06/image-1-1687446836.jpg" text:style-name="Internet_20_link" text:visited-style-name="Visited_20_Internet_20_Link">
image-1-16874...</text:a>
"]</text:p>
      <text:p text:style-name="P4">
Topics: ['新闻', '经济']</text:p>
      <text:p text:style-name="P4">
Keywords: ['新闻', '经济', '世界', '法国']</text:p>
      <text:p text:style-name="P4">
Type: Article</text:p>
      <!--METADATA-->
      <text:p text:style-name="P4">
<draw:frame draw:style-name="fr1" draw:name="Image208" text:anchor-type="as-char" svg:width="6.9236in" svg:height="4.60606in" draw:z-index="0">
<draw:image xlink:href="../Images/Aljazeera Chinese/2023-06-22T15-29-11/33KN2JK-highres-1687432698-1687446654.jpg" xlink:type="simple" xlink:show="embed" xlink:actuate="onLoad" draw:mime-type="image/jpeg"/>
</draw:frame>
Macron presided over the "New Global Financing Contract Summit"(French media)French President Macron held a "New Global Financing Contract Summit" in Paris, which aims to seek financial solutions to solve the global goals of interrelated connections, such as gas emissions that eliminate poverty and curb global warming, and protect nature.</text:p>
      <text:p text:style-name="P4">
Macron told the participating representatives in the opening speech on the 22nd that today's world needs "public financial impact" -the global promotion of innovation and financing -to cope with these challenges, and add that the current system is not suitable for the world nature Challenge.</text:p>
      <text:p text:style-name="P4">
Macron said, "Policy makers and countries should not make choices between poverty and protect the earth."</text:p>
      <text:p text:style-name="P4">
Uganda climate activist Vanessa Nakate went to the podium after Macron, and asked the audience to mourn for a minute for the disaster.</text:p>
      <text:p text:style-name="P4">
She criticized the fossil fuel industry and said that they promised to provide development for poor communities, but energy flowed elsewhere, and the profit also "fell into the pockets of those who were already very rich."</text:p>
      <text:p text:style-name="P4">
She pointed out, "It seems that there are a lot of money, so please don't tell us that we must accept toxic air, barren fields and toxic water sources to develop."</text:p>
      <text:p text:style-name="P4">
In recent years, the economy has been hit by the continuous crisis -including the new crown epidemic, Russia's war on Ukraine, soaring inflation and debt, and the continuous increase in costs caused by weather disasters caused by global warming.</text:p>
      <text:p text:style-name="P4">
<draw:frame draw:style-name="fr1" draw:name="Image209" text:anchor-type="as-char" svg:width="6.9236in" svg:height="4.619645in" draw:z-index="0">
<draw:image xlink:href="../Images/Aljazeera Chinese/2023-06-22T15-29-11/33KP3BQ-highres-1687432510-1687446740.jpg" xlink:type="simple" xlink:show="embed" xlink:actuate="onLoad" draw:mime-type="image/jpeg"/>
</draw:frame>
Barbados Prime Minister Mia Mortley delivered a speech at the "New Global Financing Contract Summit"(French media)The leaders attending the summit also include Barbados Prime Minister Mia Motley. She has become a powerful advocate who re -assumes the role of the World Bank and the International Monetary Fund in the era of climate crisis.</text:p>
      <text:p text:style-name="P4">
Motley said, "What we need now is absolute transformation, not reforming our institution," and Barbados has proposed a detailed plan to repair the global financial system to help developing countries invest in clean energy and enhance the impact on the climate adaptability.</text:p>
      <text:p text:style-name="P4">
She said, "We came to Paris to determine our common humanity, as well as the absolute moral responsibility of saving the planet and livable."</text:p>
      <text:p text:style-name="P4">
Other participants include UN Secretary -General Antonio Gutres, US Finance Minister Jennte Yellen, Cristalina Golkeva, President of the International Monetary Fund, and Peng Anjie, Bank of the World Bank.</text:p>
      <text:p text:style-name="P4">
<draw:frame draw:style-name="fr1" draw:name="Image210" text:anchor-type="as-char" svg:width="6.9236in" svg:height="4.608995in" draw:z-index="0">
<draw:image xlink:href="../Images/Aljazeera Chinese/2023-06-22T15-29-11/33KL4FK-highres-1687433090-1687446788.jpg" xlink:type="simple" xlink:show="embed" xlink:actuate="onLoad" draw:mime-type="image/jpeg"/>
</draw:frame>
Saudi Arabian Crown Prince Mohammed Ben Salman (middle) listened to the opening speech at the "New Global Financing Contract Summit"(French media)UN Secretary -General Gutres said in the challenge faced by developing countries that more than 50 countries are currently in or close to debt defaults. Many of them are particularly vulnerable to climate, and many African countries are currently used to repay debts to repay debt The expenditure has exceeded expenditures in the field of health care.</text:p>
      <text:p text:style-name="P4">
Gutres also said that the global financial system that was conceived at the end of World War II failed to deal with contemporary challenges. Now, "inequality will exist for a long time and even further intensify."</text:p>
      <text:p text:style-name="P4">
He pointed out, "We can take measures now and take a big step towards global justice." He also added that he had proposed to provide 500 billion US dollars per year for investment in sustainable development and climate operations.</text:p>
      <text:p text:style-name="P4">
Observed people are looking forward to the practical progress of this summit, including promises that have been made but have not been fulfilled. For example, in 2009, it provided a $ 100 billion climate financing to poor countries by 2020.</text:p>
      <text:p text:style-name="P4">
The second commitment is about re -distribution of unused $ 100 billion "special withdrawal rights" -The International Monetary Fund Organization to improve liquidity. And this will also be the focus of attention.</text:p>
      <text:h text:style-name="P13" text:outline-level="4">
<text:span text:style-name="T4">
Provide relief</text:span>
</text:h>
      <text:p text:style-name="P4">
US Finance Minister Yellen said the United States will use the summit to promote debt of creditors to reduce and reorganize developing countries.</text:p>
      <text:p text:style-name="P4">
As a major debt country in the world, China has received close attention in the multilateral efforts of participating in the burden of debt in developing countries.</text:p>
      <text:p text:style-name="P4">
At the summit, people are increasingly aware of the scale of financial challenges we face in the future.</text:p>
      <text:p text:style-name="P4">
<draw:frame draw:style-name="fr1" draw:name="Image211" text:anchor-type="as-char" svg:width="6.9236in" svg:height="3.894525in" draw:z-index="0">
<draw:image xlink:href="../Images/Aljazeera Chinese/2023-06-22T15-29-11/image-1-1687446836.jpg" xlink:type="simple" xlink:show="embed" xlink:actuate="onLoad" draw:mime-type="image/jpeg"/>
</draw:frame>
People call on climate issues(news agency)Last year, a United Nations expert group stated that by 2030, emerging economies other than China need to spend nearly 2.4 trillion US dollars in climate and development each year.</text:p>
      <text:p text:style-name="P4">
Countries have called for multilateral development banks to help release climate investment and significantly increase loans. At the same time, the new debt arrangements should include disaster clauses like Barbados to allow a country to suspend repayment within two years after the incident of extreme weather.</text:p>
      <text:p text:style-name="P4">
Other ideas discussed in this summit also include taxes on fossil fuel profits and financial transactions that raise climate funds.</text:p>
      <text:p text:style-name="P4">
French President Macron supports the idea of levying international taxation of carbon emissions and hopes that this issue will make breakthroughs at the International Maritime Organization Conference in July this year.</text:p>
      <text:p text:style-name="P4">
In addition, observers are still eagerly waiting for the planning details of South America-the plan to create the global structure of the so-called "debt-natural replacement".</text:p>
      <text:p text:style-name="P4">
News Source: <text:a xlink:type="simple" xlink:href="https://chinese.aljazeera.net/news/2023/6/22/%e9%a9%ac%e5%85%8b%e9%be%99%e5%9c%a8%e5%b7%b4%e9%bb%8e%e5%8f%ac%e5%bc%80%e6%b0%94%e5%80%99%e5%b3%b0%e4%bc%9a%e5%b9%b6%e5%91%bc%e5%90%81%e9%87%91%e8%9e%8d%e5%86%b2%e5%87%bb" text:style-name="Internet_20_link" text:visited-style-name="Visited_20_Internet_20_Link">
https://chinese.aljazeera.net/news/2023/6/22/%e9%a9%ac%e5%85%8b%e9%be%99%e5%9c%a8%e5%b7%b4%e9%bb%8e%e5%8f%ac%e5%bc%80%e6%b0%94%e5%80%99%e5%b3%b0%e4%bc%9a%e5%b9%b6%e5%91%bc%e5%90%81%e9%87%91%e8%9e%8d%e5%86%b2%e5%87%bb</text:a>
</text:p>
      <!--NEWS-->
      <text:h text:style-name="P10" text:outline-level="1">
<text:span text:style-name="T4">
New Zealand Prime Minister does not agree with Biden's point of view to deny Xi Jinping as a "dictator"</text:span>
</text:h>
      <text:p text:style-name="P4">
Author: 联合早报 (Person)</text:p>
      <text:p text:style-name="P4">
Publisher: 联合早报 (Organization)</text:p>
      <text:p text:style-name="P4">
Published Time: 2023-06-22T15:34</text:p>
      <text:p text:style-name="P4">
Modified Time: 2023-06-22T16:08</text:p>
      <text:p text:style-name="P4">
Description: The New Zealand Prime Minister Hipkins, who was visiting China at the end of this month, stated that he did not agree with US President Bayeng's remarks from Chinese leaders Xi Jinping as a dictator. Hipkins told reporters on Thursday (June 22): "The form of the Chinese government is a matter of the Chinese people." He was in the question of reporters ...</text:p>
      <text:p text:style-name="P4">
Videos: []</text:p>
      <text:p text:style-name="P4">
Audios: []</text:p>
      <text:p text:style-name="P4">
Images: []</text:p>
      <text:p text:style-name="P4">
Type: NewsArticle</text:p>
      <text:p text:style-name="P4">
Breadcrumbs: ['即时', '国际']</text:p>
      <text:p text:style-name="P4">
Keywords: ['新西兰', '中国']</text:p>
      <!--METADATA-->
      <text:p text:style-name="P4">
The New Zealand Prime Minister Hipkins, who was visiting China at the end of this month, stated that he did not agree with US President Bayeng's remarks from Chinese leaders Xi Jinping as a dictator.</text:p>
      <text:p text:style-name="P4">
Hipkins told reporters on Thursday (June 22): "The form of the Chinese government is a matter for the Chinese people." He asked reporters if the Chinese people had a say in the government form: "If they want to change their changes in them Government system, that's their own business. "</text:p>
      <text:p text:style-name="P4">
Reuters reports that Hipkins plans to visit China from June 25th to 30th. He will lead a trade delegation, including some of New Zealand's largest companies. He will meet with Xi Jinping, Premier Li Qiang of the State Council, and Zhao Leji, chairman of the Standing Committee of the National People's Congress.</text:p>
      <text:p text:style-name="P4">
After Biden said Xi Jinping was the "dictator", China returned on Wednesday, saying that his remarks were ridiculous and provocative. This was the unexpected words of the two sides after visiting China.</text:p>
      <text:p text:style-name="P4">
According to the China News Agency quoted the New Zealand Township Network, the New Zealand Trade Development Bureau(Nzte)The official website recently published an article entitled "The Export Field will benefit from the Prime Minister's trip to China", saying that the Trade Development Bureau China Regional Director White(Andrew White)It is believed that the representatives will benefit from this visit and in turn provide "help" for New Zealand's image in China.</text:p>
      <text:p text:style-name="P4">
"We have arranged a series of briefing for them to strengthen their understanding of China and influence their economy. One of the biggest benefits of business visits like this is to have the opportunity Valuable, we have made sure to provide the representatives with the opportunity to share their opinions and experience in the plan. "</text:p>
      <text:p text:style-name="P4">
White also said that the existence of the visiting delegation will increase the image of New Zealand in China.</text:p>
      <text:p text:style-name="P4">
News Source: <text:a xlink:type="simple" xlink:href="https://www.zaobao.com.sg/realtime/world/story20230622-1406832" text:style-name="Internet_20_link" text:visited-style-name="Visited_20_Internet_20_Link">
https://www.zaobao.com.sg/realtime/world/story20230622-1406832</text:a>
</text:p>
      <!--NEWS-->
      <text:h text:style-name="P10" text:outline-level="1">
<text:span text:style-name="T4">
Forbes: Tiktok some American user information stored in China</text:span>
</text:h>
      <text:p text:style-name="P4">
Author: None</text:p>
      <text:p text:style-name="P4">
Publisher: Radio Free Asia (Organization)</text:p>
      <text:p text:style-name="P4">
Published Time: 2023-06-22T15:39:00-04:00</text:p>
      <text:p text:style-name="P4">
Modified Time: 2023-06-22T16:08: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4.612011in" draw:z-index="0">
<draw:image xlink:href="../Images/rfamandarin/2023-06-22T15-39-00-04-00/000000.png" xlink:type="simple" xlink:show="embed" xlink:actuate="onLoad" draw:mime-type="image/png"/>
</draw:frame>
The picture shows the trademark of the short video application TIKTOK, the prospect is the Chinese flag. Tiktok acknowledged to the US government that the sensitive information of American users who registered and published short videos are stored in China. <text:a xlink:type="simple" xlink:href="https://www.rfa.org/mandarin/Xinwen/4-06222023153857.html/@@images/image" text:style-name="Internet_20_link" text:visited-style-name="Visited_20_Internet_20_Link">
</text:a>
The Associated Press Pictures of the US Finance Media Forbes reported that the short video application Tiktok acknowledged to the US government that the sensitive information of American users who registered and released short videos on the short video were stored in China. It is reported that Tiktok CEO Zhou was funded at a hearing of the House of Representatives of the United States in March this year that American user information was stored in Virginia and Singapore, USA. However, a few weeks later, Forbes 'investigation found that Tiktok stored the financial information of the US and Europe Internet celebrities on the platform in the Chinese server, including the financial identification code, social security code, and other individuals' financial identification codes, social security codes, and other individuals material. And the payment for the two is managed through TIKTOK Beijing parent company's byte beating. After the incident was exposed, the two -party leader of the United States wrote that Zhou's capital was required to explain Tiktok. Tiktok reported on the 16th report that Tiktok's user's use of information is not the same as the remittance information provided by the Internet celebrity. The former information has the United States and Singapore, but it does not show the latter's storage location. In response to TIKTOK's justification, the two -party leader of the US Senate did not buy it. In a joint statement, members said, "We and they are worried that Tiktok will store the personal information of the United States within the scope of the Chinese government's jurisdiction.</text:p>
      <text:p text:style-name="P4">
News Source: <text:a xlink:type="simple" xlink:href="https://www.rfa.org/mandarin/Xinwen/4-06222023153857.html" text:style-name="Internet_20_link" text:visited-style-name="Visited_20_Internet_20_Link">
https://www.rfa.org/mandarin/Xinwen/4-06222023153857.html</text:a>
</text:p>
      <!--NEWS-->
      <text:h text:style-name="P10" text:outline-level="1">
<text:span text:style-name="T4">
Five Chinese companies were removed from the EU's sanctions on Russia</text:span>
</text:h>
      <text:p text:style-name="P4">
Author: None</text:p>
      <text:p text:style-name="P4">
Publisher: Radio Free Asia (Organization)</text:p>
      <text:p text:style-name="P4">
Published Time: 2023-06-22T15:45:00-04:00</text:p>
      <text:p text:style-name="P4">
Modified Time: 2023-06-22T15:48: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4.23233in" draw:z-index="0">
<draw:image xlink:href="../Images/rfamandarin/2023-06-22T15-45-00-04-00/000000.png" xlink:type="simple" xlink:show="embed" xlink:actuate="onLoad" draw:mime-type="image/png"/>
</draw:frame>
The picture shows the relevant information provided by the EU website. <text:a xlink:type="simple" xlink:href="https://www.rfa.org/mandarin/Xinwen/5-06222023154432.html/@@images/image" text:style-name="Internet_20_link" text:visited-style-name="Visited_20_Internet_20_Link">
</text:a>
Screenshot of EUSANCTIONS MAP official website, the President of the EU Council, Sweden No. 21, announced the 11th round of sanctions on Russia in Brussels. Some EU diplomats said that under the protests in Beijing, five of the eight Chinese companies listed in the sanction list draft were removed. According to the Voice of Germany, sanctions include that they are prohibited from exporting specific products to some third countries due to suspected bypassing sanctions. EU member states have banned many products from being transported to Russia for several months. Specific high -tech products or aircraft components used in the national defense field will be prohibited from being transported from third countries to Russia. The permanent representatives of 27 member states in the European Union reached an agreement and will officially complete the written procedures on Friday. Responsible editor: Rao Yiming</text:p>
      <text:p text:style-name="P4">
News Source: <text:a xlink:type="simple" xlink:href="https://www.rfa.org/mandarin/Xinwen/5-06222023154432.html" text:style-name="Internet_20_link" text:visited-style-name="Visited_20_Internet_20_Link">
https://www.rfa.org/mandarin/Xinwen/5-06222023154432.html</text:a>
</text:p>
      <!--NEWS-->
      <text:h text:style-name="P10" text:outline-level="1">
<text:span text:style-name="T4">
Li Qiaochu's case was put on hold again Li's illness again</text:span>
</text:h>
      <text:p text:style-name="P4">
Author: None</text:p>
      <text:p text:style-name="P4">
Publisher: Radio Free Asia (Organization)</text:p>
      <text:p text:style-name="P4">
Published Time: 2023-06-22T15:47:51-04:00</text:p>
      <text:p text:style-name="P4">
Modified Time: 2023-06-22T15:47: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6.912433in" draw:z-index="0">
<draw:image xlink:href="../Images/rfamandarin/2023-06-22T15-47-51-04-00/000000.png" xlink:type="simple" xlink:show="embed" xlink:actuate="onLoad" draw:mime-type="image/png"/>
</draw:frame>
Li Qiaochu, who was charged with "inciting the crime of subverting the state power", could not be tried on schedule. The Dutch Embassy in China Twitter Screenshot Li Qiaochu, Li Qiaochu, was suspected of inciting the crime of subverting the national power. It was originally scheduled to be tried on the morning of the 6th in the Linyi Intermediate Court in Shandong. Expressing protests, the case is currently put on hold. Minsheng Watching Network reported that on the day of the trial, Li Guobei, a lawyer of Li Qiaochu, insisted on not doing illegal security inspection and was accused of defending the refusal to appear in court. After Yu Kai, another representative of the same case, entered the court and put forward all legal requirements, including the transfuseant to the court, retrieved relevant evidence, and the applicant of relevant personnel to avoid. Leading relieved the commission and retired on the spot to protest. Lawyer Yu said that we will all leave the "presence of the court to confess, not in court, but in history." Since the end of April, Li Qiaochu's depression will continue to attack. The condition is very serious. Li Qiaochu was born in 1991. He is a native of Yining, Xinjiang. He was a research assistant and worker researcher at the School of Labor and Personnel at Tsinghua University, and feminist and rights protection citizens. Responsible editor: Rao Yiming</text:p>
      <text:p text:style-name="P4">
News Source: <text:a xlink:type="simple" xlink:href="https://www.rfa.org/mandarin/Xinwen/6-06222023154741.html" text:style-name="Internet_20_link" text:visited-style-name="Visited_20_Internet_20_Link">
https://www.rfa.org/mandarin/Xinwen/6-06222023154741.html</text:a>
</text:p>
      <!--NEWS-->
      <text:h text:style-name="P10" text:outline-level="1">
<text:span text:style-name="T4">
The House of Representatives through the United States and Taiwan's "21st Century Trade Initiative"</text:span>
</text:h>
      <text:p text:style-name="P4">
Author: None</text:p>
      <text:p text:style-name="P4">
Publisher: Radio Free Asia (Organization)</text:p>
      <text:p text:style-name="P4">
Published Time: 2023-06-22T15:52:55-04:00</text:p>
      <text:p text:style-name="P4">
Modified Time: 2023-06-22T15:5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4.612011in" draw:z-index="0">
<draw:image xlink:href="../Images/rfamandarin/2023-06-22T15-52-55-04-00/000000.png" xlink:type="simple" xlink:show="embed" xlink:actuate="onLoad" draw:mime-type="image/png"/>
</draw:frame>
The first agreement of "Taiwan -American 21st Century Trade initiative" was at the headquarters of the Taiwan Association (AIT) in Washington at the Taiwan Association (AIT) on June 1st. The two sides signed. Taiwan's representative office provided/RFA information on the US House of Representatives on the 21st of the United States House of Representatives passed the "21st Century Trading initiative" signed by Taiwan and the United States earlier this month. The agreement is extensive, and the first batch of signing parts include unified management of tax affairs, simplified trade methods, and anti -corruption measures. The US Senate will pass this initiative later. According to German Voice, Taiwan's representative Xiao Meiqin and the US Executive Director of the United States in Taiwan (AIT) Installarson signed the above initiative in Washington on June 1. Deng Zhenzhong, a member of the Executive Yuan of Taiwan, and Sarahbianchi, deputy traded in the United States, and Laura Rosenberger, chairman of the United States, attended the signing ceremony. One day after signing a trade agreement in the United States and Taiwan, Mao Ning, a spokesman for the Chinese Ministry of Foreign Affairs, stated on the 2nd press conference on the 2nd that "China resolutely opposes the official exchanges between the establishment of diplomatic relations with the establishment of diplomatic relations and Taiwan, including the signing of any sovereignty Agreement and an official agreement. "Editor -in -chief: Rao Yiming</text:p>
      <text:p text:style-name="P4">
News Source: <text:a xlink:type="simple" xlink:href="https://www.rfa.org/mandarin/Xinwen/7-06222023155153.html" text:style-name="Internet_20_link" text:visited-style-name="Visited_20_Internet_20_Link">
https://www.rfa.org/mandarin/Xinwen/7-06222023155153.html</text:a>
</text:p>
      <!--NEWS-->
      <text:h text:style-name="P10" text:outline-level="1">
<text:span text:style-name="T4">
Biden said Xi Jinping's New Zealand Prime Minister Hipkins did not agree</text:span>
</text:h>
      <text:p text:style-name="P4">
Author: chinese@voanews.com (杨安)</text:p>
      <text:p text:style-name="P4">
Publisher: 美国之音中文网 (Type: NewsMediaOrganization)</text:p>
      <text:p text:style-name="P4">
Published Time: 2023-06-22T15:54:57+08:00</text:p>
      <text:p text:style-name="P4">
Modified Time: 2023-06-22 07:54:57Z</text:p>
      <text:p text:style-name="P4">
Description: Joe Biden, US President, publicly called Chinese President Xi Jinping as the "dictatorship", which triggered a sharp counterattack in Beijing. New Zealand Prime Minister Chris Hipkins, who is about to visit China at the end of this month, said on Thursday (June 22) that he did not agree with Biden's remarks as a dictator.</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new-zealand-pm-disagrees-with-biden-s-xi-jinping-dictator-comment-20230622/7147927.html" text:style-name="Internet_20_link" text:visited-style-name="Visited_20_Internet_20_Link">
https://www.voachinese.com/a/new-zealand-pm-disagrees-with-biden-s-xi-jinping-dictator-comment-20230622/7147927.html</text:a>
</text:p>
      <!--NEWS-->
      <text:h text:style-name="P10" text:outline-level="1">
<text:span text:style-name="T4">
The Chinese Embassy in the United States officially protested to the United States on the "Xi Dian" remarks</text:span>
</text:h>
      <text:p text:style-name="P4">
Author: None</text:p>
      <text:p text:style-name="P4">
Publisher: Radio Free Asia (Organization)</text:p>
      <text:p text:style-name="P4">
Published Time: 2023-06-22T16:00:00-04:00</text:p>
      <text:p text:style-name="P4">
Modified Time: 2023-06-22T16:04: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4.612011in" draw:z-index="0">
<draw:image xlink:href="../Images/rfamandarin/2023-06-22T16-00-00-04-00/000000.png" xlink:type="simple" xlink:show="embed" xlink:actuate="onLoad" draw:mime-type="image/png"/>
</draw:frame>
The picture shows the Chinese ambassador to the United States Xie Feng <text:a xlink:type="simple" xlink:href="https://www.rfa.org/mandarin/Xinwen/8-06222023160043.html/@@images/image" text:style-name="Internet_20_link" text:visited-style-name="Visited_20_Internet_20_Link">
</text:a>
Reuters information pictures of the Chinese Embassy in the United States said on Thursday that it has made a formal protest on the remarks of Xi Jinping as a dictator for the recent statement of US President Bynden. According to the Associated Press, the Chinese ambassador to the United States Xie Feng told officials of the White House and the State Council on Wednesday that Washington must take sincere actions to resolve the negative impact of Biden's remarks, otherwise it will "bear all the consequences." According to the statement of the Chinese Embassy, "In response to the recent statement of China's political system and irresponsible leaders, people can't help wondering what the sincerity of the United States seeks stable relationships?" "The Chinese government and the people cannot accept any politics to Chinese leaders. Provocation will inevitably respond to resolutely. "On the same day, US Finance Minister Yellen tried to ease the tension of US -China relations caused by Biden's remarks at a press conference in Paris. She emphasizes the importance of the Chinese dialogue. Responsible editor: Rao Yiming</text:p>
      <text:p text:style-name="P4">
News Source: <text:a xlink:type="simple" xlink:href="https://www.rfa.org/mandarin/Xinwen/8-06222023160043.html" text:style-name="Internet_20_link" text:visited-style-name="Visited_20_Internet_20_Link">
https://www.rfa.org/mandarin/Xinwen/8-06222023160043.html</text:a>
</text:p>
      <!--NEWS-->
      <text:h text:style-name="P10" text:outline-level="1">
<text:span text:style-name="T4">
British Defense Minister or hopeless as the Secretary -General of NATO</text:span>
</text:h>
      <text:p text:style-name="P4">
Author: 联合早报 (Person)</text:p>
      <text:p text:style-name="P4">
Publisher: 联合早报 (Organization)</text:p>
      <text:p text:style-name="P4">
Published Time: 2023-06-22T16:00</text:p>
      <text:p text:style-name="P4">
Modified Time: 2023-06-22T16:22</text:p>
      <text:p text:style-name="P4">
Description: The British Defense Minister Wallace may not be expected to compete for the Secretary -General of the New North Atlantic Convention (NATO), and the current Secretary -General Stoltenberg may stay in office. A number of foreign electricity quoted "Economics" article reported on Wednesday (June 21) that Wallace was interviewed by the magazine ...</text:p>
      <text:p text:style-name="P4">
Videos: []</text:p>
      <text:p text:style-name="P4">
Audios: []</text:p>
      <text:p text:style-name="P4">
Images: []</text:p>
      <text:p text:style-name="P4">
Type: NewsArticle</text:p>
      <text:p text:style-name="P4">
Breadcrumbs: ['即时', '国际']</text:p>
      <text:p text:style-name="P4">
Keywords: ['英国', '北约', '美国']</text:p>
      <!--METADATA-->
      <text:p text:style-name="P4">
British Defense Minister Wallace may not be expected to compete for the Secretary -General of the New North Atlantic Convention (NATO), and the current secretary -general <text:a xlink:type="simple" xlink:href="https://www.zaobao.com/realtime/world/story20230616-1404885" text:style-name="Internet_20_link" text:visited-style-name="Visited_20_Internet_20_Link">
Stoltenberg may stay in office</text:a>
Essence</text:p>
      <text:p text:style-name="P4">
A number of foreign electricity quoted the article "Economist" reported on Wednesday (June 21) that Wallace bluntly said in an interview with the magazine: "This will not happen (the matter of serving as the Secretary -General of NATO)." He also pointed out that he also pointed out that The United States hopes that Stoltenberg can stay in office.</text:p>
      <text:p text:style-name="P4">
He had previously expressed his intention to strive to take over Stoltenberg and become the new NATO Secretary -General. British Prime Minister Sonak also visited the United States earlier this month. The US President Biden supported Wallace as the Secretary -General of NATO, emphasizing that Britain played a leading role in assisting Ukraine in NATO countries.</text:p>
      <text:p text:style-name="P4">
However, some officials from the U.S. military are dissatisfied with the way Wallace's forced progress on the Ukrainian issue. In the interview, Wallace speculated that the United States might want a more senior politician to take the seat of Stoltenberg. "Maybe they want a prime minister."</text:p>
      <text:p text:style-name="P4">
On the other hand, the United States hopes to obtain the support of NATO to compete to China, while France, which is also a NATO country, is more inclined to Europe's strategic autonomy.</text:p>
      <text:p text:style-name="P4">
NATO leaders will hold a summit in Newiseville, the capital of Lithuania in July. At present, the popular candidate to take over Stoltenberg is Danish Prime Minister Frazorikson, but the 31 member states have not yet reached a consensus on the clear candidate to discuss the voice of Stoltenberg's extension of the term. more.</text:p>
      <text:p text:style-name="P4">
Wallace said that no matter who will take over the post of NATO Secretary -General, he must deal with the "many unsolved problems that have not been resolved" within the alliance and receive the support of Biden and French President Macron at the same time.</text:p>
      <text:p text:style-name="P4">
He believes that "the French make sense in many ways", and also emphasized that the European defense industry needs more cooperation. "" On the (weapon) procurement issue, the answers to all questions are not all in the United States. "</text:p>
      <text:p text:style-name="P4">
News Source: <text:a xlink:type="simple" xlink:href="https://www.zaobao.com.sg/realtime/world/story20230622-1406838" text:style-name="Internet_20_link" text:visited-style-name="Visited_20_Internet_20_Link">
https://www.zaobao.com.sg/realtime/world/story20230622-1406838</text:a>
</text:p>
      <!--NEWS-->
      <text:h text:style-name="P10" text:outline-level="1">
<text:span text:style-name="T4">
Schultz warned China: Don't move against Taiwan</text:span>
</text:h>
      <text:p text:style-name="P4">
Author: None</text:p>
      <text:p text:style-name="P4">
Publisher: Radio Free Asia (Organization)</text:p>
      <text:p text:style-name="P4">
Published Time: 2023-06-22T16:07:00-04:00</text:p>
      <text:p text:style-name="P4">
Modified Time: 2023-06-22T16:07: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4.612011in" draw:z-index="0">
<draw:image xlink:href="../Images/rfamandarin/2023-06-22T16-07-00-04-00/000000.png" xlink:type="simple" xlink:show="embed" xlink:actuate="onLoad" draw:mime-type="image/png"/>
</draw:frame>
German Prime Minister Schultz listened to the debate in the German Parliament on Thursday <text:a xlink:type="simple" xlink:href="https://www.rfa.org/mandarin/Xinwen/9-06222023160703.html/@@images/image" text:style-name="Internet_20_link" text:visited-style-name="Visited_20_Internet_20_Link">
</text:a>
When the Associated Press visited China, when the Secretary of State Brills visited China, Chinese Prime Minister Li Qiang chose to start his first diplomatic journey to visit Germany and France. This year's newly -appointed Prime Minister led a huge delegation to visit Berlin first, and held a summit between the first government leader in the three years of the new crown epidemic with German Prime Minister Schultz. During the visit to Germany, the US -China relations became increasingly tense, and the geopolitical competition between the two sides became increasingly fierce. Schultz told the German Parliament on Thursday that during the meeting with Li Qiang earlier, he made it clear: "Resolutely oppose any attempts to change the status quo of the South China Sea and the East China Sea by force and coercion." I am also worried about China's human rights situation and the rule of law. "According to the Associated Press, Schultz hopes that Berlin will develop a constructive relationship with China because Beijing will play key in global issues such as food safety, climate change and poverty. Sexual effects. Responsible editor: Rao Yiming</text:p>
      <text:p text:style-name="P4">
News Source: <text:a xlink:type="simple" xlink:href="https://www.rfa.org/mandarin/Xinwen/9-06222023160703.html" text:style-name="Internet_20_link" text:visited-style-name="Visited_20_Internet_20_Link">
https://www.rfa.org/mandarin/Xinwen/9-06222023160703.html</text:a>
</text:p>
      <!--NEWS-->
      <text:h text:style-name="P10" text:outline-level="1">
<text:span text:style-name="T4">
Election of the Six State Malaysia: Jilan Dan State Council dissolves</text:span>
</text:h>
      <text:p text:style-name="P4">
Author: 联合早报 (Person)</text:p>
      <text:p text:style-name="P4">
Publisher: 联合早报 (Organization)</text:p>
      <text:p text:style-name="P4">
Published Time: 2023-06-22T16:18</text:p>
      <text:p text:style-name="P4">
Modified Time: 2023-06-22T16:33</text:p>
      <text:p text:style-name="P4">
Description: The Grand Dan State Council officially disbanded on Thursday (June 22), becoming the first state of the dissolution of the State Council in the six state elections. The Islamic Party has a strong strength in Jilan Dan. It is not easy to expand its political territory in Danzhou this time. Danzhou Minister Ahmade Valley last Wednesday (...</text:p>
      <text:p text:style-name="P4">
Videos: []</text:p>
      <text:p text:style-name="P4">
Audios: []</text:p>
      <text:p text:style-name="P4">
Images: []</text:p>
      <text:p text:style-name="P4">
Type: NewsArticle</text:p>
      <text:p text:style-name="P4">
Breadcrumbs: ['即时', '国际']</text:p>
      <text:p text:style-name="P4">
Keywords: ['马国六州选举', '吉兰丹']</text:p>
      <!--METADATA-->
      <text:p text:style-name="P4">
The Grand Dan State Council officially disbanded on Thursday (June 22), becoming the first state of the dissolution of the State Council in the six state elections. The Islamic Party has a strong strength in Jilan Dan. It is not easy to expand its political territory in Danzhou this time.</text:p>
      <text:p text:style-name="P4">
Danzhou Minister Ahmade Valley announced on Wednesday (14th) that Danzhou Sultan Mohammad V has been Royal Danda State Council <text:a xlink:type="simple" xlink:href="https://www.zaobao.com/realtime/world/story20230621-1406506" text:style-name="Internet_20_link" text:visited-style-name="Visited_20_Internet_20_Link">
Drinks on Thursday</text:a>
Essence The Danzhou Council will expire next Monday (26th). In other words, the dissolution date is only four days earlier than the expiration date. The Malaysian Parliament and the State Parliament disbanded about one month before the expiration.</text:p>
      <text:p text:style-name="P4">
There are 45 seats in the Danzhou Parliament. The Iraqi Party won 37 of them in the 14th national election of 2018, and occupied more than 80 % of the governing advantages in the state council. The seven of the remaining eight seats were won by the Barisan Nasional led by UMNO, leaving the remaining seats. However, Munfa, a state councilor in Ayrana, then withdrew from UMNO and joined the Tuling Party, causing the Barisan Nasional seats to be reduced to six seats.</text:p>
      <text:p text:style-name="P4">
The Six State elections will be the first time they will join for the first time to fight against the National League, other political parties and independent candidates.</text:p>
      <text:p text:style-name="P4">
Both the Barisan Nasional and the Pakatan Harapan have <text:a xlink:type="simple" xlink:href="https://www.zaobao.com/realtime/world/story20230618-1405658" text:style-name="Internet_20_link" text:visited-style-name="Visited_20_Internet_20_Link">
Complete Danzhou Equipment Distribution Negotiation</text:a>
Essence Tazwavi, director of UMNO Danzhou, announced on June 6 that Barisan Nasional will run for 31 state constituencies, while the Pakatan Harapan competes for 14. The Secretary of the Iranian Danzhou Wan Rosna confirmed at a press conference on Wednesday (21st) that the Iraqi Party ran for 39 state constituencies, while the Turkistan Party did the Barisan Nasional and Pakatan Harapan in the remaining six state constituencies.</text:p>
      <text:p text:style-name="P4">
In addition to Ji Lan Dan, the six state elections are Kedah, Dengjialou, Senmeilan, Selangor and Penang.</text:p>
      <text:p text:style-name="P4">
News Source: <text:a xlink:type="simple" xlink:href="https://www.zaobao.com.sg/realtime/world/story20230622-1406845" text:style-name="Internet_20_link" text:visited-style-name="Visited_20_Internet_20_Link">
https://www.zaobao.com.sg/realtime/world/story20230622-1406845</text:a>
</text:p>
      <!--NEWS-->
      <text:h text:style-name="P10" text:outline-level="1">
<text:span text:style-name="T4">
Ignore Egypt's criticism and concerns: Ethiopian Foreign Minister said that Fuxing Dam is about to carry out fourth water storage</text:span>
</text:h>
      <text:p text:style-name="P4">
Author: 半岛电视台</text:p>
      <text:p text:style-name="P4">
Publisher: Al Jazeera</text:p>
      <text:p text:style-name="P4">
Published Time: 2023-06-22T16:19:13</text:p>
      <text:p text:style-name="P4">
Modified Time: 2023-06-22T16:19:13</text:p>
      <text:p text:style-name="P4">
Description: Ethiopian Foreign Minister Delike said that Fuxing Dam is now close to the fourth water storage operation. He also emphasized that the first three water storage operations did not cause harm to downstream countries, and the fourth water storage would be.</text:p>
      <text:p text:style-name="P4">
Images: ["<text:a xlink:type="simple" xlink:href="https://chinese.aljazeera.net/wp-content/uploads/2023/06/27008901-1687428531-1687449352.jpg" text:style-name="Internet_20_link" text:visited-style-name="Visited_20_Internet_20_Link">
27008901-1687...</text:a>
"]</text:p>
      <text:p text:style-name="P4">
Topics: ['政治', '新闻']</text:p>
      <text:p text:style-name="P4">
Keywords: ['政治', '新闻', '埃及', '埃塞俄比亚', '苏丹']</text:p>
      <text:p text:style-name="P4">
Type: Article</text:p>
      <!--METADATA-->
      <text:p text:style-name="P4">
<draw:frame draw:style-name="fr1" draw:name="Image222" text:anchor-type="as-char" svg:width="6.9236in" svg:height="4.608995in" draw:z-index="0">
<draw:image xlink:href="../Images/Aljazeera Chinese/2023-06-22T16-19-13/27008901-1687428531-1687449352.jpg" xlink:type="simple" xlink:show="embed" xlink:actuate="onLoad" draw:mime-type="image/jpeg"/>
</draw:frame>
Ethiopia said that the first three water storage operations did not hurt the downstream countries, and the fourth water storage will be like this(Anadoru News Agency)Ethiopian Foreign Minister Delike said that Fuxing Dam is now close to the fourth water storage operation. He also emphasized that the first three water storage operations did not cause harm to downstream countries, and the fourth water storage would be.</text:p>
      <text:p text:style-name="P4">
The Ethiopian minister also delivered a speech on the African forum on a fair use of African cross -border rivers that Ethiopia refused to accept the "unrealistic and unreasonable intervention" on the issue of the rejuvenation dam. It should be pointed out that the Foreign Minister of the Nile River Basin also participated in the forum.</text:p>
      <text:p text:style-name="P4">
Demak said that the Fuxing Dam Project is a national project and a African project. The project aims to make millions of people in the region "get out of the darkness" and show that Africans are mobilizing local resources to fund the value of billions of dollars worth billions of billions of dollars. US dollar project capabilities.</text:p>
      <text:p text:style-name="P4">
The Foreign Ministry of Foreign Affairs of Ethiopian criticized the Arab Summit's statement that supported the Egyptian statement on the Bast Dam on May 19, and said that it repeated the "unfairness" of Egypt's rejuvenation dam. The insults of the non -alliance and its member states.</text:p>
      <text:p text:style-name="P4">
The Ethiopian Ministry of Foreign Affairs emphasized in a statement that experts from Ethiopia, Egypt, and Sudan have finalized the details of the revival dam storage operation, including its scale and duration, and Ethiopia has tried its best to meet the concerns of Egypt and Sudan.</text:p>
      <text:p text:style-name="P4">
The official spokesman of the Egyptian Foreign Ministry Ahmed Abu Zaid responded to these statements that Egypt did not agree with Ethiopia's opinion on the storage period or water storage volume of the Fuxing Dam, and said that the statement of Ethiopia was the statement of Ethiopia. Desperate attempts to be separated from Arab countries and African countries.</text:p>
      <text:p text:style-name="P4">
Egypt and Sudan must first abide by the agreement reached with Ethiopia on the issue of water storage and starting the revival dam to ensure that the two countries continue to flow in the Nile water volume of 55.5 billion cubic meters and 18.5 billion cubic meters each year.</text:p>
      <text:p text:style-name="P4">
On the other hand, Ethiopia continued to deny these allegations, and at the same time, it still storage for the three -phase dam without reaching an agreement with Egypt or Sudan. Unintentionally hurt any party. "</text:p>
      <text:p text:style-name="P4">
News Source: <text:a xlink:type="simple" xlink:href="https://chinese.aljazeera.net/news/political/2023/6/23/%e6%97%a0%e8%a7%86%e5%9f%83%e5%8f%8a%e7%9a%84%e6%89%b9%e8%af%84%e5%92%8c%e6%8b%85%e5%bf%a7%e5%9f%83%e5%a1%9e%e4%bf%84%e6%af%94%e4%ba%9a%e5%a4%96%e9%95%bf%e7%a7%b0%e5%a4%8d%e5%85%b4%e5%a4%a7%e5%9d%9d" text:style-name="Internet_20_link" text:visited-style-name="Visited_20_Internet_20_Link">
https://chinese.aljazeera.net/news/political/2023/6/23/%e6%97%a0%e8%a7%86%e5%9f%83%e5%8f%8a%e7%9a%84%e6%89%b9%e8%af%84%e5%92%8c%e6%8b%85%e5%bf%a7%e5%9f%83%e5%a1%9e%e4%bf%84%e6%af%94%e4%ba%9a%e5%a4%96%e9%95%bf%e7%a7%b0%e5%a4%8d%e5%85%b4%e5%a4%a7%e5%9d%9d</text:a>
</text:p>
      <!--NEWS-->
      <text:h text:style-name="P10" text:outline-level="1">
<text:span text:style-name="T4">
Russia is considering the request to visit American journalists in the United States</text:span>
</text:h>
      <text:p text:style-name="P4">
Author: 联合早报 (Person)</text:p>
      <text:p text:style-name="P4">
Publisher: 联合早报 (Organization)</text:p>
      <text:p text:style-name="P4">
Published Time: 2023-06-22T16:25</text:p>
      <text:p text:style-name="P4">
Modified Time: 2023-06-22T19:10</text:p>
      <text:p text:style-name="P4">
Description: The Russian authorities were detained by the Wall Street Journal in March this year with a spy charged by a spy. They are currently considering the visual request made by the United States. Reuters quoted the Russian International Institute of Telecommunications (Interfax) reported that Russia's Deputy Minister of Foreign Affairs, Ria Bukov Star ...</text:p>
      <text:p text:style-name="P4">
Videos: []</text:p>
      <text:p text:style-name="P4">
Audios: []</text:p>
      <text:p text:style-name="P4">
Images: []</text:p>
      <text:p text:style-name="P4">
Type: NewsArticle</text:p>
      <text:p text:style-name="P4">
Breadcrumbs: ['即时', '国际']</text:p>
      <text:p text:style-name="P4">
Keywords: ['美俄关系', '记者', '间谍']</text:p>
      <!--METADATA-->
      <text:p text:style-name="P4">
The Russian authorities were detained by the Wall Street Journal in March this year with a spy charged by a spy. They are currently considering the visual request made by the United States.</text:p>
      <text:p text:style-name="P4">
Reuters quoted the Russian International Telecommunications Agency (INTERFAX) reported that Russian Deputy Minister of Foreign Affairs Riabkov said on Thursday (June 22) that the United States has proposed to visit the Wall Street Journal reporter Evan Gesco Vivi Evangershkovich, Russia is considering this request.</text:p>
      <text:p text:style-name="P4">
The Russian authorities pointed out that Geshkovic used a reporter to cover it. He privately collected Russia's national secrets for the United States and decided to implement him in front of him until August 30 this year. He was detained, and the United States only got a chance to visit.</text:p>
      <text:p text:style-name="P4">
Both the Wall Street Journal and the U.S. government condemned Gesovicy's arrest of Gesovic, saying that Geskovic was "detained by mistake" and was driven by geopolitical factors behind it.</text:p>
      <text:p text:style-name="P4">
Reuters reported that Geskovic was detained <text:a xlink:type="simple" xlink:href="https://www.zaobao.com/keywords/mei-e-guan-xi" text:style-name="Internet_20_link" text:visited-style-name="Visited_20_Internet_20_Link">
US -Russian relations</text:a>
Fall to the trough. "Wall Street Journal", the editor -in -chief of the Wall Street Journal, said: "In any case, it will be a very complicated problem to save Evan. To be honest, the US government has not had so many chips. Basically, they are helping Russia. The enemy war on it, so it is difficult. "</text:p>
      <text:p text:style-name="P4">
Geskovic appeared in the Moscow court on Thursday to lift the detention appeal application to attend the hearing. The court eventually rejected his appeal.</text:p>
      <text:p text:style-name="P4">
News Source: <text:a xlink:type="simple" xlink:href="https://www.zaobao.com.sg/realtime/world/story20230622-1406847" text:style-name="Internet_20_link" text:visited-style-name="Visited_20_Internet_20_Link">
https://www.zaobao.com.sg/realtime/world/story20230622-1406847</text:a>
</text:p>
      <!--NEWS-->
      <text:h text:style-name="P10" text:outline-level="1">
<text:span text:style-name="T4">
"Asia Pacific Report" June 22, 2023 Audio</text:span>
</text:h>
      <text:p text:style-name="P4">
Author: None</text:p>
      <text:p text:style-name="P4">
Publisher: Radio Free Asia (Organization)</text:p>
      <text:p text:style-name="P4">
Published Time: 2023-06-22T16:36:38-04:00</text:p>
      <text:p text:style-name="P4">
Modified Time: 2023-06-22T16:36:38-04:00</text:p>
      <text:p text:style-name="P4">
Description: None</text:p>
      <text:p text:style-name="P4">
Videos: []</text:p>
      <text:p text:style-name="P4">
Audios: ["<text:a xlink:type="simple" xlink:href="https://www.rfa.org/mandarin/apr-audio/yp-062220231353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3.88615in" draw:z-index="0">
<draw:image xlink:href="../Images/rfamandarin/2023-06-22T16-36-38-04-00/000000.png" xlink:type="simple" xlink:show="embed" xlink:actuate="onLoad" draw:mime-type="image/png"/>
</draw:frame>
 <text:a xlink:type="simple" xlink:href="https://www.rfa.org/mandarin/apr-audio/yp-06222023135343.html/@@images/image" text:style-name="Internet_20_link" text:visited-style-name="Visited_20_Internet_20_Link">
</text:a>
Liberty Asia Radio Drawing <text:a xlink:type="simple" xlink:href="https://www.rfa.org/mandarin/apr-audio/yp-06222023135343.html/@@stream" text:style-name="Internet_20_link" text:visited-style-name="Visited_20_Internet_20_Link">
Audio-Link: https://www.rfa.org/mandarin/Apr- Audio/YP 062220235343.html/@@stream</text:a>
The main content of this show:</text:p>
      <text:p text:style-name="P4">
1 . Chinese netizens "Yipinhong" was monitored by Guojao because of the commemoration of June 4th;</text:p>
      <text:p text:style-name="P4">
2 . Li Qiaochu was accused of "inciting subversion" and the case was postponed.</text:p>
      <text:p text:style-name="P4">
3 . The gas explosion of the Yinchuan barbecue restaurant caused many people to die and injury. The mayor promised to cooperate with the investigation;</text:p>
      <text:p text:style-name="P4">
4 . After the visit to China, the American artillery ship passed the Taiwan Strait again;</text:p>
      <text:p text:style-name="P4">
5 . The "Mi Rabbit" movement has risen. What are the differences in the treatment of Chinese society on both sides of the strait?</text:p>
      <text:p text:style-name="P4">
News Source: <text:a xlink:type="simple" xlink:href="https://www.rfa.org/mandarin/apr-audio/yp-06222023135343.html" text:style-name="Internet_20_link" text:visited-style-name="Visited_20_Internet_20_Link">
https://www.rfa.org/mandarin/apr-audio/yp-06222023135343.html</text:a>
</text:p>
      <!--NEWS-->
      <text:h text:style-name="P10" text:outline-level="1">
<text:span text:style-name="T4">
The United States and India promotes strategic cooperation to Biden: Xi Jinping is &amp; quot; dictator &amp; quot;</text:span>
</text:h>
      <text:p text:style-name="P4">
Author: None</text:p>
      <text:p text:style-name="P4">
Publisher: Radio Free Asia (Organization)</text:p>
      <text:p text:style-name="P4">
Published Time: 2023-06-22T16:52:00-04:00</text:p>
      <text:p text:style-name="P4">
Modified Time: 2023-06-22T16:54:02-04:00</text:p>
      <text:p text:style-name="P4">
Description: None</text:p>
      <text:p text:style-name="P4">
Videos: []</text:p>
      <text:p text:style-name="P4">
Audios: ["<text:a xlink:type="simple" xlink:href="https://www.rfa.org/mandarin/yataibaodao/junshiwaijiao/tj-062220231035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4.612011in" draw:z-index="0">
<draw:image xlink:href="../Images/rfamandarin/2023-06-22T16-52-00-04-00/000000.png" xlink:type="simple" xlink:show="embed" xlink:actuate="onLoad" draw:mime-type="image/png"/>
</draw:frame>
On June 22, 2023, US President Biden met with the visiting Indian Prime Minister Modi. <text:a xlink:type="simple" xlink:href="https://www.rfa.org/mandarin/yataibaodao/junshiwaijiao/tj-06222023103526.html/@@images/image" text:style-name="Internet_20_link" text:visited-style-name="Visited_20_Internet_20_Link">
</text:a>
Associated Press picture <text:a xlink:type="simple" xlink:href="https://www.rfa.org/mandarin/yataibaodao/junshiwaijiao/tj-06222023103526.html/@@stream" text:style-name="Internet_20_link" text:visited-style-name="Visited_20_Internet_20_Link">
Audio-Langk: https://www.rfa.org/mandarin/yatabaodao/junshiwaijiao/tj-06222023526.html/@stream</text:a>
On Thursday, Indian Prime Minister Modi, who was visiting the United States, held a joint press conference with President Bayeng. At the meeting, Biden reiterated that he called Chinese leaders Xi Jinping as a "dictator" based on facts and looked forward to meeting Xi Jinping in the near future. So, while strengthening the strategic cooperation of the US and Indian regions, what impact will it have on the competition in the United States and China?</text:p>
      <text:p text:style-name="P4">
<text:a xlink:type="simple" xlink:href="https://www.rfa.org/mandarin/Xinwen/7-06212023141215.html" text:style-name="Internet_20_link" text:visited-style-name="Visited_20_Internet_20_Link">
<text:span text:style-name="T4">
 Indian Prime Minister Modi will discuss with the giants such as Apple to withdraw from China </text:span>
</text:a>
<text:span text:style-name="T4">
<text:span text:style-name="T5">
 <text:a xlink:type="simple" xlink:href="https://www.rfa.org/mandarin/yataibaodao/junshiwaijiao/jw-06212023131837.html" text:style-name="Internet_20_link" text:visited-style-name="Visited_20_Internet_20_Link">
US President Byndon said Xi Jinping said "dictator" Beijing: political provocation</text:a>
 </text:span>
* </text:span>
<text:a xlink:type="simple" xlink:href="https://www.rfa.org/mandarin/Xinwen/7-06192023164321.html" text:style-name="Internet_20_link" text:visited-style-name="Visited_20_Internet_20_Link">
 </text:a>
**</text:p>
      <text:p text:style-name="P4">
Indian Prime Minister Modi has conducted a three -day visit to the United States since Wednesday. On June 22, US President Biden and Modi held a joint press conference to announce that the United States and India will carry out multiple fields of cooperation, including space, chips, artificial artificial artificially Smart, new generation 6G network, national defense, and engineering technical personnel training.</text:p>
      <text:p text:style-name="P4">
How to strengthen cooperation in the United States and India, how will it affect the problems of India's strategic pattern and US -China relations, which will become the focus of the press conference on that day. U.S. President Biden previously referred to the CCP leader Xi Jinping as a "dictator" and caused strong dissatisfaction with the Beijing authorities. Intersection Biden responded to this: "I think what I say is a fact, which will not affect the existing US -China relations ...(Spy balloon event)It brings puzzles to the US -China relations, but the Secretary of State Brillin has a good China trip, and I also hope to meet Xi Jinping in the near future. "</text:p>
      <text:p text:style-name="P4">
At the press conference, Biden and Modi also reiterated the attention of the two countries to the Russian and U -wars, and emphasized the importance of maintaining peace and stability in the Indo -Pacific region.</text:p>
      <text:p text:style-name="P4">
"We discussed how to make the United States, India, Australia, and Japan together through the Quad of the Sifang Security Dialogue (QUAD) said."</text:p>
      <text:p text:style-name="P4">
Modi also said: "The peace and stability of the Indo -Pacific region are the matters that we pay attention to."</text:p>
      <text:p text:style-name="P4">
Although the Strategic Communication Coordinator of the White House National Security Council, Johnkirby, said at a press conference on Tuesday that Modi was not targeted at China. However, it is generally believed that the United States intends to include India into the ranks of joint response to China, because India is neighboring China and has a tense relationship. At the same time, India has become the country with the most population in the world and is a very potential economy.</text:p>
      <text:p text:style-name="P4">
On June 22, 2023, US President Biden met with the visiting Indian Prime Minister Modi. (Associated Press) <text:a xlink:type="simple" xlink:href="https://www.rfa.org/mandarin/yataibaodao/junshiwaijiao/tj-06222023103526.html/ap23173548913447.jpg" text:style-name="Internet_20_link" text:visited-style-name="Visited_20_Internet_20_Link">
</text:a>
<text:span text:style-name="T4">
 Scholars: The United States and India strengthened cooperation intended to compete against China </text:span>
</text:p>
      <text:p text:style-name="P4">
In Modi's cooperation project signed with the US government, it also includes military cooperation between the two countries, including joint production fighter engines in India, and India's lending shipyard to provide U.S. warship maintenance. In this regard, Aparnapande, a researcher at HudsonInstitute, a Washington Institute in Washington, told this reporter: "(US -India co -manufacturing fighter engine) is unprecedented. I have never made a fighter engine together, so this is a big deal. "</text:p>
      <text:p text:style-name="P4">
Regarding Modi's visit to the United States and the depth of the United States and the United States and India, Pan De believes that this will have an impact on China's role in the Indo -Pacific region: "This represents that US -Indian cooperation not only starts from the perspective of economic and trade, but also covers the field of defense and science and technology. . Today, the United States does not allow China to get the most advanced technology, and it is intended to share these technologies with India. This allows China to know that the United States and India will be closer in national defense security. U.S. and Indian cooperation will impact China. "</text:p>
      <text:p text:style-name="P4">
Pan De also pointed out that the deepening interaction of the United States and India also represents the United States and allies intend to decompose with China on the international supply chain and transfer the industrial chain related to China to India: "There is no way for companies to pull away from China immediately. It takes at least five to seven years to leave, but the company's outflow has begun. "</text:p>
      <text:p text:style-name="P4">
<text:span text:style-name="T4">
 Scholars: Since the border conflict in 2020, China and India relations are not good. </text:span>
</text:p>
      <text:p text:style-name="P4">
In response to the bilateral relations between India and China, Pan De believes that the border conflict between the two countries in 2020 is a watershed incident: "In the past three years, China and India have no normal diplomatic interaction. , Return to the position of March 2020, but China refuses to retreat. China and India have conducted eighteen round negotiations on this, but there are no specific results. "</text:p>
      <text:p text:style-name="P4">
Zackcooper, a senior researcher at the Washington Think Tank American Institute (AEI), told the reporter that Modi will not have a direct impact on China on the surface, but senior American and Indian officials will inevitably conduct Chinese issues on China. Discussion: "The United States and India will not become a formal ally, but I believe they have great concerns about China, so they will discuss the Chinese issue in private and jointly show that China makes them worry."</text:p>
      <text:p text:style-name="P4">
<text:span text:style-name="T4">
 Scholar: Chinese ambitions push India to the United States </text:span>
Slakld also pointed out that with China's ambition to expand the world's influence, the future cooperation between the United States and India in the future will become more: "Although we have not heard of the United States and India in public, Defense allies, but you can still see signs that the partnership of the United States and India in national defense is increasing. "</text:p>
      <text:p text:style-name="P4">
Reporter: Tang Yuanyuan, Caddy Editor: He Ping.com editor: Hong Wei</text:p>
      <text:p text:style-name="P4">
News Source: <text:a xlink:type="simple" xlink:href="https://www.rfa.org/mandarin/yataibaodao/junshiwaijiao/tj-06222023103526.html" text:style-name="Internet_20_link" text:visited-style-name="Visited_20_Internet_20_Link">
https://www.rfa.org/mandarin/yataibaodao/junshiwaijiao/tj-06222023103526.html</text:a>
</text:p>
      <!--NEWS-->
      <text:h text:style-name="P10" text:outline-level="1">
<text:span text:style-name="T4">
Biden and Modi will announce the US science and technology and military cooperation agreements in space, semiconductors to join the "Indo -Pacific Oceanic Initiative"</text:span>
</text:h>
      <text:p text:style-name="P4">
Author: chinese@voanews.com (黄耀毅)</text:p>
      <text:p text:style-name="P4">
Publisher: 美国之音中文网 (Type: NewsMediaOrganization)</text:p>
      <text:p text:style-name="P4">
Published Time: 2023-06-22T17:00:00+08:00</text:p>
      <text:p text:style-name="P4">
Modified Time: 2023-06-22 09:00:00Z</text:p>
      <text:p text:style-name="P4">
Description: Indian Prime Minister Modi Modern visits the United States on June 21st to 23rd. The White House said that the United States supports India's "rise of great powers", and India, as the world's largest democratic country, will become a key strategic partner of the United States in the next decades. The combination of the United States and India is a good power in the Indo -Pacific region and around the world, and ensure the interests of the United States and allies and partners. It will also enhance the Strategic Technology Partnership between the two countries. , Strengthen the cooperation of emerging technology such as space, clean energy, semiconductor, artificial intelligence AI, and more closely cooperate in military.</text:p>
      <text:p text:style-name="P4">
Videos: []</text:p>
      <text:p text:style-name="P4">
Images: []</text:p>
      <text:p text:style-name="P4">
Categories: ['美国', '亚太', '科技', '军事']</text:p>
      <text:p text:style-name="P4">
Type: None</text:p>
      <!--METADATA-->
      <text:p text:style-name="P4">
Nonenone</text:p>
      <text:p text:style-name="P4">
News Source: <text:a xlink:type="simple" xlink:href="https://www.voachinese.com/a/wh-biden-modi-preview-20230622/7147868.html" text:style-name="Internet_20_link" text:visited-style-name="Visited_20_Internet_20_Link">
https://www.voachinese.com/a/wh-biden-modi-preview-20230622/7147868.html</text:a>
</text:p>
      <!--NEWS-->
      <text:h text:style-name="P10" text:outline-level="1">
<text:span text:style-name="T4">
European stocks are low</text:span>
</text:h>
      <text:p text:style-name="P4">
Publisher: 法新社</text:p>
      <text:p text:style-name="P4">
Published Time: 2023-06-22T17:02:08+00:00</text:p>
      <text:p text:style-name="P4">
Modified Time: 2023-06-22T16:35:02+00:00</text:p>
      <text:p text:style-name="P4">
Description: (Agence France -Presse, London, 22nd) The major European stock markets have closed today. The central banks in the United Kingdom, Switzerland, Norway and other European countries raised interest rates to fight against infl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617581in" draw:z-index="0">
<draw:image xlink:href="../Images/rficn/2023-06-22T17-02-08-00-00/000000.png" xlink:type="simple" xlink:show="embed" xlink:actuate="onLoad" draw:mime-type="image/png"/>
</draw:frame>
The London FTSE 100 Index fell 57.15 points or 0.76%, which was collected at 7502.03 points.</text:p>
      <text:p text:style-name="P4">
The Frankfurt DAX index fell 34.97 points or 0.22%, at 15988.16 points.</text:p>
      <text:p text:style-name="P4">
The Paris CAC 40 index fell 57.69 points or 0.79%to close 7203.28 points.</text:p>
      <text:p text:style-name="P4">
News Source: <text:a xlink:type="simple" xlink:href="https://www.rfi.fr/cn/%E8%B4%A2%E7%BB%8F%E5%BF%AB%E8%AE%AF/20230622-%E6%AC%A7%E8%82%A1%E6%94%B6%E4%BD%8E" text:style-name="Internet_20_link" text:visited-style-name="Visited_20_Internet_20_Link">
https://www.rfi.fr/cn/%E8%B4%A2%E7%BB%8F%E5%BF%AB%E8%AE%AF/20230622-%E6%AC%A7%E8%82%A1%E6%94%B6%E4%BD%8E</text:a>
</text:p>
      <!--NEWS-->
      <text:h text:style-name="P10" text:outline-level="1">
<text:span text:style-name="T4">
When European companies lose their confidence in China, Li Qiang goes to France and mentions the three initiatives of China -French cooperation.</text:span>
</text:h>
      <text:p text:style-name="P4">
Author: chinese@voanews.com (金谷)</text:p>
      <text:p text:style-name="P4">
Publisher: 美国之音中文网 (Type: NewsMediaOrganization)</text:p>
      <text:p text:style-name="P4">
Published Time: 2023-06-22T17:21:12+08:00</text:p>
      <text:p text:style-name="P4">
Modified Time: 2023-06-22 09:21:12Z</text:p>
      <text:p text:style-name="P4">
Description: According to a survey report issued on Wednesday (June 21), the business confidence in Chinese European companies in China has fallen to the lowest in history. In order to seek strengthening relations with Europe, China is very active. The National Development and Reform Commission of China signed a letter of cooperation in the fields of aviation, chemicals to automobiles in Berlin in Berlin. The itinerary proposed the three proposals of Sino -French cooperation on Wednesday.</text:p>
      <text:p text:style-name="P4">
Videos: []</text:p>
      <text:p text:style-name="P4">
Images: []</text:p>
      <text:p text:style-name="P4">
Categories: ['经济·金融·贸易', '中国']</text:p>
      <text:p text:style-name="P4">
Type: None</text:p>
      <!--METADATA-->
      <text:p text:style-name="P4">
Nonenone</text:p>
      <text:p text:style-name="P4">
News Source: <text:a xlink:type="simple" xlink:href="https://www.voachinese.com/a/li-qiang-goes-to-france-as-european-businesses-lose-confidence-in-china-20230622/7147950.html" text:style-name="Internet_20_link" text:visited-style-name="Visited_20_Internet_20_Link">
https://www.voachinese.com/a/li-qiang-goes-to-france-as-european-businesses-lose-confidence-in-china-20230622/7147950.html</text:a>
</text:p>
      <!--NEWS-->
      <text:h text:style-name="P10" text:outline-level="1">
<text:span text:style-name="T4">
Titan's wife's wife is a descendant of Titani</text:span>
</text:h>
      <text:p text:style-name="P4">
Author: 联合早报 (Person)</text:p>
      <text:p text:style-name="P4">
Publisher: 联合早报 (Organization)</text:p>
      <text:p text:style-name="P4">
Published Time: 2023-06-22T17:56</text:p>
      <text:p text:style-name="P4">
Modified Time: 2023-06-22T23:56</text:p>
      <text:p text:style-name="P4">
Description: In the sightseeing group equipped by the lost sightseeing submersible "Titan", one person's partner was the descendant of the victims of the "Titanine" shipwreck in 1912. The Titan is equipped with five people to the Titanic shipwreck site for adventure tourism, star ...</text:p>
      <text:p text:style-name="P4">
Videos: []</text:p>
      <text:p text:style-name="P4">
Audios: []</text:p>
      <text:p text:style-name="P4">
Images: []</text:p>
      <text:p text:style-name="P4">
Type: NewsArticle</text:p>
      <text:p text:style-name="P4">
Breadcrumbs: ['即时', '国际']</text:p>
      <text:p text:style-name="P4">
Keywords: ['铁达尼号', '失踪', '搜救']</text:p>
      <!--METADATA-->
      <text:p text:style-name="P4">
In the sightseeing group equipped by the lost sightseeing submersible "Titan", one person's partner was the descendant of the victims of the "Titanine" shipwreck in 1912.</text:p>
      <text:p text:style-name="P4">
The Titan is equipped with five people to the Titanic shipwreck site for adventure tourism, Sunday (June 18) <text:a xlink:type="simple" xlink:href="https://www.zaobao.com.sg/realtime/world/story20230620-1406013" text:style-name="Internet_20_link" text:visited-style-name="Visited_20_Internet_20_Link">
disappeared in the waters of eastern Canada</text:a>
Essence</text:p>
      <text:p text:style-name="P4">
The Titan is owned by the US Private Underwater Exploration Company Oceangate Expeditions. The company's founder and chief executive officer Stocktonrush was in the five -person sightseeing group.</text:p>
      <text:p text:style-name="P4">
The New York Times reported on Thursday (22nd) that Rash's wife Wendy Rush was the great -granddaughter of the two victims of the two victims of the "Titani" that year.</text:p>
      <text:p text:style-name="P4">
The report quoted the archives record that the two victims Isidor Straus and my wife Idastraus were co -owners of the retail giant Messi Department Store. They are the two richest passengers on Titani.</text:p>
      <text:p text:style-name="P4">
Wendy is the communication director of the Marine Gate Company. She had three adventures of Titanic wreckage in 2021, 2022 and 2023.</text:p>
      <text:p text:style-name="P4">
The Titan has not been found, and <text:a xlink:type="simple" xlink:href="https://www.zaobao.com.sg/news/world/story20230621-1406626" text:style-name="Internet_20_link" text:visited-style-name="Visited_20_Internet_20_Link">
emergency oxygen supply will be exhausted at about 8 pm Singapore time on Thursday time</text:a>
Essence</text:p>
      <text:p text:style-name="P4">
The Broadcasting Corporation (ABC) quoted experts reported that even if the emergency supply was exhausted, if the air was still circulating in the cabin and the five passengers were still alive, they could survive for 10 to 20 hours.</text:p>
      <text:p text:style-name="P4">
Muen, a professor of anesthesia at Duke University, said that people in the cabin can extend the oxygen after the water tank is exhausted by maintaining calmness and as much as possible. Can maintain another 10 to 20 hours.</text:p>
      <text:p text:style-name="P4">
News Source: <text:a xlink:type="simple" xlink:href="https://www.zaobao.com.sg/realtime/world/story20230622-1406876" text:style-name="Internet_20_link" text:visited-style-name="Visited_20_Internet_20_Link">
https://www.zaobao.com.sg/realtime/world/story20230622-1406876</text:a>
</text:p>
      <!--NEWS-->
      <text:h text:style-name="P10" text:outline-level="1">
<text:span text:style-name="T4">
Macron hosted the Climate Financing Summit called for changing the global financial system</text:span>
</text:h>
      <text:p text:style-name="P4">
Author: 联合早报 (Person)</text:p>
      <text:p text:style-name="P4">
Publisher: 联合早报 (Organization)</text:p>
      <text:p text:style-name="P4">
Published Time: 2023-06-22T18:05</text:p>
      <text:p text:style-name="P4">
Modified Time: 2023-06-22T21:21</text:p>
      <text:p text:style-name="P4">
Description: French President Macron hosted in Paris to hold a new global financing contract summit (Summit for a New Global Financial Pact) to call for changing the global loan system to ensure that low -income countries do not need to deal with the climate ...</text:p>
      <text:p text:style-name="P4">
Videos: []</text:p>
      <text:p text:style-name="P4">
Audios: []</text:p>
      <text:p text:style-name="P4">
Images: []</text:p>
      <text:p text:style-name="P4">
Type: NewsArticle</text:p>
      <text:p text:style-name="P4">
Breadcrumbs: ['即时', '国际']</text:p>
      <text:p text:style-name="P4">
Keywords: ['气候变化', '法国', '马克龙']</text:p>
      <!--METADATA-->
      <text:p text:style-name="P4">
French President Macron hosted in Paris to hold a new global FinancialPact of Global Financial Paris, calling for changing the global loan system to ensure that low -income countries do not need to face a choice between climate change and poverty.</text:p>
      <text:p text:style-name="P4">
Agence France -Presse reported that Macron said on Thursday (June 22) in the opening speech that the current international loan system based on World Bank and International Monetary Fund (IMF) has shown it in the past few decades. Value, but the challenges that the world is currently faced by the "incomplete" world.</text:p>
      <text:p text:style-name="P4">
He said: "If these money and mobile funds can serve the progress of the earth, and solve the dual challenges I mentioned in poverty and climate change, and the dual challenges of biodiversity, we can make finance a better role."</text:p>
      <text:p text:style-name="P4">
He pointed out that a "public financial impact" and large -scale private investment in green technology are needed to help the world transition to the low -carbon economy. He also emphasized that policy makers and countries should not make choices between reducing poverty and protecting the earth.</text:p>
      <text:p text:style-name="P4">
Chinese Prime Minister Li Qiang, US Finance Minister Yellen, German Prime Minister Shuerz, Chairman of the European Commission Feng Delin, President of the International Monetary Fund Golkiya, the new president of the World Bank Banga, UN Secretary -General Gutres Leaders of national and international organizations attended the summit.</text:p>
      <text:p text:style-name="P4">
Macron urges leaders, private enterprises and international organizations in the world to take action immediately to change the operation of the global financial system, otherwise it may lose the trust of the people.</text:p>
      <text:p text:style-name="P4">
He emphasized that in the next two years, it will be the key. "We must create a collective motivation that requires private enterprises to provide more help."</text:p>
      <text:p text:style-name="P4">
According to French Guangwang, this meeting lasted for two days to provide a chance to discuss various ideas before a series of major economic and climate meetings this year.</text:p>
      <text:p text:style-name="P4">
It is often difficult for developing countries to obtain financing on climate issues. According to the International Energy Agency (IEA), from now to 2030, the expenditure of developing countries on non -stone fuel will increase from US $ 260 billion per year to nearly 1.9 trillion US dollars (about 348.75 billion to about 2.55 trillion New Yuan).</text:p>
      <text:p text:style-name="P4">
VOA recently reported that the Vulnerable 20Group (V20), which is now composed of 58 countries, pointed out that before 2030, the restructuring global financial system must be completed, which is consistent with climate goals.</text:p>
      <text:p text:style-name="P4">
A rich country should have contributed 100 billion US dollars each year to help low -income countries deal with climate change issues, but this commitment has not been fulfilled in the past three years. Mutual trust between the northern and southern global south of the world has also been destroyed.</text:p>
      <text:p text:style-name="P4">
Friederike Röder, the vice president of "Global Citizens" aimed at the elimination of extremely poverty, said that rich countries must show that they can fulfill their existing commitments at this summit.</text:p>
      <text:p text:style-name="P4">
News Source: <text:a xlink:type="simple" xlink:href="https://www.zaobao.com.sg/realtime/world/story20230622-1406878" text:style-name="Internet_20_link" text:visited-style-name="Visited_20_Internet_20_Link">
https://www.zaobao.com.sg/realtime/world/story20230622-1406878</text:a>
</text:p>
      <!--NEWS-->
      <text:h text:style-name="P10" text:outline-level="1">
<text:span text:style-name="T4">
Ukraine Russia wants to launch a terrorist attack on the nuclear power plant to refute Russia to lies</text:span>
</text:h>
      <text:p text:style-name="P4">
Author: 联合早报 (Person)</text:p>
      <text:p text:style-name="P4">
Publisher: 联合早报 (Organization)</text:p>
      <text:p text:style-name="P4">
Published Time: 2023-06-22T18:11</text:p>
      <text:p text:style-name="P4">
Modified Time: 2023-06-22T18:16</text:p>
      <text:p text:style-name="P4">
Description: Ukraine claims that Russia plans to launch a "terrorist attack" on the Russian control Zapolo nuclear power plant, and Russia refutes Ukraine's "lying". Comprehensive Reuters and Agence France -Presse reported that Ukraine President Zelei Sky on Thursday (June 22) issued a post on social media that according to the Ukraine Intelligence Department ...</text:p>
      <text:p text:style-name="P4">
Videos: []</text:p>
      <text:p text:style-name="P4">
Audios: []</text:p>
      <text:p text:style-name="P4">
Images: []</text:p>
      <text:p text:style-name="P4">
Type: NewsArticle</text:p>
      <text:p text:style-name="P4">
Breadcrumbs: ['即时', '国际']</text:p>
      <text:p text:style-name="P4">
Keywords: ['俄乌战争', '核电站', '恐怖袭击', '辐射']</text:p>
      <!--METADATA-->
      <text:p text:style-name="P4">
Ukraine claims that Russia plans to launch a "terrorist attack" on the Russian control Zapolo nuclear power plant, and Russia refutes Ukraine's "lying".</text:p>
      <text:p text:style-name="P4">
Comprehensive Reuters and Agence France -Presse reported that Ukrainian President Zelei Sky on Thursday (June 22) issued a post on social media that according to the information received by the Ufang Intelligence Department, Russia is considering carrying out terrorist operations on the Zapolo Nuclear Power Station , That is, planning a nuclear leak and saying that the Russian side "has been prepared for this."</text:p>
      <text:p text:style-name="P4">
"I have to remind (people) repeatedly, radiation does not distinguish between the borders. It will be determined by the wind direction ..."</text:p>
      <text:p text:style-name="P4">
Russia responded on the same day, refuting that Urp Fang accused Russia's plan to launch a terrorist attack as "another lie." The Kremlin spokesman Peskov said the inspector of the International Atomic Energy Agency (IAEA) had just visited the Zapolo Nuclear Power Station and gave all high evaluations.</text:p>
      <text:p text:style-name="P4">
The Zapolo Nuclear Power Station is the largest nuclear power plant in Europe. It has six reactors. Soon after the outbreak of the Russian and Ukraine War, it was controlled by Russia and had been disconnected many times due to attacks.</text:p>
      <text:p text:style-name="P4">
The Director of the General Administration of Ukraine Intelligence, Budhoov, said on Tuesday (20th) that Russia placed landmines at the cooling pool at the Zaparo Nuclear Power Station reactor.</text:p>
      <text:p text:style-name="P4">
Russia has accused each other with each other's shelling nuclear power stations and surrounding areas. The efforts of the international community's attempts to establish a non -military zone around the nuclear power plant have not succeeded.</text:p>
      <text:p text:style-name="P4">
News Source: <text:a xlink:type="simple" xlink:href="https://www.zaobao.com.sg/realtime/world/story20230622-1406879" text:style-name="Internet_20_link" text:visited-style-name="Visited_20_Internet_20_Link">
https://www.zaobao.com.sg/realtime/world/story20230622-1406879</text:a>
</text:p>
      <!--NEWS-->
      <text:h text:style-name="P10" text:outline-level="1">
<text:span text:style-name="T4">
Fiji was forced to change the name of Taiwan's representative office back to "Taipei" due to the pressure of Beijing</text:span>
</text:h>
      <text:p text:style-name="P4">
Author: chinese@voanews.com (金谷)</text:p>
      <text:p text:style-name="P4">
Publisher: 美国之音中文网 (Type: NewsMediaOrganization)</text:p>
      <text:p text:style-name="P4">
Published Time: 2023-06-22T18:43:18+08:00</text:p>
      <text:p text:style-name="P4">
Modified Time: 2023-06-22 10:43:18Z</text:p>
      <text:p text:style-name="P4">
Description: The Taiwan Ministry of Foreign Affairs said on Wednesday (June 21) that Fiji re -changed the name of the Taiwan representative office from the official national name back to "Taipei" due to the unbearable pressure on China. In addition, Prime Minister Fiji publicly stated that he considers the termination of a police exchange agreement with China and was strongly rebounded by China.</text:p>
      <text:p text:style-name="P4">
Videos: []</text:p>
      <text:p text:style-name="P4">
Images: []</text:p>
      <text:p text:style-name="P4">
Categories: ['台湾', '亚太', '中国']</text:p>
      <text:p text:style-name="P4">
Type: None</text:p>
      <!--METADATA-->
      <text:p text:style-name="P4">
Nonenone</text:p>
      <text:p text:style-name="P4">
News Source: <text:a xlink:type="simple" xlink:href="https://www.voachinese.com/a/fiji-changes-taiwan-diplomatic-mission-name-back-to-trade-office-20230622/7148002.html" text:style-name="Internet_20_link" text:visited-style-name="Visited_20_Internet_20_Link">
https://www.voachinese.com/a/fiji-changes-taiwan-diplomatic-mission-name-back-to-trade-office-20230622/7148002.html</text:a>
</text:p>
      <!--NEWS-->
      <text:h text:style-name="P10" text:outline-level="1">
<text:span text:style-name="T4">
On Thursday, the U.S. market retreats and lowered the focus on the Nvidia Bureau transactions</text:span>
</text:h>
      <text:p text:style-name="P4">
Author: 李可爱 (Person)</text:p>
      <text:p text:style-name="P4">
Publisher: 联合早报 (Organization)</text:p>
      <text:p text:style-name="P4">
Published Time: 2023-06-22T18:53</text:p>
      <text:p text:style-name="P4">
Modified Time: 2023-06-22T18:53</text:p>
      <text:p text:style-name="P4">
Description: Thursday (June 22): The main stock index futures of the Wall Street stock market in the United States continued to retreat on Thursday (June 22). The Federal Reserve President Powell will publish a testimony again later. At 6 o'clock, the standard with the Pur 500 Index fell slightly or ...</text:p>
      <text:p text:style-name="P4">
Videos: []</text:p>
      <text:p text:style-name="P4">
Audios: []</text:p>
      <text:p text:style-name="P4">
Images: []</text:p>
      <text:p text:style-name="P4">
Type: NewsArticle</text:p>
      <text:p text:style-name="P4">
Breadcrumbs: ['即时', '国际']</text:p>
      <text:p text:style-name="P4">
Keywords: ['美国股市', '美市', '财经即时', '今晚美市看什么', '晶片']</text:p>
      <!--METADATA-->
      <text:h text:style-name="P13" text:outline-level="4">
<text:span text:style-name="T4">
Thursday (June 22):</text:span>
</text:h>
      <ul>
        <li>
The main stock index futures of the Wall Street stock market continued to retreat on Thursday (June 22). The Federal Reserve President Powell will publish a testimony again later. * 6 o'clock when the draft is over, the standard and the Pur 500 index futures decline slightly 6.60 points or 0.15 % to 4359.10 points; the Nasdaq 100 index futures redefine 25.90 points or 0.17 % to 14841.60 points; At 33907.20 points. * When the Fed Chairman Powell testified on the first day of Congress, <text:a xlink:type="simple" xlink:href="https://www.zaobao.com.sg/realtime/world/story20230621-1406606" text:style-name="Internet_20_link" text:visited-style-name="Visited_20_Internet_20_Link">
implies may further raise interest rates to control inflation</text:a>
As a result, the US stock market was closed overnight (Wednesday). * Standard and the Poole 500 index fell 23.02 points overnight, and the closed market reported 4365.69 points. The heavyweight Dow Jones Index fell 102.35 points, and closed the market 33951.52 points. The Nasdaq 100 Index, which is mainly technology stocks, also retreated by 1.35 % or 202.70 points, and closed at 14867.45 points. * The US stock market overnight transactions are generally. The total transaction volume of the exchange is 10.6 million shares, which is less than the average transaction volume of 11.41 billion shares in the past 20 days.</li>
      </ul>
      <text:h text:style-name="P13" text:outline-level="4">
<text:span text:style-name="T4">
Pre -trading focus:</text:span>
</text:h>
      <ul>
        <li>
The news that the Fed may further raise interest rates has hit the audience. In particular, Tesla fell 5.5 % overnight, which became the biggest drag on the overnight standard and the Pur 500 index and the Nasdaq index. Tesla continued to fall 4.60 US dollars before Thursday, with a time -end report of $ 254.86. Heavyweight technology stocks, such as Apple, also fell 0.41 US dollars, US $ 183.55. * Logitech International's board of directors approved up to $ 1 billion in stock repurchase plans to drive the company's stock price to increase by $ 0.86 before Thursday, US $ 55.40. * Fedex and United Parcel Service Inc fell over 2 % overnight, and the two stabilized on Thursday were reported at $ 225.84 and $ 173.63, respectively. Federal Express has recently said that global demand has weakened and may put pressure on the company's profit margin. * Thursday below, let's take a look at how many of the insiders of the chip manufacturing giant NVIDIA have sold their own stocks. The stock fell 3.80 US dollars before Thursday, and the deadline was $ 426.65. * Active stocks before the market: Tesla, Virgin Galactic (Virgin Galactic), Palantir Technologies, Advanced Micro Devices and Nivine Dada. In the end of the draft, except for the super -micro stock price, the stock prices of the other four active stocks fell.</li>
      </ul>
      <text:h text:style-name="P13" text:outline-level="4">
<text:span text:style-name="T4">
Nvidia Corporation (Nasdaq Stock Exchange code: NVDA)</text:span>
</text:h>
      <text:p text:style-name="P4">
Nvidia's stock price has risen 200.70 % so far this year. (Reuters)</text:p>
      <text:p text:style-name="P4">
The chip manufacturing giant Yingweida has another long -term board member, and the stock price of Nvidia has soared for a while.</text:p>
      <text:p text:style-name="P4">
According to documents submitted to the US Securities and Exchange Commission (SEC) overnight, Markstevens, who has been working in Nvidia's board of directors since 2008, trading on Friday (16th) and Tuesday (20th) During the period, a total of 11,8602 stocks were sold.</text:p>
      <text:p text:style-name="P4">
Stevens sold these stocks at a price of $ 429.90 to $ 434.20 per share. This means that he has received more than $ 51 million this time. These are the stocks that he indirectly owns with his wife through a trust fund.</text:p>
      <text:p text:style-name="P4">
According to FACTSET data, before this operation, Stevens was the second largest in Nvidia, second only to the company's co -founder and CEO Huang Renxun.</text:p>
      <text:p text:style-name="P4">
The file submitted to the SEC also shows that Stevens continued to hold 1.05 million Nvida shares in the trust fund he and his wife. He still holds Nvidia's 1.98 million shares in another trust fund and also directly owns 1.29 million Nvide shares.</text:p>
      <text:p text:style-name="P4">
In addition to Stevens, Nvidia also has two other long -term directors that have recently risen by the stock price. Tenchcoxe, a member of Nvidia's board of directors, also disclosed last week that he sold the Ainem Nvida shares with a total value of $ 38 million in early June, and then sold another $ 21 million of Nvidia stocks last week.</text:p>
      <text:p text:style-name="P4">
Another board member Harvey Jones also sold more than $ 28 million in Nvidia stocks earlier this month. Jones later sold more than $ 48 million in stocks last week.</text:p>
      <text:p text:style-name="P4">
Nvidia's stock is the big winner of the game so far this year. Wall Street industry generally believes that, driven by artificial intelligence boom, Nvidia will have huge profitable potential. Of course, market investors generally do not like to see those in the company selling stocks. After all, these bureaus are most familiar with the company's internal business.</text:p>
      <text:p text:style-name="P4">
The basic view of market participants is that if the people in the bureau know that the company's business and their performance are strong, they will basically not sell stocks on hand. However, it is undeniable that Nvidia's stock price has risen 200.70 % so far this year, and the return is indeed very attractive.</text:p>
      <text:p text:style-name="P4">
Of the 33 analysts of Tipranks, 30 rated Nvidia shares, and three rated "guards". The average target price of the first -year period was $ 464.85.</text:p>
      <text:p text:style-name="P4">
News Source: <text:a xlink:type="simple" xlink:href="https://www.zaobao.com.sg/realtime/world/story20230622-1406892" text:style-name="Internet_20_link" text:visited-style-name="Visited_20_Internet_20_Link">
https://www.zaobao.com.sg/realtime/world/story20230622-1406892</text:a>
</text:p>
      <!--NEWS-->
      <text:h text:style-name="P10" text:outline-level="1">
<text:span text:style-name="T4">
Ambassador to Wu Foreign Outside: 99.9%of Russia or withdrawn from the Black Sea Food Initiative in July</text:span>
</text:h>
      <text:p text:style-name="P4">
Author: 联合早报 (Person)</text:p>
      <text:p text:style-name="P4">
Publisher: 联合早报 (Organization)</text:p>
      <text:p text:style-name="P4">
Published Time: 2023-06-22T19:48</text:p>
      <text:p text:style-name="P4">
Modified Time: 2023-06-22T20:06</text:p>
      <text:p text:style-name="P4">
Description: Ukraine believes that 99.9%of Russia may withdraw from the "Black Sea Grain Export Initiative" in July because Russia no longer needs to export ammonia through the port of Ukraine. Reuters reports that Olha Trofim ...</text:p>
      <text:p text:style-name="P4">
Videos: []</text:p>
      <text:p text:style-name="P4">
Audios: []</text:p>
      <text:p text:style-name="P4">
Images: []</text:p>
      <text:p text:style-name="P4">
Type: NewsArticle</text:p>
      <text:p text:style-name="P4">
Breadcrumbs: ['即时', '国际']</text:p>
      <text:p text:style-name="P4">
Keywords: ['俄乌战争', '粮食', '出口', '农业']</text:p>
      <!--METADATA-->
      <text:p text:style-name="P4">
Ukraine believes that 99.9%of Russia <text:a xlink:type="simple" xlink:href="https://www.zaobao.com/realtime/world/story20230526-1398286" text:style-name="Internet_20_link" text:visited-style-name="Visited_20_Internet_20_Link">
may withdraw from the "Black Sea Grain Export Initiative" in July</text:a>
Because Russia no longer needs to export ammonia through the port of Ukraine.</text:p>
      <text:p text:style-name="P4">
Reuters reported that the Ukrainian Ministry of Foreign Ambassador Olhatrofimtseva said on Thursday (June 22) that the Russian fertilizer giant URALCHEM has found an alternative route and no longer needs to export ammonia through Adessa. Russia's 99.9%may withdraw from the grain corridor in July.</text:p>
      <text:p text:style-name="P4">
Dmitrykonyaev, president of Urachem, announced in May that a pipeline for transporting ammonia will complete the first construction phase at the Russian Talman Peninsula at the end of 2023. The pipeline can replace Odessa's pipelines to export Russia's ammonia.</text:p>
      <text:p text:style-name="P4">
After the outbreak of the Russian and Ukraine War, several black sea ports including Odessa, including Odessa, were blocked. After the United Nations and Turkey jointly medals together, in July 2022, they reached the Russian and Ukraine <text:a xlink:type="simple" xlink:href="https://www.zaobao.com/news/world/story20220723-1295548" text:style-name="Internet_20_link" text:visited-style-name="Visited_20_Internet_20_Link">
reached the "Black Sea Grain Export Initiative"</text:a>
Assist Ukraine for food at the time of wartime.</text:p>
      <text:p text:style-name="P4">
The initiative is also allowed to export nitrate fertilizer ammonia, but this part of the content has not been practiced. Russia tried to promote ammonia to resume pipelines that resume Ukraine to the port of Odeza, but the pipeline has been idle since last year.</text:p>
      <text:p text:style-name="P4">
However, the prospects of the initiative are not optimistic. Although it has been postponed several times, Russia has always expressed dissatisfaction with the failure to benefit from Russia's agriculture, and warns many times that they will refuse to extend the initiative again.</text:p>
      <text:p text:style-name="P4">
Ukrainian Minister of Agriculture Mykola Solsky in June stated that if Russia decided to withdraw from the initiative, the Kiev Capital prepared a plan B.</text:p>
      <text:p text:style-name="P4">
He said that the Ukraine administration has established a special insurance fund worth about $ 547 million (about S $ 733 million) for the company's company that enters the Ukrainian Black Sea port ship. Ukraine can also export food through the port of small Danube and the Western border with the EU.</text:p>
      <text:p text:style-name="P4">
Trofim Caisova, who was once the Minister of Agriculture, said Ukraine must prepare Russia's exit initiative, but she skepticized the extent that insurance funds could play a role in helping exports.</text:p>
      <text:p text:style-name="P4">
News Source: <text:a xlink:type="simple" xlink:href="https://www.zaobao.com.sg/realtime/world/story20230622-1406911" text:style-name="Internet_20_link" text:visited-style-name="Visited_20_Internet_20_Link">
https://www.zaobao.com.sg/realtime/world/story20230622-1406911</text:a>
</text:p>
      <!--NEWS-->
      <text:h text:style-name="P10" text:outline-level="1">
<text:span text:style-name="T4">
Prime Minister Anhua, Malaysia, will be assigned to allocate negotiations with Zahi</text:span>
</text:h>
      <text:p text:style-name="P4">
Author: 联合早报 (Person)</text:p>
      <text:p text:style-name="P4">
Publisher: 联合早报 (Organization)</text:p>
      <text:p text:style-name="P4">
Published Time: 2023-06-22T20:28</text:p>
      <text:p text:style-name="P4">
Modified Time: 2023-06-22T20:28</text:p>
      <text:p text:style-name="P4">
Description: The date of the Malaysian six states elections is increasingly closer. Prime Minister and Pakatan Harapan chairman Anwar will have recently met with deputy leader and Barisan Nasional Chairman Ahmad Zahi to complete the negotiations between the Pakatan Harapan and the last nine states in the Barisan Nasional. There are 245 state constituencies in the six state elections this time, and the two parties have talked about 23 of them ...</text:p>
      <text:p text:style-name="P4">
Videos: []</text:p>
      <text:p text:style-name="P4">
Audios: []</text:p>
      <text:p text:style-name="P4">
Images: []</text:p>
      <text:p text:style-name="P4">
Type: NewsArticle</text:p>
      <text:p text:style-name="P4">
Breadcrumbs: ['即时', '国际']</text:p>
      <text:p text:style-name="P4">
Keywords: ['马国六州选举', '安华', '阿末扎希']</text:p>
      <!--METADATA-->
      <text:p text:style-name="P4">
Malaysia <text:a xlink:type="simple" xlink:href="https://www.zaobao.com/keywords/ma-guo-liu-zhou-xuan-ju" text:style-name="Internet_20_link" text:visited-style-name="Visited_20_Internet_20_Link">
Six State Elections</text:a>
The date is getting closer. Prime Minister and Pakatan Harapan chairman Anhua will have recently met with deputy princes and Barisan Nasional Chairman Ahmad Zahi to complete the negotiations between the Pakatan Harapan and the last nine states in the Barisan Nasional. There are 245 state constituencies in the six state elections this time.(https://www.zaobao.com/realtime/world/story20230618-1405658)Essence</text:p>
      <text:p text:style-name="P4">
According to Xingzhou.com on Thursday (June 22), the Minister of Internal Affairs Saifatin was in the joint interview with the media on Wednesday (21st) that Ahmad Zahi started two weeks of vacation before and will return to Malaysia in the past few days. He said that Anwar will meet as soon as possible after the Ahmad Zahi vacation is over to finalize the election party in all state constituencies. "After Ahmad Zahi returned on vacation (Anwar will meet him), Zahi is still on vacation."</text:p>
      <text:p text:style-name="P4">
What is intriguing is that Malaysia ’s social media began to circulate information about two weeks on vacation abroad on vacation abroad last week. When the media verified Anwar on Friday (16th), Anhua's response was: "No."</text:p>
      <text:p text:style-name="P4">
News Source: <text:a xlink:type="simple" xlink:href="https://www.zaobao.com.sg/realtime/world/story20230622-1406920" text:style-name="Internet_20_link" text:visited-style-name="Visited_20_Internet_20_Link">
https://www.zaobao.com.sg/realtime/world/story20230622-1406920</text:a>
</text:p>
      <!--NEWS-->
      <text:h text:style-name="P10" text:outline-level="1">
<text:span text:style-name="T4">
Black missiles hit the connection to the Crimean bridge to cut off the Russian logistics</text:span>
</text:h>
      <text:p text:style-name="P4">
Author: 联合早报 (Person)</text:p>
      <text:p text:style-name="P4">
Publisher: 联合早报 (Organization)</text:p>
      <text:p text:style-name="P4">
Published Time: 2023-06-22T20:43</text:p>
      <text:p text:style-name="P4">
Modified Time: 2023-06-22T21:15</text:p>
      <text:p text:style-name="P4">
Description: The missile launched by Ukraine hit a bridge connecting the Crimean Peninsula and Ukraine, and cut off a major supply route of the Uanan Russian occupation forces. Reuters reports that Russia's head of administrative agency in Russia in southern Ukraine Russia control Hermuson (VLA ...</text:p>
      <text:p text:style-name="P4">
Videos: []</text:p>
      <text:p text:style-name="P4">
Audios: []</text:p>
      <text:p text:style-name="P4">
Images: []</text:p>
      <text:p text:style-name="P4">
Type: NewsArticle</text:p>
      <text:p text:style-name="P4">
Breadcrumbs: ['即时', '国际']</text:p>
      <text:p text:style-name="P4">
Keywords: ['俄乌战争', '克里米亚', '袭击', '冲突']</text:p>
      <!--METADATA-->
      <text:p text:style-name="P4">
The missile launched by Ukraine hit a bridge connecting the Crimean Peninsula and Ukraine, and cut off a major supply route of the Uanan Russian occupation forces.</text:p>
      <text:p text:style-name="P4">
Reuters reports that Russia's head of administrative agency in Russia, Russia, Russia, in southern Ukraine, published the above news on Thursday (June 22) Telegram on Thursday (June 22). The video he shared showed that the asphalt on the Johar Highway Bridge was blown out of potholes.</text:p>
      <text:p text:style-name="P4">
He said in the video that the attack was "another meaningless behavior implemented in the London order" and said that the battle would not have any impact.</text:p>
      <text:p text:style-name="P4">
He also said that the bridge between Moldova, a neighbor of Ukraine and Romania, a member of NATO, was countered. The Russian side "very serious response will soon come.</text:p>
      <text:p text:style-name="P4">
Russian media reported that Ukraine launched four missiles to the Johar Highway Bridge. Russia's local traffic officials said that it takes a few weeks to restore the Johar Highway Bridge. Several small road conditions on the alternative route are not good, and it takes several hours to bypass it.</text:p>
      <text:p text:style-name="P4">
Ukrainian officials in Hermuson said that this attack was "a blow to the occupation of military logistics", and the more important purpose was to have a psychological impact on the Russian army and Russia, so that they did not anywhere in Hermuson anywhere. Will feel safe.</text:p>
      <text:p text:style-name="P4">
News Source: <text:a xlink:type="simple" xlink:href="https://www.zaobao.com.sg/realtime/world/story20230622-1406926" text:style-name="Internet_20_link" text:visited-style-name="Visited_20_Internet_20_Link">
https://www.zaobao.com.sg/realtime/world/story20230622-1406926</text:a>
</text:p>
      <!--NEWS-->
      <text:h text:style-name="P10" text:outline-level="1">
<text:span text:style-name="T4">
The World Bank announced that the new assistance policy helps developing countries to respond to climate change flexibly</text:span>
</text:h>
      <text:p text:style-name="P4">
Author: 联合早报 (Person)</text:p>
      <text:p text:style-name="P4">
Publisher: 联合早报 (Organization)</text:p>
      <text:p text:style-name="P4">
Published Time: 2023-06-22T21:15</text:p>
      <text:p text:style-name="P4">
Modified Time: 2023-06-22T21:20</text:p>
      <text:p text:style-name="P4">
Description: The Summit for a New Global Financial Pact (Summit for a New Global Pact) kicked off in Paris, France. At the meeting, the World Bank announced a series of assistance measures for natural disasters, including ...</text:p>
      <text:p text:style-name="P4">
Videos: []</text:p>
      <text:p text:style-name="P4">
Audios: []</text:p>
      <text:p text:style-name="P4">
Images: []</text:p>
      <text:p text:style-name="P4">
Type: NewsArticle</text:p>
      <text:p text:style-name="P4">
Breadcrumbs: ['即时', '国际']</text:p>
      <text:p text:style-name="P4">
Keywords: ['世界银行', '巴黎', '气候变化', '发展中国家']</text:p>
      <!--METADATA-->
      <text:p text:style-name="P4">
The Summit for A New Global FinancialPact kicked off in Paris, France. At the meeting, the World Bank announced a series of assistance measures for natural disasters, including suspension of repayment of debt to promote the new global financial agenda Essence</text:p>
      <text:p text:style-name="P4">
Reuters reported that the New President Banjia opened on the day of the meeting on Thursday (June 22), and introduced a "tool package" measure at a round table meeting, including suspension of debt repayment policies, allowing countries to flexibly will flexibly will be flexibly will be flexible. Fund is used for emergency, providing new types of insurance to help develop projects, and help the government establish a pre -emergency system.</text:p>
      <text:p text:style-name="P4">
The new measure of the World Bank aims to provide some breathing space for developing countries, but the meeting did not discuss multilateral debt reduction initiative.</text:p>
      <text:p text:style-name="P4">
Low -income countries in Africa and other parts of the world are facing various challenges of debt dilemma and climate change, but they are often difficult to obtain sufficient financing to take countermeasures.</text:p>
      <text:p text:style-name="P4">
The developed countries promised at the Copenhagen Climate Conference in 2009 that by 2020, it will provide developing countries with a climate assistance of $ 100 billion (about 134.07 billion yuan) each year, helping developing countries to reduce carbon emissions and the impact of climate change. However, this promise has not been fulfilled.</text:p>
      <text:p text:style-name="P4">
News Source: <text:a xlink:type="simple" xlink:href="https://www.zaobao.com.sg/realtime/world/story20230622-1406936" text:style-name="Internet_20_link" text:visited-style-name="Visited_20_Internet_20_Link">
https://www.zaobao.com.sg/realtime/world/story20230622-1406936</text:a>
</text:p>
      <!--NEWS-->
      <text:h text:style-name="P10" text:outline-level="1">
<text:span text:style-name="T4">
Biden Modi's meeting will announce multiple national defense and trade plans</text:span>
</text:h>
      <text:p text:style-name="P4">
Author: 联合早报 (Person)</text:p>
      <text:p text:style-name="P4">
Publisher: 联合早报 (Organization)</text:p>
      <text:p text:style-name="P4">
Published Time: 2023-06-22T21:41</text:p>
      <text:p text:style-name="P4">
Modified Time: 2023-06-22T21:41</text:p>
      <text:p text:style-name="P4">
Description: U.S. President Biden and Indian Prime Minister Modi will sign a series of defense and trade agreements to show the beginning of more powerful US -Indian relations. Reuters reports that Bayeng will meet with Modi in the White House on Thursday (June 22). US officials revealed that the leaders of the United States and India will announce one ...</text:p>
      <text:p text:style-name="P4">
Videos: []</text:p>
      <text:p text:style-name="P4">
Audios: []</text:p>
      <text:p text:style-name="P4">
Images: []</text:p>
      <text:p text:style-name="P4">
Type: NewsArticle</text:p>
      <text:p text:style-name="P4">
Breadcrumbs: ['即时', '国际']</text:p>
      <text:p text:style-name="P4">
Keywords: ['美国', '印度', '莫迪', '拜登']</text:p>
      <!--METADATA-->
      <text:p text:style-name="P4">
U.S. President Biden and Indian Prime Minister Modi will sign a series of defense and trade agreements to show the beginning of more powerful US -Indian relations.</text:p>
      <text:p text:style-name="P4">
Reuters reports that Bayeng will meet with Modi in the White House on Thursday (June 22). U.S. officials revealed that the leaders of the United States and India will announce a series of national defense and trade agreements, covering many fields such as semiconductors, key minerals, technology, space cooperation, national defense cooperation and sales, and create a new era for relations between the two countries.</text:p>
      <text:p text:style-name="P4">
During Modi's visit to the United States, Ge Aerospace signed a memorandum of understanding with Indianstan Airlines, and the two sides will unite the Indian Air Force fighter production engine. US officials claim that the agreement is "pioneering."</text:p>
      <text:p text:style-name="P4">
According to the maritime agreement reached by the two governments, the U.S. naval ships in the Indo -Pacific region will be able to launch major maintenance projects in the Indian shipyard. U.S. officials also revealed that Biden and Modi will announce the plan for India to purchase armed versions of the MQ-9B "Maritime Guard" drone.</text:p>
      <text:p text:style-name="P4">
U.S. officials evaluated: "We (the United States and India) have now really entered the 'next generation' defense partnership."</text:p>
      <text:p text:style-name="P4">
The relevant agreement will also include US chip manufacturers Micron Technology cost US $ 2.7 billion (about S $ 3.63 billion) to build new semiconductor testing and packaging facilities in Modi's hometown of Gegratbon.</text:p>
      <text:p text:style-name="P4">
In addition, the United States and India will cooperate in the fields of space. The United States will also relax the visa policy so that Indian technology workers will be easier to obtain and update the US visa.</text:p>
      <text:p text:style-name="P4">
According to reports, the White House was laid a red carpet on Modi on Thursday and a warm welcome ceremony was held. Biden would have a national banquet for Modi that night. Modi has agreed to hold a press conference with Biden, which will also be the first time he has held a press conference since he served as the Prime Minister in 2014.</text:p>
      <text:p text:style-name="P4">
News Source: <text:a xlink:type="simple" xlink:href="https://www.zaobao.com.sg/realtime/world/story20230622-1406939" text:style-name="Internet_20_link" text:visited-style-name="Visited_20_Internet_20_Link">
https://www.zaobao.com.sg/realtime/world/story20230622-1406939</text:a>
</text:p>
      <!--NEWS-->
      <text:h text:style-name="P10" text:outline-level="1">
<text:span text:style-name="T4">
The National League completed the Six State Establishment Distribution Negotiation</text:span>
</text:h>
      <text:p text:style-name="P4">
Author: 联合早报 (Person)</text:p>
      <text:p text:style-name="P4">
Publisher: 联合早报 (Organization)</text:p>
      <text:p text:style-name="P4">
Published Time: 2023-06-22T22:10</text:p>
      <text:p text:style-name="P4">
Modified Time: 2023-06-22T22:10</text:p>
      <text:p text:style-name="P4">
Description: Mu Yuding, chairman of the National Alliance (National Alliance), announced on Thursday that the three parties of the National Alliance have completed the distribution negotiations of all 245 state constituency. Among them, the Islamic Party will run for 126 state constituency, 83 indigenous unity parties and 36 Democratic Party. Muyudin is also the chairman of the Turkish Mission and the first of Malaysia ...</text:p>
      <text:p text:style-name="P4">
Videos: []</text:p>
      <text:p text:style-name="P4">
Audios: []</text:p>
      <text:p text:style-name="P4">
Images: []</text:p>
      <text:p text:style-name="P4">
Type: NewsArticle</text:p>
      <text:p text:style-name="P4">
Breadcrumbs: ['即时', '国际']</text:p>
      <text:p text:style-name="P4">
Keywords: ['马国六州选举', '慕尤丁', '国民联盟']</text:p>
      <!--METADATA-->
      <text:p text:style-name="P4">
Mu Yuding, chairman of the National Alliance (National Alliance), announced on Thursday that the three parties of the National Alliance have completed the distribution negotiations of all 245 state constituency. Among them, the Islamic Party will run for 126 state constituency, 83 indigenous unity parties and 36 Democratic Party.</text:p>
      <text:p text:style-name="P4">
Muyudin is also the chairman of the Tuling Party and the former Prime Minister of Malaysia. After he held the Supreme Director of the National Alliance Headquarters on Thursday (June 22), he announced the results of the Six State Election Election of the National League.</text:p>
      <text:p text:style-name="P4">
According to Muyudin, in the selection of the Iraqi Party, including 76 constituencies that won the last election. There were 19 constituencies that the Tuling Party won the last election, and the Democratic Party did not win any state constituency.</text:p>
      <text:p text:style-name="P4">
He said that all the State constituencies running for the National League have been allocated. After the Central Committee of the Party, the members of the members will go to the states to announce the details, including determining the standards of the candidate and the organizational campaign mechanism.</text:p>
      <text:p text:style-name="P4">
He also said that all the candidates for all the national alliances in Jilandan and Dengjia Tower will run with the Iraqi party flag. Candidates in the national league in Kedah, Penang, Selangor, and Samimyan are running with the banner of each party.</text:p>
      <text:p text:style-name="P4">
News Source: <text:a xlink:type="simple" xlink:href="https://www.zaobao.com.sg/realtime/world/story20230622-1406946" text:style-name="Internet_20_link" text:visited-style-name="Visited_20_Internet_20_Link">
https://www.zaobao.com.sg/realtime/world/story20230622-1406946</text:a>
</text:p>
      <!--NEWS-->
      <text:h text:style-name="P10" text:outline-level="1">
<text:span text:style-name="T4">
After the "dictator" dispute to tear up the new crack, the US Treasury Secretary said that the maintenance of the United States and China is extremely critical.</text:span>
</text:h>
      <text:p text:style-name="P4">
Author: chinese@voanews.com (松仁)</text:p>
      <text:p text:style-name="P4">
Publisher: 美国之音中文网 (Type: NewsMediaOrganization)</text:p>
      <text:p text:style-name="P4">
Published Time: 2023-06-22T22:13:41+08:00</text:p>
      <text:p text:style-name="P4">
Modified Time: 2023-06-22 14:13:41Z</text:p>
      <text:p text:style-name="P4">
Description: After Joe Biden, US President Joe Biden, after the CCP leader Xi Jinping was the dictator and caused strong dissatisfaction in Beijing, the US Treasury Minister Yellen on Thursday (June 22) said that the United States and China have a very "critical" relationship. In this way, the two countries can cooperate in dealing with global challenges.</text:p>
      <text:p text:style-name="P4">
Videos: []</text:p>
      <text:p text:style-name="P4">
Images: []</text:p>
      <text:p text:style-name="P4">
Categories: ['美国', '亚太', '经济·金融·贸易', '美中关系']</text:p>
      <text:p text:style-name="P4">
Type: None</text:p>
      <!--METADATA-->
      <text:p text:style-name="P4">
Nonenone</text:p>
      <text:p text:style-name="P4">
News Source: <text:a xlink:type="simple" xlink:href="https://www.voachinese.com/a/yellen-says-it-s-critical-to-maintain-u-s--china-ties-06222023/7148203.html" text:style-name="Internet_20_link" text:visited-style-name="Visited_20_Internet_20_Link">
https://www.voachinese.com/a/yellen-says-it-s-critical-to-maintain-u-s--china-ties-06222023/7148203.html</text:a>
</text:p>
      <!--NEWS-->
      <text:h text:style-name="P10" text:outline-level="1">
<text:span text:style-name="T4">
Dezhou, the United States, was attacked by tornado and brewed four deaths</text:span>
</text:h>
      <text:p text:style-name="P4">
Author: 联合早报 (Person)</text:p>
      <text:p text:style-name="P4">
Publisher: 联合早报 (Organization)</text:p>
      <text:p text:style-name="P4">
Published Time: 2023-06-22T22:18</text:p>
      <text:p text:style-name="P4">
Modified Time: 2023-06-22T22:32</text:p>
      <text:p text:style-name="P4">
Description: Matador, a small town in Texas, was attacked by a torque, at least four people were killed, and many people were injured. Reuters quoted local firefighters reported that at 8 pm local time on Wednesday (June 21) (at 8 am on the 22nd of Singapore time), one ...</text:p>
      <text:p text:style-name="P4">
Videos: []</text:p>
      <text:p text:style-name="P4">
Audios: []</text:p>
      <text:p text:style-name="P4">
Images: []</text:p>
      <text:p text:style-name="P4">
Type: NewsArticle</text:p>
      <text:p text:style-name="P4">
Breadcrumbs: ['即时', '国际']</text:p>
      <text:p text:style-name="P4">
Keywords: ['美国', '龙卷风', '得克萨斯州']</text:p>
      <!--METADATA-->
      <text:p text:style-name="P4">
Matador, a small town in Texas, was attacked by a torque, at least four people were killed, and many people were injured.</text:p>
      <text:p text:style-name="P4">
Reuters quoted local firefighters reported that at 8 pm local time on Wednesday (June 21) at 8 pm (at 8 am on the 22nd of Singapore time), a "unprecedented tornado" attacked about 600 residents of the Mata Town Essence</text:p>
      <text:p text:style-name="P4">
Local law enforcement agencies said on Thursday morning that about 10 people were sent to the hospital for treatment, and one of them was dying.</text:p>
      <text:p text:style-name="P4">
According to the US Broadcasting Corporation (ABC), about 15 buildings were destroyed by tornado. When the tornado came, the town stopped the power and the water was stopped. Officials were forced to work in a completely dark environment, trying to search and confirm the casualties.</text:p>
      <text:p text:style-name="P4">
According to the video screen released later, Marta's large number of houses were razed to the ground, and the wires were also crushed. About 20 emergency vehicles helped illuminate the dark road.</text:p>
      <text:p text:style-name="P4">
Local officials hope to restore Matata's electricity on Friday (23).</text:p>
      <text:p text:style-name="P4">
Perryton, another small town in Dezhou last week, also received [Tornado attack] last week.(https://www.zaobao.com/realtime/world/story20230616-1405165)At least three people were killed and as many as 100 people were injured.</text:p>
      <text:p text:style-name="P4">
News Source: <text:a xlink:type="simple" xlink:href="https://www.zaobao.com.sg/realtime/world/story20230622-1406948" text:style-name="Internet_20_link" text:visited-style-name="Visited_20_Internet_20_Link">
https://www.zaobao.com.sg/realtime/world/story20230622-1406948</text:a>
</text:p>
      <!--NEWS-->
      <text:h text:style-name="P10" text:outline-level="1">
<text:span text:style-name="T4">
Ukraine prohibits business imports of Russian books</text:span>
</text:h>
      <text:p text:style-name="P4">
Author: 联合早报 (Person)</text:p>
      <text:p text:style-name="P4">
Publisher: 联合早报 (Organization)</text:p>
      <text:p text:style-name="P4">
Published Time: 2023-06-22T22:20</text:p>
      <text:p text:style-name="P4">
Modified Time: 2023-06-22T22:24</text:p>
      <text:p text:style-name="P4">
Description: Ukrainian President Zelei signed a law to prohibit the import of Russian books from the commercial imports. Comprehensive Reuters and the Russian satellite news agency reported that Zeleianzki wrote on Thursday (June 22) Telegram that he had signed a law, Ukraine ...</text:p>
      <text:p text:style-name="P4">
Videos: []</text:p>
      <text:p text:style-name="P4">
Audios: []</text:p>
      <text:p text:style-name="P4">
Images: []</text:p>
      <text:p text:style-name="P4">
Type: NewsArticle</text:p>
      <text:p text:style-name="P4">
Breadcrumbs: ['即时', '国际']</text:p>
      <text:p text:style-name="P4">
Keywords: ['俄乌战争', '泽连斯基', '法律', '禁令']</text:p>
      <!--METADATA-->
      <text:p text:style-name="P4">
Ukrainian President Zelei signed a law to prohibit the import of Russian books from the commercial imports.</text:p>
      <text:p text:style-name="P4">
Comprehensive Reuters and the Russian satellite news agency reported that Zeleianzki posted Telegram on Thursday (June 22) that he had signed a law that Ukraine would prohibit import books from Russia, and will also be prohibited from importing in white. Books printed on the territory of Ross or Ukraine.</text:p>
      <text:p text:style-name="P4">
The Ukrainian parliament passed this law last year. Ukraine has banned the publishing and distribution of books written by Russian citizens since this year. The law also stipulates that special permission must be obtained from imported Russian books from third countries.</text:p>
      <text:p text:style-name="P4">
The Ukrainian President's Office stated in Twitter that the law will "strengthen the protection of Ukraine culture and information space and make it unwillingly affected by Russia's propaganda of Ukraine."</text:p>
      <text:p text:style-name="P4">
Ukraine Culture Minister OleksandRTKachenko said in Telegram that the law "will protect the damage of the Russian world 'in the protection of Ukraine's book publishing and distribution.</text:p>
      <text:p text:style-name="P4">
Ukraine has recently been committed to "going to Russia." Zelei April <text:a xlink:type="simple" xlink:href="https://www.zaobao.com/realtime/world/story20230423-1386430" text:style-name="Internet_20_link" text:visited-style-name="Visited_20_Internet_20_Link">
Signed two laws</text:a>
The use of Russian place names is prohibited, and citizens are required to understand Ukraine's language and history to strengthen "going to Russia" and strengthen the identity of Ukraine.</text:p>
      <text:p text:style-name="P4">
News Source: <text:a xlink:type="simple" xlink:href="https://www.zaobao.com.sg/realtime/world/story20230622-1406950" text:style-name="Internet_20_link" text:visited-style-name="Visited_20_Internet_20_Link">
https://www.zaobao.com.sg/realtime/world/story20230622-1406950</text:a>
</text:p>
      <!--NEWS-->
      <text:h text:style-name="P10" text:outline-level="1">
<text:span text:style-name="T4">
The Ukrainian Army was accused of attacking the Crimea Bridge, and Kiev accused the Russian army of "terrorist attack" nuclear power plant</text:span>
</text:h>
      <text:p text:style-name="P4">
Author: chinese@voanews.com (松仁)</text:p>
      <text:p text:style-name="P4">
Publisher: 美国之音中文网 (Type: NewsMediaOrganization)</text:p>
      <text:p text:style-name="P4">
Published Time: 2023-06-22T22:26:47+08:00</text:p>
      <text:p text:style-name="P4">
Modified Time: 2023-06-22 14:32:38Z</text:p>
      <text:p text:style-name="P4">
Description: Crimean officials supported by Russia said on Thursday (June 22) that the Ukraine forces launched a missile attack on a bridge in the Hermuson, which connects Crimea and some of the Russian army on Wednesday night. Lisar or injury, but the traffic of the bridge has been interrupted and forced to divert.</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russia-backed-officials-say-explosion-damages-bridge-linking-ukraine-s-mainland-to-crimea-062220233/7148196.html" text:style-name="Internet_20_link" text:visited-style-name="Visited_20_Internet_20_Link">
https://www.voachinese.com/a/russia-backed-officials-say-explosion-damages-bridge-linking-ukraine-s-mainland-to-crimea-062220233/7148196.html</text:a>
</text:p>
      <!--NEWS-->
      <text:h text:style-name="P10" text:outline-level="1">
<text:span text:style-name="T4">
German Chancellor Tzu: I warned China not to martial arts against Taiwan</text:span>
</text:h>
      <text:p text:style-name="P4">
Author: chinese@voanews.com (松仁)</text:p>
      <text:p text:style-name="P4">
Publisher: 美国之音中文网 (Type: NewsMediaOrganization)</text:p>
      <text:p text:style-name="P4">
Published Time: 2023-06-22T22:35:14+08:00</text:p>
      <text:p text:style-name="P4">
Modified Time: 2023-06-22 14:35:14Z</text:p>
      <text:p text:style-name="P4">
Description: German Chancellor Olaf Scholz told the German Parliament on Thursday (June 22) that when he met with a Chinese government delegation earlier this week It is targeted at Taiwan.</text:p>
      <text:p text:style-name="P4">
Videos: []</text:p>
      <text:p text:style-name="P4">
Images: []</text:p>
      <text:p text:style-name="P4">
Categories: ['台湾', '经济·金融·贸易', '中国', '台海两岸关系']</text:p>
      <text:p text:style-name="P4">
Type: None</text:p>
      <!--METADATA-->
      <text:p text:style-name="P4">
Nonenone</text:p>
      <text:p text:style-name="P4">
News Source: <text:a xlink:type="simple" xlink:href="https://www.voachinese.com/a/germany-s-scholz-i-warned-china-on-using-force-against-taiwan-06222023/7148272.html" text:style-name="Internet_20_link" text:visited-style-name="Visited_20_Internet_20_Link">
https://www.voachinese.com/a/germany-s-scholz-i-warned-china-on-using-force-against-taiwan-06222023/7148272.html</text:a>
</text:p>
      <!--NEWS-->
      <text:h text:style-name="P10" text:outline-level="1">
<text:span text:style-name="T4">
Director of Malaysia: General Police Captain retires early in accordance with the procedure</text:span>
</text:h>
      <text:p text:style-name="P4">
Author: 联合早报 (Person)</text:p>
      <text:p text:style-name="P4">
Publisher: 联合早报 (Organization)</text:p>
      <text:p text:style-name="P4">
Published Time: 2023-06-22T22:47</text:p>
      <text:p text:style-name="P4">
Modified Time: 2023-06-22T22:47</text:p>
      <text:p text:style-name="P4">
Description: The Malaysian government announced on Wednesday (June 21) that the police chief Akrisani retired four months earlier, causing discussion. The Minister of the Internal Affairs Savin emphasized that doing this is not a rushing decision. He said that Prime Minister Anhua discussed the matter with Akrisani a few weeks ago.</text:p>
      <text:p text:style-name="P4">
Videos: []</text:p>
      <text:p text:style-name="P4">
Audios: []</text:p>
      <text:p text:style-name="P4">
Images: []</text:p>
      <text:p text:style-name="P4">
Type: NewsArticle</text:p>
      <text:p text:style-name="P4">
Breadcrumbs: ['即时', '国际']</text:p>
      <text:p text:style-name="P4">
Keywords: ['马来西亚', '警察', '安华']</text:p>
      <!--METADATA-->
      <text:p text:style-name="P4">
The Malaysian government announced on Wednesday (June 21) that the police chief Akrisani retired four months earlier, causing discussion. The Minister of the Internal Affairs Savin emphasized that doing this is not a rushing decision. He said that Prime Minister Anhua discussed the matter with Akrisani a few weeks ago.</text:p>
      <text:p text:style-name="P4">
Akrisani served as the chief of the police on May 4, 2021. The term of office was originally expired on October 3 this year. He told the media on Monday (19th) that he would retire early in July. Unexpectedly, the next day he would retire on Thursday, and even the step -down ceremony was ready. Saifine issued a report on Wednesday that Akrisani officially retired on Thursday.</text:p>
      <text:p text:style-name="P4">
Savin revealed in a joint interview with the Malaysian Media on Wednesday that Akrisani was early <text:a xlink:type="simple" xlink:href="https://www.zaobao.com/realtime/world/story20230621-1406537" text:style-name="Internet_20_link" text:visited-style-name="Visited_20_Internet_20_Link">
Give the stick to the deputy Lazarin</text:a>
It is in line with relevant procedures. He said that Akrisani was appointed as the chief of the police in the form of contracts. According to the regulations, the government can terminate or shorten the term at any time in the form of a contractor or civil servant in the form of a contract.</text:p>
      <text:p text:style-name="P4">
He said that Akrisani's retirement early was not a rushing decision. He revealed that Anhua convened him, Secretary General of the Ministry of the Interior, Ruji, and Akrisani to discuss the matter several weeks ago. "After the meeting, I left with the secretary general. Anwar continued to talk with Akrisani. It is said that the talks were quite long. After I passed, I learned that Anwar asked Akrizani's retirement plan."</text:p>
      <text:p text:style-name="P4">
"Anwar originally suggested that Akrisani retired as a foreign position after retiring, but Akrisani declined with Akrisani because he wanted to accompany his family. It is for him to decide what to do. "</text:p>
      <text:p text:style-name="P4">
Akrisani said at the retirement ceremony of the Kuala Lumpur Police Training Center on Thursday (22nd) that he thanked the government for their arrangements and retired with an open heart. He emphasized that there was no "accident" that led him to retire four months earlier.</text:p>
      <text:p text:style-name="P4">
News Source: <text:a xlink:type="simple" xlink:href="https://www.zaobao.com.sg/realtime/world/story20230622-1406952" text:style-name="Internet_20_link" text:visited-style-name="Visited_20_Internet_20_Link">
https://www.zaobao.com.sg/realtime/world/story20230622-1406952</text:a>
</text:p>
      <!--NEWS-->
      <text:h text:style-name="P10" text:outline-level="1">
<text:span text:style-name="T4">
Former African -American Republican Congress Hurd announced the campaign of president in 2024</text:span>
</text:h>
      <text:p text:style-name="P4">
Author: 联合早报 (Person)</text:p>
      <text:p text:style-name="P4">
Publisher: 联合早报 (Organization)</text:p>
      <text:p text:style-name="P4">
Published Time: 2023-06-22T23:00</text:p>
      <text:p text:style-name="P4">
Modified Time: 2023-06-22T23:00</text:p>
      <text:p text:style-name="P4">
Description: Will Hurd, a former Republican member of the United States Republican, announced his intention to join the battlefield and compete with former President Trump, former Vice President Pence and others to compete for Republican presidential candidates. Reuters reports that 45 -year -old Hurd is a gentleman. He used to ...</text:p>
      <text:p text:style-name="P4">
Videos: []</text:p>
      <text:p text:style-name="P4">
Audios: []</text:p>
      <text:p text:style-name="P4">
Images: []</text:p>
      <text:p text:style-name="P4">
Type: NewsArticle</text:p>
      <text:p text:style-name="P4">
Breadcrumbs: ['即时', '国际']</text:p>
      <text:p text:style-name="P4">
Keywords: ['美国总统选举', '共和党']</text:p>
      <!--METADATA-->
      <text:p text:style-name="P4">
Will Hurd, a former Republican member of the United States Republican, announced his intention to join the battlefield and compete with former President Trump, former Vice President Pence and others to compete for Republican presidential candidates.</text:p>
      <text:p text:style-name="P4">
Reuters reports that 45 -year -old Hurd is a gentleman who was the only African Republican member in the US Congress. Hurd on Thursday (June 22) on Twitter Video announced the president of the president.</text:p>
      <text:p text:style-name="P4">
In the video, he emphasized unity, economy, and providing equal opportunities for all Americans, and bluntly criticized Trump.</text:p>
      <text:p text:style-name="P4">
He said that if the Republican nominated Politicians who were "unable to", "selfish" and "failed", the current Democratic Party President Biden would win again. He shows that his American vision will acknowledge science and solve the mental health of Americans, and will also be inclusive and understanding.</text:p>
      <text:p text:style-name="P4">
Hurd was a secret official of the Central Intelligence Bureau (CIA) in the Middle East and South Asia, and also served in the House Intelligence Committee. From 2015 to 2021, Hurid served as a member of the 23rd Congress of Texas, but refused to seek re -election in 2020.</text:p>
      <text:p text:style-name="P4">
After Hurd left Congress, he served as the general manager of Allen &amp; Company, a member of the board of directors of the technology company Openai, and the trustee of the Marshall Fund in Germany. He was also a researcher at the Institute of Political Research at the University of Chicago.</text:p>
      <text:p text:style-name="P4">
From 2019 to 2021, Hurd is the only African Republican in the House of Representatives. Now that after the presidential president is announced, Hurd became the second African -American qualification to compete for the presidential candidate, and the other was Senator Tim Scott, a Senator in South Carolina.</text:p>
      <text:p text:style-name="P4">
News Source: <text:a xlink:type="simple" xlink:href="https://www.zaobao.com.sg/realtime/world/story20230622-1406954" text:style-name="Internet_20_link" text:visited-style-name="Visited_20_Internet_20_Link">
https://www.zaobao.com.sg/realtime/world/story20230622-1406954</text:a>
</text:p>
      <!--NEWS-->
      <text:h text:style-name="P10" text:outline-level="1">
<text:span text:style-name="T4">
The Bank of England unexpectedly raised interest rates 50 basis interest rates hit a new high in 15 years</text:span>
</text:h>
      <text:p text:style-name="P4">
Author: 联合早报 (Person)</text:p>
      <text:p text:style-name="P4">
Publisher: 联合早报 (Organization)</text:p>
      <text:p text:style-name="P4">
Published Time: 2023-06-22T23:24</text:p>
      <text:p text:style-name="P4">
Modified Time: 2023-06-22T23:24</text:p>
      <text:p text:style-name="P4">
Description: The Bank of England unexpectedly raised 50 basis points to increase interest rates to 5%, the highest level since September 2008. Bloomberg reported that the Bank of England's monetary policy committee composed of nine members voted on Thursday (June 22) to vote on Thursday (June 22).</text:p>
      <text:p text:style-name="P4">
Videos: []</text:p>
      <text:p text:style-name="P4">
Audios: []</text:p>
      <text:p text:style-name="P4">
Images: []</text:p>
      <text:p text:style-name="P4">
Type: NewsArticle</text:p>
      <text:p text:style-name="P4">
Breadcrumbs: ['即时', '国际']</text:p>
      <text:p text:style-name="P4">
Keywords: ['英国', '加息', '通货膨胀']</text:p>
      <!--METADATA-->
      <text:p text:style-name="P4">
The Bank of England unexpectedly raised 50 basis points to increase interest rates to 5%, the highest level since September 2008.</text:p>
      <text:p text:style-name="P4">
Bloomberg reported that the Bank of England's monetary policy committee composed of nine members voted on Thursday (June 22) that the result of seven votes to two votes decided to increase interest rates to 5%. This is also the 13th rate hike since November 2021.</text:p>
      <text:p text:style-name="P4">
The market was previously expected to raise interest rates at 50 basis points of the British Bank of UK only 40 %, and most economists are expected to raise interest rates by 25 basis points. There is also a guessing that the interest rate at the beginning of next year may reach a peak of 6%, the highest level in more than 20 years, and the Bank of England has not weakened this prediction.</text:p>
      <text:p text:style-name="P4">
"If there is evidence that there is more continuous pressure, the monetary policy must be further tightened in the letter to the Minister of Finance Hunter."</text:p>
      <text:p text:style-name="P4">
He also pointed out that reducing Britain's inflation is the "absolute priority" of the central bank. The Monetary Policy Commission will take necessary measures to strive to let inflation fall to the target level of 2%.</text:p>
      <text:p text:style-name="P4">
Bloomberg reported that the significant interest rate hikes at the expected expectations showed that even if the Fed's suspension of currency tightening policy, the rise in British borrowing costs will still run throughout the summer.</text:p>
      <text:p text:style-name="P4">
Rating interest rate hikes means that the borrower will face greater difficulties. Since March 2022, Britain's two -year mortgage loan interest rate has doubled to more than 6%. Experts warn that when family reinstatement is difficult to continue, mortgage liquidation will become "timing bombs."</text:p>
      <text:p text:style-name="P4">
Bloomberg Economic Research predicts that if interest rates reach the market expectations of 6%, the British economy will fall into a decline.</text:p>
      <text:p text:style-name="P4">
Reducing inflation is also a major goal of Prime Minister Sunak and the Conservative Government. Reuters reported that Sunak stated on the same day that he supported the central bank's interest rate hikes and pointed out that the central bank took strong measures to reduce inflation.</text:p>
      <text:p text:style-name="P4">
He also emphasized that he was "absolutely confident" of the goal of achieving the halving inflation this year.</text:p>
      <text:p text:style-name="P4">
News Source: <text:a xlink:type="simple" xlink:href="https://www.zaobao.com.sg/realtime/world/story20230622-1406962" text:style-name="Internet_20_link" text:visited-style-name="Visited_20_Internet_20_Link">
https://www.zaobao.com.sg/realtime/world/story20230622-1406962</text:a>
</text:p>
      <!--NEWS-->
      <text:h text:style-name="P10" text:outline-level="1">
<text:span text:style-name="T4">
Russian court rejected the appeal of the Wall Street Journal reporter</text:span>
</text:h>
      <text:p text:style-name="P4">
Author: chinese@voanews.com (美国之音)</text:p>
      <text:p text:style-name="P4">
Publisher: 美国之音中文网 (Type: NewsMediaOrganization)</text:p>
      <text:p text:style-name="P4">
Published Time: 2023-06-22T23:28:34+08:00</text:p>
      <text:p text:style-name="P4">
Modified Time: 2023-06-22 15:28:34Z</text:p>
      <text:p text:style-name="P4">
Description: A Court of Russia said on Thursday that Evan Grykovich, a reporter from the Wall Street Journal, will stay in prison to wait for spy charges to trial.</text:p>
      <text:p text:style-name="P4">
Videos: []</text:p>
      <text:p text:style-name="P4">
Images: []</text:p>
      <text:p text:style-name="P4">
Categories: ['美国', '欧洲', '人权', '法律']</text:p>
      <text:p text:style-name="P4">
Type: None</text:p>
      <!--METADATA-->
      <text:p text:style-name="P4">
Nonenone</text:p>
      <text:p text:style-name="P4">
News Source: <text:a xlink:type="simple" xlink:href="https://www.voachinese.com/a/evan-gershkovich-to-remain-in-custody-while-awaiting-trial-20230622/7148394.html" text:style-name="Internet_20_link" text:visited-style-name="Visited_20_Internet_20_Link">
https://www.voachinese.com/a/evan-gershkovich-to-remain-in-custody-while-awaiting-trial-20230622/7148394.html</text:a>
</text:p>
      <!--NEWS-->
      <text:h text:style-name="P10" text:outline-level="1">
<text:span text:style-name="T4">
Biden meeting Modi: Religious diversification is the "core principle" of the United States and India relations</text:span>
</text:h>
      <text:p text:style-name="P4">
Author: 联合早报 (Person)</text:p>
      <text:p text:style-name="P4">
Publisher: 联合早报 (Organization)</text:p>
      <text:p text:style-name="P4">
Published Time: 2023-06-22T23:41</text:p>
      <text:p text:style-name="P4">
Modified Time: 2023-06-22T23:51</text:p>
      <text:p text:style-name="P4">
Description: U.S. President Biden met with Indian Prime Minister Modi at the White House on Thursday (June 22). He told Modi that religious diversification was one of the "core principles" of the US -India relations. Agence France -Presse reported that the White House was Modi in the South lawn ...</text:p>
      <text:p text:style-name="P4">
Videos: []</text:p>
      <text:p text:style-name="P4">
Audios: []</text:p>
      <text:p text:style-name="P4">
Images: []</text:p>
      <text:p text:style-name="P4">
Type: NewsArticle</text:p>
      <text:p text:style-name="P4">
Breadcrumbs: ['即时', '国际']</text:p>
      <text:p text:style-name="P4">
Keywords: ['美国', '印度', '拜登', '莫迪']</text:p>
      <!--METADATA-->
      <text:p text:style-name="P4">
U.S. President Biden met with Indian Prime Minister Modi at the White House on Thursday (June 22). He told Modi that religious diversification was one of the "core principles" of the US -India relations.</text:p>
      <text:p text:style-name="P4">
Agence France -Presse reported that the White House was laid a red carpet for Modi in the South lawn, and a warm welcome ceremony was held. About 7,000 people watched the welcome event outside the South Way Way, most of which were Indians in the United States.</text:p>
      <text:p text:style-name="P4">
Biden made a speech in English and Hindi at the ceremony, saying that "this grand welcome ceremony was the honor and pride of the Indian people of 1.4 billion Indian people" "also the honor of more than 4 million Indians living in the United States."</text:p>
      <text:p text:style-name="P4">
Biden also said: "The fairness, freedom of speech, freedom of speech, diversification of religion, and the diversity of our (the United States and India) -These core principles have been continuously developing ... Even if they are in the history of the United States and India Facing challenges, (they) will also promote our strength, depth, and future. "</text:p>
      <text:p text:style-name="P4">
Before the meeting of the US and India leaders, there were US officials who urged Biden to propose concerns about human rights, but the White House national security adviser Sha Liwen said on Wednesday (21st) that Biden would raise human rights issues to Modi, <text:a xlink:type="simple" xlink:href="https://www.zaobao.com/realtime/world/story20230621-1406543" text:style-name="Internet_20_link" text:visited-style-name="Visited_20_Internet_20_Link">
but no, no Will start "preaching" to Modi</text:a>
Essence</text:p>
      <text:p text:style-name="P4">
Agence France -Presse reported that Biden and Modi emphasized the positive factor in relations between the two countries during the meeting on Thursday. Biden said that he has always believed that the US -India relations "will be one of the most decisive relationships in the 21st century."</text:p>
      <text:p text:style-name="P4">
Modi said that India and the United States have a "democratic values" society, and they are also proud of their diversity. "Both of us believe in 'for the benefit of all people' '' Basic in principle".</text:p>
      <text:p text:style-name="P4">
Modi also said that India and the United States will jointly work together to global interests and global peace, stability and prosperity. "Our strong strategic partnership is a clear proof of democratic forces."</text:p>
      <text:p text:style-name="P4">
Biden and Modi subsequently held talks in the White House, and are expected to announce a series of national defense and trade agreements. Modi will also hold a press conference, which is his first press conference for his nine years.</text:p>
      <text:p text:style-name="P4">
News Source: <text:a xlink:type="simple" xlink:href="https://www.zaobao.com.sg/realtime/world/story20230622-1406966" text:style-name="Internet_20_link" text:visited-style-name="Visited_20_Internet_20_Link">
https://www.zaobao.com.sg/realtime/world/story20230622-1406966</text:a>
</text:p>
      <!--NEWS-->
      <text:h text:style-name="P10" text:outline-level="1">
<text:span text:style-name="T4">
From the eight charts, the hidden concern of the AI drive Tesla's stock price is soaring (Free Version)</text:span>
</text:h>
      <text:p text:style-name="P4">
Author: Stephen Wilmot</text:p>
      <text:p text:style-name="P4">
Publisher: 华尔街日报中文网</text:p>
      <text:p text:style-name="P4">
Published Time: 2023-06-22T4:20:00.000Z</text:p>
      <text:p text:style-name="P4">
Modified Time: 2023-06-22T09:20:00.000Z</text:p>
      <text:p text:style-name="P4">
Created Time: 2023-06-21T07:29:00.000Z</text:p>
      <text:p text:style-name="P4">
Description: Tesla's market value has increased by about 250 billion US dollars in the past month, and there are many reasons. For a long time, in terms of deciding Tesla's stock price, distant hope has always better than fundamental factor.</text:p>
      <text:p text:style-name="P4">
Images: []</text:p>
      <text:p text:style-name="P4">
Categories: ['金融市场', '股闻天下']</text:p>
      <text:p text:style-name="P4">
Keywords: SYND,LINK:EN|WP-WSJ-0000992886</text:p>
      <text:p text:style-name="P4">
Type: Article</text:p>
      <!--METADATA-->
      <text:p text:style-name="P4">
Tesla(Tesla,TSLA)The market value has increased by about 250 billion US dollars in the past month, and there are many reasons. In the list of statements, investors are usually most concerned about what is very backward: foreseeable profit prospects.</text:p>
      <text:p text:style-name="P4">
News Source: <text:a xlink:type="simple" xlink:href="https://cn.wsj.com/articles/%E4%BB%8E%E5%85%AB%E5%BC%A0%E5%9B%BE%E8%A1%A8%E7%9C%8Bai%E9%A9%B1%E5%8A%A8%E7%89%B9%E6%96%AF%E6%8B%89%E8%82%A1%E4%BB%B7%E9%A3%99%E5%8D%87%E7%9A%84%E9%9A%90%E5%BF%A7%E4%BD%95%E5%9C%A8-a6989928" text:style-name="Internet_20_link" text:visited-style-name="Visited_20_Internet_20_Link">
https://cn.wsj.com/articles/%E4%BB%8E%E5%85%AB%E5%BC%A0%E5%9B%BE%E8%A1%A8%E7%9C%8Bai%E9%A9%B1%E5%8A%A8%E7%89%B9%E6%96%AF%E6%8B%89%E8%82%A1%E4%BB%B7%E9%A3%99%E5%8D%87%E7%9A%84%E9%9A%90%E5%BF%A7%E4%BD%95%E5%9C%A8-a6989928</text:a>
</text:p>
      <!--NEWS-->
      <text:h text:style-name="P10" text:outline-level="1">
<text:span text:style-name="T4">
The Russian and Ukraine War introduced that Ireland will conduct national security debate</text:span>
</text:h>
      <text:p text:style-name="P4">
Publisher: 法新社</text:p>
      <text:p text:style-name="P4">
Published Time: 2023-06-22T6:32:09+00:00</text:p>
      <text:p text:style-name="P4">
Modified Time: 2023-06-22T13:20:06+00:00</text:p>
      <text:p text:style-name="P4">
Description: (Agence France -Presse Du Berlin, 22nd) After Russia's full invasion of Ukraine, Ireland and the European allies have gradually increased. Ireland has begun public debate on international security policies today, and it will also discuss the country's long -term military neutral posi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3.617581in" draw:z-index="0">
<draw:image xlink:href="../Images/rficn/2023-06-22T6-32-09-00-00/000000.png" xlink:type="simple" xlink:show="embed" xlink:actuate="onLoad" draw:mime-type="image/png"/>
</draw:frame>
Faced with the situation of Russia's invasion of Ukraine, both Finland and Sweden, which were not alliance, decided to re -evaluate a neutral position for decades. Now Ireland will also consult public opinion.</text:p>
      <text:p text:style-name="P4">
Ireland's "public opinion consultation" starts from the southern city of Cork today. Tomorrow will be held on Galway on the West Coast, and then ended in the capital Dublin on the 26th and 27th.</text:p>
      <text:p text:style-name="P4">
The debate about whether Ireland joined the Northern Atlantic Organization (NATO) not only stimulates people's emotions, but also changes the routes that have followed by previous governments since World War II.</text:p>
      <text:p text:style-name="P4">
Irish President Michael D. Higgins condemned the government last week to ask this issue. Presidential President's position is politically belonging to the role of etiquette.</text:p>
      <text:p text:style-name="P4">
Higgins recently said in an interview with the Irish newspaper "Sunday Businesspost" that Ireland was at a "most dangerous moment" in foreign policy, and said that Ireland's current position "follow the waves."</text:p>
      <text:p text:style-name="P4">
Irish Prime Minister Leovaradkar faded the impact of this forum on the discussion on neutral issues. He told the Irish House on the 20th that the public opinion was "no hidden agenda" and will have a wide range of national defense issues.</text:p>
      <text:p text:style-name="P4">
Varadka told the House of Representatives: "We know what our policy is. We will not join NATO or any other military alliance. We will invest in my country's defense forces."</text:p>
      <text:p text:style-name="P4">
At present, about 1,200 people have registered to participate in the debate and put forward more than 300 opinions. At that time, the opinions of international security experts, civic society and non -governmental organizations will be heard.</text:p>
      <text:p text:style-name="P4">
News Source: <text:a xlink:type="simple" xlink:href="https://www.rfi.fr/cn/%E5%9B%BD%E9%99%85%E6%8A%A5%E9%81%93/20230622-%E4%BF%84%E4%B9%8C%E6%88%98%E4%BA%89%E5%BC%95%E4%B8%AD%E7%AB%8B%E8%AE%BA%E6%88%98-%E7%88%B1%E5%B0%94%E5%85%B0%E5%B0%86%E8%BF%9B%E8%A1%8C%E5%9B%BD%E5%AE%89%E8%BE%A9%E8%AE%BA" text:style-name="Internet_20_link" text:visited-style-name="Visited_20_Internet_20_Link">
https://www.rfi.fr/cn/%E5%9B%BD%E9%99%85%E6%8A%A5%E9%81%93/20230622-%E4%BF%84%E4%B9%8C%E6%88%98%E4%BA%89%E5%BC%95%E4%B8%AD%E7%AB%8B%E8%AE%BA%E6%88%98-%E7%88%B1%E5%B0%94%E5%85%B0%E5%B0%86%E8%BF%9B%E8%A1%8C%E5%9B%BD%E5%AE%89%E8%BE%A9%E8%AE%BA</text:a>
</text:p>
      <!--NEWS-->
      <text:h text:style-name="P10" text:outline-level="1">
<text:span text:style-name="T4">
Micron will invest 800 million US dollars in India to establish a chip assembly and seal testing plant</text:span>
</text:h>
      <text:p text:style-name="P4">
Publisher: 法新社</text:p>
      <text:p text:style-name="P4">
Published Time: 2023-06-22T8:32:09+00:00</text:p>
      <text:p text:style-name="P4">
Modified Time: 2023-06-22T13:05:01+00:00</text:p>
      <text:p text:style-name="P4">
Description: (Agence France -Presse, Washington, 22nd) Indian Prime Minister Narendra Modi arrived in Washington for a visit to China. U.S. officials said the US chip Giant Micron Technology (Micro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2" text:anchor-type="as-char" svg:width="6.9236in" svg:height="3.617581in" draw:z-index="0">
<draw:image xlink:href="../Images/rficn/2023-06-22T8-32-09-00-00/000000.png" xlink:type="simple" xlink:show="embed" xlink:actuate="onLoad" draw:mime-type="image/png"/>
</draw:frame>
When the official talked about the United States' efforts to prevent China's high -end technologies, after the efforts of China's leading high -end technology, after India's investment, the total investment amount of this plan will reach 2.75 billion US dollars, which will help "establish semiconductors to promote diversified supply chain to the supply chain diversification. ecosystem".</text:p>
      <text:p text:style-name="P4">
News Source: <text:a xlink:type="simple" xlink:href="https://www.rfi.fr/cn/%E5%9B%BD%E9%99%85%E6%8A%A5%E9%81%93/20230622-%E7%BE%8E%E5%85%89%E5%B0%86%E5%9C%A8%E5%8D%B0%E5%BA%A6%E6%8A%95%E8%B5%848%E4%BA%BF%E7%BE%8E%E5%85%83-%E5%BB%BA%E7%AB%8B%E6%99%B6%E7%89%87%E7%BB%84%E8%A3%85%E5%B0%81%E6%B5%8B%E5%8E%82" text:style-name="Internet_20_link" text:visited-style-name="Visited_20_Internet_20_Link">
https://www.rfi.fr/cn/%E5%9B%BD%E9%99%85%E6%8A%A5%E9%81%93/20230622-%E7%BE%8E%E5%85%89%E5%B0%86%E5%9C%A8%E5%8D%B0%E5%BA%A6%E6%8A%95%E8%B5%848%E4%BA%BF%E7%BE%8E%E5%85%83-%E5%BB%BA%E7%AB%8B%E6%99%B6%E7%89%87%E7%BB%84%E8%A3%85%E5%B0%81%E6%B5%8B%E5%8E%82</text:a>
</text:p>
      <!--NEWS-->
      <text:h text:style-name="P10" text:outline-level="1">
<text:span text:style-name="T4">
Xi Jinping's quotation is currently on the college entrance examination.</text:span>
</text:h>
      <text:p text:style-name="P4">
Author: chinese@voanews.com (王刚)</text:p>
      <text:p text:style-name="P4">
Publisher: 美国之音中文网 (Type: NewsMediaOrganization)</text:p>
      <text:p text:style-name="P4">
Published Time: 2023-06-23T00:02:18+08:00</text:p>
      <text:p text:style-name="P4">
Modified Time: 2023-06-22 16:02:18Z</text:p>
      <text:p text:style-name="P4">
Description: Since the resumption of college entrance examination in 1977, Chinese composition propositions have been a hot topic in society. In the college entrance examination Chinese composition proposition in early June this year, the name of Chinese leader Xi Jinping appeared in the topic for the first time. More than 10 million candidates across the country were required to write compositions with his quotations as the main idea. The college entrance examination composition proposition has almost 40 years of almost insulation with ideology, but the situation has begun to change after the second term of the self -study in power. Now Xi Jinping's thought has become an indispensable test content in the Chinese education system.</text:p>
      <text:p text:style-name="P4">
Videos: []</text:p>
      <text:p text:style-name="P4">
Images: []</text:p>
      <text:p text:style-name="P4">
Categories: ['中国', '教育']</text:p>
      <text:p text:style-name="P4">
Type: None</text:p>
      <!--METADATA-->
      <text:p text:style-name="P4">
Nonenone</text:p>
      <text:p text:style-name="P4">
News Source: <text:a xlink:type="simple" xlink:href="https://www.voachinese.com/a/china-s-gaokao-exam-tests-grasp-of-xi-jinping-thought-among-youth-20230622/7148444.html" text:style-name="Internet_20_link" text:visited-style-name="Visited_20_Internet_20_Link">
https://www.voachinese.com/a/china-s-gaokao-exam-tests-grasp-of-xi-jinping-thought-among-youth-20230622/7148444.html</text:a>
</text:p>
      <!--NEWS-->
      <text:h text:style-name="P10" text:outline-level="1">
<text:span text:style-name="T4">
Northern China was blocked by heat wave barbecue Beijing on Thursday, the hottest record in June on Thursday</text:span>
</text:h>
      <text:p text:style-name="P4">
Author: chinese@voanews.com (美国之音)</text:p>
      <text:p text:style-name="P4">
Publisher: 美国之音中文网 (Type: NewsMediaOrganization)</text:p>
      <text:p text:style-name="P4">
Published Time: 2023-06-23T00:45:55+08:00</text:p>
      <text:p text:style-name="P4">
Modified Time: 2023-06-22 16:57:22Z</text:p>
      <text:p text:style-name="P4">
Description: A week ago, the heat wave in northern China once again impacted Beijing with a population of more than 22 million. The highest temperature on Thursday (June 22) reached 41 degrees Celsius, breaking the historical record in June.</text:p>
      <text:p text:style-name="P4">
Videos: []</text:p>
      <text:p text:style-name="P4">
Images: []</text:p>
      <text:p text:style-name="P4">
Categories: ['中国', '生态环境']</text:p>
      <text:p text:style-name="P4">
Type: None</text:p>
      <!--METADATA-->
      <text:p text:style-name="P4">
Nonenone</text:p>
      <text:p text:style-name="P4">
News Source: <text:a xlink:type="simple" xlink:href="https://www.voachinese.com/a/beijing-soars-above-41-degrees-celsius-20230622/7148517.html" text:style-name="Internet_20_link" text:visited-style-name="Visited_20_Internet_20_Link">
https://www.voachinese.com/a/beijing-soars-above-41-degrees-celsius-20230622/7148517.html</text:a>
</text:p>
      <!--NEWS-->
      <text:h text:style-name="P10" text:outline-level="1">
<text:span text:style-name="T4">
Faced with the wealthy Chinese information war, Australia and Guang asked Congress to increase the budget significantly</text:span>
</text:h>
      <text:p text:style-name="P4">
Author: chinese@voanews.com (松仁)</text:p>
      <text:p text:style-name="P4">
Publisher: 美国之音中文网 (Type: NewsMediaOrganization)</text:p>
      <text:p text:style-name="P4">
Published Time: 2023-06-23T00:58:39+08:00</text:p>
      <text:p text:style-name="P4">
Modified Time: 2023-06-22 16:58:39Z</text:p>
      <text:p text:style-name="P4">
Description: A Committee of the Australian Parliament was told at a hearing that China spent billions of dollars in the Asia -Pacific region to try to win the information war. More role.</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abc-s-international-budget-should-grow-as-china-spends-billions-on-information-war-inquiry-told-06222023/7148526.html" text:style-name="Internet_20_link" text:visited-style-name="Visited_20_Internet_20_Link">
https://www.voachinese.com/a/abc-s-international-budget-should-grow-as-china-spends-billions-on-information-war-inquiry-told-06222023/7148526.html</text:a>
</text:p>
      <!--NEWS-->
      <text:h text:style-name="P10" text:outline-level="1">
<text:span text:style-name="T4">
International human rights investigation pointed out that the status of China's human rights situation has not improved the situation in Hong Kong, Hong Kong,</text:span>
</text:h>
      <text:p text:style-name="P4">
Author: chinese@voanews.com (郑乐捷)</text:p>
      <text:p text:style-name="P4">
Publisher: 美国之音中文网 (Type: NewsMediaOrganization)</text:p>
      <text:p text:style-name="P4">
Published Time: 2023-06-23T02:21:05+08:00</text:p>
      <text:p text:style-name="P4">
Modified Time: 2023-06-22 18:21:05Z</text:p>
      <text:p text:style-name="P4">
Description: According to a quantitative manner based on a number of new research data, China has the lowest ranking in many human rights standards, and the situation in Hong Kong continues to be poor. Data show that the regime suppression method has worked.</text:p>
      <text:p text:style-name="P4">
Videos: []</text:p>
      <text:p text:style-name="P4">
Images: []</text:p>
      <text:p text:style-name="P4">
Categories: ['中国', '港澳', '人权']</text:p>
      <text:p text:style-name="P4">
Type: None</text:p>
      <!--METADATA-->
      <text:p text:style-name="P4">
Nonenone</text:p>
      <text:p text:style-name="P4">
News Source: <text:a xlink:type="simple" xlink:href="https://www.voachinese.com/a/report-finds-china-civil-rights-worst-20230622/7148695.html" text:style-name="Internet_20_link" text:visited-style-name="Visited_20_Internet_20_Link">
https://www.voachinese.com/a/report-finds-china-civil-rights-worst-20230622/7148695.html</text:a>
</text:p>
      <!--NEWS-->
      <text:h text:style-name="P10" text:outline-level="1">
<text:span text:style-name="T4">
Cambodia and Myanmar are stalks from it? Indonesia moved ASEAN joint military exercises out of controversial South China Sea</text:span>
</text:h>
      <text:p text:style-name="P4">
Author: chinese@voanews.com (美国之音)</text:p>
      <text:p text:style-name="P4">
Publisher: 美国之音中文网 (Type: NewsMediaOrganization)</text:p>
      <text:p text:style-name="P4">
Published Time: 2023-06-23T02:34:25+08:00</text:p>
      <text:p text:style-name="P4">
Modified Time: 2023-06-22 18:34:25Z</text:p>
      <text:p text:style-name="P4">
Description: The Indonesian military said on Thursday (June 22) that the place where the ASEAN history hosted by Indonesia for the first time has been replaced from a controversial sea area in the South China Sea to other sea areas.</text:p>
      <text:p text:style-name="P4">
Videos: []</text:p>
      <text:p text:style-name="P4">
Images: []</text:p>
      <text:p text:style-name="P4">
Categories: ['亚太', '军事']</text:p>
      <text:p text:style-name="P4">
Type: None</text:p>
      <!--METADATA-->
      <text:p text:style-name="P4">
Nonenone</text:p>
      <text:p text:style-name="P4">
News Source: <text:a xlink:type="simple" xlink:href="https://www.voachinese.com/a/indonesia-moves-site-of-asean-military-drills-away-from-south-china-sea-20230622/7148704.html" text:style-name="Internet_20_link" text:visited-style-name="Visited_20_Internet_20_Link">
https://www.voachinese.com/a/indonesia-moves-site-of-asean-military-drills-away-from-south-china-sea-20230622/7148704.html</text:a>
</text:p>
      <!--NEWS-->
      <text:h text:style-name="P10" text:outline-level="1">
<text:span text:style-name="T4">
Chinese Prime Minister Li Qiang first visited Germany to fight for the economy. Europe opposed "decourse" emphasizing "de -risk" to protect the economy security</text:span>
</text:h>
      <text:p text:style-name="P4">
Author: chinese@voanews.com (赵楠旭)</text:p>
      <text:p text:style-name="P4">
Publisher: 美国之音中文网 (Type: NewsMediaOrganization)</text:p>
      <text:p text:style-name="P4">
Published Time: 2023-06-23T03:23:17+08:00</text:p>
      <text:p text:style-name="P4">
Modified Time: 2023-06-22 19:39:35Z</text:p>
      <text:p text:style-name="P4">
Description: The Chinese State Council Prime Minister Li Qiang launched a few days of visit to Germany and France this week. This is the first foreign visit since Li Qiang has served as the Prime Minister in March this year. Li Qiang has repeatedly stated in this visit to oppose the "detachable chain" and promised that China will continue to expand and open up, optimize the business environment, show that China attaches importance to the European market and intends to strengthen economic and trade connections with the two major powers in Europe.</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li-qiang-visits-germany-20230622/7148795.html" text:style-name="Internet_20_link" text:visited-style-name="Visited_20_Internet_20_Link">
https://www.voachinese.com/a/li-qiang-visits-germany-20230622/714879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